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447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2.8600000000000003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2.446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1co87" style:family="table-column">
      <style:table-column-properties fo:break-before="auto" style:column-width="0.8925in"/>
    </style:style>
    <style:style style:name="ta1co88" style:family="table-column">
      <style:table-column-properties fo:break-before="auto" style:column-width="0.8925in"/>
    </style:style>
    <style:style style:name="ta1co89" style:family="table-column">
      <style:table-column-properties fo:break-before="auto" style:column-width="0.8925in"/>
    </style:style>
    <style:style style:name="ta1co90" style:family="table-column">
      <style:table-column-properties fo:break-before="auto" style:column-width="0.8925in"/>
    </style:style>
    <style:style style:name="ta1co91" style:family="table-column">
      <style:table-column-properties fo:break-before="auto" style:column-width="0.8925in"/>
    </style:style>
    <style:style style:name="ta1co92" style:family="table-column">
      <style:table-column-properties fo:break-before="auto" style:column-width="0.8925in"/>
    </style:style>
    <style:style style:name="ta1co93" style:family="table-column">
      <style:table-column-properties fo:break-before="auto" style:column-width="0.8925in"/>
    </style:style>
    <style:style style:name="ta1co94" style:family="table-column">
      <style:table-column-properties fo:break-before="auto" style:column-width="0.8925in"/>
    </style:style>
    <style:style style:name="ta1co95" style:family="table-column">
      <style:table-column-properties fo:break-before="auto" style:column-width="0.8925in"/>
    </style:style>
    <style:style style:name="ta1co96" style:family="table-column">
      <style:table-column-properties fo:break-before="auto" style:column-width="0.8925in"/>
    </style:style>
    <style:style style:name="ta1co97" style:family="table-column">
      <style:table-column-properties fo:break-before="auto" style:column-width="0.8925in"/>
    </style:style>
    <style:style style:name="ta1co98" style:family="table-column">
      <style:table-column-properties fo:break-before="auto" style:column-width="0.8925in"/>
    </style:style>
    <style:style style:name="ta1co99" style:family="table-column">
      <style:table-column-properties fo:break-before="auto" style:column-width="0.8925in"/>
    </style:style>
    <style:style style:name="ta1co100" style:family="table-column">
      <style:table-column-properties fo:break-before="auto" style:column-width="0.8925in"/>
    </style:style>
    <style:style style:name="ta1co101" style:family="table-column">
      <style:table-column-properties fo:break-before="auto" style:column-width="0.8925in"/>
    </style:style>
    <style:style style:name="ta1co102" style:family="table-column">
      <style:table-column-properties fo:break-before="auto" style:column-width="0.8925in"/>
    </style:style>
    <style:style style:name="ta1co103" style:family="table-column">
      <style:table-column-properties fo:break-before="auto" style:column-width="0.8925in"/>
    </style:style>
    <style:style style:name="ta1co104" style:family="table-column">
      <style:table-column-properties fo:break-before="auto" style:column-width="0.8925in"/>
    </style:style>
    <style:style style:name="ta1co105" style:family="table-column">
      <style:table-column-properties fo:break-before="auto" style:column-width="0.8925in"/>
    </style:style>
    <style:style style:name="ta1co106" style:family="table-column">
      <style:table-column-properties fo:break-before="auto" style:column-width="0.8925in"/>
    </style:style>
    <style:style style:name="ta1co107" style:family="table-column">
      <style:table-column-properties fo:break-before="auto" style:column-width="0.8925in"/>
    </style:style>
    <style:style style:name="ta1co108" style:family="table-column">
      <style:table-column-properties fo:break-before="auto" style:column-width="0.8925in"/>
    </style:style>
    <style:style style:name="ta1co109" style:family="table-column">
      <style:table-column-properties fo:break-before="auto" style:column-width="0.8925in"/>
    </style:style>
    <style:style style:name="ta1co110" style:family="table-column">
      <style:table-column-properties fo:break-before="auto" style:column-width="0.8925in"/>
    </style:style>
    <style:style style:name="ta1co111" style:family="table-column">
      <style:table-column-properties fo:break-before="auto" style:column-width="0.8925in"/>
    </style:style>
    <style:style style:name="ta1co112" style:family="table-column">
      <style:table-column-properties fo:break-before="auto" style:column-width="0.8925in"/>
    </style:style>
    <style:style style:name="ta1co113" style:family="table-column">
      <style:table-column-properties fo:break-before="auto" style:column-width="0.8925in"/>
    </style:style>
    <style:style style:name="ta1co114" style:family="table-column">
      <style:table-column-properties fo:break-before="auto" style:column-width="0.8925in"/>
    </style:style>
    <style:style style:name="ta1co115" style:family="table-column">
      <style:table-column-properties fo:break-before="auto" style:column-width="0.8925in"/>
    </style:style>
    <style:style style:name="ta1co116" style:family="table-column">
      <style:table-column-properties fo:break-before="auto" style:column-width="0.8925in"/>
    </style:style>
    <style:style style:name="ta1co117" style:family="table-column">
      <style:table-column-properties fo:break-before="auto" style:column-width="0.8925in"/>
    </style:style>
    <style:style style:name="ta1co118" style:family="table-column">
      <style:table-column-properties fo:break-before="auto" style:column-width="0.8925in"/>
    </style:style>
    <style:style style:name="ta1co119" style:family="table-column">
      <style:table-column-properties fo:break-before="auto" style:column-width="0.8925in"/>
    </style:style>
    <style:style style:name="ta1co120" style:family="table-column">
      <style:table-column-properties fo:break-before="auto" style:column-width="0.8925in"/>
    </style:style>
    <style:style style:name="ta1co121" style:family="table-column">
      <style:table-column-properties fo:break-before="auto" style:column-width="0.8925in"/>
    </style:style>
    <style:style style:name="ta1co12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2.8600000000000003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2.446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ta2co87" style:family="table-column">
      <style:table-column-properties fo:break-before="auto" style:column-width="0.8925in"/>
    </style:style>
    <style:style style:name="ta2co88" style:family="table-column">
      <style:table-column-properties fo:break-before="auto" style:column-width="0.8925in"/>
    </style:style>
    <style:style style:name="ta2co89" style:family="table-column">
      <style:table-column-properties fo:break-before="auto" style:column-width="0.8925in"/>
    </style:style>
    <style:style style:name="ta2co90" style:family="table-column">
      <style:table-column-properties fo:break-before="auto" style:column-width="0.8925in"/>
    </style:style>
    <style:style style:name="ta2co91" style:family="table-column">
      <style:table-column-properties fo:break-before="auto" style:column-width="0.8925in"/>
    </style:style>
    <style:style style:name="ta2co92" style:family="table-column">
      <style:table-column-properties fo:break-before="auto" style:column-width="0.8925in"/>
    </style:style>
    <style:style style:name="ta2co93" style:family="table-column">
      <style:table-column-properties fo:break-before="auto" style:column-width="0.8925in"/>
    </style:style>
    <style:style style:name="ta2co94" style:family="table-column">
      <style:table-column-properties fo:break-before="auto" style:column-width="0.8925in"/>
    </style:style>
    <style:style style:name="ta2co95" style:family="table-column">
      <style:table-column-properties fo:break-before="auto" style:column-width="0.8925in"/>
    </style:style>
    <style:style style:name="ta2co96" style:family="table-column">
      <style:table-column-properties fo:break-before="auto" style:column-width="0.8925in"/>
    </style:style>
    <style:style style:name="ta2co97" style:family="table-column">
      <style:table-column-properties fo:break-before="auto" style:column-width="0.8925in"/>
    </style:style>
    <style:style style:name="ta2co98" style:family="table-column">
      <style:table-column-properties fo:break-before="auto" style:column-width="0.8925in"/>
    </style:style>
    <style:style style:name="ta2co99" style:family="table-column">
      <style:table-column-properties fo:break-before="auto" style:column-width="0.8925in"/>
    </style:style>
    <style:style style:name="ta2co100" style:family="table-column">
      <style:table-column-properties fo:break-before="auto" style:column-width="0.8925in"/>
    </style:style>
    <style:style style:name="ta2co101" style:family="table-column">
      <style:table-column-properties fo:break-before="auto" style:column-width="0.8925in"/>
    </style:style>
    <style:style style:name="ta2co102" style:family="table-column">
      <style:table-column-properties fo:break-before="auto" style:column-width="0.8925in"/>
    </style:style>
    <style:style style:name="ta2co103" style:family="table-column">
      <style:table-column-properties fo:break-before="auto" style:column-width="0.8925in"/>
    </style:style>
    <style:style style:name="ta2co104" style:family="table-column">
      <style:table-column-properties fo:break-before="auto" style:column-width="0.8925in"/>
    </style:style>
    <style:style style:name="ta2co105" style:family="table-column">
      <style:table-column-properties fo:break-before="auto" style:column-width="0.8925in"/>
    </style:style>
    <style:style style:name="ta2co106" style:family="table-column">
      <style:table-column-properties fo:break-before="auto" style:column-width="0.8925in"/>
    </style:style>
    <style:style style:name="ta2co107" style:family="table-column">
      <style:table-column-properties fo:break-before="auto" style:column-width="0.8925in"/>
    </style:style>
    <style:style style:name="ta2co108" style:family="table-column">
      <style:table-column-properties fo:break-before="auto" style:column-width="0.8925in"/>
    </style:style>
    <style:style style:name="ta2co109" style:family="table-column">
      <style:table-column-properties fo:break-before="auto" style:column-width="0.8925in"/>
    </style:style>
    <style:style style:name="ta2co110" style:family="table-column">
      <style:table-column-properties fo:break-before="auto" style:column-width="0.8925in"/>
    </style:style>
    <style:style style:name="ta2co111" style:family="table-column">
      <style:table-column-properties fo:break-before="auto" style:column-width="0.8925in"/>
    </style:style>
    <style:style style:name="ta2co112" style:family="table-column">
      <style:table-column-properties fo:break-before="auto" style:column-width="0.8925in"/>
    </style:style>
    <style:style style:name="ta2co113" style:family="table-column">
      <style:table-column-properties fo:break-before="auto" style:column-width="0.8925in"/>
    </style:style>
    <style:style style:name="ta2co114" style:family="table-column">
      <style:table-column-properties fo:break-before="auto" style:column-width="0.8925in"/>
    </style:style>
    <style:style style:name="ta2co115" style:family="table-column">
      <style:table-column-properties fo:break-before="auto" style:column-width="0.8925in"/>
    </style:style>
    <style:style style:name="ta2co116" style:family="table-column">
      <style:table-column-properties fo:break-before="auto" style:column-width="0.8925in"/>
    </style:style>
    <style:style style:name="ta2co117" style:family="table-column">
      <style:table-column-properties fo:break-before="auto" style:column-width="0.8925in"/>
    </style:style>
    <style:style style:name="ta2co118" style:family="table-column">
      <style:table-column-properties fo:break-before="auto" style:column-width="0.8925in"/>
    </style:style>
    <style:style style:name="ta2co119" style:family="table-column">
      <style:table-column-properties fo:break-before="auto" style:column-width="0.8925in"/>
    </style:style>
    <style:style style:name="ta2co120" style:family="table-column">
      <style:table-column-properties fo:break-before="auto" style:column-width="0.8925in"/>
    </style:style>
    <style:style style:name="ta2co121" style:family="table-column">
      <style:table-column-properties fo:break-before="auto" style:column-width="0.8925in"/>
    </style:style>
    <style:style style:name="ta2co12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column table:style-name="ta1co87" table:default-cell-style-name="Default"/>
        <table:table-column table:style-name="ta1co88" table:default-cell-style-name="Default"/>
        <table:table-column table:style-name="ta1co89" table:default-cell-style-name="Default"/>
        <table:table-column table:style-name="ta1co90" table:default-cell-style-name="Default"/>
        <table:table-column table:style-name="ta1co91" table:default-cell-style-name="Default"/>
        <table:table-column table:style-name="ta1co92" table:default-cell-style-name="Default"/>
        <table:table-column table:style-name="ta1co93" table:default-cell-style-name="Default"/>
        <table:table-column table:style-name="ta1co94" table:default-cell-style-name="Default"/>
        <table:table-column table:style-name="ta1co95" table:default-cell-style-name="Default"/>
        <table:table-column table:style-name="ta1co96" table:default-cell-style-name="Default"/>
        <table:table-column table:style-name="ta1co97" table:default-cell-style-name="Default"/>
        <table:table-column table:style-name="ta1co98" table:default-cell-style-name="Default"/>
        <table:table-column table:style-name="ta1co99" table:default-cell-style-name="Default"/>
        <table:table-column table:style-name="ta1co100" table:default-cell-style-name="Default"/>
        <table:table-column table:style-name="ta1co101" table:default-cell-style-name="Default"/>
        <table:table-column table:style-name="ta1co102" table:default-cell-style-name="Default"/>
        <table:table-column table:style-name="ta1co103" table:default-cell-style-name="Default"/>
        <table:table-column table:style-name="ta1co104" table:default-cell-style-name="Default"/>
        <table:table-column table:style-name="ta1co105" table:default-cell-style-name="Default"/>
        <table:table-column table:style-name="ta1co106" table:default-cell-style-name="Default"/>
        <table:table-column table:style-name="ta1co107" table:default-cell-style-name="Default"/>
        <table:table-column table:style-name="ta1co108" table:default-cell-style-name="Default"/>
        <table:table-column table:style-name="ta1co109" table:default-cell-style-name="Default"/>
        <table:table-column table:style-name="ta1co110" table:default-cell-style-name="Default"/>
        <table:table-column table:style-name="ta1co111" table:default-cell-style-name="Default"/>
        <table:table-column table:style-name="ta1co112" table:default-cell-style-name="Default"/>
        <table:table-column table:style-name="ta1co113" table:default-cell-style-name="Default"/>
        <table:table-column table:style-name="ta1co114" table:default-cell-style-name="Default"/>
        <table:table-column table:style-name="ta1co115" table:default-cell-style-name="Default"/>
        <table:table-column table:style-name="ta1co116" table:default-cell-style-name="Default"/>
        <table:table-column table:style-name="ta1co117" table:default-cell-style-name="Default"/>
        <table:table-column table:style-name="ta1co118" table:default-cell-style-name="Default"/>
        <table:table-column table:style-name="ta1co119" table:default-cell-style-name="Default"/>
        <table:table-column table:style-name="ta1co120" table:default-cell-style-name="Default"/>
        <table:table-column table:style-name="ta1co121" table:default-cell-style-name="Default"/>
        <table:table-column table:style-name="ta1co12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gridworld/x4_y4_n12_r4/x4_y4_n12_r4_s4_ps1_pr4_u4_o4_l4_N001.lp</text:p>
          </table:table-cell>
          <table:table-cell office:value-type="float" office:value="0.379189"/>
          <table:table-cell office:value-type="float" office:value="0.02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88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881.0"/>
          <table:table-cell office:value-type="float" office:value="3904.0"/>
          <table:table-cell office:value-type="float" office:value="299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394953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19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881.0"/>
          <table:table-cell office:value-type="float" office:value="3904.0"/>
          <table:table-cell office:value-type="float" office:value="299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397589"/>
          <table:table-cell office:value-type="float" office:value="0.06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90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815.0"/>
          <table:table-cell office:value-type="float" office:value="3982.0"/>
          <table:table-cell office:value-type="float" office:value="2866.0"/>
          <table:table-cell office:value-type="string">
            <text:p/>
          </table:table-cell>
          <table:table-cell office:value-type="string">
            <text:p/>
          </table:table-cell>
          <table:table-cell table:formula="of:=MIN([.$B3];[.$V3];[.$AP3])" office:value-type="float"/>
          <table:table-cell table:formula="of:=MIN([.$C3];[.$W3];[.$AQ3])" office:value-type="float"/>
          <table:table-cell table:formula="of:=MIN([.$D3];[.$X3];[.$AR3])" office:value-type="float"/>
          <table:table-cell table:formula="of:=MIN([.$E3];[.$Y3];[.$AS3])" office:value-type="float"/>
          <table:table-cell table:formula="of:=MIN([.$F3];[.$Z3];[.$AT3])" office:value-type="float"/>
          <table:table-cell table:formula="of:=MIN([.$G3];[.$AA3];[.$AU3])" office:value-type="float"/>
          <table:table-cell table:formula="of:=MIN([.$H3];[.$AB3];[.$AV3])" office:value-type="float"/>
          <table:table-cell table:formula="of:=MIN([.$I3];[.$AC3];[.$AW3])" office:value-type="float"/>
          <table:table-cell table:formula="of:=MIN([.$J3];[.$AD3];[.$AX3])" office:value-type="float"/>
          <table:table-cell table:formula="of:=MIN([.$K3];[.$AE3];[.$AY3])" office:value-type="float"/>
          <table:table-cell table:formula="of:=MIN([.$L3];[.$AF3];[.$AZ3])" office:value-type="float"/>
          <table:table-cell table:formula="of:=MIN([.$M3];[.$AG3];[.$BA3])" office:value-type="float"/>
          <table:table-cell table:formula="of:=MIN([.$N3];[.$AH3];[.$BB3])" office:value-type="float"/>
          <table:table-cell table:formula="of:=MIN([.$O3];[.$AI3];[.$BC3])" office:value-type="float"/>
          <table:table-cell table:formula="of:=MIN([.$P3];[.$AJ3];[.$BD3])" office:value-type="float"/>
          <table:table-cell table:formula="of:=MIN([.$Q3];[.$AK3];[.$BE3])" office:value-type="float"/>
          <table:table-cell table:formula="of:=MIN([.$R3];[.$AL3];[.$BF3])" office:value-type="float"/>
          <table:table-cell table:formula="of:=MIN([.$S3];[.$AM3];[.$BG3])" office:value-type="float"/>
          <table:table-cell table:formula="of:=MIN([.$T3];[.$AN3];[.$BH3])" office:value-type="float"/>
          <table:table-cell table:formula="of:=MIN([.$U3];[.$AO3];[.$BI3])" office:value-type="float"/>
          <table:table-cell table:formula="of:=MEDIAN([.$B3];[.$V3];[.$AP3])" office:value-type="float"/>
          <table:table-cell table:formula="of:=MEDIAN([.$C3];[.$W3];[.$AQ3])" office:value-type="float"/>
          <table:table-cell table:formula="of:=MEDIAN([.$D3];[.$X3];[.$AR3])" office:value-type="float"/>
          <table:table-cell table:formula="of:=MEDIAN([.$E3];[.$Y3];[.$AS3])" office:value-type="float"/>
          <table:table-cell table:formula="of:=MEDIAN([.$F3];[.$Z3];[.$AT3])" office:value-type="float"/>
          <table:table-cell table:formula="of:=MEDIAN([.$G3];[.$AA3];[.$AU3])" office:value-type="float"/>
          <table:table-cell table:formula="of:=MEDIAN([.$H3];[.$AB3];[.$AV3])" office:value-type="float"/>
          <table:table-cell table:formula="of:=MEDIAN([.$I3];[.$AC3];[.$AW3])" office:value-type="float"/>
          <table:table-cell table:formula="of:=MEDIAN([.$J3];[.$AD3];[.$AX3])" office:value-type="float"/>
          <table:table-cell table:formula="of:=MEDIAN([.$K3];[.$AE3];[.$AY3])" office:value-type="float"/>
          <table:table-cell table:formula="of:=MEDIAN([.$L3];[.$AF3];[.$AZ3])" office:value-type="float"/>
          <table:table-cell table:formula="of:=MEDIAN([.$M3];[.$AG3];[.$BA3])" office:value-type="float"/>
          <table:table-cell table:formula="of:=MEDIAN([.$N3];[.$AH3];[.$BB3])" office:value-type="float"/>
          <table:table-cell table:formula="of:=MEDIAN([.$O3];[.$AI3];[.$BC3])" office:value-type="float"/>
          <table:table-cell table:formula="of:=MEDIAN([.$P3];[.$AJ3];[.$BD3])" office:value-type="float"/>
          <table:table-cell table:formula="of:=MEDIAN([.$Q3];[.$AK3];[.$BE3])" office:value-type="float"/>
          <table:table-cell table:formula="of:=MEDIAN([.$R3];[.$AL3];[.$BF3])" office:value-type="float"/>
          <table:table-cell table:formula="of:=MEDIAN([.$S3];[.$AM3];[.$BG3])" office:value-type="float"/>
          <table:table-cell table:formula="of:=MEDIAN([.$T3];[.$AN3];[.$BH3])" office:value-type="float"/>
          <table:table-cell table:formula="of:=MEDIAN([.$U3];[.$AO3];[.$BI3])" office:value-type="float"/>
          <table:table-cell table:formula="of:=MAX([.$B3];[.$V3];[.$AP3])" office:value-type="float"/>
          <table:table-cell table:formula="of:=MAX([.$C3];[.$W3];[.$AQ3])" office:value-type="float"/>
          <table:table-cell table:formula="of:=MAX([.$D3];[.$X3];[.$AR3])" office:value-type="float"/>
          <table:table-cell table:formula="of:=MAX([.$E3];[.$Y3];[.$AS3])" office:value-type="float"/>
          <table:table-cell table:formula="of:=MAX([.$F3];[.$Z3];[.$AT3])" office:value-type="float"/>
          <table:table-cell table:formula="of:=MAX([.$G3];[.$AA3];[.$AU3])" office:value-type="float"/>
          <table:table-cell table:formula="of:=MAX([.$H3];[.$AB3];[.$AV3])" office:value-type="float"/>
          <table:table-cell table:formula="of:=MAX([.$I3];[.$AC3];[.$AW3])" office:value-type="float"/>
          <table:table-cell table:formula="of:=MAX([.$J3];[.$AD3];[.$AX3])" office:value-type="float"/>
          <table:table-cell table:formula="of:=MAX([.$K3];[.$AE3];[.$AY3])" office:value-type="float"/>
          <table:table-cell table:formula="of:=MAX([.$L3];[.$AF3];[.$AZ3])" office:value-type="float"/>
          <table:table-cell table:formula="of:=MAX([.$M3];[.$AG3];[.$BA3])" office:value-type="float"/>
          <table:table-cell table:formula="of:=MAX([.$N3];[.$AH3];[.$BB3])" office:value-type="float"/>
          <table:table-cell table:formula="of:=MAX([.$O3];[.$AI3];[.$BC3])" office:value-type="float"/>
          <table:table-cell table:formula="of:=MAX([.$P3];[.$AJ3];[.$BD3])" office:value-type="float"/>
          <table:table-cell table:formula="of:=MAX([.$Q3];[.$AK3];[.$BE3])" office:value-type="float"/>
          <table:table-cell table:formula="of:=MAX([.$R3];[.$AL3];[.$BF3])" office:value-type="float"/>
          <table:table-cell table:formula="of:=MAX([.$S3];[.$AM3];[.$BG3])" office:value-type="float"/>
          <table:table-cell table:formula="of:=MAX([.$T3];[.$AN3];[.$BH3])" office:value-type="float"/>
          <table:table-cell table:formula="of:=MAX([.$U3];[.$AO3];[.$BI3])" office:value-type="float"/>
        </table:table-row>
        <table:table-row table:style-name="ro1">
          <table:table-cell office:value-type="string">
            <text:p>gridworld/x4_y4_n12_r4/x4_y4_n12_r4_s4_ps1_pr4_u4_o4_l4_N002.lp</text:p>
          </table:table-cell>
          <table:table-cell office:value-type="float" office:value="0.384683"/>
          <table:table-cell office:value-type="float" office:value="0.09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137.0"/>
          <table:table-cell office:value-type="float" office:value="6597.0"/>
          <table:table-cell office:value-type="float" office:value="894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846.0"/>
          <table:table-cell office:value-type="float" office:value="6512.0"/>
          <table:table-cell office:value-type="float" office:value="4751.0"/>
          <table:table-cell office:value-type="float" office:value="4134.0"/>
          <table:table-cell office:value-type="float" office:value="6811.0"/>
          <table:table-cell office:value-type="float" office:value="44.0"/>
          <table:table-cell office:value-type="float" office:value="0.392254"/>
          <table:table-cell office:value-type="float" office:value="0.05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8.0"/>
          <table:table-cell office:value-type="float" office:value="2207.0"/>
          <table:table-cell office:value-type="float" office:value="6479.0"/>
          <table:table-cell office:value-type="float" office:value="919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846.0"/>
          <table:table-cell office:value-type="float" office:value="6512.0"/>
          <table:table-cell office:value-type="float" office:value="4751.0"/>
          <table:table-cell office:value-type="float" office:value="4134.0"/>
          <table:table-cell office:value-type="float" office:value="6926.0"/>
          <table:table-cell office:value-type="float" office:value="44.0"/>
          <table:table-cell office:value-type="float" office:value="0.396505"/>
          <table:table-cell office:value-type="float" office:value="0.05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0.0"/>
          <table:table-cell office:value-type="float" office:value="1931.0"/>
          <table:table-cell office:value-type="float" office:value="5169.0"/>
          <table:table-cell office:value-type="float" office:value="1067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944.0"/>
          <table:table-cell office:value-type="float" office:value="6318.0"/>
          <table:table-cell office:value-type="float" office:value="4765.0"/>
          <table:table-cell office:value-type="float" office:value="3930.0"/>
          <table:table-cell office:value-type="float" office:value="7022.0"/>
          <table:table-cell office:value-type="float" office:value="28.0"/>
          <table:table-cell table:formula="of:=MIN([.$B4];[.$V4];[.$AP4])" office:value-type="float"/>
          <table:table-cell table:formula="of:=MIN([.$C4];[.$W4];[.$AQ4])" office:value-type="float"/>
          <table:table-cell table:formula="of:=MIN([.$D4];[.$X4];[.$AR4])" office:value-type="float"/>
          <table:table-cell table:formula="of:=MIN([.$E4];[.$Y4];[.$AS4])" office:value-type="float"/>
          <table:table-cell table:formula="of:=MIN([.$F4];[.$Z4];[.$AT4])" office:value-type="float"/>
          <table:table-cell table:formula="of:=MIN([.$G4];[.$AA4];[.$AU4])" office:value-type="float"/>
          <table:table-cell table:formula="of:=MIN([.$H4];[.$AB4];[.$AV4])" office:value-type="float"/>
          <table:table-cell table:formula="of:=MIN([.$I4];[.$AC4];[.$AW4])" office:value-type="float"/>
          <table:table-cell table:formula="of:=MIN([.$J4];[.$AD4];[.$AX4])" office:value-type="float"/>
          <table:table-cell table:formula="of:=MIN([.$K4];[.$AE4];[.$AY4])" office:value-type="float"/>
          <table:table-cell table:formula="of:=MIN([.$L4];[.$AF4];[.$AZ4])" office:value-type="float"/>
          <table:table-cell table:formula="of:=MIN([.$M4];[.$AG4];[.$BA4])" office:value-type="float"/>
          <table:table-cell table:formula="of:=MIN([.$N4];[.$AH4];[.$BB4])" office:value-type="float"/>
          <table:table-cell table:formula="of:=MIN([.$O4];[.$AI4];[.$BC4])" office:value-type="float"/>
          <table:table-cell table:formula="of:=MIN([.$P4];[.$AJ4];[.$BD4])" office:value-type="float"/>
          <table:table-cell table:formula="of:=MIN([.$Q4];[.$AK4];[.$BE4])" office:value-type="float"/>
          <table:table-cell table:formula="of:=MIN([.$R4];[.$AL4];[.$BF4])" office:value-type="float"/>
          <table:table-cell table:formula="of:=MIN([.$S4];[.$AM4];[.$BG4])" office:value-type="float"/>
          <table:table-cell table:formula="of:=MIN([.$T4];[.$AN4];[.$BH4])" office:value-type="float"/>
          <table:table-cell table:formula="of:=MIN([.$U4];[.$AO4];[.$BI4])" office:value-type="float"/>
          <table:table-cell table:formula="of:=MEDIAN([.$B4];[.$V4];[.$AP4])" office:value-type="float"/>
          <table:table-cell table:formula="of:=MEDIAN([.$C4];[.$W4];[.$AQ4])" office:value-type="float"/>
          <table:table-cell table:formula="of:=MEDIAN([.$D4];[.$X4];[.$AR4])" office:value-type="float"/>
          <table:table-cell table:formula="of:=MEDIAN([.$E4];[.$Y4];[.$AS4])" office:value-type="float"/>
          <table:table-cell table:formula="of:=MEDIAN([.$F4];[.$Z4];[.$AT4])" office:value-type="float"/>
          <table:table-cell table:formula="of:=MEDIAN([.$G4];[.$AA4];[.$AU4])" office:value-type="float"/>
          <table:table-cell table:formula="of:=MEDIAN([.$H4];[.$AB4];[.$AV4])" office:value-type="float"/>
          <table:table-cell table:formula="of:=MEDIAN([.$I4];[.$AC4];[.$AW4])" office:value-type="float"/>
          <table:table-cell table:formula="of:=MEDIAN([.$J4];[.$AD4];[.$AX4])" office:value-type="float"/>
          <table:table-cell table:formula="of:=MEDIAN([.$K4];[.$AE4];[.$AY4])" office:value-type="float"/>
          <table:table-cell table:formula="of:=MEDIAN([.$L4];[.$AF4];[.$AZ4])" office:value-type="float"/>
          <table:table-cell table:formula="of:=MEDIAN([.$M4];[.$AG4];[.$BA4])" office:value-type="float"/>
          <table:table-cell table:formula="of:=MEDIAN([.$N4];[.$AH4];[.$BB4])" office:value-type="float"/>
          <table:table-cell table:formula="of:=MEDIAN([.$O4];[.$AI4];[.$BC4])" office:value-type="float"/>
          <table:table-cell table:formula="of:=MEDIAN([.$P4];[.$AJ4];[.$BD4])" office:value-type="float"/>
          <table:table-cell table:formula="of:=MEDIAN([.$Q4];[.$AK4];[.$BE4])" office:value-type="float"/>
          <table:table-cell table:formula="of:=MEDIAN([.$R4];[.$AL4];[.$BF4])" office:value-type="float"/>
          <table:table-cell table:formula="of:=MEDIAN([.$S4];[.$AM4];[.$BG4])" office:value-type="float"/>
          <table:table-cell table:formula="of:=MEDIAN([.$T4];[.$AN4];[.$BH4])" office:value-type="float"/>
          <table:table-cell table:formula="of:=MEDIAN([.$U4];[.$AO4];[.$BI4])" office:value-type="float"/>
          <table:table-cell table:formula="of:=MAX([.$B4];[.$V4];[.$AP4])" office:value-type="float"/>
          <table:table-cell table:formula="of:=MAX([.$C4];[.$W4];[.$AQ4])" office:value-type="float"/>
          <table:table-cell table:formula="of:=MAX([.$D4];[.$X4];[.$AR4])" office:value-type="float"/>
          <table:table-cell table:formula="of:=MAX([.$E4];[.$Y4];[.$AS4])" office:value-type="float"/>
          <table:table-cell table:formula="of:=MAX([.$F4];[.$Z4];[.$AT4])" office:value-type="float"/>
          <table:table-cell table:formula="of:=MAX([.$G4];[.$AA4];[.$AU4])" office:value-type="float"/>
          <table:table-cell table:formula="of:=MAX([.$H4];[.$AB4];[.$AV4])" office:value-type="float"/>
          <table:table-cell table:formula="of:=MAX([.$I4];[.$AC4];[.$AW4])" office:value-type="float"/>
          <table:table-cell table:formula="of:=MAX([.$J4];[.$AD4];[.$AX4])" office:value-type="float"/>
          <table:table-cell table:formula="of:=MAX([.$K4];[.$AE4];[.$AY4])" office:value-type="float"/>
          <table:table-cell table:formula="of:=MAX([.$L4];[.$AF4];[.$AZ4])" office:value-type="float"/>
          <table:table-cell table:formula="of:=MAX([.$M4];[.$AG4];[.$BA4])" office:value-type="float"/>
          <table:table-cell table:formula="of:=MAX([.$N4];[.$AH4];[.$BB4])" office:value-type="float"/>
          <table:table-cell table:formula="of:=MAX([.$O4];[.$AI4];[.$BC4])" office:value-type="float"/>
          <table:table-cell table:formula="of:=MAX([.$P4];[.$AJ4];[.$BD4])" office:value-type="float"/>
          <table:table-cell table:formula="of:=MAX([.$Q4];[.$AK4];[.$BE4])" office:value-type="float"/>
          <table:table-cell table:formula="of:=MAX([.$R4];[.$AL4];[.$BF4])" office:value-type="float"/>
          <table:table-cell table:formula="of:=MAX([.$S4];[.$AM4];[.$BG4])" office:value-type="float"/>
          <table:table-cell table:formula="of:=MAX([.$T4];[.$AN4];[.$BH4])" office:value-type="float"/>
          <table:table-cell table:formula="of:=MAX([.$U4];[.$AO4];[.$BI4])" office:value-type="float"/>
        </table:table-row>
        <table:table-row table:style-name="ro1">
          <table:table-cell office:value-type="string">
            <text:p>gridworld/x4_y4_n12_r4/x4_y4_n12_r4_s4_ps1_pr4_u4_o4_l4_N003.lp</text:p>
          </table:table-cell>
          <table:table-cell office:value-type="float" office:value="1.88554"/>
          <table:table-cell office:value-type="float" office:value="1.537"/>
          <table:table-cell office:value-type="float" office:value="1.47"/>
          <table:table-cell office:value-type="float" office:value="173911.0"/>
          <table:table-cell office:value-type="float" office:value="0.0"/>
          <table:table-cell office:value-type="float" office:value="594.0"/>
          <table:table-cell office:value-type="float" office:value="47842.0"/>
          <table:table-cell office:value-type="float" office:value="221775.0"/>
          <table:table-cell office:value-type="float" office:value="2183.0"/>
          <table:table-cell office:value-type="float" office:value="6622.0"/>
          <table:table-cell office:value-type="float" office:value="919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805.0"/>
          <table:table-cell office:value-type="float" office:value="6286.0"/>
          <table:table-cell office:value-type="float" office:value="4641.0"/>
          <table:table-cell office:value-type="float" office:value="3955.0"/>
          <table:table-cell office:value-type="float" office:value="6809.0"/>
          <table:table-cell office:value-type="float" office:value="44.0"/>
          <table:table-cell office:value-type="float" office:value="0.359791"/>
          <table:table-cell office:value-type="float" office:value="0.04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6.0"/>
          <table:table-cell office:value-type="float" office:value="2183.0"/>
          <table:table-cell office:value-type="float" office:value="6622.0"/>
          <table:table-cell office:value-type="float" office:value="617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805.0"/>
          <table:table-cell office:value-type="float" office:value="6286.0"/>
          <table:table-cell office:value-type="float" office:value="4641.0"/>
          <table:table-cell office:value-type="float" office:value="3955.0"/>
          <table:table-cell office:value-type="float" office:value="6809.0"/>
          <table:table-cell office:value-type="float" office:value="44.0"/>
          <table:table-cell office:value-type="float" office:value="0.493481"/>
          <table:table-cell office:value-type="float" office:value="0.137"/>
          <table:table-cell office:value-type="float" office:value="0.08"/>
          <table:table-cell office:value-type="float" office:value="5440.0"/>
          <table:table-cell office:value-type="float" office:value="0.0"/>
          <table:table-cell office:value-type="float" office:value="6.0"/>
          <table:table-cell office:value-type="float" office:value="319.0"/>
          <table:table-cell office:value-type="float" office:value="5806.0"/>
          <table:table-cell office:value-type="float" office:value="1933.0"/>
          <table:table-cell office:value-type="float" office:value="5725.0"/>
          <table:table-cell office:value-type="float" office:value="900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903.0"/>
          <table:table-cell office:value-type="float" office:value="6092.0"/>
          <table:table-cell office:value-type="float" office:value="4655.0"/>
          <table:table-cell office:value-type="float" office:value="3751.0"/>
          <table:table-cell office:value-type="float" office:value="6897.0"/>
          <table:table-cell office:value-type="float" office:value="28.0"/>
          <table:table-cell table:formula="of:=MIN([.$B5];[.$V5];[.$AP5])" office:value-type="float"/>
          <table:table-cell table:formula="of:=MIN([.$C5];[.$W5];[.$AQ5])" office:value-type="float"/>
          <table:table-cell table:formula="of:=MIN([.$D5];[.$X5];[.$AR5])" office:value-type="float"/>
          <table:table-cell table:formula="of:=MIN([.$E5];[.$Y5];[.$AS5])" office:value-type="float"/>
          <table:table-cell table:formula="of:=MIN([.$F5];[.$Z5];[.$AT5])" office:value-type="float"/>
          <table:table-cell table:formula="of:=MIN([.$G5];[.$AA5];[.$AU5])" office:value-type="float"/>
          <table:table-cell table:formula="of:=MIN([.$H5];[.$AB5];[.$AV5])" office:value-type="float"/>
          <table:table-cell table:formula="of:=MIN([.$I5];[.$AC5];[.$AW5])" office:value-type="float"/>
          <table:table-cell table:formula="of:=MIN([.$J5];[.$AD5];[.$AX5])" office:value-type="float"/>
          <table:table-cell table:formula="of:=MIN([.$K5];[.$AE5];[.$AY5])" office:value-type="float"/>
          <table:table-cell table:formula="of:=MIN([.$L5];[.$AF5];[.$AZ5])" office:value-type="float"/>
          <table:table-cell table:formula="of:=MIN([.$M5];[.$AG5];[.$BA5])" office:value-type="float"/>
          <table:table-cell table:formula="of:=MIN([.$N5];[.$AH5];[.$BB5])" office:value-type="float"/>
          <table:table-cell table:formula="of:=MIN([.$O5];[.$AI5];[.$BC5])" office:value-type="float"/>
          <table:table-cell table:formula="of:=MIN([.$P5];[.$AJ5];[.$BD5])" office:value-type="float"/>
          <table:table-cell table:formula="of:=MIN([.$Q5];[.$AK5];[.$BE5])" office:value-type="float"/>
          <table:table-cell table:formula="of:=MIN([.$R5];[.$AL5];[.$BF5])" office:value-type="float"/>
          <table:table-cell table:formula="of:=MIN([.$S5];[.$AM5];[.$BG5])" office:value-type="float"/>
          <table:table-cell table:formula="of:=MIN([.$T5];[.$AN5];[.$BH5])" office:value-type="float"/>
          <table:table-cell table:formula="of:=MIN([.$U5];[.$AO5];[.$BI5])" office:value-type="float"/>
          <table:table-cell table:formula="of:=MEDIAN([.$B5];[.$V5];[.$AP5])" office:value-type="float"/>
          <table:table-cell table:formula="of:=MEDIAN([.$C5];[.$W5];[.$AQ5])" office:value-type="float"/>
          <table:table-cell table:formula="of:=MEDIAN([.$D5];[.$X5];[.$AR5])" office:value-type="float"/>
          <table:table-cell table:formula="of:=MEDIAN([.$E5];[.$Y5];[.$AS5])" office:value-type="float"/>
          <table:table-cell table:formula="of:=MEDIAN([.$F5];[.$Z5];[.$AT5])" office:value-type="float"/>
          <table:table-cell table:formula="of:=MEDIAN([.$G5];[.$AA5];[.$AU5])" office:value-type="float"/>
          <table:table-cell table:formula="of:=MEDIAN([.$H5];[.$AB5];[.$AV5])" office:value-type="float"/>
          <table:table-cell table:formula="of:=MEDIAN([.$I5];[.$AC5];[.$AW5])" office:value-type="float"/>
          <table:table-cell table:formula="of:=MEDIAN([.$J5];[.$AD5];[.$AX5])" office:value-type="float"/>
          <table:table-cell table:formula="of:=MEDIAN([.$K5];[.$AE5];[.$AY5])" office:value-type="float"/>
          <table:table-cell table:formula="of:=MEDIAN([.$L5];[.$AF5];[.$AZ5])" office:value-type="float"/>
          <table:table-cell table:formula="of:=MEDIAN([.$M5];[.$AG5];[.$BA5])" office:value-type="float"/>
          <table:table-cell table:formula="of:=MEDIAN([.$N5];[.$AH5];[.$BB5])" office:value-type="float"/>
          <table:table-cell table:formula="of:=MEDIAN([.$O5];[.$AI5];[.$BC5])" office:value-type="float"/>
          <table:table-cell table:formula="of:=MEDIAN([.$P5];[.$AJ5];[.$BD5])" office:value-type="float"/>
          <table:table-cell table:formula="of:=MEDIAN([.$Q5];[.$AK5];[.$BE5])" office:value-type="float"/>
          <table:table-cell table:formula="of:=MEDIAN([.$R5];[.$AL5];[.$BF5])" office:value-type="float"/>
          <table:table-cell table:formula="of:=MEDIAN([.$S5];[.$AM5];[.$BG5])" office:value-type="float"/>
          <table:table-cell table:formula="of:=MEDIAN([.$T5];[.$AN5];[.$BH5])" office:value-type="float"/>
          <table:table-cell table:formula="of:=MEDIAN([.$U5];[.$AO5];[.$BI5])" office:value-type="float"/>
          <table:table-cell table:formula="of:=MAX([.$B5];[.$V5];[.$AP5])" office:value-type="float"/>
          <table:table-cell table:formula="of:=MAX([.$C5];[.$W5];[.$AQ5])" office:value-type="float"/>
          <table:table-cell table:formula="of:=MAX([.$D5];[.$X5];[.$AR5])" office:value-type="float"/>
          <table:table-cell table:formula="of:=MAX([.$E5];[.$Y5];[.$AS5])" office:value-type="float"/>
          <table:table-cell table:formula="of:=MAX([.$F5];[.$Z5];[.$AT5])" office:value-type="float"/>
          <table:table-cell table:formula="of:=MAX([.$G5];[.$AA5];[.$AU5])" office:value-type="float"/>
          <table:table-cell table:formula="of:=MAX([.$H5];[.$AB5];[.$AV5])" office:value-type="float"/>
          <table:table-cell table:formula="of:=MAX([.$I5];[.$AC5];[.$AW5])" office:value-type="float"/>
          <table:table-cell table:formula="of:=MAX([.$J5];[.$AD5];[.$AX5])" office:value-type="float"/>
          <table:table-cell table:formula="of:=MAX([.$K5];[.$AE5];[.$AY5])" office:value-type="float"/>
          <table:table-cell table:formula="of:=MAX([.$L5];[.$AF5];[.$AZ5])" office:value-type="float"/>
          <table:table-cell table:formula="of:=MAX([.$M5];[.$AG5];[.$BA5])" office:value-type="float"/>
          <table:table-cell table:formula="of:=MAX([.$N5];[.$AH5];[.$BB5])" office:value-type="float"/>
          <table:table-cell table:formula="of:=MAX([.$O5];[.$AI5];[.$BC5])" office:value-type="float"/>
          <table:table-cell table:formula="of:=MAX([.$P5];[.$AJ5];[.$BD5])" office:value-type="float"/>
          <table:table-cell table:formula="of:=MAX([.$Q5];[.$AK5];[.$BE5])" office:value-type="float"/>
          <table:table-cell table:formula="of:=MAX([.$R5];[.$AL5];[.$BF5])" office:value-type="float"/>
          <table:table-cell table:formula="of:=MAX([.$S5];[.$AM5];[.$BG5])" office:value-type="float"/>
          <table:table-cell table:formula="of:=MAX([.$T5];[.$AN5];[.$BH5])" office:value-type="float"/>
          <table:table-cell table:formula="of:=MAX([.$U5];[.$AO5];[.$BI5])" office:value-type="float"/>
        </table:table-row>
        <table:table-row table:style-name="ro1">
          <table:table-cell office:value-type="string">
            <text:p>gridworld/x4_y4_n12_r4/x4_y4_n12_r4_s4_ps1_pr4_u4_o4_l4_N004.lp</text:p>
          </table:table-cell>
          <table:table-cell office:value-type="float" office:value="0.390221"/>
          <table:table-cell office:value-type="float" office:value="0.06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942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721.0"/>
          <table:table-cell office:value-type="float" office:value="3752.0"/>
          <table:table-cell office:value-type="float" office:value="2904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376889"/>
          <table:table-cell office:value-type="float" office:value="0.02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91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721.0"/>
          <table:table-cell office:value-type="float" office:value="3752.0"/>
          <table:table-cell office:value-type="float" office:value="2904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397372"/>
          <table:table-cell office:value-type="float" office:value="0.06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93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655.0"/>
          <table:table-cell office:value-type="float" office:value="3830.0"/>
          <table:table-cell office:value-type="float" office:value="2780.0"/>
          <table:table-cell office:value-type="string">
            <text:p/>
          </table:table-cell>
          <table:table-cell office:value-type="string">
            <text:p/>
          </table:table-cell>
          <table:table-cell table:formula="of:=MIN([.$B6];[.$V6];[.$AP6])" office:value-type="float"/>
          <table:table-cell table:formula="of:=MIN([.$C6];[.$W6];[.$AQ6])" office:value-type="float"/>
          <table:table-cell table:formula="of:=MIN([.$D6];[.$X6];[.$AR6])" office:value-type="float"/>
          <table:table-cell table:formula="of:=MIN([.$E6];[.$Y6];[.$AS6])" office:value-type="float"/>
          <table:table-cell table:formula="of:=MIN([.$F6];[.$Z6];[.$AT6])" office:value-type="float"/>
          <table:table-cell table:formula="of:=MIN([.$G6];[.$AA6];[.$AU6])" office:value-type="float"/>
          <table:table-cell table:formula="of:=MIN([.$H6];[.$AB6];[.$AV6])" office:value-type="float"/>
          <table:table-cell table:formula="of:=MIN([.$I6];[.$AC6];[.$AW6])" office:value-type="float"/>
          <table:table-cell table:formula="of:=MIN([.$J6];[.$AD6];[.$AX6])" office:value-type="float"/>
          <table:table-cell table:formula="of:=MIN([.$K6];[.$AE6];[.$AY6])" office:value-type="float"/>
          <table:table-cell table:formula="of:=MIN([.$L6];[.$AF6];[.$AZ6])" office:value-type="float"/>
          <table:table-cell table:formula="of:=MIN([.$M6];[.$AG6];[.$BA6])" office:value-type="float"/>
          <table:table-cell table:formula="of:=MIN([.$N6];[.$AH6];[.$BB6])" office:value-type="float"/>
          <table:table-cell table:formula="of:=MIN([.$O6];[.$AI6];[.$BC6])" office:value-type="float"/>
          <table:table-cell table:formula="of:=MIN([.$P6];[.$AJ6];[.$BD6])" office:value-type="float"/>
          <table:table-cell table:formula="of:=MIN([.$Q6];[.$AK6];[.$BE6])" office:value-type="float"/>
          <table:table-cell table:formula="of:=MIN([.$R6];[.$AL6];[.$BF6])" office:value-type="float"/>
          <table:table-cell table:formula="of:=MIN([.$S6];[.$AM6];[.$BG6])" office:value-type="float"/>
          <table:table-cell table:formula="of:=MIN([.$T6];[.$AN6];[.$BH6])" office:value-type="float"/>
          <table:table-cell table:formula="of:=MIN([.$U6];[.$AO6];[.$BI6])" office:value-type="float"/>
          <table:table-cell table:formula="of:=MEDIAN([.$B6];[.$V6];[.$AP6])" office:value-type="float"/>
          <table:table-cell table:formula="of:=MEDIAN([.$C6];[.$W6];[.$AQ6])" office:value-type="float"/>
          <table:table-cell table:formula="of:=MEDIAN([.$D6];[.$X6];[.$AR6])" office:value-type="float"/>
          <table:table-cell table:formula="of:=MEDIAN([.$E6];[.$Y6];[.$AS6])" office:value-type="float"/>
          <table:table-cell table:formula="of:=MEDIAN([.$F6];[.$Z6];[.$AT6])" office:value-type="float"/>
          <table:table-cell table:formula="of:=MEDIAN([.$G6];[.$AA6];[.$AU6])" office:value-type="float"/>
          <table:table-cell table:formula="of:=MEDIAN([.$H6];[.$AB6];[.$AV6])" office:value-type="float"/>
          <table:table-cell table:formula="of:=MEDIAN([.$I6];[.$AC6];[.$AW6])" office:value-type="float"/>
          <table:table-cell table:formula="of:=MEDIAN([.$J6];[.$AD6];[.$AX6])" office:value-type="float"/>
          <table:table-cell table:formula="of:=MEDIAN([.$K6];[.$AE6];[.$AY6])" office:value-type="float"/>
          <table:table-cell table:formula="of:=MEDIAN([.$L6];[.$AF6];[.$AZ6])" office:value-type="float"/>
          <table:table-cell table:formula="of:=MEDIAN([.$M6];[.$AG6];[.$BA6])" office:value-type="float"/>
          <table:table-cell table:formula="of:=MEDIAN([.$N6];[.$AH6];[.$BB6])" office:value-type="float"/>
          <table:table-cell table:formula="of:=MEDIAN([.$O6];[.$AI6];[.$BC6])" office:value-type="float"/>
          <table:table-cell table:formula="of:=MEDIAN([.$P6];[.$AJ6];[.$BD6])" office:value-type="float"/>
          <table:table-cell table:formula="of:=MEDIAN([.$Q6];[.$AK6];[.$BE6])" office:value-type="float"/>
          <table:table-cell table:formula="of:=MEDIAN([.$R6];[.$AL6];[.$BF6])" office:value-type="float"/>
          <table:table-cell table:formula="of:=MEDIAN([.$S6];[.$AM6];[.$BG6])" office:value-type="float"/>
          <table:table-cell table:formula="of:=MEDIAN([.$T6];[.$AN6];[.$BH6])" office:value-type="float"/>
          <table:table-cell table:formula="of:=MEDIAN([.$U6];[.$AO6];[.$BI6])" office:value-type="float"/>
          <table:table-cell table:formula="of:=MAX([.$B6];[.$V6];[.$AP6])" office:value-type="float"/>
          <table:table-cell table:formula="of:=MAX([.$C6];[.$W6];[.$AQ6])" office:value-type="float"/>
          <table:table-cell table:formula="of:=MAX([.$D6];[.$X6];[.$AR6])" office:value-type="float"/>
          <table:table-cell table:formula="of:=MAX([.$E6];[.$Y6];[.$AS6])" office:value-type="float"/>
          <table:table-cell table:formula="of:=MAX([.$F6];[.$Z6];[.$AT6])" office:value-type="float"/>
          <table:table-cell table:formula="of:=MAX([.$G6];[.$AA6];[.$AU6])" office:value-type="float"/>
          <table:table-cell table:formula="of:=MAX([.$H6];[.$AB6];[.$AV6])" office:value-type="float"/>
          <table:table-cell table:formula="of:=MAX([.$I6];[.$AC6];[.$AW6])" office:value-type="float"/>
          <table:table-cell table:formula="of:=MAX([.$J6];[.$AD6];[.$AX6])" office:value-type="float"/>
          <table:table-cell table:formula="of:=MAX([.$K6];[.$AE6];[.$AY6])" office:value-type="float"/>
          <table:table-cell table:formula="of:=MAX([.$L6];[.$AF6];[.$AZ6])" office:value-type="float"/>
          <table:table-cell table:formula="of:=MAX([.$M6];[.$AG6];[.$BA6])" office:value-type="float"/>
          <table:table-cell table:formula="of:=MAX([.$N6];[.$AH6];[.$BB6])" office:value-type="float"/>
          <table:table-cell table:formula="of:=MAX([.$O6];[.$AI6];[.$BC6])" office:value-type="float"/>
          <table:table-cell table:formula="of:=MAX([.$P6];[.$AJ6];[.$BD6])" office:value-type="float"/>
          <table:table-cell table:formula="of:=MAX([.$Q6];[.$AK6];[.$BE6])" office:value-type="float"/>
          <table:table-cell table:formula="of:=MAX([.$R6];[.$AL6];[.$BF6])" office:value-type="float"/>
          <table:table-cell table:formula="of:=MAX([.$S6];[.$AM6];[.$BG6])" office:value-type="float"/>
          <table:table-cell table:formula="of:=MAX([.$T6];[.$AN6];[.$BH6])" office:value-type="float"/>
          <table:table-cell table:formula="of:=MAX([.$U6];[.$AO6];[.$BI6])" office:value-type="float"/>
        </table:table-row>
        <table:table-row table:style-name="ro1">
          <table:table-cell office:value-type="string">
            <text:p>gridworld/x4_y4_n12_r4/x4_y4_n12_r4_s4_ps1_pr4_u4_o4_l4_N005.lp</text:p>
          </table:table-cell>
          <table:table-cell office:value-type="float" office:value="0.398204"/>
          <table:table-cell office:value-type="float" office:value="0.06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3.0"/>
          <table:table-cell office:value-type="float" office:value="2158.0"/>
          <table:table-cell office:value-type="float" office:value="6591.0"/>
          <table:table-cell office:value-type="float" office:value="919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791.0"/>
          <table:table-cell office:value-type="float" office:value="6275.0"/>
          <table:table-cell office:value-type="float" office:value="4633.0"/>
          <table:table-cell office:value-type="float" office:value="3974.0"/>
          <table:table-cell office:value-type="float" office:value="6803.0"/>
          <table:table-cell office:value-type="float" office:value="44.0"/>
          <table:table-cell office:value-type="float" office:value="0.473713"/>
          <table:table-cell office:value-type="float" office:value="0.13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9.0"/>
          <table:table-cell office:value-type="float" office:value="2148.0"/>
          <table:table-cell office:value-type="float" office:value="6558.0"/>
          <table:table-cell office:value-type="float" office:value="887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791.0"/>
          <table:table-cell office:value-type="float" office:value="6275.0"/>
          <table:table-cell office:value-type="float" office:value="4633.0"/>
          <table:table-cell office:value-type="float" office:value="3974.0"/>
          <table:table-cell office:value-type="float" office:value="6805.0"/>
          <table:table-cell office:value-type="float" office:value="44.0"/>
          <table:table-cell office:value-type="float" office:value="0.439856"/>
          <table:table-cell office:value-type="float" office:value="0.0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7.0"/>
          <table:table-cell office:value-type="float" office:value="1908.0"/>
          <table:table-cell office:value-type="float" office:value="5695.0"/>
          <table:table-cell office:value-type="float" office:value="999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889.0"/>
          <table:table-cell office:value-type="float" office:value="6081.0"/>
          <table:table-cell office:value-type="float" office:value="4647.0"/>
          <table:table-cell office:value-type="float" office:value="3770.0"/>
          <table:table-cell office:value-type="float" office:value="6900.0"/>
          <table:table-cell office:value-type="float" office:value="28.0"/>
          <table:table-cell table:formula="of:=MIN([.$B7];[.$V7];[.$AP7])" office:value-type="float"/>
          <table:table-cell table:formula="of:=MIN([.$C7];[.$W7];[.$AQ7])" office:value-type="float"/>
          <table:table-cell table:formula="of:=MIN([.$D7];[.$X7];[.$AR7])" office:value-type="float"/>
          <table:table-cell table:formula="of:=MIN([.$E7];[.$Y7];[.$AS7])" office:value-type="float"/>
          <table:table-cell table:formula="of:=MIN([.$F7];[.$Z7];[.$AT7])" office:value-type="float"/>
          <table:table-cell table:formula="of:=MIN([.$G7];[.$AA7];[.$AU7])" office:value-type="float"/>
          <table:table-cell table:formula="of:=MIN([.$H7];[.$AB7];[.$AV7])" office:value-type="float"/>
          <table:table-cell table:formula="of:=MIN([.$I7];[.$AC7];[.$AW7])" office:value-type="float"/>
          <table:table-cell table:formula="of:=MIN([.$J7];[.$AD7];[.$AX7])" office:value-type="float"/>
          <table:table-cell table:formula="of:=MIN([.$K7];[.$AE7];[.$AY7])" office:value-type="float"/>
          <table:table-cell table:formula="of:=MIN([.$L7];[.$AF7];[.$AZ7])" office:value-type="float"/>
          <table:table-cell table:formula="of:=MIN([.$M7];[.$AG7];[.$BA7])" office:value-type="float"/>
          <table:table-cell table:formula="of:=MIN([.$N7];[.$AH7];[.$BB7])" office:value-type="float"/>
          <table:table-cell table:formula="of:=MIN([.$O7];[.$AI7];[.$BC7])" office:value-type="float"/>
          <table:table-cell table:formula="of:=MIN([.$P7];[.$AJ7];[.$BD7])" office:value-type="float"/>
          <table:table-cell table:formula="of:=MIN([.$Q7];[.$AK7];[.$BE7])" office:value-type="float"/>
          <table:table-cell table:formula="of:=MIN([.$R7];[.$AL7];[.$BF7])" office:value-type="float"/>
          <table:table-cell table:formula="of:=MIN([.$S7];[.$AM7];[.$BG7])" office:value-type="float"/>
          <table:table-cell table:formula="of:=MIN([.$T7];[.$AN7];[.$BH7])" office:value-type="float"/>
          <table:table-cell table:formula="of:=MIN([.$U7];[.$AO7];[.$BI7])" office:value-type="float"/>
          <table:table-cell table:formula="of:=MEDIAN([.$B7];[.$V7];[.$AP7])" office:value-type="float"/>
          <table:table-cell table:formula="of:=MEDIAN([.$C7];[.$W7];[.$AQ7])" office:value-type="float"/>
          <table:table-cell table:formula="of:=MEDIAN([.$D7];[.$X7];[.$AR7])" office:value-type="float"/>
          <table:table-cell table:formula="of:=MEDIAN([.$E7];[.$Y7];[.$AS7])" office:value-type="float"/>
          <table:table-cell table:formula="of:=MEDIAN([.$F7];[.$Z7];[.$AT7])" office:value-type="float"/>
          <table:table-cell table:formula="of:=MEDIAN([.$G7];[.$AA7];[.$AU7])" office:value-type="float"/>
          <table:table-cell table:formula="of:=MEDIAN([.$H7];[.$AB7];[.$AV7])" office:value-type="float"/>
          <table:table-cell table:formula="of:=MEDIAN([.$I7];[.$AC7];[.$AW7])" office:value-type="float"/>
          <table:table-cell table:formula="of:=MEDIAN([.$J7];[.$AD7];[.$AX7])" office:value-type="float"/>
          <table:table-cell table:formula="of:=MEDIAN([.$K7];[.$AE7];[.$AY7])" office:value-type="float"/>
          <table:table-cell table:formula="of:=MEDIAN([.$L7];[.$AF7];[.$AZ7])" office:value-type="float"/>
          <table:table-cell table:formula="of:=MEDIAN([.$M7];[.$AG7];[.$BA7])" office:value-type="float"/>
          <table:table-cell table:formula="of:=MEDIAN([.$N7];[.$AH7];[.$BB7])" office:value-type="float"/>
          <table:table-cell table:formula="of:=MEDIAN([.$O7];[.$AI7];[.$BC7])" office:value-type="float"/>
          <table:table-cell table:formula="of:=MEDIAN([.$P7];[.$AJ7];[.$BD7])" office:value-type="float"/>
          <table:table-cell table:formula="of:=MEDIAN([.$Q7];[.$AK7];[.$BE7])" office:value-type="float"/>
          <table:table-cell table:formula="of:=MEDIAN([.$R7];[.$AL7];[.$BF7])" office:value-type="float"/>
          <table:table-cell table:formula="of:=MEDIAN([.$S7];[.$AM7];[.$BG7])" office:value-type="float"/>
          <table:table-cell table:formula="of:=MEDIAN([.$T7];[.$AN7];[.$BH7])" office:value-type="float"/>
          <table:table-cell table:formula="of:=MEDIAN([.$U7];[.$AO7];[.$BI7])" office:value-type="float"/>
          <table:table-cell table:formula="of:=MAX([.$B7];[.$V7];[.$AP7])" office:value-type="float"/>
          <table:table-cell table:formula="of:=MAX([.$C7];[.$W7];[.$AQ7])" office:value-type="float"/>
          <table:table-cell table:formula="of:=MAX([.$D7];[.$X7];[.$AR7])" office:value-type="float"/>
          <table:table-cell table:formula="of:=MAX([.$E7];[.$Y7];[.$AS7])" office:value-type="float"/>
          <table:table-cell table:formula="of:=MAX([.$F7];[.$Z7];[.$AT7])" office:value-type="float"/>
          <table:table-cell table:formula="of:=MAX([.$G7];[.$AA7];[.$AU7])" office:value-type="float"/>
          <table:table-cell table:formula="of:=MAX([.$H7];[.$AB7];[.$AV7])" office:value-type="float"/>
          <table:table-cell table:formula="of:=MAX([.$I7];[.$AC7];[.$AW7])" office:value-type="float"/>
          <table:table-cell table:formula="of:=MAX([.$J7];[.$AD7];[.$AX7])" office:value-type="float"/>
          <table:table-cell table:formula="of:=MAX([.$K7];[.$AE7];[.$AY7])" office:value-type="float"/>
          <table:table-cell table:formula="of:=MAX([.$L7];[.$AF7];[.$AZ7])" office:value-type="float"/>
          <table:table-cell table:formula="of:=MAX([.$M7];[.$AG7];[.$BA7])" office:value-type="float"/>
          <table:table-cell table:formula="of:=MAX([.$N7];[.$AH7];[.$BB7])" office:value-type="float"/>
          <table:table-cell table:formula="of:=MAX([.$O7];[.$AI7];[.$BC7])" office:value-type="float"/>
          <table:table-cell table:formula="of:=MAX([.$P7];[.$AJ7];[.$BD7])" office:value-type="float"/>
          <table:table-cell table:formula="of:=MAX([.$Q7];[.$AK7];[.$BE7])" office:value-type="float"/>
          <table:table-cell table:formula="of:=MAX([.$R7];[.$AL7];[.$BF7])" office:value-type="float"/>
          <table:table-cell table:formula="of:=MAX([.$S7];[.$AM7];[.$BG7])" office:value-type="float"/>
          <table:table-cell table:formula="of:=MAX([.$T7];[.$AN7];[.$BH7])" office:value-type="float"/>
          <table:table-cell table:formula="of:=MAX([.$U7];[.$AO7];[.$BI7])" office:value-type="float"/>
        </table:table-row>
        <table:table-row table:style-name="ro1">
          <table:table-cell office:value-type="string">
            <text:p>gridworld/x4_y4_n16_r4/x4_y4_n16_r4_s4_ps1_pr4_u4_o4_l4_N001.lp</text:p>
          </table:table-cell>
          <table:table-cell office:value-type="float" office:value="0.449752"/>
          <table:table-cell office:value-type="float" office:value="0.05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34.0"/>
          <table:table-cell office:value-type="float" office:value="2877.0"/>
          <table:table-cell office:value-type="float" office:value="8450.0"/>
          <table:table-cell office:value-type="float" office:value="1062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217.0"/>
          <table:table-cell office:value-type="float" office:value="7537.0"/>
          <table:table-cell office:value-type="float" office:value="5370.0"/>
          <table:table-cell office:value-type="float" office:value="4687.0"/>
          <table:table-cell office:value-type="float" office:value="5980.0"/>
          <table:table-cell office:value-type="float" office:value="44.0"/>
          <table:table-cell office:value-type="float" office:value="0.399966"/>
          <table:table-cell office:value-type="float" office:value="0.04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.0"/>
          <table:table-cell office:value-type="float" office:value="61.0"/>
          <table:table-cell office:value-type="float" office:value="2877.0"/>
          <table:table-cell office:value-type="float" office:value="8450.0"/>
          <table:table-cell office:value-type="float" office:value="1063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217.0"/>
          <table:table-cell office:value-type="float" office:value="7537.0"/>
          <table:table-cell office:value-type="float" office:value="5370.0"/>
          <table:table-cell office:value-type="float" office:value="4687.0"/>
          <table:table-cell office:value-type="float" office:value="5980.0"/>
          <table:table-cell office:value-type="float" office:value="44.0"/>
          <table:table-cell office:value-type="float" office:value="0.373276"/>
          <table:table-cell office:value-type="float" office:value="0.166"/>
          <table:table-cell office:value-type="float" office:value="0.12"/>
          <table:table-cell office:value-type="float" office:value="8196.0"/>
          <table:table-cell office:value-type="float" office:value="0.0"/>
          <table:table-cell office:value-type="float" office:value="60.0"/>
          <table:table-cell office:value-type="float" office:value="2797.0"/>
          <table:table-cell office:value-type="float" office:value="11025.0"/>
          <table:table-cell office:value-type="float" office:value="2662.0"/>
          <table:table-cell office:value-type="float" office:value="7668.0"/>
          <table:table-cell office:value-type="float" office:value="901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315.0"/>
          <table:table-cell office:value-type="float" office:value="7343.0"/>
          <table:table-cell office:value-type="float" office:value="5384.0"/>
          <table:table-cell office:value-type="float" office:value="4483.0"/>
          <table:table-cell office:value-type="float" office:value="7176.0"/>
          <table:table-cell office:value-type="float" office:value="28.0"/>
          <table:table-cell table:formula="of:=MIN([.$B8];[.$V8];[.$AP8])" office:value-type="float"/>
          <table:table-cell table:formula="of:=MIN([.$C8];[.$W8];[.$AQ8])" office:value-type="float"/>
          <table:table-cell table:formula="of:=MIN([.$D8];[.$X8];[.$AR8])" office:value-type="float"/>
          <table:table-cell table:formula="of:=MIN([.$E8];[.$Y8];[.$AS8])" office:value-type="float"/>
          <table:table-cell table:formula="of:=MIN([.$F8];[.$Z8];[.$AT8])" office:value-type="float"/>
          <table:table-cell table:formula="of:=MIN([.$G8];[.$AA8];[.$AU8])" office:value-type="float"/>
          <table:table-cell table:formula="of:=MIN([.$H8];[.$AB8];[.$AV8])" office:value-type="float"/>
          <table:table-cell table:formula="of:=MIN([.$I8];[.$AC8];[.$AW8])" office:value-type="float"/>
          <table:table-cell table:formula="of:=MIN([.$J8];[.$AD8];[.$AX8])" office:value-type="float"/>
          <table:table-cell table:formula="of:=MIN([.$K8];[.$AE8];[.$AY8])" office:value-type="float"/>
          <table:table-cell table:formula="of:=MIN([.$L8];[.$AF8];[.$AZ8])" office:value-type="float"/>
          <table:table-cell table:formula="of:=MIN([.$M8];[.$AG8];[.$BA8])" office:value-type="float"/>
          <table:table-cell table:formula="of:=MIN([.$N8];[.$AH8];[.$BB8])" office:value-type="float"/>
          <table:table-cell table:formula="of:=MIN([.$O8];[.$AI8];[.$BC8])" office:value-type="float"/>
          <table:table-cell table:formula="of:=MIN([.$P8];[.$AJ8];[.$BD8])" office:value-type="float"/>
          <table:table-cell table:formula="of:=MIN([.$Q8];[.$AK8];[.$BE8])" office:value-type="float"/>
          <table:table-cell table:formula="of:=MIN([.$R8];[.$AL8];[.$BF8])" office:value-type="float"/>
          <table:table-cell table:formula="of:=MIN([.$S8];[.$AM8];[.$BG8])" office:value-type="float"/>
          <table:table-cell table:formula="of:=MIN([.$T8];[.$AN8];[.$BH8])" office:value-type="float"/>
          <table:table-cell table:formula="of:=MIN([.$U8];[.$AO8];[.$BI8])" office:value-type="float"/>
          <table:table-cell table:formula="of:=MEDIAN([.$B8];[.$V8];[.$AP8])" office:value-type="float"/>
          <table:table-cell table:formula="of:=MEDIAN([.$C8];[.$W8];[.$AQ8])" office:value-type="float"/>
          <table:table-cell table:formula="of:=MEDIAN([.$D8];[.$X8];[.$AR8])" office:value-type="float"/>
          <table:table-cell table:formula="of:=MEDIAN([.$E8];[.$Y8];[.$AS8])" office:value-type="float"/>
          <table:table-cell table:formula="of:=MEDIAN([.$F8];[.$Z8];[.$AT8])" office:value-type="float"/>
          <table:table-cell table:formula="of:=MEDIAN([.$G8];[.$AA8];[.$AU8])" office:value-type="float"/>
          <table:table-cell table:formula="of:=MEDIAN([.$H8];[.$AB8];[.$AV8])" office:value-type="float"/>
          <table:table-cell table:formula="of:=MEDIAN([.$I8];[.$AC8];[.$AW8])" office:value-type="float"/>
          <table:table-cell table:formula="of:=MEDIAN([.$J8];[.$AD8];[.$AX8])" office:value-type="float"/>
          <table:table-cell table:formula="of:=MEDIAN([.$K8];[.$AE8];[.$AY8])" office:value-type="float"/>
          <table:table-cell table:formula="of:=MEDIAN([.$L8];[.$AF8];[.$AZ8])" office:value-type="float"/>
          <table:table-cell table:formula="of:=MEDIAN([.$M8];[.$AG8];[.$BA8])" office:value-type="float"/>
          <table:table-cell table:formula="of:=MEDIAN([.$N8];[.$AH8];[.$BB8])" office:value-type="float"/>
          <table:table-cell table:formula="of:=MEDIAN([.$O8];[.$AI8];[.$BC8])" office:value-type="float"/>
          <table:table-cell table:formula="of:=MEDIAN([.$P8];[.$AJ8];[.$BD8])" office:value-type="float"/>
          <table:table-cell table:formula="of:=MEDIAN([.$Q8];[.$AK8];[.$BE8])" office:value-type="float"/>
          <table:table-cell table:formula="of:=MEDIAN([.$R8];[.$AL8];[.$BF8])" office:value-type="float"/>
          <table:table-cell table:formula="of:=MEDIAN([.$S8];[.$AM8];[.$BG8])" office:value-type="float"/>
          <table:table-cell table:formula="of:=MEDIAN([.$T8];[.$AN8];[.$BH8])" office:value-type="float"/>
          <table:table-cell table:formula="of:=MEDIAN([.$U8];[.$AO8];[.$BI8])" office:value-type="float"/>
          <table:table-cell table:formula="of:=MAX([.$B8];[.$V8];[.$AP8])" office:value-type="float"/>
          <table:table-cell table:formula="of:=MAX([.$C8];[.$W8];[.$AQ8])" office:value-type="float"/>
          <table:table-cell table:formula="of:=MAX([.$D8];[.$X8];[.$AR8])" office:value-type="float"/>
          <table:table-cell table:formula="of:=MAX([.$E8];[.$Y8];[.$AS8])" office:value-type="float"/>
          <table:table-cell table:formula="of:=MAX([.$F8];[.$Z8];[.$AT8])" office:value-type="float"/>
          <table:table-cell table:formula="of:=MAX([.$G8];[.$AA8];[.$AU8])" office:value-type="float"/>
          <table:table-cell table:formula="of:=MAX([.$H8];[.$AB8];[.$AV8])" office:value-type="float"/>
          <table:table-cell table:formula="of:=MAX([.$I8];[.$AC8];[.$AW8])" office:value-type="float"/>
          <table:table-cell table:formula="of:=MAX([.$J8];[.$AD8];[.$AX8])" office:value-type="float"/>
          <table:table-cell table:formula="of:=MAX([.$K8];[.$AE8];[.$AY8])" office:value-type="float"/>
          <table:table-cell table:formula="of:=MAX([.$L8];[.$AF8];[.$AZ8])" office:value-type="float"/>
          <table:table-cell table:formula="of:=MAX([.$M8];[.$AG8];[.$BA8])" office:value-type="float"/>
          <table:table-cell table:formula="of:=MAX([.$N8];[.$AH8];[.$BB8])" office:value-type="float"/>
          <table:table-cell table:formula="of:=MAX([.$O8];[.$AI8];[.$BC8])" office:value-type="float"/>
          <table:table-cell table:formula="of:=MAX([.$P8];[.$AJ8];[.$BD8])" office:value-type="float"/>
          <table:table-cell table:formula="of:=MAX([.$Q8];[.$AK8];[.$BE8])" office:value-type="float"/>
          <table:table-cell table:formula="of:=MAX([.$R8];[.$AL8];[.$BF8])" office:value-type="float"/>
          <table:table-cell table:formula="of:=MAX([.$S8];[.$AM8];[.$BG8])" office:value-type="float"/>
          <table:table-cell table:formula="of:=MAX([.$T8];[.$AN8];[.$BH8])" office:value-type="float"/>
          <table:table-cell table:formula="of:=MAX([.$U8];[.$AO8];[.$BI8])" office:value-type="float"/>
        </table:table-row>
        <table:table-row table:style-name="ro1">
          <table:table-cell office:value-type="string">
            <text:p>gridworld/x4_y4_n16_r4/x4_y4_n16_r4_s4_ps1_pr4_u4_o4_l4_N002.lp</text:p>
          </table:table-cell>
          <table:table-cell office:value-type="float" office:value="15.3172"/>
          <table:table-cell office:value-type="float" office:value="14.998"/>
          <table:table-cell office:value-type="float" office:value="14.96"/>
          <table:table-cell office:value-type="float" office:value="1870716.0"/>
          <table:table-cell office:value-type="float" office:value="0.0"/>
          <table:table-cell office:value-type="float" office:value="2744.0"/>
          <table:table-cell office:value-type="float" office:value="337703.0"/>
          <table:table-cell office:value-type="float" office:value="2208418.0"/>
          <table:table-cell office:value-type="float" office:value="2740.0"/>
          <table:table-cell office:value-type="float" office:value="8036.0"/>
          <table:table-cell office:value-type="float" office:value="913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145.0"/>
          <table:table-cell office:value-type="float" office:value="7291.0"/>
          <table:table-cell office:value-type="float" office:value="5235.0"/>
          <table:table-cell office:value-type="float" office:value="4541.0"/>
          <table:table-cell office:value-type="float" office:value="5948.0"/>
          <table:table-cell office:value-type="float" office:value="44.0"/>
          <table:table-cell office:value-type="float" office:value="0.457644"/>
          <table:table-cell office:value-type="float" office:value="0.131"/>
          <table:table-cell office:value-type="float" office:value="0.06"/>
          <table:table-cell office:value-type="float" office:value="4718.0"/>
          <table:table-cell office:value-type="float" office:value="0.0"/>
          <table:table-cell office:value-type="float" office:value="45.0"/>
          <table:table-cell office:value-type="float" office:value="2048.0"/>
          <table:table-cell office:value-type="float" office:value="6810.0"/>
          <table:table-cell office:value-type="float" office:value="2740.0"/>
          <table:table-cell office:value-type="float" office:value="8036.0"/>
          <table:table-cell office:value-type="float" office:value="893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145.0"/>
          <table:table-cell office:value-type="float" office:value="7291.0"/>
          <table:table-cell office:value-type="float" office:value="5235.0"/>
          <table:table-cell office:value-type="float" office:value="4541.0"/>
          <table:table-cell office:value-type="float" office:value="5948.0"/>
          <table:table-cell office:value-type="float" office:value="44.0"/>
          <table:table-cell office:value-type="float" office:value="0.483478"/>
          <table:table-cell office:value-type="float" office:value="0.201"/>
          <table:table-cell office:value-type="float" office:value="0.16"/>
          <table:table-cell office:value-type="float" office:value="9600.0"/>
          <table:table-cell office:value-type="float" office:value="0.0"/>
          <table:table-cell office:value-type="float" office:value="45.0"/>
          <table:table-cell office:value-type="float" office:value="2691.0"/>
          <table:table-cell office:value-type="float" office:value="12295.0"/>
          <table:table-cell office:value-type="float" office:value="2507.0"/>
          <table:table-cell office:value-type="float" office:value="7194.0"/>
          <table:table-cell office:value-type="float" office:value="901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243.0"/>
          <table:table-cell office:value-type="float" office:value="7097.0"/>
          <table:table-cell office:value-type="float" office:value="5249.0"/>
          <table:table-cell office:value-type="float" office:value="4337.0"/>
          <table:table-cell office:value-type="float" office:value="7119.0"/>
          <table:table-cell office:value-type="float" office:value="28.0"/>
          <table:table-cell table:formula="of:=MIN([.$B9];[.$V9];[.$AP9])" office:value-type="float"/>
          <table:table-cell table:formula="of:=MIN([.$C9];[.$W9];[.$AQ9])" office:value-type="float"/>
          <table:table-cell table:formula="of:=MIN([.$D9];[.$X9];[.$AR9])" office:value-type="float"/>
          <table:table-cell table:formula="of:=MIN([.$E9];[.$Y9];[.$AS9])" office:value-type="float"/>
          <table:table-cell table:formula="of:=MIN([.$F9];[.$Z9];[.$AT9])" office:value-type="float"/>
          <table:table-cell table:formula="of:=MIN([.$G9];[.$AA9];[.$AU9])" office:value-type="float"/>
          <table:table-cell table:formula="of:=MIN([.$H9];[.$AB9];[.$AV9])" office:value-type="float"/>
          <table:table-cell table:formula="of:=MIN([.$I9];[.$AC9];[.$AW9])" office:value-type="float"/>
          <table:table-cell table:formula="of:=MIN([.$J9];[.$AD9];[.$AX9])" office:value-type="float"/>
          <table:table-cell table:formula="of:=MIN([.$K9];[.$AE9];[.$AY9])" office:value-type="float"/>
          <table:table-cell table:formula="of:=MIN([.$L9];[.$AF9];[.$AZ9])" office:value-type="float"/>
          <table:table-cell table:formula="of:=MIN([.$M9];[.$AG9];[.$BA9])" office:value-type="float"/>
          <table:table-cell table:formula="of:=MIN([.$N9];[.$AH9];[.$BB9])" office:value-type="float"/>
          <table:table-cell table:formula="of:=MIN([.$O9];[.$AI9];[.$BC9])" office:value-type="float"/>
          <table:table-cell table:formula="of:=MIN([.$P9];[.$AJ9];[.$BD9])" office:value-type="float"/>
          <table:table-cell table:formula="of:=MIN([.$Q9];[.$AK9];[.$BE9])" office:value-type="float"/>
          <table:table-cell table:formula="of:=MIN([.$R9];[.$AL9];[.$BF9])" office:value-type="float"/>
          <table:table-cell table:formula="of:=MIN([.$S9];[.$AM9];[.$BG9])" office:value-type="float"/>
          <table:table-cell table:formula="of:=MIN([.$T9];[.$AN9];[.$BH9])" office:value-type="float"/>
          <table:table-cell table:formula="of:=MIN([.$U9];[.$AO9];[.$BI9])" office:value-type="float"/>
          <table:table-cell table:formula="of:=MEDIAN([.$B9];[.$V9];[.$AP9])" office:value-type="float"/>
          <table:table-cell table:formula="of:=MEDIAN([.$C9];[.$W9];[.$AQ9])" office:value-type="float"/>
          <table:table-cell table:formula="of:=MEDIAN([.$D9];[.$X9];[.$AR9])" office:value-type="float"/>
          <table:table-cell table:formula="of:=MEDIAN([.$E9];[.$Y9];[.$AS9])" office:value-type="float"/>
          <table:table-cell table:formula="of:=MEDIAN([.$F9];[.$Z9];[.$AT9])" office:value-type="float"/>
          <table:table-cell table:formula="of:=MEDIAN([.$G9];[.$AA9];[.$AU9])" office:value-type="float"/>
          <table:table-cell table:formula="of:=MEDIAN([.$H9];[.$AB9];[.$AV9])" office:value-type="float"/>
          <table:table-cell table:formula="of:=MEDIAN([.$I9];[.$AC9];[.$AW9])" office:value-type="float"/>
          <table:table-cell table:formula="of:=MEDIAN([.$J9];[.$AD9];[.$AX9])" office:value-type="float"/>
          <table:table-cell table:formula="of:=MEDIAN([.$K9];[.$AE9];[.$AY9])" office:value-type="float"/>
          <table:table-cell table:formula="of:=MEDIAN([.$L9];[.$AF9];[.$AZ9])" office:value-type="float"/>
          <table:table-cell table:formula="of:=MEDIAN([.$M9];[.$AG9];[.$BA9])" office:value-type="float"/>
          <table:table-cell table:formula="of:=MEDIAN([.$N9];[.$AH9];[.$BB9])" office:value-type="float"/>
          <table:table-cell table:formula="of:=MEDIAN([.$O9];[.$AI9];[.$BC9])" office:value-type="float"/>
          <table:table-cell table:formula="of:=MEDIAN([.$P9];[.$AJ9];[.$BD9])" office:value-type="float"/>
          <table:table-cell table:formula="of:=MEDIAN([.$Q9];[.$AK9];[.$BE9])" office:value-type="float"/>
          <table:table-cell table:formula="of:=MEDIAN([.$R9];[.$AL9];[.$BF9])" office:value-type="float"/>
          <table:table-cell table:formula="of:=MEDIAN([.$S9];[.$AM9];[.$BG9])" office:value-type="float"/>
          <table:table-cell table:formula="of:=MEDIAN([.$T9];[.$AN9];[.$BH9])" office:value-type="float"/>
          <table:table-cell table:formula="of:=MEDIAN([.$U9];[.$AO9];[.$BI9])" office:value-type="float"/>
          <table:table-cell table:formula="of:=MAX([.$B9];[.$V9];[.$AP9])" office:value-type="float"/>
          <table:table-cell table:formula="of:=MAX([.$C9];[.$W9];[.$AQ9])" office:value-type="float"/>
          <table:table-cell table:formula="of:=MAX([.$D9];[.$X9];[.$AR9])" office:value-type="float"/>
          <table:table-cell table:formula="of:=MAX([.$E9];[.$Y9];[.$AS9])" office:value-type="float"/>
          <table:table-cell table:formula="of:=MAX([.$F9];[.$Z9];[.$AT9])" office:value-type="float"/>
          <table:table-cell table:formula="of:=MAX([.$G9];[.$AA9];[.$AU9])" office:value-type="float"/>
          <table:table-cell table:formula="of:=MAX([.$H9];[.$AB9];[.$AV9])" office:value-type="float"/>
          <table:table-cell table:formula="of:=MAX([.$I9];[.$AC9];[.$AW9])" office:value-type="float"/>
          <table:table-cell table:formula="of:=MAX([.$J9];[.$AD9];[.$AX9])" office:value-type="float"/>
          <table:table-cell table:formula="of:=MAX([.$K9];[.$AE9];[.$AY9])" office:value-type="float"/>
          <table:table-cell table:formula="of:=MAX([.$L9];[.$AF9];[.$AZ9])" office:value-type="float"/>
          <table:table-cell table:formula="of:=MAX([.$M9];[.$AG9];[.$BA9])" office:value-type="float"/>
          <table:table-cell table:formula="of:=MAX([.$N9];[.$AH9];[.$BB9])" office:value-type="float"/>
          <table:table-cell table:formula="of:=MAX([.$O9];[.$AI9];[.$BC9])" office:value-type="float"/>
          <table:table-cell table:formula="of:=MAX([.$P9];[.$AJ9];[.$BD9])" office:value-type="float"/>
          <table:table-cell table:formula="of:=MAX([.$Q9];[.$AK9];[.$BE9])" office:value-type="float"/>
          <table:table-cell table:formula="of:=MAX([.$R9];[.$AL9];[.$BF9])" office:value-type="float"/>
          <table:table-cell table:formula="of:=MAX([.$S9];[.$AM9];[.$BG9])" office:value-type="float"/>
          <table:table-cell table:formula="of:=MAX([.$T9];[.$AN9];[.$BH9])" office:value-type="float"/>
          <table:table-cell table:formula="of:=MAX([.$U9];[.$AO9];[.$BI9])" office:value-type="float"/>
        </table:table-row>
        <table:table-row table:style-name="ro1">
          <table:table-cell office:value-type="string">
            <text:p>gridworld/x4_y4_n16_r4/x4_y4_n16_r4_s4_ps1_pr4_u4_o4_l4_N003.lp</text:p>
          </table:table-cell>
          <table:table-cell office:value-type="float" office:value="0.425899"/>
          <table:table-cell office:value-type="float" office:value="0.03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2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640.0"/>
          <table:table-cell office:value-type="float" office:value="4496.0"/>
          <table:table-cell office:value-type="float" office:value="3454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396739"/>
          <table:table-cell office:value-type="float" office:value="0.03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77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640.0"/>
          <table:table-cell office:value-type="float" office:value="4496.0"/>
          <table:table-cell office:value-type="float" office:value="3454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24029"/>
          <table:table-cell office:value-type="float" office:value="0.02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88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574.0"/>
          <table:table-cell office:value-type="float" office:value="4574.0"/>
          <table:table-cell office:value-type="float" office:value="3330.0"/>
          <table:table-cell office:value-type="string">
            <text:p/>
          </table:table-cell>
          <table:table-cell office:value-type="string">
            <text:p/>
          </table:table-cell>
          <table:table-cell table:formula="of:=MIN([.$B10];[.$V10];[.$AP10])" office:value-type="float"/>
          <table:table-cell table:formula="of:=MIN([.$C10];[.$W10];[.$AQ10])" office:value-type="float"/>
          <table:table-cell table:formula="of:=MIN([.$D10];[.$X10];[.$AR10])" office:value-type="float"/>
          <table:table-cell table:formula="of:=MIN([.$E10];[.$Y10];[.$AS10])" office:value-type="float"/>
          <table:table-cell table:formula="of:=MIN([.$F10];[.$Z10];[.$AT10])" office:value-type="float"/>
          <table:table-cell table:formula="of:=MIN([.$G10];[.$AA10];[.$AU10])" office:value-type="float"/>
          <table:table-cell table:formula="of:=MIN([.$H10];[.$AB10];[.$AV10])" office:value-type="float"/>
          <table:table-cell table:formula="of:=MIN([.$I10];[.$AC10];[.$AW10])" office:value-type="float"/>
          <table:table-cell table:formula="of:=MIN([.$J10];[.$AD10];[.$AX10])" office:value-type="float"/>
          <table:table-cell table:formula="of:=MIN([.$K10];[.$AE10];[.$AY10])" office:value-type="float"/>
          <table:table-cell table:formula="of:=MIN([.$L10];[.$AF10];[.$AZ10])" office:value-type="float"/>
          <table:table-cell table:formula="of:=MIN([.$M10];[.$AG10];[.$BA10])" office:value-type="float"/>
          <table:table-cell table:formula="of:=MIN([.$N10];[.$AH10];[.$BB10])" office:value-type="float"/>
          <table:table-cell table:formula="of:=MIN([.$O10];[.$AI10];[.$BC10])" office:value-type="float"/>
          <table:table-cell table:formula="of:=MIN([.$P10];[.$AJ10];[.$BD10])" office:value-type="float"/>
          <table:table-cell table:formula="of:=MIN([.$Q10];[.$AK10];[.$BE10])" office:value-type="float"/>
          <table:table-cell table:formula="of:=MIN([.$R10];[.$AL10];[.$BF10])" office:value-type="float"/>
          <table:table-cell table:formula="of:=MIN([.$S10];[.$AM10];[.$BG10])" office:value-type="float"/>
          <table:table-cell table:formula="of:=MIN([.$T10];[.$AN10];[.$BH10])" office:value-type="float"/>
          <table:table-cell table:formula="of:=MIN([.$U10];[.$AO10];[.$BI10])" office:value-type="float"/>
          <table:table-cell table:formula="of:=MEDIAN([.$B10];[.$V10];[.$AP10])" office:value-type="float"/>
          <table:table-cell table:formula="of:=MEDIAN([.$C10];[.$W10];[.$AQ10])" office:value-type="float"/>
          <table:table-cell table:formula="of:=MEDIAN([.$D10];[.$X10];[.$AR10])" office:value-type="float"/>
          <table:table-cell table:formula="of:=MEDIAN([.$E10];[.$Y10];[.$AS10])" office:value-type="float"/>
          <table:table-cell table:formula="of:=MEDIAN([.$F10];[.$Z10];[.$AT10])" office:value-type="float"/>
          <table:table-cell table:formula="of:=MEDIAN([.$G10];[.$AA10];[.$AU10])" office:value-type="float"/>
          <table:table-cell table:formula="of:=MEDIAN([.$H10];[.$AB10];[.$AV10])" office:value-type="float"/>
          <table:table-cell table:formula="of:=MEDIAN([.$I10];[.$AC10];[.$AW10])" office:value-type="float"/>
          <table:table-cell table:formula="of:=MEDIAN([.$J10];[.$AD10];[.$AX10])" office:value-type="float"/>
          <table:table-cell table:formula="of:=MEDIAN([.$K10];[.$AE10];[.$AY10])" office:value-type="float"/>
          <table:table-cell table:formula="of:=MEDIAN([.$L10];[.$AF10];[.$AZ10])" office:value-type="float"/>
          <table:table-cell table:formula="of:=MEDIAN([.$M10];[.$AG10];[.$BA10])" office:value-type="float"/>
          <table:table-cell table:formula="of:=MEDIAN([.$N10];[.$AH10];[.$BB10])" office:value-type="float"/>
          <table:table-cell table:formula="of:=MEDIAN([.$O10];[.$AI10];[.$BC10])" office:value-type="float"/>
          <table:table-cell table:formula="of:=MEDIAN([.$P10];[.$AJ10];[.$BD10])" office:value-type="float"/>
          <table:table-cell table:formula="of:=MEDIAN([.$Q10];[.$AK10];[.$BE10])" office:value-type="float"/>
          <table:table-cell table:formula="of:=MEDIAN([.$R10];[.$AL10];[.$BF10])" office:value-type="float"/>
          <table:table-cell table:formula="of:=MEDIAN([.$S10];[.$AM10];[.$BG10])" office:value-type="float"/>
          <table:table-cell table:formula="of:=MEDIAN([.$T10];[.$AN10];[.$BH10])" office:value-type="float"/>
          <table:table-cell table:formula="of:=MEDIAN([.$U10];[.$AO10];[.$BI10])" office:value-type="float"/>
          <table:table-cell table:formula="of:=MAX([.$B10];[.$V10];[.$AP10])" office:value-type="float"/>
          <table:table-cell table:formula="of:=MAX([.$C10];[.$W10];[.$AQ10])" office:value-type="float"/>
          <table:table-cell table:formula="of:=MAX([.$D10];[.$X10];[.$AR10])" office:value-type="float"/>
          <table:table-cell table:formula="of:=MAX([.$E10];[.$Y10];[.$AS10])" office:value-type="float"/>
          <table:table-cell table:formula="of:=MAX([.$F10];[.$Z10];[.$AT10])" office:value-type="float"/>
          <table:table-cell table:formula="of:=MAX([.$G10];[.$AA10];[.$AU10])" office:value-type="float"/>
          <table:table-cell table:formula="of:=MAX([.$H10];[.$AB10];[.$AV10])" office:value-type="float"/>
          <table:table-cell table:formula="of:=MAX([.$I10];[.$AC10];[.$AW10])" office:value-type="float"/>
          <table:table-cell table:formula="of:=MAX([.$J10];[.$AD10];[.$AX10])" office:value-type="float"/>
          <table:table-cell table:formula="of:=MAX([.$K10];[.$AE10];[.$AY10])" office:value-type="float"/>
          <table:table-cell table:formula="of:=MAX([.$L10];[.$AF10];[.$AZ10])" office:value-type="float"/>
          <table:table-cell table:formula="of:=MAX([.$M10];[.$AG10];[.$BA10])" office:value-type="float"/>
          <table:table-cell table:formula="of:=MAX([.$N10];[.$AH10];[.$BB10])" office:value-type="float"/>
          <table:table-cell table:formula="of:=MAX([.$O10];[.$AI10];[.$BC10])" office:value-type="float"/>
          <table:table-cell table:formula="of:=MAX([.$P10];[.$AJ10];[.$BD10])" office:value-type="float"/>
          <table:table-cell table:formula="of:=MAX([.$Q10];[.$AK10];[.$BE10])" office:value-type="float"/>
          <table:table-cell table:formula="of:=MAX([.$R10];[.$AL10];[.$BF10])" office:value-type="float"/>
          <table:table-cell table:formula="of:=MAX([.$S10];[.$AM10];[.$BG10])" office:value-type="float"/>
          <table:table-cell table:formula="of:=MAX([.$T10];[.$AN10];[.$BH10])" office:value-type="float"/>
          <table:table-cell table:formula="of:=MAX([.$U10];[.$AO10];[.$BI10])" office:value-type="float"/>
        </table:table-row>
        <table:table-row table:style-name="ro1">
          <table:table-cell office:value-type="string">
            <text:p>gridworld/x4_y4_n16_r4/x4_y4_n16_r4_s4_ps1_pr4_u4_o4_l4_N004.lp</text:p>
          </table:table-cell>
          <table:table-cell office:value-type="float" office:value="0.406728"/>
          <table:table-cell office:value-type="float" office:value="0.085"/>
          <table:table-cell office:value-type="float" office:value="0.04"/>
          <table:table-cell office:value-type="float" office:value="1732.0"/>
          <table:table-cell office:value-type="float" office:value="0.0"/>
          <table:table-cell office:value-type="float" office:value="19.0"/>
          <table:table-cell office:value-type="float" office:value="691.0"/>
          <table:table-cell office:value-type="float" office:value="2445.0"/>
          <table:table-cell office:value-type="float" office:value="2871.0"/>
          <table:table-cell office:value-type="float" office:value="8438.0"/>
          <table:table-cell office:value-type="float" office:value="904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221.0"/>
          <table:table-cell office:value-type="float" office:value="7539.0"/>
          <table:table-cell office:value-type="float" office:value="5372.0"/>
          <table:table-cell office:value-type="float" office:value="4691.0"/>
          <table:table-cell office:value-type="float" office:value="6004.0"/>
          <table:table-cell office:value-type="float" office:value="44.0"/>
          <table:table-cell office:value-type="float" office:value="0.380343"/>
          <table:table-cell office:value-type="float" office:value="0.03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4.0"/>
          <table:table-cell office:value-type="float" office:value="64.0"/>
          <table:table-cell office:value-type="float" office:value="2871.0"/>
          <table:table-cell office:value-type="float" office:value="8438.0"/>
          <table:table-cell office:value-type="float" office:value="617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221.0"/>
          <table:table-cell office:value-type="float" office:value="7539.0"/>
          <table:table-cell office:value-type="float" office:value="5372.0"/>
          <table:table-cell office:value-type="float" office:value="4691.0"/>
          <table:table-cell office:value-type="float" office:value="6004.0"/>
          <table:table-cell office:value-type="float" office:value="44.0"/>
          <table:table-cell office:value-type="float" office:value="0.77017"/>
          <table:table-cell office:value-type="float" office:value="0.493"/>
          <table:table-cell office:value-type="float" office:value="0.45"/>
          <table:table-cell office:value-type="float" office:value="27824.0"/>
          <table:table-cell office:value-type="float" office:value="0.0"/>
          <table:table-cell office:value-type="float" office:value="125.0"/>
          <table:table-cell office:value-type="float" office:value="8161.0"/>
          <table:table-cell office:value-type="float" office:value="36032.0"/>
          <table:table-cell office:value-type="float" office:value="2656.0"/>
          <table:table-cell office:value-type="float" office:value="7656.0"/>
          <table:table-cell office:value-type="float" office:value="901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319.0"/>
          <table:table-cell office:value-type="float" office:value="7345.0"/>
          <table:table-cell office:value-type="float" office:value="5386.0"/>
          <table:table-cell office:value-type="float" office:value="4487.0"/>
          <table:table-cell office:value-type="float" office:value="7208.0"/>
          <table:table-cell office:value-type="float" office:value="28.0"/>
          <table:table-cell table:formula="of:=MIN([.$B11];[.$V11];[.$AP11])" office:value-type="float"/>
          <table:table-cell table:formula="of:=MIN([.$C11];[.$W11];[.$AQ11])" office:value-type="float"/>
          <table:table-cell table:formula="of:=MIN([.$D11];[.$X11];[.$AR11])" office:value-type="float"/>
          <table:table-cell table:formula="of:=MIN([.$E11];[.$Y11];[.$AS11])" office:value-type="float"/>
          <table:table-cell table:formula="of:=MIN([.$F11];[.$Z11];[.$AT11])" office:value-type="float"/>
          <table:table-cell table:formula="of:=MIN([.$G11];[.$AA11];[.$AU11])" office:value-type="float"/>
          <table:table-cell table:formula="of:=MIN([.$H11];[.$AB11];[.$AV11])" office:value-type="float"/>
          <table:table-cell table:formula="of:=MIN([.$I11];[.$AC11];[.$AW11])" office:value-type="float"/>
          <table:table-cell table:formula="of:=MIN([.$J11];[.$AD11];[.$AX11])" office:value-type="float"/>
          <table:table-cell table:formula="of:=MIN([.$K11];[.$AE11];[.$AY11])" office:value-type="float"/>
          <table:table-cell table:formula="of:=MIN([.$L11];[.$AF11];[.$AZ11])" office:value-type="float"/>
          <table:table-cell table:formula="of:=MIN([.$M11];[.$AG11];[.$BA11])" office:value-type="float"/>
          <table:table-cell table:formula="of:=MIN([.$N11];[.$AH11];[.$BB11])" office:value-type="float"/>
          <table:table-cell table:formula="of:=MIN([.$O11];[.$AI11];[.$BC11])" office:value-type="float"/>
          <table:table-cell table:formula="of:=MIN([.$P11];[.$AJ11];[.$BD11])" office:value-type="float"/>
          <table:table-cell table:formula="of:=MIN([.$Q11];[.$AK11];[.$BE11])" office:value-type="float"/>
          <table:table-cell table:formula="of:=MIN([.$R11];[.$AL11];[.$BF11])" office:value-type="float"/>
          <table:table-cell table:formula="of:=MIN([.$S11];[.$AM11];[.$BG11])" office:value-type="float"/>
          <table:table-cell table:formula="of:=MIN([.$T11];[.$AN11];[.$BH11])" office:value-type="float"/>
          <table:table-cell table:formula="of:=MIN([.$U11];[.$AO11];[.$BI11])" office:value-type="float"/>
          <table:table-cell table:formula="of:=MEDIAN([.$B11];[.$V11];[.$AP11])" office:value-type="float"/>
          <table:table-cell table:formula="of:=MEDIAN([.$C11];[.$W11];[.$AQ11])" office:value-type="float"/>
          <table:table-cell table:formula="of:=MEDIAN([.$D11];[.$X11];[.$AR11])" office:value-type="float"/>
          <table:table-cell table:formula="of:=MEDIAN([.$E11];[.$Y11];[.$AS11])" office:value-type="float"/>
          <table:table-cell table:formula="of:=MEDIAN([.$F11];[.$Z11];[.$AT11])" office:value-type="float"/>
          <table:table-cell table:formula="of:=MEDIAN([.$G11];[.$AA11];[.$AU11])" office:value-type="float"/>
          <table:table-cell table:formula="of:=MEDIAN([.$H11];[.$AB11];[.$AV11])" office:value-type="float"/>
          <table:table-cell table:formula="of:=MEDIAN([.$I11];[.$AC11];[.$AW11])" office:value-type="float"/>
          <table:table-cell table:formula="of:=MEDIAN([.$J11];[.$AD11];[.$AX11])" office:value-type="float"/>
          <table:table-cell table:formula="of:=MEDIAN([.$K11];[.$AE11];[.$AY11])" office:value-type="float"/>
          <table:table-cell table:formula="of:=MEDIAN([.$L11];[.$AF11];[.$AZ11])" office:value-type="float"/>
          <table:table-cell table:formula="of:=MEDIAN([.$M11];[.$AG11];[.$BA11])" office:value-type="float"/>
          <table:table-cell table:formula="of:=MEDIAN([.$N11];[.$AH11];[.$BB11])" office:value-type="float"/>
          <table:table-cell table:formula="of:=MEDIAN([.$O11];[.$AI11];[.$BC11])" office:value-type="float"/>
          <table:table-cell table:formula="of:=MEDIAN([.$P11];[.$AJ11];[.$BD11])" office:value-type="float"/>
          <table:table-cell table:formula="of:=MEDIAN([.$Q11];[.$AK11];[.$BE11])" office:value-type="float"/>
          <table:table-cell table:formula="of:=MEDIAN([.$R11];[.$AL11];[.$BF11])" office:value-type="float"/>
          <table:table-cell table:formula="of:=MEDIAN([.$S11];[.$AM11];[.$BG11])" office:value-type="float"/>
          <table:table-cell table:formula="of:=MEDIAN([.$T11];[.$AN11];[.$BH11])" office:value-type="float"/>
          <table:table-cell table:formula="of:=MEDIAN([.$U11];[.$AO11];[.$BI11])" office:value-type="float"/>
          <table:table-cell table:formula="of:=MAX([.$B11];[.$V11];[.$AP11])" office:value-type="float"/>
          <table:table-cell table:formula="of:=MAX([.$C11];[.$W11];[.$AQ11])" office:value-type="float"/>
          <table:table-cell table:formula="of:=MAX([.$D11];[.$X11];[.$AR11])" office:value-type="float"/>
          <table:table-cell table:formula="of:=MAX([.$E11];[.$Y11];[.$AS11])" office:value-type="float"/>
          <table:table-cell table:formula="of:=MAX([.$F11];[.$Z11];[.$AT11])" office:value-type="float"/>
          <table:table-cell table:formula="of:=MAX([.$G11];[.$AA11];[.$AU11])" office:value-type="float"/>
          <table:table-cell table:formula="of:=MAX([.$H11];[.$AB11];[.$AV11])" office:value-type="float"/>
          <table:table-cell table:formula="of:=MAX([.$I11];[.$AC11];[.$AW11])" office:value-type="float"/>
          <table:table-cell table:formula="of:=MAX([.$J11];[.$AD11];[.$AX11])" office:value-type="float"/>
          <table:table-cell table:formula="of:=MAX([.$K11];[.$AE11];[.$AY11])" office:value-type="float"/>
          <table:table-cell table:formula="of:=MAX([.$L11];[.$AF11];[.$AZ11])" office:value-type="float"/>
          <table:table-cell table:formula="of:=MAX([.$M11];[.$AG11];[.$BA11])" office:value-type="float"/>
          <table:table-cell table:formula="of:=MAX([.$N11];[.$AH11];[.$BB11])" office:value-type="float"/>
          <table:table-cell table:formula="of:=MAX([.$O11];[.$AI11];[.$BC11])" office:value-type="float"/>
          <table:table-cell table:formula="of:=MAX([.$P11];[.$AJ11];[.$BD11])" office:value-type="float"/>
          <table:table-cell table:formula="of:=MAX([.$Q11];[.$AK11];[.$BE11])" office:value-type="float"/>
          <table:table-cell table:formula="of:=MAX([.$R11];[.$AL11];[.$BF11])" office:value-type="float"/>
          <table:table-cell table:formula="of:=MAX([.$S11];[.$AM11];[.$BG11])" office:value-type="float"/>
          <table:table-cell table:formula="of:=MAX([.$T11];[.$AN11];[.$BH11])" office:value-type="float"/>
          <table:table-cell table:formula="of:=MAX([.$U11];[.$AO11];[.$BI11])" office:value-type="float"/>
        </table:table-row>
        <table:table-row table:style-name="ro1">
          <table:table-cell office:value-type="string">
            <text:p>gridworld/x4_y4_n16_r4/x4_y4_n16_r4_s4_ps1_pr4_u4_o4_l4_N005.lp</text:p>
          </table:table-cell>
          <table:table-cell office:value-type="float" office:value="17.7035"/>
          <table:table-cell office:value-type="float" office:value="17.414"/>
          <table:table-cell office:value-type="float" office:value="17.34"/>
          <table:table-cell office:value-type="float" office:value="1531738.0"/>
          <table:table-cell office:value-type="float" office:value="0.0"/>
          <table:table-cell office:value-type="float" office:value="1276.0"/>
          <table:table-cell office:value-type="float" office:value="127701.0"/>
          <table:table-cell office:value-type="float" office:value="1659503.0"/>
          <table:table-cell office:value-type="float" office:value="2812.0"/>
          <table:table-cell office:value-type="float" office:value="8240.0"/>
          <table:table-cell office:value-type="float" office:value="902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185.0"/>
          <table:table-cell office:value-type="float" office:value="7411.0"/>
          <table:table-cell office:value-type="float" office:value="5306.0"/>
          <table:table-cell office:value-type="float" office:value="4610.0"/>
          <table:table-cell office:value-type="float" office:value="5963.0"/>
          <table:table-cell office:value-type="float" office:value="44.0"/>
          <table:table-cell office:value-type="float" office:value="8.97403"/>
          <table:table-cell office:value-type="float" office:value="8.577"/>
          <table:table-cell office:value-type="float" office:value="8.5"/>
          <table:table-cell office:value-type="float" office:value="1003026.0"/>
          <table:table-cell office:value-type="float" office:value="0.0"/>
          <table:table-cell office:value-type="float" office:value="4094.0"/>
          <table:table-cell office:value-type="float" office:value="520519.0"/>
          <table:table-cell office:value-type="float" office:value="1523544.0"/>
          <table:table-cell office:value-type="float" office:value="2812.0"/>
          <table:table-cell office:value-type="float" office:value="8240.0"/>
          <table:table-cell office:value-type="float" office:value="1061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185.0"/>
          <table:table-cell office:value-type="float" office:value="7411.0"/>
          <table:table-cell office:value-type="float" office:value="5306.0"/>
          <table:table-cell office:value-type="float" office:value="4610.0"/>
          <table:table-cell office:value-type="float" office:value="5963.0"/>
          <table:table-cell office:value-type="float" office:value="44.0"/>
          <table:table-cell office:value-type="float" office:value="0.694177"/>
          <table:table-cell office:value-type="float" office:value="0.434"/>
          <table:table-cell office:value-type="float" office:value="0.39"/>
          <table:table-cell office:value-type="float" office:value="23000.0"/>
          <table:table-cell office:value-type="float" office:value="0.0"/>
          <table:table-cell office:value-type="float" office:value="103.0"/>
          <table:table-cell office:value-type="float" office:value="7596.0"/>
          <table:table-cell office:value-type="float" office:value="30611.0"/>
          <table:table-cell office:value-type="float" office:value="2588.0"/>
          <table:table-cell office:value-type="float" office:value="7428.0"/>
          <table:table-cell office:value-type="float" office:value="901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283.0"/>
          <table:table-cell office:value-type="float" office:value="7217.0"/>
          <table:table-cell office:value-type="float" office:value="5320.0"/>
          <table:table-cell office:value-type="float" office:value="4406.0"/>
          <table:table-cell office:value-type="float" office:value="7146.0"/>
          <table:table-cell office:value-type="float" office:value="28.0"/>
          <table:table-cell table:formula="of:=MIN([.$B12];[.$V12];[.$AP12])" office:value-type="float"/>
          <table:table-cell table:formula="of:=MIN([.$C12];[.$W12];[.$AQ12])" office:value-type="float"/>
          <table:table-cell table:formula="of:=MIN([.$D12];[.$X12];[.$AR12])" office:value-type="float"/>
          <table:table-cell table:formula="of:=MIN([.$E12];[.$Y12];[.$AS12])" office:value-type="float"/>
          <table:table-cell table:formula="of:=MIN([.$F12];[.$Z12];[.$AT12])" office:value-type="float"/>
          <table:table-cell table:formula="of:=MIN([.$G12];[.$AA12];[.$AU12])" office:value-type="float"/>
          <table:table-cell table:formula="of:=MIN([.$H12];[.$AB12];[.$AV12])" office:value-type="float"/>
          <table:table-cell table:formula="of:=MIN([.$I12];[.$AC12];[.$AW12])" office:value-type="float"/>
          <table:table-cell table:formula="of:=MIN([.$J12];[.$AD12];[.$AX12])" office:value-type="float"/>
          <table:table-cell table:formula="of:=MIN([.$K12];[.$AE12];[.$AY12])" office:value-type="float"/>
          <table:table-cell table:formula="of:=MIN([.$L12];[.$AF12];[.$AZ12])" office:value-type="float"/>
          <table:table-cell table:formula="of:=MIN([.$M12];[.$AG12];[.$BA12])" office:value-type="float"/>
          <table:table-cell table:formula="of:=MIN([.$N12];[.$AH12];[.$BB12])" office:value-type="float"/>
          <table:table-cell table:formula="of:=MIN([.$O12];[.$AI12];[.$BC12])" office:value-type="float"/>
          <table:table-cell table:formula="of:=MIN([.$P12];[.$AJ12];[.$BD12])" office:value-type="float"/>
          <table:table-cell table:formula="of:=MIN([.$Q12];[.$AK12];[.$BE12])" office:value-type="float"/>
          <table:table-cell table:formula="of:=MIN([.$R12];[.$AL12];[.$BF12])" office:value-type="float"/>
          <table:table-cell table:formula="of:=MIN([.$S12];[.$AM12];[.$BG12])" office:value-type="float"/>
          <table:table-cell table:formula="of:=MIN([.$T12];[.$AN12];[.$BH12])" office:value-type="float"/>
          <table:table-cell table:formula="of:=MIN([.$U12];[.$AO12];[.$BI12])" office:value-type="float"/>
          <table:table-cell table:formula="of:=MEDIAN([.$B12];[.$V12];[.$AP12])" office:value-type="float"/>
          <table:table-cell table:formula="of:=MEDIAN([.$C12];[.$W12];[.$AQ12])" office:value-type="float"/>
          <table:table-cell table:formula="of:=MEDIAN([.$D12];[.$X12];[.$AR12])" office:value-type="float"/>
          <table:table-cell table:formula="of:=MEDIAN([.$E12];[.$Y12];[.$AS12])" office:value-type="float"/>
          <table:table-cell table:formula="of:=MEDIAN([.$F12];[.$Z12];[.$AT12])" office:value-type="float"/>
          <table:table-cell table:formula="of:=MEDIAN([.$G12];[.$AA12];[.$AU12])" office:value-type="float"/>
          <table:table-cell table:formula="of:=MEDIAN([.$H12];[.$AB12];[.$AV12])" office:value-type="float"/>
          <table:table-cell table:formula="of:=MEDIAN([.$I12];[.$AC12];[.$AW12])" office:value-type="float"/>
          <table:table-cell table:formula="of:=MEDIAN([.$J12];[.$AD12];[.$AX12])" office:value-type="float"/>
          <table:table-cell table:formula="of:=MEDIAN([.$K12];[.$AE12];[.$AY12])" office:value-type="float"/>
          <table:table-cell table:formula="of:=MEDIAN([.$L12];[.$AF12];[.$AZ12])" office:value-type="float"/>
          <table:table-cell table:formula="of:=MEDIAN([.$M12];[.$AG12];[.$BA12])" office:value-type="float"/>
          <table:table-cell table:formula="of:=MEDIAN([.$N12];[.$AH12];[.$BB12])" office:value-type="float"/>
          <table:table-cell table:formula="of:=MEDIAN([.$O12];[.$AI12];[.$BC12])" office:value-type="float"/>
          <table:table-cell table:formula="of:=MEDIAN([.$P12];[.$AJ12];[.$BD12])" office:value-type="float"/>
          <table:table-cell table:formula="of:=MEDIAN([.$Q12];[.$AK12];[.$BE12])" office:value-type="float"/>
          <table:table-cell table:formula="of:=MEDIAN([.$R12];[.$AL12];[.$BF12])" office:value-type="float"/>
          <table:table-cell table:formula="of:=MEDIAN([.$S12];[.$AM12];[.$BG12])" office:value-type="float"/>
          <table:table-cell table:formula="of:=MEDIAN([.$T12];[.$AN12];[.$BH12])" office:value-type="float"/>
          <table:table-cell table:formula="of:=MEDIAN([.$U12];[.$AO12];[.$BI12])" office:value-type="float"/>
          <table:table-cell table:formula="of:=MAX([.$B12];[.$V12];[.$AP12])" office:value-type="float"/>
          <table:table-cell table:formula="of:=MAX([.$C12];[.$W12];[.$AQ12])" office:value-type="float"/>
          <table:table-cell table:formula="of:=MAX([.$D12];[.$X12];[.$AR12])" office:value-type="float"/>
          <table:table-cell table:formula="of:=MAX([.$E12];[.$Y12];[.$AS12])" office:value-type="float"/>
          <table:table-cell table:formula="of:=MAX([.$F12];[.$Z12];[.$AT12])" office:value-type="float"/>
          <table:table-cell table:formula="of:=MAX([.$G12];[.$AA12];[.$AU12])" office:value-type="float"/>
          <table:table-cell table:formula="of:=MAX([.$H12];[.$AB12];[.$AV12])" office:value-type="float"/>
          <table:table-cell table:formula="of:=MAX([.$I12];[.$AC12];[.$AW12])" office:value-type="float"/>
          <table:table-cell table:formula="of:=MAX([.$J12];[.$AD12];[.$AX12])" office:value-type="float"/>
          <table:table-cell table:formula="of:=MAX([.$K12];[.$AE12];[.$AY12])" office:value-type="float"/>
          <table:table-cell table:formula="of:=MAX([.$L12];[.$AF12];[.$AZ12])" office:value-type="float"/>
          <table:table-cell table:formula="of:=MAX([.$M12];[.$AG12];[.$BA12])" office:value-type="float"/>
          <table:table-cell table:formula="of:=MAX([.$N12];[.$AH12];[.$BB12])" office:value-type="float"/>
          <table:table-cell table:formula="of:=MAX([.$O12];[.$AI12];[.$BC12])" office:value-type="float"/>
          <table:table-cell table:formula="of:=MAX([.$P12];[.$AJ12];[.$BD12])" office:value-type="float"/>
          <table:table-cell table:formula="of:=MAX([.$Q12];[.$AK12];[.$BE12])" office:value-type="float"/>
          <table:table-cell table:formula="of:=MAX([.$R12];[.$AL12];[.$BF12])" office:value-type="float"/>
          <table:table-cell table:formula="of:=MAX([.$S12];[.$AM12];[.$BG12])" office:value-type="float"/>
          <table:table-cell table:formula="of:=MAX([.$T12];[.$AN12];[.$BH12])" office:value-type="float"/>
          <table:table-cell table:formula="of:=MAX([.$U12];[.$AO12];[.$BI12])" office:value-type="float"/>
        </table:table-row>
        <table:table-row table:style-name="ro1">
          <table:table-cell office:value-type="string">
            <text:p>gridworld/x5_y5_n20_r5/x5_y5_n20_r5_s5_ps1_pr5_u5_o5_l5_N001.lp</text:p>
          </table:table-cell>
          <table:table-cell office:value-type="float" office:value="0.425948"/>
          <table:table-cell office:value-type="float" office:value="0.0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938.0"/>
          <table:table-cell office:value-type="float" office:value="9328.0"/>
          <table:table-cell office:value-type="float" office:value="889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074.0"/>
          <table:table-cell office:value-type="float" office:value="8792.0"/>
          <table:table-cell office:value-type="float" office:value="6263.0"/>
          <table:table-cell office:value-type="float" office:value="5530.0"/>
          <table:table-cell office:value-type="float" office:value="8515.0"/>
          <table:table-cell office:value-type="float" office:value="55.0"/>
          <table:table-cell office:value-type="float" office:value="0.431495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3018.0"/>
          <table:table-cell office:value-type="float" office:value="9867.0"/>
          <table:table-cell office:value-type="float" office:value="875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074.0"/>
          <table:table-cell office:value-type="float" office:value="8792.0"/>
          <table:table-cell office:value-type="float" office:value="6263.0"/>
          <table:table-cell office:value-type="float" office:value="5530.0"/>
          <table:table-cell office:value-type="float" office:value="8902.0"/>
          <table:table-cell office:value-type="float" office:value="55.0"/>
          <table:table-cell office:value-type="float" office:value="0.352009"/>
          <table:table-cell office:value-type="float" office:value="0.081"/>
          <table:table-cell office:value-type="float" office:value="0.02"/>
          <table:table-cell office:value-type="float" office:value="1200.0"/>
          <table:table-cell office:value-type="float" office:value="0.0"/>
          <table:table-cell office:value-type="float" office:value="3.0"/>
          <table:table-cell office:value-type="float" office:value="162.0"/>
          <table:table-cell office:value-type="float" office:value="1367.0"/>
          <table:table-cell office:value-type="float" office:value="2754.0"/>
          <table:table-cell office:value-type="float" office:value="5562.0"/>
          <table:table-cell office:value-type="float" office:value="877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194.0"/>
          <table:table-cell office:value-type="float" office:value="8547.0"/>
          <table:table-cell office:value-type="float" office:value="6278.0"/>
          <table:table-cell office:value-type="float" office:value="5275.0"/>
          <table:table-cell office:value-type="float" office:value="8980.0"/>
          <table:table-cell office:value-type="float" office:value="35.0"/>
          <table:table-cell table:formula="of:=MIN([.$B13];[.$V13];[.$AP13])" office:value-type="float"/>
          <table:table-cell table:formula="of:=MIN([.$C13];[.$W13];[.$AQ13])" office:value-type="float"/>
          <table:table-cell table:formula="of:=MIN([.$D13];[.$X13];[.$AR13])" office:value-type="float"/>
          <table:table-cell table:formula="of:=MIN([.$E13];[.$Y13];[.$AS13])" office:value-type="float"/>
          <table:table-cell table:formula="of:=MIN([.$F13];[.$Z13];[.$AT13])" office:value-type="float"/>
          <table:table-cell table:formula="of:=MIN([.$G13];[.$AA13];[.$AU13])" office:value-type="float"/>
          <table:table-cell table:formula="of:=MIN([.$H13];[.$AB13];[.$AV13])" office:value-type="float"/>
          <table:table-cell table:formula="of:=MIN([.$I13];[.$AC13];[.$AW13])" office:value-type="float"/>
          <table:table-cell table:formula="of:=MIN([.$J13];[.$AD13];[.$AX13])" office:value-type="float"/>
          <table:table-cell table:formula="of:=MIN([.$K13];[.$AE13];[.$AY13])" office:value-type="float"/>
          <table:table-cell table:formula="of:=MIN([.$L13];[.$AF13];[.$AZ13])" office:value-type="float"/>
          <table:table-cell table:formula="of:=MIN([.$M13];[.$AG13];[.$BA13])" office:value-type="float"/>
          <table:table-cell table:formula="of:=MIN([.$N13];[.$AH13];[.$BB13])" office:value-type="float"/>
          <table:table-cell table:formula="of:=MIN([.$O13];[.$AI13];[.$BC13])" office:value-type="float"/>
          <table:table-cell table:formula="of:=MIN([.$P13];[.$AJ13];[.$BD13])" office:value-type="float"/>
          <table:table-cell table:formula="of:=MIN([.$Q13];[.$AK13];[.$BE13])" office:value-type="float"/>
          <table:table-cell table:formula="of:=MIN([.$R13];[.$AL13];[.$BF13])" office:value-type="float"/>
          <table:table-cell table:formula="of:=MIN([.$S13];[.$AM13];[.$BG13])" office:value-type="float"/>
          <table:table-cell table:formula="of:=MIN([.$T13];[.$AN13];[.$BH13])" office:value-type="float"/>
          <table:table-cell table:formula="of:=MIN([.$U13];[.$AO13];[.$BI13])" office:value-type="float"/>
          <table:table-cell table:formula="of:=MEDIAN([.$B13];[.$V13];[.$AP13])" office:value-type="float"/>
          <table:table-cell table:formula="of:=MEDIAN([.$C13];[.$W13];[.$AQ13])" office:value-type="float"/>
          <table:table-cell table:formula="of:=MEDIAN([.$D13];[.$X13];[.$AR13])" office:value-type="float"/>
          <table:table-cell table:formula="of:=MEDIAN([.$E13];[.$Y13];[.$AS13])" office:value-type="float"/>
          <table:table-cell table:formula="of:=MEDIAN([.$F13];[.$Z13];[.$AT13])" office:value-type="float"/>
          <table:table-cell table:formula="of:=MEDIAN([.$G13];[.$AA13];[.$AU13])" office:value-type="float"/>
          <table:table-cell table:formula="of:=MEDIAN([.$H13];[.$AB13];[.$AV13])" office:value-type="float"/>
          <table:table-cell table:formula="of:=MEDIAN([.$I13];[.$AC13];[.$AW13])" office:value-type="float"/>
          <table:table-cell table:formula="of:=MEDIAN([.$J13];[.$AD13];[.$AX13])" office:value-type="float"/>
          <table:table-cell table:formula="of:=MEDIAN([.$K13];[.$AE13];[.$AY13])" office:value-type="float"/>
          <table:table-cell table:formula="of:=MEDIAN([.$L13];[.$AF13];[.$AZ13])" office:value-type="float"/>
          <table:table-cell table:formula="of:=MEDIAN([.$M13];[.$AG13];[.$BA13])" office:value-type="float"/>
          <table:table-cell table:formula="of:=MEDIAN([.$N13];[.$AH13];[.$BB13])" office:value-type="float"/>
          <table:table-cell table:formula="of:=MEDIAN([.$O13];[.$AI13];[.$BC13])" office:value-type="float"/>
          <table:table-cell table:formula="of:=MEDIAN([.$P13];[.$AJ13];[.$BD13])" office:value-type="float"/>
          <table:table-cell table:formula="of:=MEDIAN([.$Q13];[.$AK13];[.$BE13])" office:value-type="float"/>
          <table:table-cell table:formula="of:=MEDIAN([.$R13];[.$AL13];[.$BF13])" office:value-type="float"/>
          <table:table-cell table:formula="of:=MEDIAN([.$S13];[.$AM13];[.$BG13])" office:value-type="float"/>
          <table:table-cell table:formula="of:=MEDIAN([.$T13];[.$AN13];[.$BH13])" office:value-type="float"/>
          <table:table-cell table:formula="of:=MEDIAN([.$U13];[.$AO13];[.$BI13])" office:value-type="float"/>
          <table:table-cell table:formula="of:=MAX([.$B13];[.$V13];[.$AP13])" office:value-type="float"/>
          <table:table-cell table:formula="of:=MAX([.$C13];[.$W13];[.$AQ13])" office:value-type="float"/>
          <table:table-cell table:formula="of:=MAX([.$D13];[.$X13];[.$AR13])" office:value-type="float"/>
          <table:table-cell table:formula="of:=MAX([.$E13];[.$Y13];[.$AS13])" office:value-type="float"/>
          <table:table-cell table:formula="of:=MAX([.$F13];[.$Z13];[.$AT13])" office:value-type="float"/>
          <table:table-cell table:formula="of:=MAX([.$G13];[.$AA13];[.$AU13])" office:value-type="float"/>
          <table:table-cell table:formula="of:=MAX([.$H13];[.$AB13];[.$AV13])" office:value-type="float"/>
          <table:table-cell table:formula="of:=MAX([.$I13];[.$AC13];[.$AW13])" office:value-type="float"/>
          <table:table-cell table:formula="of:=MAX([.$J13];[.$AD13];[.$AX13])" office:value-type="float"/>
          <table:table-cell table:formula="of:=MAX([.$K13];[.$AE13];[.$AY13])" office:value-type="float"/>
          <table:table-cell table:formula="of:=MAX([.$L13];[.$AF13];[.$AZ13])" office:value-type="float"/>
          <table:table-cell table:formula="of:=MAX([.$M13];[.$AG13];[.$BA13])" office:value-type="float"/>
          <table:table-cell table:formula="of:=MAX([.$N13];[.$AH13];[.$BB13])" office:value-type="float"/>
          <table:table-cell table:formula="of:=MAX([.$O13];[.$AI13];[.$BC13])" office:value-type="float"/>
          <table:table-cell table:formula="of:=MAX([.$P13];[.$AJ13];[.$BD13])" office:value-type="float"/>
          <table:table-cell table:formula="of:=MAX([.$Q13];[.$AK13];[.$BE13])" office:value-type="float"/>
          <table:table-cell table:formula="of:=MAX([.$R13];[.$AL13];[.$BF13])" office:value-type="float"/>
          <table:table-cell table:formula="of:=MAX([.$S13];[.$AM13];[.$BG13])" office:value-type="float"/>
          <table:table-cell table:formula="of:=MAX([.$T13];[.$AN13];[.$BH13])" office:value-type="float"/>
          <table:table-cell table:formula="of:=MAX([.$U13];[.$AO13];[.$BI13])" office:value-type="float"/>
        </table:table-row>
        <table:table-row table:style-name="ro1">
          <table:table-cell office:value-type="string">
            <text:p>gridworld/x5_y5_n20_r5/x5_y5_n20_r5_s5_ps1_pr5_u5_o5_l5_N002.lp</text:p>
          </table:table-cell>
          <table:table-cell office:value-type="float" office:value="0.373725"/>
          <table:table-cell office:value-type="float" office:value="0.04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8.0"/>
          <table:table-cell office:value-type="float" office:value="3037.0"/>
          <table:table-cell office:value-type="float" office:value="8885.0"/>
          <table:table-cell office:value-type="float" office:value="914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980.0"/>
          <table:table-cell office:value-type="float" office:value="8550.0"/>
          <table:table-cell office:value-type="float" office:value="6113.0"/>
          <table:table-cell office:value-type="float" office:value="5380.0"/>
          <table:table-cell office:value-type="float" office:value="8728.0"/>
          <table:table-cell office:value-type="float" office:value="55.0"/>
          <table:table-cell office:value-type="float" office:value="0.472719"/>
          <table:table-cell office:value-type="float" office:value="0.07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9.0"/>
          <table:table-cell office:value-type="float" office:value="3047.0"/>
          <table:table-cell office:value-type="float" office:value="8918.0"/>
          <table:table-cell office:value-type="float" office:value="765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980.0"/>
          <table:table-cell office:value-type="float" office:value="8550.0"/>
          <table:table-cell office:value-type="float" office:value="6113.0"/>
          <table:table-cell office:value-type="float" office:value="5380.0"/>
          <table:table-cell office:value-type="float" office:value="7383.0"/>
          <table:table-cell office:value-type="float" office:value="55.0"/>
          <table:table-cell office:value-type="float" office:value="0.323772"/>
          <table:table-cell office:value-type="float" office:value="0.063"/>
          <table:table-cell office:value-type="float" office:value="0.0"/>
          <table:table-cell office:value-type="float" office:value="198.0"/>
          <table:table-cell office:value-type="float" office:value="0.0"/>
          <table:table-cell office:value-type="float" office:value="0.0"/>
          <table:table-cell office:value-type="float" office:value="87.0"/>
          <table:table-cell office:value-type="float" office:value="292.0"/>
          <table:table-cell office:value-type="float" office:value="2722.0"/>
          <table:table-cell office:value-type="float" office:value="7754.0"/>
          <table:table-cell office:value-type="float" office:value="877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100.0"/>
          <table:table-cell office:value-type="float" office:value="8305.0"/>
          <table:table-cell office:value-type="float" office:value="6128.0"/>
          <table:table-cell office:value-type="float" office:value="5125.0"/>
          <table:table-cell office:value-type="float" office:value="8825.0"/>
          <table:table-cell office:value-type="float" office:value="35.0"/>
          <table:table-cell table:formula="of:=MIN([.$B14];[.$V14];[.$AP14])" office:value-type="float"/>
          <table:table-cell table:formula="of:=MIN([.$C14];[.$W14];[.$AQ14])" office:value-type="float"/>
          <table:table-cell table:formula="of:=MIN([.$D14];[.$X14];[.$AR14])" office:value-type="float"/>
          <table:table-cell table:formula="of:=MIN([.$E14];[.$Y14];[.$AS14])" office:value-type="float"/>
          <table:table-cell table:formula="of:=MIN([.$F14];[.$Z14];[.$AT14])" office:value-type="float"/>
          <table:table-cell table:formula="of:=MIN([.$G14];[.$AA14];[.$AU14])" office:value-type="float"/>
          <table:table-cell table:formula="of:=MIN([.$H14];[.$AB14];[.$AV14])" office:value-type="float"/>
          <table:table-cell table:formula="of:=MIN([.$I14];[.$AC14];[.$AW14])" office:value-type="float"/>
          <table:table-cell table:formula="of:=MIN([.$J14];[.$AD14];[.$AX14])" office:value-type="float"/>
          <table:table-cell table:formula="of:=MIN([.$K14];[.$AE14];[.$AY14])" office:value-type="float"/>
          <table:table-cell table:formula="of:=MIN([.$L14];[.$AF14];[.$AZ14])" office:value-type="float"/>
          <table:table-cell table:formula="of:=MIN([.$M14];[.$AG14];[.$BA14])" office:value-type="float"/>
          <table:table-cell table:formula="of:=MIN([.$N14];[.$AH14];[.$BB14])" office:value-type="float"/>
          <table:table-cell table:formula="of:=MIN([.$O14];[.$AI14];[.$BC14])" office:value-type="float"/>
          <table:table-cell table:formula="of:=MIN([.$P14];[.$AJ14];[.$BD14])" office:value-type="float"/>
          <table:table-cell table:formula="of:=MIN([.$Q14];[.$AK14];[.$BE14])" office:value-type="float"/>
          <table:table-cell table:formula="of:=MIN([.$R14];[.$AL14];[.$BF14])" office:value-type="float"/>
          <table:table-cell table:formula="of:=MIN([.$S14];[.$AM14];[.$BG14])" office:value-type="float"/>
          <table:table-cell table:formula="of:=MIN([.$T14];[.$AN14];[.$BH14])" office:value-type="float"/>
          <table:table-cell table:formula="of:=MIN([.$U14];[.$AO14];[.$BI14])" office:value-type="float"/>
          <table:table-cell table:formula="of:=MEDIAN([.$B14];[.$V14];[.$AP14])" office:value-type="float"/>
          <table:table-cell table:formula="of:=MEDIAN([.$C14];[.$W14];[.$AQ14])" office:value-type="float"/>
          <table:table-cell table:formula="of:=MEDIAN([.$D14];[.$X14];[.$AR14])" office:value-type="float"/>
          <table:table-cell table:formula="of:=MEDIAN([.$E14];[.$Y14];[.$AS14])" office:value-type="float"/>
          <table:table-cell table:formula="of:=MEDIAN([.$F14];[.$Z14];[.$AT14])" office:value-type="float"/>
          <table:table-cell table:formula="of:=MEDIAN([.$G14];[.$AA14];[.$AU14])" office:value-type="float"/>
          <table:table-cell table:formula="of:=MEDIAN([.$H14];[.$AB14];[.$AV14])" office:value-type="float"/>
          <table:table-cell table:formula="of:=MEDIAN([.$I14];[.$AC14];[.$AW14])" office:value-type="float"/>
          <table:table-cell table:formula="of:=MEDIAN([.$J14];[.$AD14];[.$AX14])" office:value-type="float"/>
          <table:table-cell table:formula="of:=MEDIAN([.$K14];[.$AE14];[.$AY14])" office:value-type="float"/>
          <table:table-cell table:formula="of:=MEDIAN([.$L14];[.$AF14];[.$AZ14])" office:value-type="float"/>
          <table:table-cell table:formula="of:=MEDIAN([.$M14];[.$AG14];[.$BA14])" office:value-type="float"/>
          <table:table-cell table:formula="of:=MEDIAN([.$N14];[.$AH14];[.$BB14])" office:value-type="float"/>
          <table:table-cell table:formula="of:=MEDIAN([.$O14];[.$AI14];[.$BC14])" office:value-type="float"/>
          <table:table-cell table:formula="of:=MEDIAN([.$P14];[.$AJ14];[.$BD14])" office:value-type="float"/>
          <table:table-cell table:formula="of:=MEDIAN([.$Q14];[.$AK14];[.$BE14])" office:value-type="float"/>
          <table:table-cell table:formula="of:=MEDIAN([.$R14];[.$AL14];[.$BF14])" office:value-type="float"/>
          <table:table-cell table:formula="of:=MEDIAN([.$S14];[.$AM14];[.$BG14])" office:value-type="float"/>
          <table:table-cell table:formula="of:=MEDIAN([.$T14];[.$AN14];[.$BH14])" office:value-type="float"/>
          <table:table-cell table:formula="of:=MEDIAN([.$U14];[.$AO14];[.$BI14])" office:value-type="float"/>
          <table:table-cell table:formula="of:=MAX([.$B14];[.$V14];[.$AP14])" office:value-type="float"/>
          <table:table-cell table:formula="of:=MAX([.$C14];[.$W14];[.$AQ14])" office:value-type="float"/>
          <table:table-cell table:formula="of:=MAX([.$D14];[.$X14];[.$AR14])" office:value-type="float"/>
          <table:table-cell table:formula="of:=MAX([.$E14];[.$Y14];[.$AS14])" office:value-type="float"/>
          <table:table-cell table:formula="of:=MAX([.$F14];[.$Z14];[.$AT14])" office:value-type="float"/>
          <table:table-cell table:formula="of:=MAX([.$G14];[.$AA14];[.$AU14])" office:value-type="float"/>
          <table:table-cell table:formula="of:=MAX([.$H14];[.$AB14];[.$AV14])" office:value-type="float"/>
          <table:table-cell table:formula="of:=MAX([.$I14];[.$AC14];[.$AW14])" office:value-type="float"/>
          <table:table-cell table:formula="of:=MAX([.$J14];[.$AD14];[.$AX14])" office:value-type="float"/>
          <table:table-cell table:formula="of:=MAX([.$K14];[.$AE14];[.$AY14])" office:value-type="float"/>
          <table:table-cell table:formula="of:=MAX([.$L14];[.$AF14];[.$AZ14])" office:value-type="float"/>
          <table:table-cell table:formula="of:=MAX([.$M14];[.$AG14];[.$BA14])" office:value-type="float"/>
          <table:table-cell table:formula="of:=MAX([.$N14];[.$AH14];[.$BB14])" office:value-type="float"/>
          <table:table-cell table:formula="of:=MAX([.$O14];[.$AI14];[.$BC14])" office:value-type="float"/>
          <table:table-cell table:formula="of:=MAX([.$P14];[.$AJ14];[.$BD14])" office:value-type="float"/>
          <table:table-cell table:formula="of:=MAX([.$Q14];[.$AK14];[.$BE14])" office:value-type="float"/>
          <table:table-cell table:formula="of:=MAX([.$R14];[.$AL14];[.$BF14])" office:value-type="float"/>
          <table:table-cell table:formula="of:=MAX([.$S14];[.$AM14];[.$BG14])" office:value-type="float"/>
          <table:table-cell table:formula="of:=MAX([.$T14];[.$AN14];[.$BH14])" office:value-type="float"/>
          <table:table-cell table:formula="of:=MAX([.$U14];[.$AO14];[.$BI14])" office:value-type="float"/>
        </table:table-row>
        <table:table-row table:style-name="ro1">
          <table:table-cell office:value-type="string">
            <text:p>gridworld/x5_y5_n20_r5/x5_y5_n20_r5_s5_ps1_pr5_u5_o5_l5_N003.lp</text:p>
          </table:table-cell>
          <table:table-cell office:value-type="float" office:value="0.377927"/>
          <table:table-cell office:value-type="float" office:value="0.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17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918.0"/>
          <table:table-cell office:value-type="float" office:value="5461.0"/>
          <table:table-cell office:value-type="float" office:value="428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479956"/>
          <table:table-cell office:value-type="float" office:value="0.07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27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918.0"/>
          <table:table-cell office:value-type="float" office:value="5461.0"/>
          <table:table-cell office:value-type="float" office:value="428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98715"/>
          <table:table-cell office:value-type="float" office:value="0.06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6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833.0"/>
          <table:table-cell office:value-type="float" office:value="5556.0"/>
          <table:table-cell office:value-type="float" office:value="4127.0"/>
          <table:table-cell office:value-type="string">
            <text:p/>
          </table:table-cell>
          <table:table-cell office:value-type="string">
            <text:p/>
          </table:table-cell>
          <table:table-cell table:formula="of:=MIN([.$B15];[.$V15];[.$AP15])" office:value-type="float"/>
          <table:table-cell table:formula="of:=MIN([.$C15];[.$W15];[.$AQ15])" office:value-type="float"/>
          <table:table-cell table:formula="of:=MIN([.$D15];[.$X15];[.$AR15])" office:value-type="float"/>
          <table:table-cell table:formula="of:=MIN([.$E15];[.$Y15];[.$AS15])" office:value-type="float"/>
          <table:table-cell table:formula="of:=MIN([.$F15];[.$Z15];[.$AT15])" office:value-type="float"/>
          <table:table-cell table:formula="of:=MIN([.$G15];[.$AA15];[.$AU15])" office:value-type="float"/>
          <table:table-cell table:formula="of:=MIN([.$H15];[.$AB15];[.$AV15])" office:value-type="float"/>
          <table:table-cell table:formula="of:=MIN([.$I15];[.$AC15];[.$AW15])" office:value-type="float"/>
          <table:table-cell table:formula="of:=MIN([.$J15];[.$AD15];[.$AX15])" office:value-type="float"/>
          <table:table-cell table:formula="of:=MIN([.$K15];[.$AE15];[.$AY15])" office:value-type="float"/>
          <table:table-cell table:formula="of:=MIN([.$L15];[.$AF15];[.$AZ15])" office:value-type="float"/>
          <table:table-cell table:formula="of:=MIN([.$M15];[.$AG15];[.$BA15])" office:value-type="float"/>
          <table:table-cell table:formula="of:=MIN([.$N15];[.$AH15];[.$BB15])" office:value-type="float"/>
          <table:table-cell table:formula="of:=MIN([.$O15];[.$AI15];[.$BC15])" office:value-type="float"/>
          <table:table-cell table:formula="of:=MIN([.$P15];[.$AJ15];[.$BD15])" office:value-type="float"/>
          <table:table-cell table:formula="of:=MIN([.$Q15];[.$AK15];[.$BE15])" office:value-type="float"/>
          <table:table-cell table:formula="of:=MIN([.$R15];[.$AL15];[.$BF15])" office:value-type="float"/>
          <table:table-cell table:formula="of:=MIN([.$S15];[.$AM15];[.$BG15])" office:value-type="float"/>
          <table:table-cell table:formula="of:=MIN([.$T15];[.$AN15];[.$BH15])" office:value-type="float"/>
          <table:table-cell table:formula="of:=MIN([.$U15];[.$AO15];[.$BI15])" office:value-type="float"/>
          <table:table-cell table:formula="of:=MEDIAN([.$B15];[.$V15];[.$AP15])" office:value-type="float"/>
          <table:table-cell table:formula="of:=MEDIAN([.$C15];[.$W15];[.$AQ15])" office:value-type="float"/>
          <table:table-cell table:formula="of:=MEDIAN([.$D15];[.$X15];[.$AR15])" office:value-type="float"/>
          <table:table-cell table:formula="of:=MEDIAN([.$E15];[.$Y15];[.$AS15])" office:value-type="float"/>
          <table:table-cell table:formula="of:=MEDIAN([.$F15];[.$Z15];[.$AT15])" office:value-type="float"/>
          <table:table-cell table:formula="of:=MEDIAN([.$G15];[.$AA15];[.$AU15])" office:value-type="float"/>
          <table:table-cell table:formula="of:=MEDIAN([.$H15];[.$AB15];[.$AV15])" office:value-type="float"/>
          <table:table-cell table:formula="of:=MEDIAN([.$I15];[.$AC15];[.$AW15])" office:value-type="float"/>
          <table:table-cell table:formula="of:=MEDIAN([.$J15];[.$AD15];[.$AX15])" office:value-type="float"/>
          <table:table-cell table:formula="of:=MEDIAN([.$K15];[.$AE15];[.$AY15])" office:value-type="float"/>
          <table:table-cell table:formula="of:=MEDIAN([.$L15];[.$AF15];[.$AZ15])" office:value-type="float"/>
          <table:table-cell table:formula="of:=MEDIAN([.$M15];[.$AG15];[.$BA15])" office:value-type="float"/>
          <table:table-cell table:formula="of:=MEDIAN([.$N15];[.$AH15];[.$BB15])" office:value-type="float"/>
          <table:table-cell table:formula="of:=MEDIAN([.$O15];[.$AI15];[.$BC15])" office:value-type="float"/>
          <table:table-cell table:formula="of:=MEDIAN([.$P15];[.$AJ15];[.$BD15])" office:value-type="float"/>
          <table:table-cell table:formula="of:=MEDIAN([.$Q15];[.$AK15];[.$BE15])" office:value-type="float"/>
          <table:table-cell table:formula="of:=MEDIAN([.$R15];[.$AL15];[.$BF15])" office:value-type="float"/>
          <table:table-cell table:formula="of:=MEDIAN([.$S15];[.$AM15];[.$BG15])" office:value-type="float"/>
          <table:table-cell table:formula="of:=MEDIAN([.$T15];[.$AN15];[.$BH15])" office:value-type="float"/>
          <table:table-cell table:formula="of:=MEDIAN([.$U15];[.$AO15];[.$BI15])" office:value-type="float"/>
          <table:table-cell table:formula="of:=MAX([.$B15];[.$V15];[.$AP15])" office:value-type="float"/>
          <table:table-cell table:formula="of:=MAX([.$C15];[.$W15];[.$AQ15])" office:value-type="float"/>
          <table:table-cell table:formula="of:=MAX([.$D15];[.$X15];[.$AR15])" office:value-type="float"/>
          <table:table-cell table:formula="of:=MAX([.$E15];[.$Y15];[.$AS15])" office:value-type="float"/>
          <table:table-cell table:formula="of:=MAX([.$F15];[.$Z15];[.$AT15])" office:value-type="float"/>
          <table:table-cell table:formula="of:=MAX([.$G15];[.$AA15];[.$AU15])" office:value-type="float"/>
          <table:table-cell table:formula="of:=MAX([.$H15];[.$AB15];[.$AV15])" office:value-type="float"/>
          <table:table-cell table:formula="of:=MAX([.$I15];[.$AC15];[.$AW15])" office:value-type="float"/>
          <table:table-cell table:formula="of:=MAX([.$J15];[.$AD15];[.$AX15])" office:value-type="float"/>
          <table:table-cell table:formula="of:=MAX([.$K15];[.$AE15];[.$AY15])" office:value-type="float"/>
          <table:table-cell table:formula="of:=MAX([.$L15];[.$AF15];[.$AZ15])" office:value-type="float"/>
          <table:table-cell table:formula="of:=MAX([.$M15];[.$AG15];[.$BA15])" office:value-type="float"/>
          <table:table-cell table:formula="of:=MAX([.$N15];[.$AH15];[.$BB15])" office:value-type="float"/>
          <table:table-cell table:formula="of:=MAX([.$O15];[.$AI15];[.$BC15])" office:value-type="float"/>
          <table:table-cell table:formula="of:=MAX([.$P15];[.$AJ15];[.$BD15])" office:value-type="float"/>
          <table:table-cell table:formula="of:=MAX([.$Q15];[.$AK15];[.$BE15])" office:value-type="float"/>
          <table:table-cell table:formula="of:=MAX([.$R15];[.$AL15];[.$BF15])" office:value-type="float"/>
          <table:table-cell table:formula="of:=MAX([.$S15];[.$AM15];[.$BG15])" office:value-type="float"/>
          <table:table-cell table:formula="of:=MAX([.$T15];[.$AN15];[.$BH15])" office:value-type="float"/>
          <table:table-cell table:formula="of:=MAX([.$U15];[.$AO15];[.$BI15])" office:value-type="float"/>
        </table:table-row>
        <table:table-row table:style-name="ro1">
          <table:table-cell office:value-type="string">
            <text:p>gridworld/x5_y5_n20_r5/x5_y5_n20_r5_s5_ps1_pr5_u5_o5_l5_N004.lp</text:p>
          </table:table-cell>
          <table:table-cell office:value-type="float" office:value="0.473283"/>
          <table:table-cell office:value-type="float" office:value="0.06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7.0"/>
          <table:table-cell office:value-type="float" office:value="3316.0"/>
          <table:table-cell office:value-type="float" office:value="9683.0"/>
          <table:table-cell office:value-type="float" office:value="1061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155.0"/>
          <table:table-cell office:value-type="float" office:value="9053.0"/>
          <table:table-cell office:value-type="float" office:value="6405.0"/>
          <table:table-cell office:value-type="float" office:value="5696.0"/>
          <table:table-cell office:value-type="float" office:value="7520.0"/>
          <table:table-cell office:value-type="float" office:value="55.0"/>
          <table:table-cell office:value-type="float" office:value="0.411357"/>
          <table:table-cell office:value-type="float" office:value="0.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18.0"/>
          <table:table-cell office:value-type="float" office:value="3316.0"/>
          <table:table-cell office:value-type="float" office:value="9683.0"/>
          <table:table-cell office:value-type="float" office:value="1063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155.0"/>
          <table:table-cell office:value-type="float" office:value="9053.0"/>
          <table:table-cell office:value-type="float" office:value="6405.0"/>
          <table:table-cell office:value-type="float" office:value="5696.0"/>
          <table:table-cell office:value-type="float" office:value="7520.0"/>
          <table:table-cell office:value-type="float" office:value="55.0"/>
          <table:table-cell office:value-type="float" office:value="0.809247"/>
          <table:table-cell office:value-type="float" office:value="0.572"/>
          <table:table-cell office:value-type="float" office:value="0.52"/>
          <table:table-cell office:value-type="float" office:value="44800.0"/>
          <table:table-cell office:value-type="float" office:value="0.0"/>
          <table:table-cell office:value-type="float" office:value="69.0"/>
          <table:table-cell office:value-type="float" office:value="6511.0"/>
          <table:table-cell office:value-type="float" office:value="51338.0"/>
          <table:table-cell office:value-type="float" office:value="3027.0"/>
          <table:table-cell office:value-type="float" office:value="8638.0"/>
          <table:table-cell office:value-type="float" office:value="996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275.0"/>
          <table:table-cell office:value-type="float" office:value="8808.0"/>
          <table:table-cell office:value-type="float" office:value="6420.0"/>
          <table:table-cell office:value-type="float" office:value="5441.0"/>
          <table:table-cell office:value-type="float" office:value="9026.0"/>
          <table:table-cell office:value-type="float" office:value="35.0"/>
          <table:table-cell table:formula="of:=MIN([.$B16];[.$V16];[.$AP16])" office:value-type="float"/>
          <table:table-cell table:formula="of:=MIN([.$C16];[.$W16];[.$AQ16])" office:value-type="float"/>
          <table:table-cell table:formula="of:=MIN([.$D16];[.$X16];[.$AR16])" office:value-type="float"/>
          <table:table-cell table:formula="of:=MIN([.$E16];[.$Y16];[.$AS16])" office:value-type="float"/>
          <table:table-cell table:formula="of:=MIN([.$F16];[.$Z16];[.$AT16])" office:value-type="float"/>
          <table:table-cell table:formula="of:=MIN([.$G16];[.$AA16];[.$AU16])" office:value-type="float"/>
          <table:table-cell table:formula="of:=MIN([.$H16];[.$AB16];[.$AV16])" office:value-type="float"/>
          <table:table-cell table:formula="of:=MIN([.$I16];[.$AC16];[.$AW16])" office:value-type="float"/>
          <table:table-cell table:formula="of:=MIN([.$J16];[.$AD16];[.$AX16])" office:value-type="float"/>
          <table:table-cell table:formula="of:=MIN([.$K16];[.$AE16];[.$AY16])" office:value-type="float"/>
          <table:table-cell table:formula="of:=MIN([.$L16];[.$AF16];[.$AZ16])" office:value-type="float"/>
          <table:table-cell table:formula="of:=MIN([.$M16];[.$AG16];[.$BA16])" office:value-type="float"/>
          <table:table-cell table:formula="of:=MIN([.$N16];[.$AH16];[.$BB16])" office:value-type="float"/>
          <table:table-cell table:formula="of:=MIN([.$O16];[.$AI16];[.$BC16])" office:value-type="float"/>
          <table:table-cell table:formula="of:=MIN([.$P16];[.$AJ16];[.$BD16])" office:value-type="float"/>
          <table:table-cell table:formula="of:=MIN([.$Q16];[.$AK16];[.$BE16])" office:value-type="float"/>
          <table:table-cell table:formula="of:=MIN([.$R16];[.$AL16];[.$BF16])" office:value-type="float"/>
          <table:table-cell table:formula="of:=MIN([.$S16];[.$AM16];[.$BG16])" office:value-type="float"/>
          <table:table-cell table:formula="of:=MIN([.$T16];[.$AN16];[.$BH16])" office:value-type="float"/>
          <table:table-cell table:formula="of:=MIN([.$U16];[.$AO16];[.$BI16])" office:value-type="float"/>
          <table:table-cell table:formula="of:=MEDIAN([.$B16];[.$V16];[.$AP16])" office:value-type="float"/>
          <table:table-cell table:formula="of:=MEDIAN([.$C16];[.$W16];[.$AQ16])" office:value-type="float"/>
          <table:table-cell table:formula="of:=MEDIAN([.$D16];[.$X16];[.$AR16])" office:value-type="float"/>
          <table:table-cell table:formula="of:=MEDIAN([.$E16];[.$Y16];[.$AS16])" office:value-type="float"/>
          <table:table-cell table:formula="of:=MEDIAN([.$F16];[.$Z16];[.$AT16])" office:value-type="float"/>
          <table:table-cell table:formula="of:=MEDIAN([.$G16];[.$AA16];[.$AU16])" office:value-type="float"/>
          <table:table-cell table:formula="of:=MEDIAN([.$H16];[.$AB16];[.$AV16])" office:value-type="float"/>
          <table:table-cell table:formula="of:=MEDIAN([.$I16];[.$AC16];[.$AW16])" office:value-type="float"/>
          <table:table-cell table:formula="of:=MEDIAN([.$J16];[.$AD16];[.$AX16])" office:value-type="float"/>
          <table:table-cell table:formula="of:=MEDIAN([.$K16];[.$AE16];[.$AY16])" office:value-type="float"/>
          <table:table-cell table:formula="of:=MEDIAN([.$L16];[.$AF16];[.$AZ16])" office:value-type="float"/>
          <table:table-cell table:formula="of:=MEDIAN([.$M16];[.$AG16];[.$BA16])" office:value-type="float"/>
          <table:table-cell table:formula="of:=MEDIAN([.$N16];[.$AH16];[.$BB16])" office:value-type="float"/>
          <table:table-cell table:formula="of:=MEDIAN([.$O16];[.$AI16];[.$BC16])" office:value-type="float"/>
          <table:table-cell table:formula="of:=MEDIAN([.$P16];[.$AJ16];[.$BD16])" office:value-type="float"/>
          <table:table-cell table:formula="of:=MEDIAN([.$Q16];[.$AK16];[.$BE16])" office:value-type="float"/>
          <table:table-cell table:formula="of:=MEDIAN([.$R16];[.$AL16];[.$BF16])" office:value-type="float"/>
          <table:table-cell table:formula="of:=MEDIAN([.$S16];[.$AM16];[.$BG16])" office:value-type="float"/>
          <table:table-cell table:formula="of:=MEDIAN([.$T16];[.$AN16];[.$BH16])" office:value-type="float"/>
          <table:table-cell table:formula="of:=MEDIAN([.$U16];[.$AO16];[.$BI16])" office:value-type="float"/>
          <table:table-cell table:formula="of:=MAX([.$B16];[.$V16];[.$AP16])" office:value-type="float"/>
          <table:table-cell table:formula="of:=MAX([.$C16];[.$W16];[.$AQ16])" office:value-type="float"/>
          <table:table-cell table:formula="of:=MAX([.$D16];[.$X16];[.$AR16])" office:value-type="float"/>
          <table:table-cell table:formula="of:=MAX([.$E16];[.$Y16];[.$AS16])" office:value-type="float"/>
          <table:table-cell table:formula="of:=MAX([.$F16];[.$Z16];[.$AT16])" office:value-type="float"/>
          <table:table-cell table:formula="of:=MAX([.$G16];[.$AA16];[.$AU16])" office:value-type="float"/>
          <table:table-cell table:formula="of:=MAX([.$H16];[.$AB16];[.$AV16])" office:value-type="float"/>
          <table:table-cell table:formula="of:=MAX([.$I16];[.$AC16];[.$AW16])" office:value-type="float"/>
          <table:table-cell table:formula="of:=MAX([.$J16];[.$AD16];[.$AX16])" office:value-type="float"/>
          <table:table-cell table:formula="of:=MAX([.$K16];[.$AE16];[.$AY16])" office:value-type="float"/>
          <table:table-cell table:formula="of:=MAX([.$L16];[.$AF16];[.$AZ16])" office:value-type="float"/>
          <table:table-cell table:formula="of:=MAX([.$M16];[.$AG16];[.$BA16])" office:value-type="float"/>
          <table:table-cell table:formula="of:=MAX([.$N16];[.$AH16];[.$BB16])" office:value-type="float"/>
          <table:table-cell table:formula="of:=MAX([.$O16];[.$AI16];[.$BC16])" office:value-type="float"/>
          <table:table-cell table:formula="of:=MAX([.$P16];[.$AJ16];[.$BD16])" office:value-type="float"/>
          <table:table-cell table:formula="of:=MAX([.$Q16];[.$AK16];[.$BE16])" office:value-type="float"/>
          <table:table-cell table:formula="of:=MAX([.$R16];[.$AL16];[.$BF16])" office:value-type="float"/>
          <table:table-cell table:formula="of:=MAX([.$S16];[.$AM16];[.$BG16])" office:value-type="float"/>
          <table:table-cell table:formula="of:=MAX([.$T16];[.$AN16];[.$BH16])" office:value-type="float"/>
          <table:table-cell table:formula="of:=MAX([.$U16];[.$AO16];[.$BI16])" office:value-type="float"/>
        </table:table-row>
        <table:table-row table:style-name="ro1">
          <table:table-cell office:value-type="string">
            <text:p>gridworld/x5_y5_n20_r5/x5_y5_n20_r5_s5_ps1_pr5_u5_o5_l5_N005.lp</text:p>
          </table:table-cell>
          <table:table-cell office:value-type="float" office:value="0.423782"/>
          <table:table-cell office:value-type="float" office:value="0.04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18.0"/>
          <table:table-cell office:value-type="float" office:value="3254.0"/>
          <table:table-cell office:value-type="float" office:value="9587.0"/>
          <table:table-cell office:value-type="float" office:value="1063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124.0"/>
          <table:table-cell office:value-type="float" office:value="8960.0"/>
          <table:table-cell office:value-type="float" office:value="6362.0"/>
          <table:table-cell office:value-type="float" office:value="5643.0"/>
          <table:table-cell office:value-type="float" office:value="7519.0"/>
          <table:table-cell office:value-type="float" office:value="55.0"/>
          <table:table-cell office:value-type="float" office:value="2.7874"/>
          <table:table-cell office:value-type="float" office:value="2.413"/>
          <table:table-cell office:value-type="float" office:value="2.35"/>
          <table:table-cell office:value-type="float" office:value="246340.0"/>
          <table:table-cell office:value-type="float" office:value="0.0"/>
          <table:table-cell office:value-type="float" office:value="572.0"/>
          <table:table-cell office:value-type="float" office:value="56924.0"/>
          <table:table-cell office:value-type="float" office:value="303282.0"/>
          <table:table-cell office:value-type="float" office:value="3254.0"/>
          <table:table-cell office:value-type="float" office:value="9587.0"/>
          <table:table-cell office:value-type="float" office:value="1062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124.0"/>
          <table:table-cell office:value-type="float" office:value="8960.0"/>
          <table:table-cell office:value-type="float" office:value="6362.0"/>
          <table:table-cell office:value-type="float" office:value="5643.0"/>
          <table:table-cell office:value-type="float" office:value="7519.0"/>
          <table:table-cell office:value-type="float" office:value="55.0"/>
          <table:table-cell office:value-type="float" office:value="1.44318"/>
          <table:table-cell office:value-type="float" office:value="1.198"/>
          <table:table-cell office:value-type="float" office:value="1.15"/>
          <table:table-cell office:value-type="float" office:value="95200.0"/>
          <table:table-cell office:value-type="float" office:value="0.0"/>
          <table:table-cell office:value-type="float" office:value="156.0"/>
          <table:table-cell office:value-type="float" office:value="13972.0"/>
          <table:table-cell office:value-type="float" office:value="109212.0"/>
          <table:table-cell office:value-type="float" office:value="2965.0"/>
          <table:table-cell office:value-type="float" office:value="8542.0"/>
          <table:table-cell office:value-type="float" office:value="908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244.0"/>
          <table:table-cell office:value-type="float" office:value="8715.0"/>
          <table:table-cell office:value-type="float" office:value="6377.0"/>
          <table:table-cell office:value-type="float" office:value="5388.0"/>
          <table:table-cell office:value-type="float" office:value="9021.0"/>
          <table:table-cell office:value-type="float" office:value="35.0"/>
          <table:table-cell table:formula="of:=MIN([.$B17];[.$V17];[.$AP17])" office:value-type="float"/>
          <table:table-cell table:formula="of:=MIN([.$C17];[.$W17];[.$AQ17])" office:value-type="float"/>
          <table:table-cell table:formula="of:=MIN([.$D17];[.$X17];[.$AR17])" office:value-type="float"/>
          <table:table-cell table:formula="of:=MIN([.$E17];[.$Y17];[.$AS17])" office:value-type="float"/>
          <table:table-cell table:formula="of:=MIN([.$F17];[.$Z17];[.$AT17])" office:value-type="float"/>
          <table:table-cell table:formula="of:=MIN([.$G17];[.$AA17];[.$AU17])" office:value-type="float"/>
          <table:table-cell table:formula="of:=MIN([.$H17];[.$AB17];[.$AV17])" office:value-type="float"/>
          <table:table-cell table:formula="of:=MIN([.$I17];[.$AC17];[.$AW17])" office:value-type="float"/>
          <table:table-cell table:formula="of:=MIN([.$J17];[.$AD17];[.$AX17])" office:value-type="float"/>
          <table:table-cell table:formula="of:=MIN([.$K17];[.$AE17];[.$AY17])" office:value-type="float"/>
          <table:table-cell table:formula="of:=MIN([.$L17];[.$AF17];[.$AZ17])" office:value-type="float"/>
          <table:table-cell table:formula="of:=MIN([.$M17];[.$AG17];[.$BA17])" office:value-type="float"/>
          <table:table-cell table:formula="of:=MIN([.$N17];[.$AH17];[.$BB17])" office:value-type="float"/>
          <table:table-cell table:formula="of:=MIN([.$O17];[.$AI17];[.$BC17])" office:value-type="float"/>
          <table:table-cell table:formula="of:=MIN([.$P17];[.$AJ17];[.$BD17])" office:value-type="float"/>
          <table:table-cell table:formula="of:=MIN([.$Q17];[.$AK17];[.$BE17])" office:value-type="float"/>
          <table:table-cell table:formula="of:=MIN([.$R17];[.$AL17];[.$BF17])" office:value-type="float"/>
          <table:table-cell table:formula="of:=MIN([.$S17];[.$AM17];[.$BG17])" office:value-type="float"/>
          <table:table-cell table:formula="of:=MIN([.$T17];[.$AN17];[.$BH17])" office:value-type="float"/>
          <table:table-cell table:formula="of:=MIN([.$U17];[.$AO17];[.$BI17])" office:value-type="float"/>
          <table:table-cell table:formula="of:=MEDIAN([.$B17];[.$V17];[.$AP17])" office:value-type="float"/>
          <table:table-cell table:formula="of:=MEDIAN([.$C17];[.$W17];[.$AQ17])" office:value-type="float"/>
          <table:table-cell table:formula="of:=MEDIAN([.$D17];[.$X17];[.$AR17])" office:value-type="float"/>
          <table:table-cell table:formula="of:=MEDIAN([.$E17];[.$Y17];[.$AS17])" office:value-type="float"/>
          <table:table-cell table:formula="of:=MEDIAN([.$F17];[.$Z17];[.$AT17])" office:value-type="float"/>
          <table:table-cell table:formula="of:=MEDIAN([.$G17];[.$AA17];[.$AU17])" office:value-type="float"/>
          <table:table-cell table:formula="of:=MEDIAN([.$H17];[.$AB17];[.$AV17])" office:value-type="float"/>
          <table:table-cell table:formula="of:=MEDIAN([.$I17];[.$AC17];[.$AW17])" office:value-type="float"/>
          <table:table-cell table:formula="of:=MEDIAN([.$J17];[.$AD17];[.$AX17])" office:value-type="float"/>
          <table:table-cell table:formula="of:=MEDIAN([.$K17];[.$AE17];[.$AY17])" office:value-type="float"/>
          <table:table-cell table:formula="of:=MEDIAN([.$L17];[.$AF17];[.$AZ17])" office:value-type="float"/>
          <table:table-cell table:formula="of:=MEDIAN([.$M17];[.$AG17];[.$BA17])" office:value-type="float"/>
          <table:table-cell table:formula="of:=MEDIAN([.$N17];[.$AH17];[.$BB17])" office:value-type="float"/>
          <table:table-cell table:formula="of:=MEDIAN([.$O17];[.$AI17];[.$BC17])" office:value-type="float"/>
          <table:table-cell table:formula="of:=MEDIAN([.$P17];[.$AJ17];[.$BD17])" office:value-type="float"/>
          <table:table-cell table:formula="of:=MEDIAN([.$Q17];[.$AK17];[.$BE17])" office:value-type="float"/>
          <table:table-cell table:formula="of:=MEDIAN([.$R17];[.$AL17];[.$BF17])" office:value-type="float"/>
          <table:table-cell table:formula="of:=MEDIAN([.$S17];[.$AM17];[.$BG17])" office:value-type="float"/>
          <table:table-cell table:formula="of:=MEDIAN([.$T17];[.$AN17];[.$BH17])" office:value-type="float"/>
          <table:table-cell table:formula="of:=MEDIAN([.$U17];[.$AO17];[.$BI17])" office:value-type="float"/>
          <table:table-cell table:formula="of:=MAX([.$B17];[.$V17];[.$AP17])" office:value-type="float"/>
          <table:table-cell table:formula="of:=MAX([.$C17];[.$W17];[.$AQ17])" office:value-type="float"/>
          <table:table-cell table:formula="of:=MAX([.$D17];[.$X17];[.$AR17])" office:value-type="float"/>
          <table:table-cell table:formula="of:=MAX([.$E17];[.$Y17];[.$AS17])" office:value-type="float"/>
          <table:table-cell table:formula="of:=MAX([.$F17];[.$Z17];[.$AT17])" office:value-type="float"/>
          <table:table-cell table:formula="of:=MAX([.$G17];[.$AA17];[.$AU17])" office:value-type="float"/>
          <table:table-cell table:formula="of:=MAX([.$H17];[.$AB17];[.$AV17])" office:value-type="float"/>
          <table:table-cell table:formula="of:=MAX([.$I17];[.$AC17];[.$AW17])" office:value-type="float"/>
          <table:table-cell table:formula="of:=MAX([.$J17];[.$AD17];[.$AX17])" office:value-type="float"/>
          <table:table-cell table:formula="of:=MAX([.$K17];[.$AE17];[.$AY17])" office:value-type="float"/>
          <table:table-cell table:formula="of:=MAX([.$L17];[.$AF17];[.$AZ17])" office:value-type="float"/>
          <table:table-cell table:formula="of:=MAX([.$M17];[.$AG17];[.$BA17])" office:value-type="float"/>
          <table:table-cell table:formula="of:=MAX([.$N17];[.$AH17];[.$BB17])" office:value-type="float"/>
          <table:table-cell table:formula="of:=MAX([.$O17];[.$AI17];[.$BC17])" office:value-type="float"/>
          <table:table-cell table:formula="of:=MAX([.$P17];[.$AJ17];[.$BD17])" office:value-type="float"/>
          <table:table-cell table:formula="of:=MAX([.$Q17];[.$AK17];[.$BE17])" office:value-type="float"/>
          <table:table-cell table:formula="of:=MAX([.$R17];[.$AL17];[.$BF17])" office:value-type="float"/>
          <table:table-cell table:formula="of:=MAX([.$S17];[.$AM17];[.$BG17])" office:value-type="float"/>
          <table:table-cell table:formula="of:=MAX([.$T17];[.$AN17];[.$BH17])" office:value-type="float"/>
          <table:table-cell table:formula="of:=MAX([.$U17];[.$AO17];[.$BI17])" office:value-type="float"/>
        </table:table-row>
        <table:table-row table:style-name="ro1">
          <table:table-cell office:value-type="string">
            <text:p>gridworld/x5_y5_n25_r5/x5_y5_n25_r5_s5_ps1_pr5_u5_o5_l5_N001.lp</text:p>
          </table:table-cell>
          <table:table-cell office:value-type="float" office:value="0.408035"/>
          <table:table-cell office:value-type="float" office:value="0.0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28.0"/>
          <table:table-cell office:value-type="float" office:value="3945.0"/>
          <table:table-cell office:value-type="float" office:value="11075.0"/>
          <table:table-cell office:value-type="float" office:value="913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568.0"/>
          <table:table-cell office:value-type="float" office:value="10168.0"/>
          <table:table-cell office:value-type="float" office:value="7059.0"/>
          <table:table-cell office:value-type="float" office:value="6306.0"/>
          <table:table-cell office:value-type="float" office:value="7686.0"/>
          <table:table-cell office:value-type="float" office:value="55.0"/>
          <table:table-cell office:value-type="float" office:value="3.21411"/>
          <table:table-cell office:value-type="float" office:value="2.855"/>
          <table:table-cell office:value-type="float" office:value="2.79"/>
          <table:table-cell office:value-type="float" office:value="211080.0"/>
          <table:table-cell office:value-type="float" office:value="0.0"/>
          <table:table-cell office:value-type="float" office:value="1091.0"/>
          <table:table-cell office:value-type="float" office:value="108329.0"/>
          <table:table-cell office:value-type="float" office:value="319417.0"/>
          <table:table-cell office:value-type="float" office:value="3945.0"/>
          <table:table-cell office:value-type="float" office:value="11075.0"/>
          <table:table-cell office:value-type="float" office:value="1061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568.0"/>
          <table:table-cell office:value-type="float" office:value="10168.0"/>
          <table:table-cell office:value-type="float" office:value="7059.0"/>
          <table:table-cell office:value-type="float" office:value="6306.0"/>
          <table:table-cell office:value-type="float" office:value="7686.0"/>
          <table:table-cell office:value-type="float" office:value="55.0"/>
          <table:table-cell office:value-type="float" office:value="13.6712"/>
          <table:table-cell office:value-type="float" office:value="13.393"/>
          <table:table-cell office:value-type="float" office:value="13.34"/>
          <table:table-cell office:value-type="float" office:value="912000.0"/>
          <table:table-cell office:value-type="float" office:value="0.0"/>
          <table:table-cell office:value-type="float" office:value="1244.0"/>
          <table:table-cell office:value-type="float" office:value="115477.0"/>
          <table:table-cell office:value-type="float" office:value="1027511.0"/>
          <table:table-cell office:value-type="float" office:value="3674.0"/>
          <table:table-cell office:value-type="float" office:value="10090.0"/>
          <table:table-cell office:value-type="float" office:value="910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688.0"/>
          <table:table-cell office:value-type="float" office:value="9923.0"/>
          <table:table-cell office:value-type="float" office:value="7074.0"/>
          <table:table-cell office:value-type="float" office:value="6051.0"/>
          <table:table-cell office:value-type="float" office:value="9282.0"/>
          <table:table-cell office:value-type="float" office:value="35.0"/>
          <table:table-cell table:formula="of:=MIN([.$B18];[.$V18];[.$AP18])" office:value-type="float"/>
          <table:table-cell table:formula="of:=MIN([.$C18];[.$W18];[.$AQ18])" office:value-type="float"/>
          <table:table-cell table:formula="of:=MIN([.$D18];[.$X18];[.$AR18])" office:value-type="float"/>
          <table:table-cell table:formula="of:=MIN([.$E18];[.$Y18];[.$AS18])" office:value-type="float"/>
          <table:table-cell table:formula="of:=MIN([.$F18];[.$Z18];[.$AT18])" office:value-type="float"/>
          <table:table-cell table:formula="of:=MIN([.$G18];[.$AA18];[.$AU18])" office:value-type="float"/>
          <table:table-cell table:formula="of:=MIN([.$H18];[.$AB18];[.$AV18])" office:value-type="float"/>
          <table:table-cell table:formula="of:=MIN([.$I18];[.$AC18];[.$AW18])" office:value-type="float"/>
          <table:table-cell table:formula="of:=MIN([.$J18];[.$AD18];[.$AX18])" office:value-type="float"/>
          <table:table-cell table:formula="of:=MIN([.$K18];[.$AE18];[.$AY18])" office:value-type="float"/>
          <table:table-cell table:formula="of:=MIN([.$L18];[.$AF18];[.$AZ18])" office:value-type="float"/>
          <table:table-cell table:formula="of:=MIN([.$M18];[.$AG18];[.$BA18])" office:value-type="float"/>
          <table:table-cell table:formula="of:=MIN([.$N18];[.$AH18];[.$BB18])" office:value-type="float"/>
          <table:table-cell table:formula="of:=MIN([.$O18];[.$AI18];[.$BC18])" office:value-type="float"/>
          <table:table-cell table:formula="of:=MIN([.$P18];[.$AJ18];[.$BD18])" office:value-type="float"/>
          <table:table-cell table:formula="of:=MIN([.$Q18];[.$AK18];[.$BE18])" office:value-type="float"/>
          <table:table-cell table:formula="of:=MIN([.$R18];[.$AL18];[.$BF18])" office:value-type="float"/>
          <table:table-cell table:formula="of:=MIN([.$S18];[.$AM18];[.$BG18])" office:value-type="float"/>
          <table:table-cell table:formula="of:=MIN([.$T18];[.$AN18];[.$BH18])" office:value-type="float"/>
          <table:table-cell table:formula="of:=MIN([.$U18];[.$AO18];[.$BI18])" office:value-type="float"/>
          <table:table-cell table:formula="of:=MEDIAN([.$B18];[.$V18];[.$AP18])" office:value-type="float"/>
          <table:table-cell table:formula="of:=MEDIAN([.$C18];[.$W18];[.$AQ18])" office:value-type="float"/>
          <table:table-cell table:formula="of:=MEDIAN([.$D18];[.$X18];[.$AR18])" office:value-type="float"/>
          <table:table-cell table:formula="of:=MEDIAN([.$E18];[.$Y18];[.$AS18])" office:value-type="float"/>
          <table:table-cell table:formula="of:=MEDIAN([.$F18];[.$Z18];[.$AT18])" office:value-type="float"/>
          <table:table-cell table:formula="of:=MEDIAN([.$G18];[.$AA18];[.$AU18])" office:value-type="float"/>
          <table:table-cell table:formula="of:=MEDIAN([.$H18];[.$AB18];[.$AV18])" office:value-type="float"/>
          <table:table-cell table:formula="of:=MEDIAN([.$I18];[.$AC18];[.$AW18])" office:value-type="float"/>
          <table:table-cell table:formula="of:=MEDIAN([.$J18];[.$AD18];[.$AX18])" office:value-type="float"/>
          <table:table-cell table:formula="of:=MEDIAN([.$K18];[.$AE18];[.$AY18])" office:value-type="float"/>
          <table:table-cell table:formula="of:=MEDIAN([.$L18];[.$AF18];[.$AZ18])" office:value-type="float"/>
          <table:table-cell table:formula="of:=MEDIAN([.$M18];[.$AG18];[.$BA18])" office:value-type="float"/>
          <table:table-cell table:formula="of:=MEDIAN([.$N18];[.$AH18];[.$BB18])" office:value-type="float"/>
          <table:table-cell table:formula="of:=MEDIAN([.$O18];[.$AI18];[.$BC18])" office:value-type="float"/>
          <table:table-cell table:formula="of:=MEDIAN([.$P18];[.$AJ18];[.$BD18])" office:value-type="float"/>
          <table:table-cell table:formula="of:=MEDIAN([.$Q18];[.$AK18];[.$BE18])" office:value-type="float"/>
          <table:table-cell table:formula="of:=MEDIAN([.$R18];[.$AL18];[.$BF18])" office:value-type="float"/>
          <table:table-cell table:formula="of:=MEDIAN([.$S18];[.$AM18];[.$BG18])" office:value-type="float"/>
          <table:table-cell table:formula="of:=MEDIAN([.$T18];[.$AN18];[.$BH18])" office:value-type="float"/>
          <table:table-cell table:formula="of:=MEDIAN([.$U18];[.$AO18];[.$BI18])" office:value-type="float"/>
          <table:table-cell table:formula="of:=MAX([.$B18];[.$V18];[.$AP18])" office:value-type="float"/>
          <table:table-cell table:formula="of:=MAX([.$C18];[.$W18];[.$AQ18])" office:value-type="float"/>
          <table:table-cell table:formula="of:=MAX([.$D18];[.$X18];[.$AR18])" office:value-type="float"/>
          <table:table-cell table:formula="of:=MAX([.$E18];[.$Y18];[.$AS18])" office:value-type="float"/>
          <table:table-cell table:formula="of:=MAX([.$F18];[.$Z18];[.$AT18])" office:value-type="float"/>
          <table:table-cell table:formula="of:=MAX([.$G18];[.$AA18];[.$AU18])" office:value-type="float"/>
          <table:table-cell table:formula="of:=MAX([.$H18];[.$AB18];[.$AV18])" office:value-type="float"/>
          <table:table-cell table:formula="of:=MAX([.$I18];[.$AC18];[.$AW18])" office:value-type="float"/>
          <table:table-cell table:formula="of:=MAX([.$J18];[.$AD18];[.$AX18])" office:value-type="float"/>
          <table:table-cell table:formula="of:=MAX([.$K18];[.$AE18];[.$AY18])" office:value-type="float"/>
          <table:table-cell table:formula="of:=MAX([.$L18];[.$AF18];[.$AZ18])" office:value-type="float"/>
          <table:table-cell table:formula="of:=MAX([.$M18];[.$AG18];[.$BA18])" office:value-type="float"/>
          <table:table-cell table:formula="of:=MAX([.$N18];[.$AH18];[.$BB18])" office:value-type="float"/>
          <table:table-cell table:formula="of:=MAX([.$O18];[.$AI18];[.$BC18])" office:value-type="float"/>
          <table:table-cell table:formula="of:=MAX([.$P18];[.$AJ18];[.$BD18])" office:value-type="float"/>
          <table:table-cell table:formula="of:=MAX([.$Q18];[.$AK18];[.$BE18])" office:value-type="float"/>
          <table:table-cell table:formula="of:=MAX([.$R18];[.$AL18];[.$BF18])" office:value-type="float"/>
          <table:table-cell table:formula="of:=MAX([.$S18];[.$AM18];[.$BG18])" office:value-type="float"/>
          <table:table-cell table:formula="of:=MAX([.$T18];[.$AN18];[.$BH18])" office:value-type="float"/>
          <table:table-cell table:formula="of:=MAX([.$U18];[.$AO18];[.$BI18])" office:value-type="float"/>
        </table:table-row>
        <table:table-row table:style-name="ro1">
          <table:table-cell office:value-type="string">
            <text:p>gridworld/x5_y5_n25_r5/x5_y5_n25_r5_s5_ps1_pr5_u5_o5_l5_N002.lp</text:p>
          </table:table-cell>
          <table:table-cell office:value-type="float" office:value="0.351121"/>
          <table:table-cell office:value-type="float" office:value="0.03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17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814.0"/>
          <table:table-cell office:value-type="float" office:value="6169.0"/>
          <table:table-cell office:value-type="float" office:value="4818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394532"/>
          <table:table-cell office:value-type="float" office:value="0.03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77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814.0"/>
          <table:table-cell office:value-type="float" office:value="6169.0"/>
          <table:table-cell office:value-type="float" office:value="4818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336876"/>
          <table:table-cell office:value-type="float" office:value="0.04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17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729.0"/>
          <table:table-cell office:value-type="float" office:value="6264.0"/>
          <table:table-cell office:value-type="float" office:value="4663.0"/>
          <table:table-cell office:value-type="string">
            <text:p/>
          </table:table-cell>
          <table:table-cell office:value-type="string">
            <text:p/>
          </table:table-cell>
          <table:table-cell table:formula="of:=MIN([.$B19];[.$V19];[.$AP19])" office:value-type="float"/>
          <table:table-cell table:formula="of:=MIN([.$C19];[.$W19];[.$AQ19])" office:value-type="float"/>
          <table:table-cell table:formula="of:=MIN([.$D19];[.$X19];[.$AR19])" office:value-type="float"/>
          <table:table-cell table:formula="of:=MIN([.$E19];[.$Y19];[.$AS19])" office:value-type="float"/>
          <table:table-cell table:formula="of:=MIN([.$F19];[.$Z19];[.$AT19])" office:value-type="float"/>
          <table:table-cell table:formula="of:=MIN([.$G19];[.$AA19];[.$AU19])" office:value-type="float"/>
          <table:table-cell table:formula="of:=MIN([.$H19];[.$AB19];[.$AV19])" office:value-type="float"/>
          <table:table-cell table:formula="of:=MIN([.$I19];[.$AC19];[.$AW19])" office:value-type="float"/>
          <table:table-cell table:formula="of:=MIN([.$J19];[.$AD19];[.$AX19])" office:value-type="float"/>
          <table:table-cell table:formula="of:=MIN([.$K19];[.$AE19];[.$AY19])" office:value-type="float"/>
          <table:table-cell table:formula="of:=MIN([.$L19];[.$AF19];[.$AZ19])" office:value-type="float"/>
          <table:table-cell table:formula="of:=MIN([.$M19];[.$AG19];[.$BA19])" office:value-type="float"/>
          <table:table-cell table:formula="of:=MIN([.$N19];[.$AH19];[.$BB19])" office:value-type="float"/>
          <table:table-cell table:formula="of:=MIN([.$O19];[.$AI19];[.$BC19])" office:value-type="float"/>
          <table:table-cell table:formula="of:=MIN([.$P19];[.$AJ19];[.$BD19])" office:value-type="float"/>
          <table:table-cell table:formula="of:=MIN([.$Q19];[.$AK19];[.$BE19])" office:value-type="float"/>
          <table:table-cell table:formula="of:=MIN([.$R19];[.$AL19];[.$BF19])" office:value-type="float"/>
          <table:table-cell table:formula="of:=MIN([.$S19];[.$AM19];[.$BG19])" office:value-type="float"/>
          <table:table-cell table:formula="of:=MIN([.$T19];[.$AN19];[.$BH19])" office:value-type="float"/>
          <table:table-cell table:formula="of:=MIN([.$U19];[.$AO19];[.$BI19])" office:value-type="float"/>
          <table:table-cell table:formula="of:=MEDIAN([.$B19];[.$V19];[.$AP19])" office:value-type="float"/>
          <table:table-cell table:formula="of:=MEDIAN([.$C19];[.$W19];[.$AQ19])" office:value-type="float"/>
          <table:table-cell table:formula="of:=MEDIAN([.$D19];[.$X19];[.$AR19])" office:value-type="float"/>
          <table:table-cell table:formula="of:=MEDIAN([.$E19];[.$Y19];[.$AS19])" office:value-type="float"/>
          <table:table-cell table:formula="of:=MEDIAN([.$F19];[.$Z19];[.$AT19])" office:value-type="float"/>
          <table:table-cell table:formula="of:=MEDIAN([.$G19];[.$AA19];[.$AU19])" office:value-type="float"/>
          <table:table-cell table:formula="of:=MEDIAN([.$H19];[.$AB19];[.$AV19])" office:value-type="float"/>
          <table:table-cell table:formula="of:=MEDIAN([.$I19];[.$AC19];[.$AW19])" office:value-type="float"/>
          <table:table-cell table:formula="of:=MEDIAN([.$J19];[.$AD19];[.$AX19])" office:value-type="float"/>
          <table:table-cell table:formula="of:=MEDIAN([.$K19];[.$AE19];[.$AY19])" office:value-type="float"/>
          <table:table-cell table:formula="of:=MEDIAN([.$L19];[.$AF19];[.$AZ19])" office:value-type="float"/>
          <table:table-cell table:formula="of:=MEDIAN([.$M19];[.$AG19];[.$BA19])" office:value-type="float"/>
          <table:table-cell table:formula="of:=MEDIAN([.$N19];[.$AH19];[.$BB19])" office:value-type="float"/>
          <table:table-cell table:formula="of:=MEDIAN([.$O19];[.$AI19];[.$BC19])" office:value-type="float"/>
          <table:table-cell table:formula="of:=MEDIAN([.$P19];[.$AJ19];[.$BD19])" office:value-type="float"/>
          <table:table-cell table:formula="of:=MEDIAN([.$Q19];[.$AK19];[.$BE19])" office:value-type="float"/>
          <table:table-cell table:formula="of:=MEDIAN([.$R19];[.$AL19];[.$BF19])" office:value-type="float"/>
          <table:table-cell table:formula="of:=MEDIAN([.$S19];[.$AM19];[.$BG19])" office:value-type="float"/>
          <table:table-cell table:formula="of:=MEDIAN([.$T19];[.$AN19];[.$BH19])" office:value-type="float"/>
          <table:table-cell table:formula="of:=MEDIAN([.$U19];[.$AO19];[.$BI19])" office:value-type="float"/>
          <table:table-cell table:formula="of:=MAX([.$B19];[.$V19];[.$AP19])" office:value-type="float"/>
          <table:table-cell table:formula="of:=MAX([.$C19];[.$W19];[.$AQ19])" office:value-type="float"/>
          <table:table-cell table:formula="of:=MAX([.$D19];[.$X19];[.$AR19])" office:value-type="float"/>
          <table:table-cell table:formula="of:=MAX([.$E19];[.$Y19];[.$AS19])" office:value-type="float"/>
          <table:table-cell table:formula="of:=MAX([.$F19];[.$Z19];[.$AT19])" office:value-type="float"/>
          <table:table-cell table:formula="of:=MAX([.$G19];[.$AA19];[.$AU19])" office:value-type="float"/>
          <table:table-cell table:formula="of:=MAX([.$H19];[.$AB19];[.$AV19])" office:value-type="float"/>
          <table:table-cell table:formula="of:=MAX([.$I19];[.$AC19];[.$AW19])" office:value-type="float"/>
          <table:table-cell table:formula="of:=MAX([.$J19];[.$AD19];[.$AX19])" office:value-type="float"/>
          <table:table-cell table:formula="of:=MAX([.$K19];[.$AE19];[.$AY19])" office:value-type="float"/>
          <table:table-cell table:formula="of:=MAX([.$L19];[.$AF19];[.$AZ19])" office:value-type="float"/>
          <table:table-cell table:formula="of:=MAX([.$M19];[.$AG19];[.$BA19])" office:value-type="float"/>
          <table:table-cell table:formula="of:=MAX([.$N19];[.$AH19];[.$BB19])" office:value-type="float"/>
          <table:table-cell table:formula="of:=MAX([.$O19];[.$AI19];[.$BC19])" office:value-type="float"/>
          <table:table-cell table:formula="of:=MAX([.$P19];[.$AJ19];[.$BD19])" office:value-type="float"/>
          <table:table-cell table:formula="of:=MAX([.$Q19];[.$AK19];[.$BE19])" office:value-type="float"/>
          <table:table-cell table:formula="of:=MAX([.$R19];[.$AL19];[.$BF19])" office:value-type="float"/>
          <table:table-cell table:formula="of:=MAX([.$S19];[.$AM19];[.$BG19])" office:value-type="float"/>
          <table:table-cell table:formula="of:=MAX([.$T19];[.$AN19];[.$BH19])" office:value-type="float"/>
          <table:table-cell table:formula="of:=MAX([.$U19];[.$AO19];[.$BI19])" office:value-type="float"/>
        </table:table-row>
        <table:table-row table:style-name="ro1">
          <table:table-cell office:value-type="string">
            <text:p>gridworld/x5_y5_n25_r5/x5_y5_n25_r5_s5_ps1_pr5_u5_o5_l5_N003.lp</text:p>
          </table:table-cell>
          <table:table-cell office:value-type="float" office:value="95.072"/>
          <table:table-cell office:value-type="float" office:value="94.717"/>
          <table:table-cell office:value-type="float" office:value="94.67"/>
          <table:table-cell office:value-type="float" office:value="5461050.0"/>
          <table:table-cell office:value-type="float" office:value="0.0"/>
          <table:table-cell office:value-type="float" office:value="9212.0"/>
          <table:table-cell office:value-type="float" office:value="1789815.0"/>
          <table:table-cell office:value-type="float" office:value="7250952.0"/>
          <table:table-cell office:value-type="float" office:value="4177.0"/>
          <table:table-cell office:value-type="float" office:value="11867.0"/>
          <table:table-cell office:value-type="float" office:value="912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658.0"/>
          <table:table-cell office:value-type="float" office:value="10673.0"/>
          <table:table-cell office:value-type="float" office:value="7301.0"/>
          <table:table-cell office:value-type="float" office:value="6647.0"/>
          <table:table-cell office:value-type="float" office:value="7736.0"/>
          <table:table-cell office:value-type="float" office:value="55.0"/>
          <table:table-cell office:value-type="float" office:value="303.691"/>
          <table:table-cell office:value-type="float" office:value="303.3"/>
          <table:table-cell office:value-type="float" office:value="303.25"/>
          <table:table-cell office:value-type="float" office:value="25189950.0"/>
          <table:table-cell office:value-type="float" office:value="0.0"/>
          <table:table-cell office:value-type="float" office:value="27641.0"/>
          <table:table-cell office:value-type="float" office:value="5423560.0"/>
          <table:table-cell office:value-type="float" office:value="30613509.0"/>
          <table:table-cell office:value-type="float" office:value="4177.0"/>
          <table:table-cell office:value-type="float" office:value="11867.0"/>
          <table:table-cell office:value-type="float" office:value="1061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658.0"/>
          <table:table-cell office:value-type="float" office:value="10673.0"/>
          <table:table-cell office:value-type="float" office:value="7301.0"/>
          <table:table-cell office:value-type="float" office:value="6647.0"/>
          <table:table-cell office:value-type="float" office:value="7736.0"/>
          <table:table-cell office:value-type="float" office:value="55.0"/>
          <table:table-cell office:value-type="float" office:value="18.0617"/>
          <table:table-cell office:value-type="float" office:value="17.625"/>
          <table:table-cell office:value-type="float" office:value="17.56"/>
          <table:table-cell office:value-type="float" office:value="1219400.0"/>
          <table:table-cell office:value-type="float" office:value="0.0"/>
          <table:table-cell office:value-type="float" office:value="2630.0"/>
          <table:table-cell office:value-type="float" office:value="287504.0"/>
          <table:table-cell office:value-type="float" office:value="1506971.0"/>
          <table:table-cell office:value-type="float" office:value="3924.0"/>
          <table:table-cell office:value-type="float" office:value="10942.0"/>
          <table:table-cell office:value-type="float" office:value="911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778.0"/>
          <table:table-cell office:value-type="float" office:value="10428.0"/>
          <table:table-cell office:value-type="float" office:value="7316.0"/>
          <table:table-cell office:value-type="float" office:value="6392.0"/>
          <table:table-cell office:value-type="float" office:value="9360.0"/>
          <table:table-cell office:value-type="float" office:value="35.0"/>
          <table:table-cell table:formula="of:=MIN([.$B20];[.$V20];[.$AP20])" office:value-type="float"/>
          <table:table-cell table:formula="of:=MIN([.$C20];[.$W20];[.$AQ20])" office:value-type="float"/>
          <table:table-cell table:formula="of:=MIN([.$D20];[.$X20];[.$AR20])" office:value-type="float"/>
          <table:table-cell table:formula="of:=MIN([.$E20];[.$Y20];[.$AS20])" office:value-type="float"/>
          <table:table-cell table:formula="of:=MIN([.$F20];[.$Z20];[.$AT20])" office:value-type="float"/>
          <table:table-cell table:formula="of:=MIN([.$G20];[.$AA20];[.$AU20])" office:value-type="float"/>
          <table:table-cell table:formula="of:=MIN([.$H20];[.$AB20];[.$AV20])" office:value-type="float"/>
          <table:table-cell table:formula="of:=MIN([.$I20];[.$AC20];[.$AW20])" office:value-type="float"/>
          <table:table-cell table:formula="of:=MIN([.$J20];[.$AD20];[.$AX20])" office:value-type="float"/>
          <table:table-cell table:formula="of:=MIN([.$K20];[.$AE20];[.$AY20])" office:value-type="float"/>
          <table:table-cell table:formula="of:=MIN([.$L20];[.$AF20];[.$AZ20])" office:value-type="float"/>
          <table:table-cell table:formula="of:=MIN([.$M20];[.$AG20];[.$BA20])" office:value-type="float"/>
          <table:table-cell table:formula="of:=MIN([.$N20];[.$AH20];[.$BB20])" office:value-type="float"/>
          <table:table-cell table:formula="of:=MIN([.$O20];[.$AI20];[.$BC20])" office:value-type="float"/>
          <table:table-cell table:formula="of:=MIN([.$P20];[.$AJ20];[.$BD20])" office:value-type="float"/>
          <table:table-cell table:formula="of:=MIN([.$Q20];[.$AK20];[.$BE20])" office:value-type="float"/>
          <table:table-cell table:formula="of:=MIN([.$R20];[.$AL20];[.$BF20])" office:value-type="float"/>
          <table:table-cell table:formula="of:=MIN([.$S20];[.$AM20];[.$BG20])" office:value-type="float"/>
          <table:table-cell table:formula="of:=MIN([.$T20];[.$AN20];[.$BH20])" office:value-type="float"/>
          <table:table-cell table:formula="of:=MIN([.$U20];[.$AO20];[.$BI20])" office:value-type="float"/>
          <table:table-cell table:formula="of:=MEDIAN([.$B20];[.$V20];[.$AP20])" office:value-type="float"/>
          <table:table-cell table:formula="of:=MEDIAN([.$C20];[.$W20];[.$AQ20])" office:value-type="float"/>
          <table:table-cell table:formula="of:=MEDIAN([.$D20];[.$X20];[.$AR20])" office:value-type="float"/>
          <table:table-cell table:formula="of:=MEDIAN([.$E20];[.$Y20];[.$AS20])" office:value-type="float"/>
          <table:table-cell table:formula="of:=MEDIAN([.$F20];[.$Z20];[.$AT20])" office:value-type="float"/>
          <table:table-cell table:formula="of:=MEDIAN([.$G20];[.$AA20];[.$AU20])" office:value-type="float"/>
          <table:table-cell table:formula="of:=MEDIAN([.$H20];[.$AB20];[.$AV20])" office:value-type="float"/>
          <table:table-cell table:formula="of:=MEDIAN([.$I20];[.$AC20];[.$AW20])" office:value-type="float"/>
          <table:table-cell table:formula="of:=MEDIAN([.$J20];[.$AD20];[.$AX20])" office:value-type="float"/>
          <table:table-cell table:formula="of:=MEDIAN([.$K20];[.$AE20];[.$AY20])" office:value-type="float"/>
          <table:table-cell table:formula="of:=MEDIAN([.$L20];[.$AF20];[.$AZ20])" office:value-type="float"/>
          <table:table-cell table:formula="of:=MEDIAN([.$M20];[.$AG20];[.$BA20])" office:value-type="float"/>
          <table:table-cell table:formula="of:=MEDIAN([.$N20];[.$AH20];[.$BB20])" office:value-type="float"/>
          <table:table-cell table:formula="of:=MEDIAN([.$O20];[.$AI20];[.$BC20])" office:value-type="float"/>
          <table:table-cell table:formula="of:=MEDIAN([.$P20];[.$AJ20];[.$BD20])" office:value-type="float"/>
          <table:table-cell table:formula="of:=MEDIAN([.$Q20];[.$AK20];[.$BE20])" office:value-type="float"/>
          <table:table-cell table:formula="of:=MEDIAN([.$R20];[.$AL20];[.$BF20])" office:value-type="float"/>
          <table:table-cell table:formula="of:=MEDIAN([.$S20];[.$AM20];[.$BG20])" office:value-type="float"/>
          <table:table-cell table:formula="of:=MEDIAN([.$T20];[.$AN20];[.$BH20])" office:value-type="float"/>
          <table:table-cell table:formula="of:=MEDIAN([.$U20];[.$AO20];[.$BI20])" office:value-type="float"/>
          <table:table-cell table:formula="of:=MAX([.$B20];[.$V20];[.$AP20])" office:value-type="float"/>
          <table:table-cell table:formula="of:=MAX([.$C20];[.$W20];[.$AQ20])" office:value-type="float"/>
          <table:table-cell table:formula="of:=MAX([.$D20];[.$X20];[.$AR20])" office:value-type="float"/>
          <table:table-cell table:formula="of:=MAX([.$E20];[.$Y20];[.$AS20])" office:value-type="float"/>
          <table:table-cell table:formula="of:=MAX([.$F20];[.$Z20];[.$AT20])" office:value-type="float"/>
          <table:table-cell table:formula="of:=MAX([.$G20];[.$AA20];[.$AU20])" office:value-type="float"/>
          <table:table-cell table:formula="of:=MAX([.$H20];[.$AB20];[.$AV20])" office:value-type="float"/>
          <table:table-cell table:formula="of:=MAX([.$I20];[.$AC20];[.$AW20])" office:value-type="float"/>
          <table:table-cell table:formula="of:=MAX([.$J20];[.$AD20];[.$AX20])" office:value-type="float"/>
          <table:table-cell table:formula="of:=MAX([.$K20];[.$AE20];[.$AY20])" office:value-type="float"/>
          <table:table-cell table:formula="of:=MAX([.$L20];[.$AF20];[.$AZ20])" office:value-type="float"/>
          <table:table-cell table:formula="of:=MAX([.$M20];[.$AG20];[.$BA20])" office:value-type="float"/>
          <table:table-cell table:formula="of:=MAX([.$N20];[.$AH20];[.$BB20])" office:value-type="float"/>
          <table:table-cell table:formula="of:=MAX([.$O20];[.$AI20];[.$BC20])" office:value-type="float"/>
          <table:table-cell table:formula="of:=MAX([.$P20];[.$AJ20];[.$BD20])" office:value-type="float"/>
          <table:table-cell table:formula="of:=MAX([.$Q20];[.$AK20];[.$BE20])" office:value-type="float"/>
          <table:table-cell table:formula="of:=MAX([.$R20];[.$AL20];[.$BF20])" office:value-type="float"/>
          <table:table-cell table:formula="of:=MAX([.$S20];[.$AM20];[.$BG20])" office:value-type="float"/>
          <table:table-cell table:formula="of:=MAX([.$T20];[.$AN20];[.$BH20])" office:value-type="float"/>
          <table:table-cell table:formula="of:=MAX([.$U20];[.$AO20];[.$BI20])" office:value-type="float"/>
        </table:table-row>
        <table:table-row table:style-name="ro1">
          <table:table-cell office:value-type="string">
            <text:p>gridworld/x5_y5_n25_r5/x5_y5_n25_r5_s5_ps1_pr5_u5_o5_l5_N004.lp</text:p>
          </table:table-cell>
          <table:table-cell office:value-type="float" office:value="20.2532"/>
          <table:table-cell office:value-type="float" office:value="19.94"/>
          <table:table-cell office:value-type="float" office:value="19.85"/>
          <table:table-cell office:value-type="float" office:value="1057040.0"/>
          <table:table-cell office:value-type="float" office:value="0.0"/>
          <table:table-cell office:value-type="float" office:value="181.0"/>
          <table:table-cell office:value-type="float" office:value="9034.0"/>
          <table:table-cell office:value-type="float" office:value="1066166.0"/>
          <table:table-cell office:value-type="float" office:value="3933.0"/>
          <table:table-cell office:value-type="float" office:value="11064.0"/>
          <table:table-cell office:value-type="float" office:value="911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561.0"/>
          <table:table-cell office:value-type="float" office:value="10171.0"/>
          <table:table-cell office:value-type="float" office:value="7060.0"/>
          <table:table-cell office:value-type="float" office:value="6317.0"/>
          <table:table-cell office:value-type="float" office:value="7697.0"/>
          <table:table-cell office:value-type="float" office:value="55.0"/>
          <table:table-cell office:value-type="float" office:value="0.537002"/>
          <table:table-cell office:value-type="float" office:value="0.126"/>
          <table:table-cell office:value-type="float" office:value="0.07"/>
          <table:table-cell office:value-type="float" office:value="3872.0"/>
          <table:table-cell office:value-type="float" office:value="0.0"/>
          <table:table-cell office:value-type="float" office:value="24.0"/>
          <table:table-cell office:value-type="float" office:value="1099.0"/>
          <table:table-cell office:value-type="float" office:value="5032.0"/>
          <table:table-cell office:value-type="float" office:value="3933.0"/>
          <table:table-cell office:value-type="float" office:value="11064.0"/>
          <table:table-cell office:value-type="float" office:value="1059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561.0"/>
          <table:table-cell office:value-type="float" office:value="10171.0"/>
          <table:table-cell office:value-type="float" office:value="7060.0"/>
          <table:table-cell office:value-type="float" office:value="6317.0"/>
          <table:table-cell office:value-type="float" office:value="7697.0"/>
          <table:table-cell office:value-type="float" office:value="55.0"/>
          <table:table-cell office:value-type="float" office:value="0.438672"/>
          <table:table-cell office:value-type="float" office:value="0.06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2.0"/>
          <table:table-cell office:value-type="float" office:value="39.0"/>
          <table:table-cell office:value-type="float" office:value="3653.0"/>
          <table:table-cell office:value-type="float" office:value="10049.0"/>
          <table:table-cell office:value-type="float" office:value="1062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681.0"/>
          <table:table-cell office:value-type="float" office:value="9926.0"/>
          <table:table-cell office:value-type="float" office:value="7075.0"/>
          <table:table-cell office:value-type="float" office:value="6062.0"/>
          <table:table-cell office:value-type="float" office:value="9289.0"/>
          <table:table-cell office:value-type="float" office:value="35.0"/>
          <table:table-cell table:formula="of:=MIN([.$B21];[.$V21];[.$AP21])" office:value-type="float"/>
          <table:table-cell table:formula="of:=MIN([.$C21];[.$W21];[.$AQ21])" office:value-type="float"/>
          <table:table-cell table:formula="of:=MIN([.$D21];[.$X21];[.$AR21])" office:value-type="float"/>
          <table:table-cell table:formula="of:=MIN([.$E21];[.$Y21];[.$AS21])" office:value-type="float"/>
          <table:table-cell table:formula="of:=MIN([.$F21];[.$Z21];[.$AT21])" office:value-type="float"/>
          <table:table-cell table:formula="of:=MIN([.$G21];[.$AA21];[.$AU21])" office:value-type="float"/>
          <table:table-cell table:formula="of:=MIN([.$H21];[.$AB21];[.$AV21])" office:value-type="float"/>
          <table:table-cell table:formula="of:=MIN([.$I21];[.$AC21];[.$AW21])" office:value-type="float"/>
          <table:table-cell table:formula="of:=MIN([.$J21];[.$AD21];[.$AX21])" office:value-type="float"/>
          <table:table-cell table:formula="of:=MIN([.$K21];[.$AE21];[.$AY21])" office:value-type="float"/>
          <table:table-cell table:formula="of:=MIN([.$L21];[.$AF21];[.$AZ21])" office:value-type="float"/>
          <table:table-cell table:formula="of:=MIN([.$M21];[.$AG21];[.$BA21])" office:value-type="float"/>
          <table:table-cell table:formula="of:=MIN([.$N21];[.$AH21];[.$BB21])" office:value-type="float"/>
          <table:table-cell table:formula="of:=MIN([.$O21];[.$AI21];[.$BC21])" office:value-type="float"/>
          <table:table-cell table:formula="of:=MIN([.$P21];[.$AJ21];[.$BD21])" office:value-type="float"/>
          <table:table-cell table:formula="of:=MIN([.$Q21];[.$AK21];[.$BE21])" office:value-type="float"/>
          <table:table-cell table:formula="of:=MIN([.$R21];[.$AL21];[.$BF21])" office:value-type="float"/>
          <table:table-cell table:formula="of:=MIN([.$S21];[.$AM21];[.$BG21])" office:value-type="float"/>
          <table:table-cell table:formula="of:=MIN([.$T21];[.$AN21];[.$BH21])" office:value-type="float"/>
          <table:table-cell table:formula="of:=MIN([.$U21];[.$AO21];[.$BI21])" office:value-type="float"/>
          <table:table-cell table:formula="of:=MEDIAN([.$B21];[.$V21];[.$AP21])" office:value-type="float"/>
          <table:table-cell table:formula="of:=MEDIAN([.$C21];[.$W21];[.$AQ21])" office:value-type="float"/>
          <table:table-cell table:formula="of:=MEDIAN([.$D21];[.$X21];[.$AR21])" office:value-type="float"/>
          <table:table-cell table:formula="of:=MEDIAN([.$E21];[.$Y21];[.$AS21])" office:value-type="float"/>
          <table:table-cell table:formula="of:=MEDIAN([.$F21];[.$Z21];[.$AT21])" office:value-type="float"/>
          <table:table-cell table:formula="of:=MEDIAN([.$G21];[.$AA21];[.$AU21])" office:value-type="float"/>
          <table:table-cell table:formula="of:=MEDIAN([.$H21];[.$AB21];[.$AV21])" office:value-type="float"/>
          <table:table-cell table:formula="of:=MEDIAN([.$I21];[.$AC21];[.$AW21])" office:value-type="float"/>
          <table:table-cell table:formula="of:=MEDIAN([.$J21];[.$AD21];[.$AX21])" office:value-type="float"/>
          <table:table-cell table:formula="of:=MEDIAN([.$K21];[.$AE21];[.$AY21])" office:value-type="float"/>
          <table:table-cell table:formula="of:=MEDIAN([.$L21];[.$AF21];[.$AZ21])" office:value-type="float"/>
          <table:table-cell table:formula="of:=MEDIAN([.$M21];[.$AG21];[.$BA21])" office:value-type="float"/>
          <table:table-cell table:formula="of:=MEDIAN([.$N21];[.$AH21];[.$BB21])" office:value-type="float"/>
          <table:table-cell table:formula="of:=MEDIAN([.$O21];[.$AI21];[.$BC21])" office:value-type="float"/>
          <table:table-cell table:formula="of:=MEDIAN([.$P21];[.$AJ21];[.$BD21])" office:value-type="float"/>
          <table:table-cell table:formula="of:=MEDIAN([.$Q21];[.$AK21];[.$BE21])" office:value-type="float"/>
          <table:table-cell table:formula="of:=MEDIAN([.$R21];[.$AL21];[.$BF21])" office:value-type="float"/>
          <table:table-cell table:formula="of:=MEDIAN([.$S21];[.$AM21];[.$BG21])" office:value-type="float"/>
          <table:table-cell table:formula="of:=MEDIAN([.$T21];[.$AN21];[.$BH21])" office:value-type="float"/>
          <table:table-cell table:formula="of:=MEDIAN([.$U21];[.$AO21];[.$BI21])" office:value-type="float"/>
          <table:table-cell table:formula="of:=MAX([.$B21];[.$V21];[.$AP21])" office:value-type="float"/>
          <table:table-cell table:formula="of:=MAX([.$C21];[.$W21];[.$AQ21])" office:value-type="float"/>
          <table:table-cell table:formula="of:=MAX([.$D21];[.$X21];[.$AR21])" office:value-type="float"/>
          <table:table-cell table:formula="of:=MAX([.$E21];[.$Y21];[.$AS21])" office:value-type="float"/>
          <table:table-cell table:formula="of:=MAX([.$F21];[.$Z21];[.$AT21])" office:value-type="float"/>
          <table:table-cell table:formula="of:=MAX([.$G21];[.$AA21];[.$AU21])" office:value-type="float"/>
          <table:table-cell table:formula="of:=MAX([.$H21];[.$AB21];[.$AV21])" office:value-type="float"/>
          <table:table-cell table:formula="of:=MAX([.$I21];[.$AC21];[.$AW21])" office:value-type="float"/>
          <table:table-cell table:formula="of:=MAX([.$J21];[.$AD21];[.$AX21])" office:value-type="float"/>
          <table:table-cell table:formula="of:=MAX([.$K21];[.$AE21];[.$AY21])" office:value-type="float"/>
          <table:table-cell table:formula="of:=MAX([.$L21];[.$AF21];[.$AZ21])" office:value-type="float"/>
          <table:table-cell table:formula="of:=MAX([.$M21];[.$AG21];[.$BA21])" office:value-type="float"/>
          <table:table-cell table:formula="of:=MAX([.$N21];[.$AH21];[.$BB21])" office:value-type="float"/>
          <table:table-cell table:formula="of:=MAX([.$O21];[.$AI21];[.$BC21])" office:value-type="float"/>
          <table:table-cell table:formula="of:=MAX([.$P21];[.$AJ21];[.$BD21])" office:value-type="float"/>
          <table:table-cell table:formula="of:=MAX([.$Q21];[.$AK21];[.$BE21])" office:value-type="float"/>
          <table:table-cell table:formula="of:=MAX([.$R21];[.$AL21];[.$BF21])" office:value-type="float"/>
          <table:table-cell table:formula="of:=MAX([.$S21];[.$AM21];[.$BG21])" office:value-type="float"/>
          <table:table-cell table:formula="of:=MAX([.$T21];[.$AN21];[.$BH21])" office:value-type="float"/>
          <table:table-cell table:formula="of:=MAX([.$U21];[.$AO21];[.$BI21])" office:value-type="float"/>
        </table:table-row>
        <table:table-row table:style-name="ro1">
          <table:table-cell office:value-type="string">
            <text:p>gridworld/x5_y5_n25_r5/x5_y5_n25_r5_s5_ps1_pr5_u5_o5_l5_N005.lp</text:p>
          </table:table-cell>
          <table:table-cell office:value-type="float" office:value="0.421071"/>
          <table:table-cell office:value-type="float" office:value="0.11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90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968.0"/>
          <table:table-cell office:value-type="float" office:value="6281.0"/>
          <table:table-cell office:value-type="float" office:value="4923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417368"/>
          <table:table-cell office:value-type="float" office:value="0.08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00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968.0"/>
          <table:table-cell office:value-type="float" office:value="6281.0"/>
          <table:table-cell office:value-type="float" office:value="4923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477128"/>
          <table:table-cell office:value-type="float" office:value="0.07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65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883.0"/>
          <table:table-cell office:value-type="float" office:value="6376.0"/>
          <table:table-cell office:value-type="float" office:value="4768.0"/>
          <table:table-cell office:value-type="string">
            <text:p/>
          </table:table-cell>
          <table:table-cell office:value-type="string">
            <text:p/>
          </table:table-cell>
          <table:table-cell table:formula="of:=MIN([.$B22];[.$V22];[.$AP22])" office:value-type="float"/>
          <table:table-cell table:formula="of:=MIN([.$C22];[.$W22];[.$AQ22])" office:value-type="float"/>
          <table:table-cell table:formula="of:=MIN([.$D22];[.$X22];[.$AR22])" office:value-type="float"/>
          <table:table-cell table:formula="of:=MIN([.$E22];[.$Y22];[.$AS22])" office:value-type="float"/>
          <table:table-cell table:formula="of:=MIN([.$F22];[.$Z22];[.$AT22])" office:value-type="float"/>
          <table:table-cell table:formula="of:=MIN([.$G22];[.$AA22];[.$AU22])" office:value-type="float"/>
          <table:table-cell table:formula="of:=MIN([.$H22];[.$AB22];[.$AV22])" office:value-type="float"/>
          <table:table-cell table:formula="of:=MIN([.$I22];[.$AC22];[.$AW22])" office:value-type="float"/>
          <table:table-cell table:formula="of:=MIN([.$J22];[.$AD22];[.$AX22])" office:value-type="float"/>
          <table:table-cell table:formula="of:=MIN([.$K22];[.$AE22];[.$AY22])" office:value-type="float"/>
          <table:table-cell table:formula="of:=MIN([.$L22];[.$AF22];[.$AZ22])" office:value-type="float"/>
          <table:table-cell table:formula="of:=MIN([.$M22];[.$AG22];[.$BA22])" office:value-type="float"/>
          <table:table-cell table:formula="of:=MIN([.$N22];[.$AH22];[.$BB22])" office:value-type="float"/>
          <table:table-cell table:formula="of:=MIN([.$O22];[.$AI22];[.$BC22])" office:value-type="float"/>
          <table:table-cell table:formula="of:=MIN([.$P22];[.$AJ22];[.$BD22])" office:value-type="float"/>
          <table:table-cell table:formula="of:=MIN([.$Q22];[.$AK22];[.$BE22])" office:value-type="float"/>
          <table:table-cell table:formula="of:=MIN([.$R22];[.$AL22];[.$BF22])" office:value-type="float"/>
          <table:table-cell table:formula="of:=MIN([.$S22];[.$AM22];[.$BG22])" office:value-type="float"/>
          <table:table-cell table:formula="of:=MIN([.$T22];[.$AN22];[.$BH22])" office:value-type="float"/>
          <table:table-cell table:formula="of:=MIN([.$U22];[.$AO22];[.$BI22])" office:value-type="float"/>
          <table:table-cell table:formula="of:=MEDIAN([.$B22];[.$V22];[.$AP22])" office:value-type="float"/>
          <table:table-cell table:formula="of:=MEDIAN([.$C22];[.$W22];[.$AQ22])" office:value-type="float"/>
          <table:table-cell table:formula="of:=MEDIAN([.$D22];[.$X22];[.$AR22])" office:value-type="float"/>
          <table:table-cell table:formula="of:=MEDIAN([.$E22];[.$Y22];[.$AS22])" office:value-type="float"/>
          <table:table-cell table:formula="of:=MEDIAN([.$F22];[.$Z22];[.$AT22])" office:value-type="float"/>
          <table:table-cell table:formula="of:=MEDIAN([.$G22];[.$AA22];[.$AU22])" office:value-type="float"/>
          <table:table-cell table:formula="of:=MEDIAN([.$H22];[.$AB22];[.$AV22])" office:value-type="float"/>
          <table:table-cell table:formula="of:=MEDIAN([.$I22];[.$AC22];[.$AW22])" office:value-type="float"/>
          <table:table-cell table:formula="of:=MEDIAN([.$J22];[.$AD22];[.$AX22])" office:value-type="float"/>
          <table:table-cell table:formula="of:=MEDIAN([.$K22];[.$AE22];[.$AY22])" office:value-type="float"/>
          <table:table-cell table:formula="of:=MEDIAN([.$L22];[.$AF22];[.$AZ22])" office:value-type="float"/>
          <table:table-cell table:formula="of:=MEDIAN([.$M22];[.$AG22];[.$BA22])" office:value-type="float"/>
          <table:table-cell table:formula="of:=MEDIAN([.$N22];[.$AH22];[.$BB22])" office:value-type="float"/>
          <table:table-cell table:formula="of:=MEDIAN([.$O22];[.$AI22];[.$BC22])" office:value-type="float"/>
          <table:table-cell table:formula="of:=MEDIAN([.$P22];[.$AJ22];[.$BD22])" office:value-type="float"/>
          <table:table-cell table:formula="of:=MEDIAN([.$Q22];[.$AK22];[.$BE22])" office:value-type="float"/>
          <table:table-cell table:formula="of:=MEDIAN([.$R22];[.$AL22];[.$BF22])" office:value-type="float"/>
          <table:table-cell table:formula="of:=MEDIAN([.$S22];[.$AM22];[.$BG22])" office:value-type="float"/>
          <table:table-cell table:formula="of:=MEDIAN([.$T22];[.$AN22];[.$BH22])" office:value-type="float"/>
          <table:table-cell table:formula="of:=MEDIAN([.$U22];[.$AO22];[.$BI22])" office:value-type="float"/>
          <table:table-cell table:formula="of:=MAX([.$B22];[.$V22];[.$AP22])" office:value-type="float"/>
          <table:table-cell table:formula="of:=MAX([.$C22];[.$W22];[.$AQ22])" office:value-type="float"/>
          <table:table-cell table:formula="of:=MAX([.$D22];[.$X22];[.$AR22])" office:value-type="float"/>
          <table:table-cell table:formula="of:=MAX([.$E22];[.$Y22];[.$AS22])" office:value-type="float"/>
          <table:table-cell table:formula="of:=MAX([.$F22];[.$Z22];[.$AT22])" office:value-type="float"/>
          <table:table-cell table:formula="of:=MAX([.$G22];[.$AA22];[.$AU22])" office:value-type="float"/>
          <table:table-cell table:formula="of:=MAX([.$H22];[.$AB22];[.$AV22])" office:value-type="float"/>
          <table:table-cell table:formula="of:=MAX([.$I22];[.$AC22];[.$AW22])" office:value-type="float"/>
          <table:table-cell table:formula="of:=MAX([.$J22];[.$AD22];[.$AX22])" office:value-type="float"/>
          <table:table-cell table:formula="of:=MAX([.$K22];[.$AE22];[.$AY22])" office:value-type="float"/>
          <table:table-cell table:formula="of:=MAX([.$L22];[.$AF22];[.$AZ22])" office:value-type="float"/>
          <table:table-cell table:formula="of:=MAX([.$M22];[.$AG22];[.$BA22])" office:value-type="float"/>
          <table:table-cell table:formula="of:=MAX([.$N22];[.$AH22];[.$BB22])" office:value-type="float"/>
          <table:table-cell table:formula="of:=MAX([.$O22];[.$AI22];[.$BC22])" office:value-type="float"/>
          <table:table-cell table:formula="of:=MAX([.$P22];[.$AJ22];[.$BD22])" office:value-type="float"/>
          <table:table-cell table:formula="of:=MAX([.$Q22];[.$AK22];[.$BE22])" office:value-type="float"/>
          <table:table-cell table:formula="of:=MAX([.$R22];[.$AL22];[.$BF22])" office:value-type="float"/>
          <table:table-cell table:formula="of:=MAX([.$S22];[.$AM22];[.$BG22])" office:value-type="float"/>
          <table:table-cell table:formula="of:=MAX([.$T22];[.$AN22];[.$BH22])" office:value-type="float"/>
          <table:table-cell table:formula="of:=MAX([.$U22];[.$AO22];[.$BI22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2])" office:value-type="float"/>
          <table:table-cell table:formula="of:=SUM([.C3:.C22])" office:value-type="float"/>
          <table:table-cell table:formula="of:=SUM([.D3:.D22])" office:value-type="float"/>
          <table:table-cell table:formula="of:=SUM([.E3:.E22])" office:value-type="float"/>
          <table:table-cell table:formula="of:=SUM([.F3:.F22])" office:value-type="float"/>
          <table:table-cell table:formula="of:=SUM([.G3:.G22])" office:value-type="float"/>
          <table:table-cell table:formula="of:=SUM([.H3:.H22])" office:value-type="float"/>
          <table:table-cell table:formula="of:=SUM([.I3:.I22])" office:value-type="float"/>
          <table:table-cell table:formula="of:=SUM([.J3:.J22])" office:value-type="float"/>
          <table:table-cell table:formula="of:=SUM([.K3:.K22])" office:value-type="float"/>
          <table:table-cell table:formula="of:=SUM([.L3:.L22])" office:value-type="float"/>
          <table:table-cell table:formula="of:=SUM([.M3:.M22])" office:value-type="float"/>
          <table:table-cell table:formula="of:=SUM([.N3:.N22])" office:value-type="float"/>
          <table:table-cell table:formula="of:=SUM([.O3:.O22])" office:value-type="float"/>
          <table:table-cell table:formula="of:=SUM([.P3:.P22])" office:value-type="float"/>
          <table:table-cell table:formula="of:=SUM([.Q3:.Q22])" office:value-type="float"/>
          <table:table-cell table:formula="of:=SUM([.R3:.R22])" office:value-type="float"/>
          <table:table-cell table:formula="of:=SUM([.S3:.S22])" office:value-type="float"/>
          <table:table-cell table:formula="of:=SUM([.T3:.T22])" office:value-type="float"/>
          <table:table-cell table:formula="of:=SUM([.U3:.U22])" office:value-type="float"/>
          <table:table-cell table:formula="of:=SUM([.V3:.V22])" office:value-type="float"/>
          <table:table-cell table:formula="of:=SUM([.W3:.W22])" office:value-type="float"/>
          <table:table-cell table:formula="of:=SUM([.X3:.X22])" office:value-type="float"/>
          <table:table-cell table:formula="of:=SUM([.Y3:.Y22])" office:value-type="float"/>
          <table:table-cell table:formula="of:=SUM([.Z3:.Z22])" office:value-type="float"/>
          <table:table-cell table:formula="of:=SUM([.AA3:.AA22])" office:value-type="float"/>
          <table:table-cell table:formula="of:=SUM([.AB3:.AB22])" office:value-type="float"/>
          <table:table-cell table:formula="of:=SUM([.AC3:.AC22])" office:value-type="float"/>
          <table:table-cell table:formula="of:=SUM([.AD3:.AD22])" office:value-type="float"/>
          <table:table-cell table:formula="of:=SUM([.AE3:.AE22])" office:value-type="float"/>
          <table:table-cell table:formula="of:=SUM([.AF3:.AF22])" office:value-type="float"/>
          <table:table-cell table:formula="of:=SUM([.AG3:.AG22])" office:value-type="float"/>
          <table:table-cell table:formula="of:=SUM([.AH3:.AH22])" office:value-type="float"/>
          <table:table-cell table:formula="of:=SUM([.AI3:.AI22])" office:value-type="float"/>
          <table:table-cell table:formula="of:=SUM([.AJ3:.AJ22])" office:value-type="float"/>
          <table:table-cell table:formula="of:=SUM([.AK3:.AK22])" office:value-type="float"/>
          <table:table-cell table:formula="of:=SUM([.AL3:.AL22])" office:value-type="float"/>
          <table:table-cell table:formula="of:=SUM([.AM3:.AM22])" office:value-type="float"/>
          <table:table-cell table:formula="of:=SUM([.AN3:.AN22])" office:value-type="float"/>
          <table:table-cell table:formula="of:=SUM([.AO3:.AO22])" office:value-type="float"/>
          <table:table-cell table:formula="of:=SUM([.AP3:.AP22])" office:value-type="float"/>
          <table:table-cell table:formula="of:=SUM([.AQ3:.AQ22])" office:value-type="float"/>
          <table:table-cell table:formula="of:=SUM([.AR3:.AR22])" office:value-type="float"/>
          <table:table-cell table:formula="of:=SUM([.AS3:.AS22])" office:value-type="float"/>
          <table:table-cell table:formula="of:=SUM([.AT3:.AT22])" office:value-type="float"/>
          <table:table-cell table:formula="of:=SUM([.AU3:.AU22])" office:value-type="float"/>
          <table:table-cell table:formula="of:=SUM([.AV3:.AV22])" office:value-type="float"/>
          <table:table-cell table:formula="of:=SUM([.AW3:.AW22])" office:value-type="float"/>
          <table:table-cell table:formula="of:=SUM([.AX3:.AX22])" office:value-type="float"/>
          <table:table-cell table:formula="of:=SUM([.AY3:.AY22])" office:value-type="float"/>
          <table:table-cell table:formula="of:=SUM([.AZ3:.AZ22])" office:value-type="float"/>
          <table:table-cell table:formula="of:=SUM([.BA3:.BA22])" office:value-type="float"/>
          <table:table-cell table:formula="of:=SUM([.BB3:.BB22])" office:value-type="float"/>
          <table:table-cell table:formula="of:=SUM([.BC3:.BC22])" office:value-type="float"/>
          <table:table-cell table:formula="of:=SUM([.BD3:.BD22])" office:value-type="float"/>
          <table:table-cell table:formula="of:=SUM([.BE3:.BE22])" office:value-type="float"/>
          <table:table-cell table:formula="of:=SUM([.BF3:.BF22])" office:value-type="float"/>
          <table:table-cell table:formula="of:=SUM([.BG3:.BG22])" office:value-type="float"/>
          <table:table-cell table:formula="of:=SUM([.BH3:.BH22])" office:value-type="float"/>
          <table:table-cell table:formula="of:=SUM([.BI3:.BI22])" office:value-type="float"/>
          <table:table-cell table:formula="of:=SUM([.BJ3:.BJ22])" office:value-type="float"/>
          <table:table-cell table:formula="of:=SUM([.BK3:.BK22])" office:value-type="float"/>
          <table:table-cell table:formula="of:=SUM([.BL3:.BL22])" office:value-type="float"/>
          <table:table-cell table:formula="of:=SUM([.BM3:.BM22])" office:value-type="float"/>
          <table:table-cell table:formula="of:=SUM([.BN3:.BN22])" office:value-type="float"/>
          <table:table-cell table:formula="of:=SUM([.BO3:.BO22])" office:value-type="float"/>
          <table:table-cell table:formula="of:=SUM([.BP3:.BP22])" office:value-type="float"/>
          <table:table-cell table:formula="of:=SUM([.BQ3:.BQ22])" office:value-type="float"/>
          <table:table-cell table:formula="of:=SUM([.BR3:.BR22])" office:value-type="float"/>
          <table:table-cell table:formula="of:=SUM([.BS3:.BS22])" office:value-type="float"/>
          <table:table-cell table:formula="of:=SUM([.BT3:.BT22])" office:value-type="float"/>
          <table:table-cell table:formula="of:=SUM([.BU3:.BU22])" office:value-type="float"/>
          <table:table-cell table:formula="of:=SUM([.BV3:.BV22])" office:value-type="float"/>
          <table:table-cell table:formula="of:=SUM([.BW3:.BW22])" office:value-type="float"/>
          <table:table-cell table:formula="of:=SUM([.BX3:.BX22])" office:value-type="float"/>
          <table:table-cell table:formula="of:=SUM([.BY3:.BY22])" office:value-type="float"/>
          <table:table-cell table:formula="of:=SUM([.BZ3:.BZ22])" office:value-type="float"/>
          <table:table-cell table:formula="of:=SUM([.CA3:.CA22])" office:value-type="float"/>
          <table:table-cell table:formula="of:=SUM([.CB3:.CB22])" office:value-type="float"/>
          <table:table-cell table:formula="of:=SUM([.CC3:.CC22])" office:value-type="float"/>
          <table:table-cell table:formula="of:=SUM([.CD3:.CD22])" office:value-type="float"/>
          <table:table-cell table:formula="of:=SUM([.CE3:.CE22])" office:value-type="float"/>
          <table:table-cell table:formula="of:=SUM([.CF3:.CF22])" office:value-type="float"/>
          <table:table-cell table:formula="of:=SUM([.CG3:.CG22])" office:value-type="float"/>
          <table:table-cell table:formula="of:=SUM([.CH3:.CH22])" office:value-type="float"/>
          <table:table-cell table:formula="of:=SUM([.CI3:.CI22])" office:value-type="float"/>
          <table:table-cell table:formula="of:=SUM([.CJ3:.CJ22])" office:value-type="float"/>
          <table:table-cell table:formula="of:=SUM([.CK3:.CK22])" office:value-type="float"/>
          <table:table-cell table:formula="of:=SUM([.CL3:.CL22])" office:value-type="float"/>
          <table:table-cell table:formula="of:=SUM([.CM3:.CM22])" office:value-type="float"/>
          <table:table-cell table:formula="of:=SUM([.CN3:.CN22])" office:value-type="float"/>
          <table:table-cell table:formula="of:=SUM([.CO3:.CO22])" office:value-type="float"/>
          <table:table-cell table:formula="of:=SUM([.CP3:.CP22])" office:value-type="float"/>
          <table:table-cell table:formula="of:=SUM([.CQ3:.CQ22])" office:value-type="float"/>
          <table:table-cell table:formula="of:=SUM([.CR3:.CR22])" office:value-type="float"/>
          <table:table-cell table:formula="of:=SUM([.CS3:.CS22])" office:value-type="float"/>
          <table:table-cell table:formula="of:=SUM([.CT3:.CT22])" office:value-type="float"/>
          <table:table-cell table:formula="of:=SUM([.CU3:.CU22])" office:value-type="float"/>
          <table:table-cell table:formula="of:=SUM([.CV3:.CV22])" office:value-type="float"/>
          <table:table-cell table:formula="of:=SUM([.CW3:.CW22])" office:value-type="float"/>
          <table:table-cell table:formula="of:=SUM([.CX3:.CX22])" office:value-type="float"/>
          <table:table-cell table:formula="of:=SUM([.CY3:.CY22])" office:value-type="float"/>
          <table:table-cell table:formula="of:=SUM([.CZ3:.CZ22])" office:value-type="float"/>
          <table:table-cell table:formula="of:=SUM([.DA3:.DA22])" office:value-type="float"/>
          <table:table-cell table:formula="of:=SUM([.DB3:.DB22])" office:value-type="float"/>
          <table:table-cell table:formula="of:=SUM([.DC3:.DC22])" office:value-type="float"/>
          <table:table-cell table:formula="of:=SUM([.DD3:.DD22])" office:value-type="float"/>
          <table:table-cell table:formula="of:=SUM([.DE3:.DE22])" office:value-type="float"/>
          <table:table-cell table:formula="of:=SUM([.DF3:.DF22])" office:value-type="float"/>
          <table:table-cell table:formula="of:=SUM([.DG3:.DG22])" office:value-type="float"/>
          <table:table-cell table:formula="of:=SUM([.DH3:.DH22])" office:value-type="float"/>
          <table:table-cell table:formula="of:=SUM([.DI3:.DI22])" office:value-type="float"/>
          <table:table-cell table:formula="of:=SUM([.DJ3:.DJ22])" office:value-type="float"/>
          <table:table-cell table:formula="of:=SUM([.DK3:.DK22])" office:value-type="float"/>
          <table:table-cell table:formula="of:=SUM([.DL3:.DL22])" office:value-type="float"/>
          <table:table-cell table:formula="of:=SUM([.DM3:.DM22])" office:value-type="float"/>
          <table:table-cell table:formula="of:=SUM([.DN3:.DN22])" office:value-type="float"/>
          <table:table-cell table:formula="of:=SUM([.DO3:.DO22])" office:value-type="float"/>
          <table:table-cell table:formula="of:=SUM([.DP3:.DP22])" office:value-type="float"/>
          <table:table-cell table:formula="of:=SUM([.DQ3:.DQ22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2])" office:value-type="float"/>
          <table:table-cell table:formula="of:=AVERAGE([.C3:.C22])" office:value-type="float"/>
          <table:table-cell table:formula="of:=AVERAGE([.D3:.D22])" office:value-type="float"/>
          <table:table-cell table:formula="of:=AVERAGE([.E3:.E22])" office:value-type="float"/>
          <table:table-cell table:formula="of:=AVERAGE([.F3:.F22])" office:value-type="float"/>
          <table:table-cell table:formula="of:=AVERAGE([.G3:.G22])" office:value-type="float"/>
          <table:table-cell table:formula="of:=AVERAGE([.H3:.H22])" office:value-type="float"/>
          <table:table-cell table:formula="of:=AVERAGE([.I3:.I22])" office:value-type="float"/>
          <table:table-cell table:formula="of:=AVERAGE([.J3:.J22])" office:value-type="float"/>
          <table:table-cell table:formula="of:=AVERAGE([.K3:.K22])" office:value-type="float"/>
          <table:table-cell table:formula="of:=AVERAGE([.L3:.L22])" office:value-type="float"/>
          <table:table-cell table:formula="of:=AVERAGE([.M3:.M22])" office:value-type="float"/>
          <table:table-cell table:formula="of:=AVERAGE([.N3:.N22])" office:value-type="float"/>
          <table:table-cell table:formula="of:=AVERAGE([.O3:.O22])" office:value-type="float"/>
          <table:table-cell table:formula="of:=AVERAGE([.P3:.P22])" office:value-type="float"/>
          <table:table-cell table:formula="of:=AVERAGE([.Q3:.Q22])" office:value-type="float"/>
          <table:table-cell table:formula="of:=AVERAGE([.R3:.R22])" office:value-type="float"/>
          <table:table-cell table:formula="of:=AVERAGE([.S3:.S22])" office:value-type="float"/>
          <table:table-cell table:formula="of:=AVERAGE([.T3:.T22])" office:value-type="float"/>
          <table:table-cell table:formula="of:=AVERAGE([.U3:.U22])" office:value-type="float"/>
          <table:table-cell table:formula="of:=AVERAGE([.V3:.V22])" office:value-type="float"/>
          <table:table-cell table:formula="of:=AVERAGE([.W3:.W22])" office:value-type="float"/>
          <table:table-cell table:formula="of:=AVERAGE([.X3:.X22])" office:value-type="float"/>
          <table:table-cell table:formula="of:=AVERAGE([.Y3:.Y22])" office:value-type="float"/>
          <table:table-cell table:formula="of:=AVERAGE([.Z3:.Z22])" office:value-type="float"/>
          <table:table-cell table:formula="of:=AVERAGE([.AA3:.AA22])" office:value-type="float"/>
          <table:table-cell table:formula="of:=AVERAGE([.AB3:.AB22])" office:value-type="float"/>
          <table:table-cell table:formula="of:=AVERAGE([.AC3:.AC22])" office:value-type="float"/>
          <table:table-cell table:formula="of:=AVERAGE([.AD3:.AD22])" office:value-type="float"/>
          <table:table-cell table:formula="of:=AVERAGE([.AE3:.AE22])" office:value-type="float"/>
          <table:table-cell table:formula="of:=AVERAGE([.AF3:.AF22])" office:value-type="float"/>
          <table:table-cell table:formula="of:=AVERAGE([.AG3:.AG22])" office:value-type="float"/>
          <table:table-cell table:formula="of:=AVERAGE([.AH3:.AH22])" office:value-type="float"/>
          <table:table-cell table:formula="of:=AVERAGE([.AI3:.AI22])" office:value-type="float"/>
          <table:table-cell table:formula="of:=AVERAGE([.AJ3:.AJ22])" office:value-type="float"/>
          <table:table-cell table:formula="of:=AVERAGE([.AK3:.AK22])" office:value-type="float"/>
          <table:table-cell table:formula="of:=AVERAGE([.AL3:.AL22])" office:value-type="float"/>
          <table:table-cell table:formula="of:=AVERAGE([.AM3:.AM22])" office:value-type="float"/>
          <table:table-cell table:formula="of:=AVERAGE([.AN3:.AN22])" office:value-type="float"/>
          <table:table-cell table:formula="of:=AVERAGE([.AO3:.AO22])" office:value-type="float"/>
          <table:table-cell table:formula="of:=AVERAGE([.AP3:.AP22])" office:value-type="float"/>
          <table:table-cell table:formula="of:=AVERAGE([.AQ3:.AQ22])" office:value-type="float"/>
          <table:table-cell table:formula="of:=AVERAGE([.AR3:.AR22])" office:value-type="float"/>
          <table:table-cell table:formula="of:=AVERAGE([.AS3:.AS22])" office:value-type="float"/>
          <table:table-cell table:formula="of:=AVERAGE([.AT3:.AT22])" office:value-type="float"/>
          <table:table-cell table:formula="of:=AVERAGE([.AU3:.AU22])" office:value-type="float"/>
          <table:table-cell table:formula="of:=AVERAGE([.AV3:.AV22])" office:value-type="float"/>
          <table:table-cell table:formula="of:=AVERAGE([.AW3:.AW22])" office:value-type="float"/>
          <table:table-cell table:formula="of:=AVERAGE([.AX3:.AX22])" office:value-type="float"/>
          <table:table-cell table:formula="of:=AVERAGE([.AY3:.AY22])" office:value-type="float"/>
          <table:table-cell table:formula="of:=AVERAGE([.AZ3:.AZ22])" office:value-type="float"/>
          <table:table-cell table:formula="of:=AVERAGE([.BA3:.BA22])" office:value-type="float"/>
          <table:table-cell table:formula="of:=AVERAGE([.BB3:.BB22])" office:value-type="float"/>
          <table:table-cell table:formula="of:=AVERAGE([.BC3:.BC22])" office:value-type="float"/>
          <table:table-cell table:formula="of:=AVERAGE([.BD3:.BD22])" office:value-type="float"/>
          <table:table-cell table:formula="of:=AVERAGE([.BE3:.BE22])" office:value-type="float"/>
          <table:table-cell table:formula="of:=AVERAGE([.BF3:.BF22])" office:value-type="float"/>
          <table:table-cell table:formula="of:=AVERAGE([.BG3:.BG22])" office:value-type="float"/>
          <table:table-cell table:formula="of:=AVERAGE([.BH3:.BH22])" office:value-type="float"/>
          <table:table-cell table:formula="of:=AVERAGE([.BI3:.BI22])" office:value-type="float"/>
          <table:table-cell table:formula="of:=AVERAGE([.BJ3:.BJ22])" office:value-type="float"/>
          <table:table-cell table:formula="of:=AVERAGE([.BK3:.BK22])" office:value-type="float"/>
          <table:table-cell table:formula="of:=AVERAGE([.BL3:.BL22])" office:value-type="float"/>
          <table:table-cell table:formula="of:=AVERAGE([.BM3:.BM22])" office:value-type="float"/>
          <table:table-cell table:formula="of:=AVERAGE([.BN3:.BN22])" office:value-type="float"/>
          <table:table-cell table:formula="of:=AVERAGE([.BO3:.BO22])" office:value-type="float"/>
          <table:table-cell table:formula="of:=AVERAGE([.BP3:.BP22])" office:value-type="float"/>
          <table:table-cell table:formula="of:=AVERAGE([.BQ3:.BQ22])" office:value-type="float"/>
          <table:table-cell table:formula="of:=AVERAGE([.BR3:.BR22])" office:value-type="float"/>
          <table:table-cell table:formula="of:=AVERAGE([.BS3:.BS22])" office:value-type="float"/>
          <table:table-cell table:formula="of:=AVERAGE([.BT3:.BT22])" office:value-type="float"/>
          <table:table-cell table:formula="of:=AVERAGE([.BU3:.BU22])" office:value-type="float"/>
          <table:table-cell table:formula="of:=AVERAGE([.BV3:.BV22])" office:value-type="float"/>
          <table:table-cell table:formula="of:=AVERAGE([.BW3:.BW22])" office:value-type="float"/>
          <table:table-cell table:formula="of:=AVERAGE([.BX3:.BX22])" office:value-type="float"/>
          <table:table-cell table:formula="of:=AVERAGE([.BY3:.BY22])" office:value-type="float"/>
          <table:table-cell table:formula="of:=AVERAGE([.BZ3:.BZ22])" office:value-type="float"/>
          <table:table-cell table:formula="of:=AVERAGE([.CA3:.CA22])" office:value-type="float"/>
          <table:table-cell table:formula="of:=AVERAGE([.CB3:.CB22])" office:value-type="float"/>
          <table:table-cell table:formula="of:=AVERAGE([.CC3:.CC22])" office:value-type="float"/>
          <table:table-cell table:formula="of:=AVERAGE([.CD3:.CD22])" office:value-type="float"/>
          <table:table-cell table:formula="of:=AVERAGE([.CE3:.CE22])" office:value-type="float"/>
          <table:table-cell table:formula="of:=AVERAGE([.CF3:.CF22])" office:value-type="float"/>
          <table:table-cell table:formula="of:=AVERAGE([.CG3:.CG22])" office:value-type="float"/>
          <table:table-cell table:formula="of:=AVERAGE([.CH3:.CH22])" office:value-type="float"/>
          <table:table-cell table:formula="of:=AVERAGE([.CI3:.CI22])" office:value-type="float"/>
          <table:table-cell table:formula="of:=AVERAGE([.CJ3:.CJ22])" office:value-type="float"/>
          <table:table-cell table:formula="of:=AVERAGE([.CK3:.CK22])" office:value-type="float"/>
          <table:table-cell table:formula="of:=AVERAGE([.CL3:.CL22])" office:value-type="float"/>
          <table:table-cell table:formula="of:=AVERAGE([.CM3:.CM22])" office:value-type="float"/>
          <table:table-cell table:formula="of:=AVERAGE([.CN3:.CN22])" office:value-type="float"/>
          <table:table-cell table:formula="of:=AVERAGE([.CO3:.CO22])" office:value-type="float"/>
          <table:table-cell table:formula="of:=AVERAGE([.CP3:.CP22])" office:value-type="float"/>
          <table:table-cell table:formula="of:=AVERAGE([.CQ3:.CQ22])" office:value-type="float"/>
          <table:table-cell table:formula="of:=AVERAGE([.CR3:.CR22])" office:value-type="float"/>
          <table:table-cell table:formula="of:=AVERAGE([.CS3:.CS22])" office:value-type="float"/>
          <table:table-cell table:formula="of:=AVERAGE([.CT3:.CT22])" office:value-type="float"/>
          <table:table-cell table:formula="of:=AVERAGE([.CU3:.CU22])" office:value-type="float"/>
          <table:table-cell table:formula="of:=AVERAGE([.CV3:.CV22])" office:value-type="float"/>
          <table:table-cell table:formula="of:=AVERAGE([.CW3:.CW22])" office:value-type="float"/>
          <table:table-cell table:formula="of:=AVERAGE([.CX3:.CX22])" office:value-type="float"/>
          <table:table-cell table:formula="of:=AVERAGE([.CY3:.CY22])" office:value-type="float"/>
          <table:table-cell table:formula="of:=AVERAGE([.CZ3:.CZ22])" office:value-type="float"/>
          <table:table-cell table:formula="of:=AVERAGE([.DA3:.DA22])" office:value-type="float"/>
          <table:table-cell table:formula="of:=AVERAGE([.DB3:.DB22])" office:value-type="float"/>
          <table:table-cell table:formula="of:=AVERAGE([.DC3:.DC22])" office:value-type="float"/>
          <table:table-cell table:formula="of:=AVERAGE([.DD3:.DD22])" office:value-type="float"/>
          <table:table-cell table:formula="of:=AVERAGE([.DE3:.DE22])" office:value-type="float"/>
          <table:table-cell table:formula="of:=AVERAGE([.DF3:.DF22])" office:value-type="float"/>
          <table:table-cell table:formula="of:=AVERAGE([.DG3:.DG22])" office:value-type="float"/>
          <table:table-cell table:formula="of:=AVERAGE([.DH3:.DH22])" office:value-type="float"/>
          <table:table-cell table:formula="of:=AVERAGE([.DI3:.DI22])" office:value-type="float"/>
          <table:table-cell table:formula="of:=AVERAGE([.DJ3:.DJ22])" office:value-type="float"/>
          <table:table-cell table:formula="of:=AVERAGE([.DK3:.DK22])" office:value-type="float"/>
          <table:table-cell table:formula="of:=AVERAGE([.DL3:.DL22])" office:value-type="float"/>
          <table:table-cell table:formula="of:=AVERAGE([.DM3:.DM22])" office:value-type="float"/>
          <table:table-cell table:formula="of:=AVERAGE([.DN3:.DN22])" office:value-type="float"/>
          <table:table-cell table:formula="of:=AVERAGE([.DO3:.DO22])" office:value-type="float"/>
          <table:table-cell table:formula="of:=AVERAGE([.DP3:.DP22])" office:value-type="float"/>
          <table:table-cell table:formula="of:=AVERAGE([.DQ3:.DQ22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2])" office:value-type="float"/>
          <table:table-cell table:formula="of:=STDEV([.C3:.C22])" office:value-type="float"/>
          <table:table-cell table:formula="of:=STDEV([.D3:.D22])" office:value-type="float"/>
          <table:table-cell table:formula="of:=STDEV([.E3:.E22])" office:value-type="float"/>
          <table:table-cell table:formula="of:=STDEV([.F3:.F22])" office:value-type="float"/>
          <table:table-cell table:formula="of:=STDEV([.G3:.G22])" office:value-type="float"/>
          <table:table-cell table:formula="of:=STDEV([.H3:.H22])" office:value-type="float"/>
          <table:table-cell table:formula="of:=STDEV([.I3:.I22])" office:value-type="float"/>
          <table:table-cell table:formula="of:=STDEV([.J3:.J22])" office:value-type="float"/>
          <table:table-cell table:formula="of:=STDEV([.K3:.K22])" office:value-type="float"/>
          <table:table-cell table:formula="of:=STDEV([.L3:.L22])" office:value-type="float"/>
          <table:table-cell table:formula="of:=STDEV([.M3:.M22])" office:value-type="float"/>
          <table:table-cell table:formula="of:=STDEV([.N3:.N22])" office:value-type="float"/>
          <table:table-cell table:formula="of:=STDEV([.O3:.O22])" office:value-type="float"/>
          <table:table-cell table:formula="of:=STDEV([.P3:.P22])" office:value-type="float"/>
          <table:table-cell table:formula="of:=STDEV([.Q3:.Q22])" office:value-type="float"/>
          <table:table-cell table:formula="of:=STDEV([.R3:.R22])" office:value-type="float"/>
          <table:table-cell table:formula="of:=STDEV([.S3:.S22])" office:value-type="float"/>
          <table:table-cell table:formula="of:=STDEV([.T3:.T22])" office:value-type="float"/>
          <table:table-cell table:formula="of:=STDEV([.U3:.U22])" office:value-type="float"/>
          <table:table-cell table:formula="of:=STDEV([.V3:.V22])" office:value-type="float"/>
          <table:table-cell table:formula="of:=STDEV([.W3:.W22])" office:value-type="float"/>
          <table:table-cell table:formula="of:=STDEV([.X3:.X22])" office:value-type="float"/>
          <table:table-cell table:formula="of:=STDEV([.Y3:.Y22])" office:value-type="float"/>
          <table:table-cell table:formula="of:=STDEV([.Z3:.Z22])" office:value-type="float"/>
          <table:table-cell table:formula="of:=STDEV([.AA3:.AA22])" office:value-type="float"/>
          <table:table-cell table:formula="of:=STDEV([.AB3:.AB22])" office:value-type="float"/>
          <table:table-cell table:formula="of:=STDEV([.AC3:.AC22])" office:value-type="float"/>
          <table:table-cell table:formula="of:=STDEV([.AD3:.AD22])" office:value-type="float"/>
          <table:table-cell table:formula="of:=STDEV([.AE3:.AE22])" office:value-type="float"/>
          <table:table-cell table:formula="of:=STDEV([.AF3:.AF22])" office:value-type="float"/>
          <table:table-cell table:formula="of:=STDEV([.AG3:.AG22])" office:value-type="float"/>
          <table:table-cell table:formula="of:=STDEV([.AH3:.AH22])" office:value-type="float"/>
          <table:table-cell table:formula="of:=STDEV([.AI3:.AI22])" office:value-type="float"/>
          <table:table-cell table:formula="of:=STDEV([.AJ3:.AJ22])" office:value-type="float"/>
          <table:table-cell table:formula="of:=STDEV([.AK3:.AK22])" office:value-type="float"/>
          <table:table-cell table:formula="of:=STDEV([.AL3:.AL22])" office:value-type="float"/>
          <table:table-cell table:formula="of:=STDEV([.AM3:.AM22])" office:value-type="float"/>
          <table:table-cell table:formula="of:=STDEV([.AN3:.AN22])" office:value-type="float"/>
          <table:table-cell table:formula="of:=STDEV([.AO3:.AO22])" office:value-type="float"/>
          <table:table-cell table:formula="of:=STDEV([.AP3:.AP22])" office:value-type="float"/>
          <table:table-cell table:formula="of:=STDEV([.AQ3:.AQ22])" office:value-type="float"/>
          <table:table-cell table:formula="of:=STDEV([.AR3:.AR22])" office:value-type="float"/>
          <table:table-cell table:formula="of:=STDEV([.AS3:.AS22])" office:value-type="float"/>
          <table:table-cell table:formula="of:=STDEV([.AT3:.AT22])" office:value-type="float"/>
          <table:table-cell table:formula="of:=STDEV([.AU3:.AU22])" office:value-type="float"/>
          <table:table-cell table:formula="of:=STDEV([.AV3:.AV22])" office:value-type="float"/>
          <table:table-cell table:formula="of:=STDEV([.AW3:.AW22])" office:value-type="float"/>
          <table:table-cell table:formula="of:=STDEV([.AX3:.AX22])" office:value-type="float"/>
          <table:table-cell table:formula="of:=STDEV([.AY3:.AY22])" office:value-type="float"/>
          <table:table-cell table:formula="of:=STDEV([.AZ3:.AZ22])" office:value-type="float"/>
          <table:table-cell table:formula="of:=STDEV([.BA3:.BA22])" office:value-type="float"/>
          <table:table-cell table:formula="of:=STDEV([.BB3:.BB22])" office:value-type="float"/>
          <table:table-cell table:formula="of:=STDEV([.BC3:.BC22])" office:value-type="float"/>
          <table:table-cell table:formula="of:=STDEV([.BD3:.BD22])" office:value-type="float"/>
          <table:table-cell table:formula="of:=STDEV([.BE3:.BE22])" office:value-type="float"/>
          <table:table-cell table:formula="of:=STDEV([.BF3:.BF22])" office:value-type="float"/>
          <table:table-cell table:formula="of:=STDEV([.BG3:.BG22])" office:value-type="float"/>
          <table:table-cell table:formula="of:=STDEV([.BH3:.BH22])" office:value-type="float"/>
          <table:table-cell table:formula="of:=STDEV([.BI3:.BI22])" office:value-type="float"/>
          <table:table-cell table:formula="of:=STDEV([.BJ3:.BJ22])" office:value-type="float"/>
          <table:table-cell table:formula="of:=STDEV([.BK3:.BK22])" office:value-type="float"/>
          <table:table-cell table:formula="of:=STDEV([.BL3:.BL22])" office:value-type="float"/>
          <table:table-cell table:formula="of:=STDEV([.BM3:.BM22])" office:value-type="float"/>
          <table:table-cell table:formula="of:=STDEV([.BN3:.BN22])" office:value-type="float"/>
          <table:table-cell table:formula="of:=STDEV([.BO3:.BO22])" office:value-type="float"/>
          <table:table-cell table:formula="of:=STDEV([.BP3:.BP22])" office:value-type="float"/>
          <table:table-cell table:formula="of:=STDEV([.BQ3:.BQ22])" office:value-type="float"/>
          <table:table-cell table:formula="of:=STDEV([.BR3:.BR22])" office:value-type="float"/>
          <table:table-cell table:formula="of:=STDEV([.BS3:.BS22])" office:value-type="float"/>
          <table:table-cell table:formula="of:=STDEV([.BT3:.BT22])" office:value-type="float"/>
          <table:table-cell table:formula="of:=STDEV([.BU3:.BU22])" office:value-type="float"/>
          <table:table-cell table:formula="of:=STDEV([.BV3:.BV22])" office:value-type="float"/>
          <table:table-cell table:formula="of:=STDEV([.BW3:.BW22])" office:value-type="float"/>
          <table:table-cell table:formula="of:=STDEV([.BX3:.BX22])" office:value-type="float"/>
          <table:table-cell table:formula="of:=STDEV([.BY3:.BY22])" office:value-type="float"/>
          <table:table-cell table:formula="of:=STDEV([.BZ3:.BZ22])" office:value-type="float"/>
          <table:table-cell table:formula="of:=STDEV([.CA3:.CA22])" office:value-type="float"/>
          <table:table-cell table:formula="of:=STDEV([.CB3:.CB22])" office:value-type="float"/>
          <table:table-cell table:formula="of:=STDEV([.CC3:.CC22])" office:value-type="float"/>
          <table:table-cell table:formula="of:=STDEV([.CD3:.CD22])" office:value-type="float"/>
          <table:table-cell table:formula="of:=STDEV([.CE3:.CE22])" office:value-type="float"/>
          <table:table-cell table:formula="of:=STDEV([.CF3:.CF22])" office:value-type="float"/>
          <table:table-cell table:formula="of:=STDEV([.CG3:.CG22])" office:value-type="float"/>
          <table:table-cell table:formula="of:=STDEV([.CH3:.CH22])" office:value-type="float"/>
          <table:table-cell table:formula="of:=STDEV([.CI3:.CI22])" office:value-type="float"/>
          <table:table-cell table:formula="of:=STDEV([.CJ3:.CJ22])" office:value-type="float"/>
          <table:table-cell table:formula="of:=STDEV([.CK3:.CK22])" office:value-type="float"/>
          <table:table-cell table:formula="of:=STDEV([.CL3:.CL22])" office:value-type="float"/>
          <table:table-cell table:formula="of:=STDEV([.CM3:.CM22])" office:value-type="float"/>
          <table:table-cell table:formula="of:=STDEV([.CN3:.CN22])" office:value-type="float"/>
          <table:table-cell table:formula="of:=STDEV([.CO3:.CO22])" office:value-type="float"/>
          <table:table-cell table:formula="of:=STDEV([.CP3:.CP22])" office:value-type="float"/>
          <table:table-cell table:formula="of:=STDEV([.CQ3:.CQ22])" office:value-type="float"/>
          <table:table-cell table:formula="of:=STDEV([.CR3:.CR22])" office:value-type="float"/>
          <table:table-cell table:formula="of:=STDEV([.CS3:.CS22])" office:value-type="float"/>
          <table:table-cell table:formula="of:=STDEV([.CT3:.CT22])" office:value-type="float"/>
          <table:table-cell table:formula="of:=STDEV([.CU3:.CU22])" office:value-type="float"/>
          <table:table-cell table:formula="of:=STDEV([.CV3:.CV22])" office:value-type="float"/>
          <table:table-cell table:formula="of:=STDEV([.CW3:.CW22])" office:value-type="float"/>
          <table:table-cell table:formula="of:=STDEV([.CX3:.CX22])" office:value-type="float"/>
          <table:table-cell table:formula="of:=STDEV([.CY3:.CY22])" office:value-type="float"/>
          <table:table-cell table:formula="of:=STDEV([.CZ3:.CZ22])" office:value-type="float"/>
          <table:table-cell table:formula="of:=STDEV([.DA3:.DA22])" office:value-type="float"/>
          <table:table-cell table:formula="of:=STDEV([.DB3:.DB22])" office:value-type="float"/>
          <table:table-cell table:formula="of:=STDEV([.DC3:.DC22])" office:value-type="float"/>
          <table:table-cell table:formula="of:=STDEV([.DD3:.DD22])" office:value-type="float"/>
          <table:table-cell table:formula="of:=STDEV([.DE3:.DE22])" office:value-type="float"/>
          <table:table-cell table:formula="of:=STDEV([.DF3:.DF22])" office:value-type="float"/>
          <table:table-cell table:formula="of:=STDEV([.DG3:.DG22])" office:value-type="float"/>
          <table:table-cell table:formula="of:=STDEV([.DH3:.DH22])" office:value-type="float"/>
          <table:table-cell table:formula="of:=STDEV([.DI3:.DI22])" office:value-type="float"/>
          <table:table-cell table:formula="of:=STDEV([.DJ3:.DJ22])" office:value-type="float"/>
          <table:table-cell table:formula="of:=STDEV([.DK3:.DK22])" office:value-type="float"/>
          <table:table-cell table:formula="of:=STDEV([.DL3:.DL22])" office:value-type="float"/>
          <table:table-cell table:formula="of:=STDEV([.DM3:.DM22])" office:value-type="float"/>
          <table:table-cell table:formula="of:=STDEV([.DN3:.DN22])" office:value-type="float"/>
          <table:table-cell table:formula="of:=STDEV([.DO3:.DO22])" office:value-type="float"/>
          <table:table-cell table:formula="of:=STDEV([.DP3:.DP22])" office:value-type="float"/>
          <table:table-cell table:formula="of:=STDEV([.DQ3:.DQ22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2]-[.$BJ3:.$BJ22])^2)^0.5" office:value-type="float"/>
          <table:table-cell table:number-matrix-columns-spanned="1" table:number-matrix-rows-spanned="1" table:formula="of:=SUM(([.C3:.C22]-[.$BK3:.$BK22])^2)^0.5" office:value-type="float"/>
          <table:table-cell table:number-matrix-columns-spanned="1" table:number-matrix-rows-spanned="1" table:formula="of:=SUM(([.D3:.D22]-[.$BL3:.$BL22])^2)^0.5" office:value-type="float"/>
          <table:table-cell table:number-matrix-columns-spanned="1" table:number-matrix-rows-spanned="1" table:formula="of:=SUM(([.E3:.E22]-[.$BM3:.$BM22])^2)^0.5" office:value-type="float"/>
          <table:table-cell table:number-matrix-columns-spanned="1" table:number-matrix-rows-spanned="1" table:formula="of:=SUM(([.F3:.F22]-[.$BN3:.$BN22])^2)^0.5" office:value-type="float"/>
          <table:table-cell table:number-matrix-columns-spanned="1" table:number-matrix-rows-spanned="1" table:formula="of:=SUM(([.G3:.G22]-[.$BO3:.$BO22])^2)^0.5" office:value-type="float"/>
          <table:table-cell table:number-matrix-columns-spanned="1" table:number-matrix-rows-spanned="1" table:formula="of:=SUM(([.H3:.H22]-[.$BP3:.$BP22])^2)^0.5" office:value-type="float"/>
          <table:table-cell table:number-matrix-columns-spanned="1" table:number-matrix-rows-spanned="1" table:formula="of:=SUM(([.I3:.I22]-[.$BQ3:.$BQ22])^2)^0.5" office:value-type="float"/>
          <table:table-cell table:number-matrix-columns-spanned="1" table:number-matrix-rows-spanned="1" table:formula="of:=SUM(([.J3:.J22]-[.$BR3:.$BR22])^2)^0.5" office:value-type="float"/>
          <table:table-cell table:number-matrix-columns-spanned="1" table:number-matrix-rows-spanned="1" table:formula="of:=SUM(([.K3:.K22]-[.$BS3:.$BS22])^2)^0.5" office:value-type="float"/>
          <table:table-cell table:number-matrix-columns-spanned="1" table:number-matrix-rows-spanned="1" table:formula="of:=SUM(([.L3:.L22]-[.$BT3:.$BT22])^2)^0.5" office:value-type="float"/>
          <table:table-cell table:number-matrix-columns-spanned="1" table:number-matrix-rows-spanned="1" table:formula="of:=SUM(([.M3:.M22]-[.$BU3:.$BU22])^2)^0.5" office:value-type="float"/>
          <table:table-cell table:number-matrix-columns-spanned="1" table:number-matrix-rows-spanned="1" table:formula="of:=SUM(([.N3:.N22]-[.$BV3:.$BV22])^2)^0.5" office:value-type="float"/>
          <table:table-cell table:number-matrix-columns-spanned="1" table:number-matrix-rows-spanned="1" table:formula="of:=SUM(([.O3:.O22]-[.$BW3:.$BW22])^2)^0.5" office:value-type="float"/>
          <table:table-cell table:number-matrix-columns-spanned="1" table:number-matrix-rows-spanned="1" table:formula="of:=SUM(([.P3:.P22]-[.$BX3:.$BX22])^2)^0.5" office:value-type="float"/>
          <table:table-cell table:number-matrix-columns-spanned="1" table:number-matrix-rows-spanned="1" table:formula="of:=SUM(([.Q3:.Q22]-[.$BY3:.$BY22])^2)^0.5" office:value-type="float"/>
          <table:table-cell table:number-matrix-columns-spanned="1" table:number-matrix-rows-spanned="1" table:formula="of:=SUM(([.R3:.R22]-[.$BZ3:.$BZ22])^2)^0.5" office:value-type="float"/>
          <table:table-cell table:number-matrix-columns-spanned="1" table:number-matrix-rows-spanned="1" table:formula="of:=SUM(([.S3:.S22]-[.$CA3:.$CA22])^2)^0.5" office:value-type="float"/>
          <table:table-cell table:number-matrix-columns-spanned="1" table:number-matrix-rows-spanned="1" table:formula="of:=SUM(([.T3:.T22]-[.$CB3:.$CB22])^2)^0.5" office:value-type="float"/>
          <table:table-cell table:number-matrix-columns-spanned="1" table:number-matrix-rows-spanned="1" table:formula="of:=SUM(([.U3:.U22]-[.$CC3:.$CC22])^2)^0.5" office:value-type="float"/>
          <table:table-cell table:number-matrix-columns-spanned="1" table:number-matrix-rows-spanned="1" table:formula="of:=SUM(([.V3:.V22]-[.$BJ3:.$BJ22])^2)^0.5" office:value-type="float"/>
          <table:table-cell table:number-matrix-columns-spanned="1" table:number-matrix-rows-spanned="1" table:formula="of:=SUM(([.W3:.W22]-[.$BK3:.$BK22])^2)^0.5" office:value-type="float"/>
          <table:table-cell table:number-matrix-columns-spanned="1" table:number-matrix-rows-spanned="1" table:formula="of:=SUM(([.X3:.X22]-[.$BL3:.$BL22])^2)^0.5" office:value-type="float"/>
          <table:table-cell table:number-matrix-columns-spanned="1" table:number-matrix-rows-spanned="1" table:formula="of:=SUM(([.Y3:.Y22]-[.$BM3:.$BM22])^2)^0.5" office:value-type="float"/>
          <table:table-cell table:number-matrix-columns-spanned="1" table:number-matrix-rows-spanned="1" table:formula="of:=SUM(([.Z3:.Z22]-[.$BN3:.$BN22])^2)^0.5" office:value-type="float"/>
          <table:table-cell table:number-matrix-columns-spanned="1" table:number-matrix-rows-spanned="1" table:formula="of:=SUM(([.AA3:.AA22]-[.$BO3:.$BO22])^2)^0.5" office:value-type="float"/>
          <table:table-cell table:number-matrix-columns-spanned="1" table:number-matrix-rows-spanned="1" table:formula="of:=SUM(([.AB3:.AB22]-[.$BP3:.$BP22])^2)^0.5" office:value-type="float"/>
          <table:table-cell table:number-matrix-columns-spanned="1" table:number-matrix-rows-spanned="1" table:formula="of:=SUM(([.AC3:.AC22]-[.$BQ3:.$BQ22])^2)^0.5" office:value-type="float"/>
          <table:table-cell table:number-matrix-columns-spanned="1" table:number-matrix-rows-spanned="1" table:formula="of:=SUM(([.AD3:.AD22]-[.$BR3:.$BR22])^2)^0.5" office:value-type="float"/>
          <table:table-cell table:number-matrix-columns-spanned="1" table:number-matrix-rows-spanned="1" table:formula="of:=SUM(([.AE3:.AE22]-[.$BS3:.$BS22])^2)^0.5" office:value-type="float"/>
          <table:table-cell table:number-matrix-columns-spanned="1" table:number-matrix-rows-spanned="1" table:formula="of:=SUM(([.AF3:.AF22]-[.$BT3:.$BT22])^2)^0.5" office:value-type="float"/>
          <table:table-cell table:number-matrix-columns-spanned="1" table:number-matrix-rows-spanned="1" table:formula="of:=SUM(([.AG3:.AG22]-[.$BU3:.$BU22])^2)^0.5" office:value-type="float"/>
          <table:table-cell table:number-matrix-columns-spanned="1" table:number-matrix-rows-spanned="1" table:formula="of:=SUM(([.AH3:.AH22]-[.$BV3:.$BV22])^2)^0.5" office:value-type="float"/>
          <table:table-cell table:number-matrix-columns-spanned="1" table:number-matrix-rows-spanned="1" table:formula="of:=SUM(([.AI3:.AI22]-[.$BW3:.$BW22])^2)^0.5" office:value-type="float"/>
          <table:table-cell table:number-matrix-columns-spanned="1" table:number-matrix-rows-spanned="1" table:formula="of:=SUM(([.AJ3:.AJ22]-[.$BX3:.$BX22])^2)^0.5" office:value-type="float"/>
          <table:table-cell table:number-matrix-columns-spanned="1" table:number-matrix-rows-spanned="1" table:formula="of:=SUM(([.AK3:.AK22]-[.$BY3:.$BY22])^2)^0.5" office:value-type="float"/>
          <table:table-cell table:number-matrix-columns-spanned="1" table:number-matrix-rows-spanned="1" table:formula="of:=SUM(([.AL3:.AL22]-[.$BZ3:.$BZ22])^2)^0.5" office:value-type="float"/>
          <table:table-cell table:number-matrix-columns-spanned="1" table:number-matrix-rows-spanned="1" table:formula="of:=SUM(([.AM3:.AM22]-[.$CA3:.$CA22])^2)^0.5" office:value-type="float"/>
          <table:table-cell table:number-matrix-columns-spanned="1" table:number-matrix-rows-spanned="1" table:formula="of:=SUM(([.AN3:.AN22]-[.$CB3:.$CB22])^2)^0.5" office:value-type="float"/>
          <table:table-cell table:number-matrix-columns-spanned="1" table:number-matrix-rows-spanned="1" table:formula="of:=SUM(([.AO3:.AO22]-[.$CC3:.$CC22])^2)^0.5" office:value-type="float"/>
          <table:table-cell table:number-matrix-columns-spanned="1" table:number-matrix-rows-spanned="1" table:formula="of:=SUM(([.AP3:.AP22]-[.$BJ3:.$BJ22])^2)^0.5" office:value-type="float"/>
          <table:table-cell table:number-matrix-columns-spanned="1" table:number-matrix-rows-spanned="1" table:formula="of:=SUM(([.AQ3:.AQ22]-[.$BK3:.$BK22])^2)^0.5" office:value-type="float"/>
          <table:table-cell table:number-matrix-columns-spanned="1" table:number-matrix-rows-spanned="1" table:formula="of:=SUM(([.AR3:.AR22]-[.$BL3:.$BL22])^2)^0.5" office:value-type="float"/>
          <table:table-cell table:number-matrix-columns-spanned="1" table:number-matrix-rows-spanned="1" table:formula="of:=SUM(([.AS3:.AS22]-[.$BM3:.$BM22])^2)^0.5" office:value-type="float"/>
          <table:table-cell table:number-matrix-columns-spanned="1" table:number-matrix-rows-spanned="1" table:formula="of:=SUM(([.AT3:.AT22]-[.$BN3:.$BN22])^2)^0.5" office:value-type="float"/>
          <table:table-cell table:number-matrix-columns-spanned="1" table:number-matrix-rows-spanned="1" table:formula="of:=SUM(([.AU3:.AU22]-[.$BO3:.$BO22])^2)^0.5" office:value-type="float"/>
          <table:table-cell table:number-matrix-columns-spanned="1" table:number-matrix-rows-spanned="1" table:formula="of:=SUM(([.AV3:.AV22]-[.$BP3:.$BP22])^2)^0.5" office:value-type="float"/>
          <table:table-cell table:number-matrix-columns-spanned="1" table:number-matrix-rows-spanned="1" table:formula="of:=SUM(([.AW3:.AW22]-[.$BQ3:.$BQ22])^2)^0.5" office:value-type="float"/>
          <table:table-cell table:number-matrix-columns-spanned="1" table:number-matrix-rows-spanned="1" table:formula="of:=SUM(([.AX3:.AX22]-[.$BR3:.$BR22])^2)^0.5" office:value-type="float"/>
          <table:table-cell table:number-matrix-columns-spanned="1" table:number-matrix-rows-spanned="1" table:formula="of:=SUM(([.AY3:.AY22]-[.$BS3:.$BS22])^2)^0.5" office:value-type="float"/>
          <table:table-cell table:number-matrix-columns-spanned="1" table:number-matrix-rows-spanned="1" table:formula="of:=SUM(([.AZ3:.AZ22]-[.$BT3:.$BT22])^2)^0.5" office:value-type="float"/>
          <table:table-cell table:number-matrix-columns-spanned="1" table:number-matrix-rows-spanned="1" table:formula="of:=SUM(([.BA3:.BA22]-[.$BU3:.$BU22])^2)^0.5" office:value-type="float"/>
          <table:table-cell table:number-matrix-columns-spanned="1" table:number-matrix-rows-spanned="1" table:formula="of:=SUM(([.BB3:.BB22]-[.$BV3:.$BV22])^2)^0.5" office:value-type="float"/>
          <table:table-cell table:number-matrix-columns-spanned="1" table:number-matrix-rows-spanned="1" table:formula="of:=SUM(([.BC3:.BC22]-[.$BW3:.$BW22])^2)^0.5" office:value-type="float"/>
          <table:table-cell table:number-matrix-columns-spanned="1" table:number-matrix-rows-spanned="1" table:formula="of:=SUM(([.BD3:.BD22]-[.$BX3:.$BX22])^2)^0.5" office:value-type="float"/>
          <table:table-cell table:number-matrix-columns-spanned="1" table:number-matrix-rows-spanned="1" table:formula="of:=SUM(([.BE3:.BE22]-[.$BY3:.$BY22])^2)^0.5" office:value-type="float"/>
          <table:table-cell table:number-matrix-columns-spanned="1" table:number-matrix-rows-spanned="1" table:formula="of:=SUM(([.BF3:.BF22]-[.$BZ3:.$BZ22])^2)^0.5" office:value-type="float"/>
          <table:table-cell table:number-matrix-columns-spanned="1" table:number-matrix-rows-spanned="1" table:formula="of:=SUM(([.BG3:.BG22]-[.$CA3:.$CA22])^2)^0.5" office:value-type="float"/>
          <table:table-cell table:number-matrix-columns-spanned="1" table:number-matrix-rows-spanned="1" table:formula="of:=SUM(([.BH3:.BH22]-[.$CB3:.$CB22])^2)^0.5" office:value-type="float"/>
          <table:table-cell table:number-matrix-columns-spanned="1" table:number-matrix-rows-spanned="1" table:formula="of:=SUM(([.BI3:.BI22]-[.$CC3:.$CC22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2]=[.$BJ3:.$BJ22])" office:value-type="float"/>
          <table:table-cell table:number-matrix-columns-spanned="1" table:number-matrix-rows-spanned="1" table:formula="of:=SUM([.C3:.C22]=[.$BK3:.$BK22])" office:value-type="float"/>
          <table:table-cell table:number-matrix-columns-spanned="1" table:number-matrix-rows-spanned="1" table:formula="of:=SUM([.D3:.D22]=[.$BL3:.$BL22])" office:value-type="float"/>
          <table:table-cell table:number-matrix-columns-spanned="1" table:number-matrix-rows-spanned="1" table:formula="of:=SUM([.E3:.E22]=[.$BM3:.$BM22])" office:value-type="float"/>
          <table:table-cell table:number-matrix-columns-spanned="1" table:number-matrix-rows-spanned="1" table:formula="of:=SUM([.F3:.F22]=[.$BN3:.$BN22])" office:value-type="float"/>
          <table:table-cell table:number-matrix-columns-spanned="1" table:number-matrix-rows-spanned="1" table:formula="of:=SUM([.G3:.G22]=[.$BO3:.$BO22])" office:value-type="float"/>
          <table:table-cell table:number-matrix-columns-spanned="1" table:number-matrix-rows-spanned="1" table:formula="of:=SUM([.H3:.H22]=[.$BP3:.$BP22])" office:value-type="float"/>
          <table:table-cell table:number-matrix-columns-spanned="1" table:number-matrix-rows-spanned="1" table:formula="of:=SUM([.I3:.I22]=[.$BQ3:.$BQ22])" office:value-type="float"/>
          <table:table-cell table:number-matrix-columns-spanned="1" table:number-matrix-rows-spanned="1" table:formula="of:=SUM([.J3:.J22]=[.$BR3:.$BR22])" office:value-type="float"/>
          <table:table-cell table:number-matrix-columns-spanned="1" table:number-matrix-rows-spanned="1" table:formula="of:=SUM([.K3:.K22]=[.$BS3:.$BS22])" office:value-type="float"/>
          <table:table-cell table:number-matrix-columns-spanned="1" table:number-matrix-rows-spanned="1" table:formula="of:=SUM([.L3:.L22]=[.$BT3:.$BT22])" office:value-type="float"/>
          <table:table-cell table:number-matrix-columns-spanned="1" table:number-matrix-rows-spanned="1" table:formula="of:=SUM([.M3:.M22]=[.$BU3:.$BU22])" office:value-type="float"/>
          <table:table-cell table:number-matrix-columns-spanned="1" table:number-matrix-rows-spanned="1" table:formula="of:=SUM([.N3:.N22]=[.$BV3:.$BV22])" office:value-type="float"/>
          <table:table-cell table:number-matrix-columns-spanned="1" table:number-matrix-rows-spanned="1" table:formula="of:=SUM([.O3:.O22]=[.$BW3:.$BW22])" office:value-type="float"/>
          <table:table-cell table:number-matrix-columns-spanned="1" table:number-matrix-rows-spanned="1" table:formula="of:=SUM([.P3:.P22]=[.$BX3:.$BX22])" office:value-type="float"/>
          <table:table-cell table:number-matrix-columns-spanned="1" table:number-matrix-rows-spanned="1" table:formula="of:=SUM([.Q3:.Q22]=[.$BY3:.$BY22])" office:value-type="float"/>
          <table:table-cell table:number-matrix-columns-spanned="1" table:number-matrix-rows-spanned="1" table:formula="of:=SUM([.R3:.R22]=[.$BZ3:.$BZ22])" office:value-type="float"/>
          <table:table-cell table:number-matrix-columns-spanned="1" table:number-matrix-rows-spanned="1" table:formula="of:=SUM([.S3:.S22]=[.$CA3:.$CA22])" office:value-type="float"/>
          <table:table-cell table:number-matrix-columns-spanned="1" table:number-matrix-rows-spanned="1" table:formula="of:=SUM([.T3:.T22]=[.$CB3:.$CB22])" office:value-type="float"/>
          <table:table-cell table:number-matrix-columns-spanned="1" table:number-matrix-rows-spanned="1" table:formula="of:=SUM([.U3:.U22]=[.$CC3:.$CC22])" office:value-type="float"/>
          <table:table-cell table:number-matrix-columns-spanned="1" table:number-matrix-rows-spanned="1" table:formula="of:=SUM([.V3:.V22]=[.$BJ3:.$BJ22])" office:value-type="float"/>
          <table:table-cell table:number-matrix-columns-spanned="1" table:number-matrix-rows-spanned="1" table:formula="of:=SUM([.W3:.W22]=[.$BK3:.$BK22])" office:value-type="float"/>
          <table:table-cell table:number-matrix-columns-spanned="1" table:number-matrix-rows-spanned="1" table:formula="of:=SUM([.X3:.X22]=[.$BL3:.$BL22])" office:value-type="float"/>
          <table:table-cell table:number-matrix-columns-spanned="1" table:number-matrix-rows-spanned="1" table:formula="of:=SUM([.Y3:.Y22]=[.$BM3:.$BM22])" office:value-type="float"/>
          <table:table-cell table:number-matrix-columns-spanned="1" table:number-matrix-rows-spanned="1" table:formula="of:=SUM([.Z3:.Z22]=[.$BN3:.$BN22])" office:value-type="float"/>
          <table:table-cell table:number-matrix-columns-spanned="1" table:number-matrix-rows-spanned="1" table:formula="of:=SUM([.AA3:.AA22]=[.$BO3:.$BO22])" office:value-type="float"/>
          <table:table-cell table:number-matrix-columns-spanned="1" table:number-matrix-rows-spanned="1" table:formula="of:=SUM([.AB3:.AB22]=[.$BP3:.$BP22])" office:value-type="float"/>
          <table:table-cell table:number-matrix-columns-spanned="1" table:number-matrix-rows-spanned="1" table:formula="of:=SUM([.AC3:.AC22]=[.$BQ3:.$BQ22])" office:value-type="float"/>
          <table:table-cell table:number-matrix-columns-spanned="1" table:number-matrix-rows-spanned="1" table:formula="of:=SUM([.AD3:.AD22]=[.$BR3:.$BR22])" office:value-type="float"/>
          <table:table-cell table:number-matrix-columns-spanned="1" table:number-matrix-rows-spanned="1" table:formula="of:=SUM([.AE3:.AE22]=[.$BS3:.$BS22])" office:value-type="float"/>
          <table:table-cell table:number-matrix-columns-spanned="1" table:number-matrix-rows-spanned="1" table:formula="of:=SUM([.AF3:.AF22]=[.$BT3:.$BT22])" office:value-type="float"/>
          <table:table-cell table:number-matrix-columns-spanned="1" table:number-matrix-rows-spanned="1" table:formula="of:=SUM([.AG3:.AG22]=[.$BU3:.$BU22])" office:value-type="float"/>
          <table:table-cell table:number-matrix-columns-spanned="1" table:number-matrix-rows-spanned="1" table:formula="of:=SUM([.AH3:.AH22]=[.$BV3:.$BV22])" office:value-type="float"/>
          <table:table-cell table:number-matrix-columns-spanned="1" table:number-matrix-rows-spanned="1" table:formula="of:=SUM([.AI3:.AI22]=[.$BW3:.$BW22])" office:value-type="float"/>
          <table:table-cell table:number-matrix-columns-spanned="1" table:number-matrix-rows-spanned="1" table:formula="of:=SUM([.AJ3:.AJ22]=[.$BX3:.$BX22])" office:value-type="float"/>
          <table:table-cell table:number-matrix-columns-spanned="1" table:number-matrix-rows-spanned="1" table:formula="of:=SUM([.AK3:.AK22]=[.$BY3:.$BY22])" office:value-type="float"/>
          <table:table-cell table:number-matrix-columns-spanned="1" table:number-matrix-rows-spanned="1" table:formula="of:=SUM([.AL3:.AL22]=[.$BZ3:.$BZ22])" office:value-type="float"/>
          <table:table-cell table:number-matrix-columns-spanned="1" table:number-matrix-rows-spanned="1" table:formula="of:=SUM([.AM3:.AM22]=[.$CA3:.$CA22])" office:value-type="float"/>
          <table:table-cell table:number-matrix-columns-spanned="1" table:number-matrix-rows-spanned="1" table:formula="of:=SUM([.AN3:.AN22]=[.$CB3:.$CB22])" office:value-type="float"/>
          <table:table-cell table:number-matrix-columns-spanned="1" table:number-matrix-rows-spanned="1" table:formula="of:=SUM([.AO3:.AO22]=[.$CC3:.$CC22])" office:value-type="float"/>
          <table:table-cell table:number-matrix-columns-spanned="1" table:number-matrix-rows-spanned="1" table:formula="of:=SUM([.AP3:.AP22]=[.$BJ3:.$BJ22])" office:value-type="float"/>
          <table:table-cell table:number-matrix-columns-spanned="1" table:number-matrix-rows-spanned="1" table:formula="of:=SUM([.AQ3:.AQ22]=[.$BK3:.$BK22])" office:value-type="float"/>
          <table:table-cell table:number-matrix-columns-spanned="1" table:number-matrix-rows-spanned="1" table:formula="of:=SUM([.AR3:.AR22]=[.$BL3:.$BL22])" office:value-type="float"/>
          <table:table-cell table:number-matrix-columns-spanned="1" table:number-matrix-rows-spanned="1" table:formula="of:=SUM([.AS3:.AS22]=[.$BM3:.$BM22])" office:value-type="float"/>
          <table:table-cell table:number-matrix-columns-spanned="1" table:number-matrix-rows-spanned="1" table:formula="of:=SUM([.AT3:.AT22]=[.$BN3:.$BN22])" office:value-type="float"/>
          <table:table-cell table:number-matrix-columns-spanned="1" table:number-matrix-rows-spanned="1" table:formula="of:=SUM([.AU3:.AU22]=[.$BO3:.$BO22])" office:value-type="float"/>
          <table:table-cell table:number-matrix-columns-spanned="1" table:number-matrix-rows-spanned="1" table:formula="of:=SUM([.AV3:.AV22]=[.$BP3:.$BP22])" office:value-type="float"/>
          <table:table-cell table:number-matrix-columns-spanned="1" table:number-matrix-rows-spanned="1" table:formula="of:=SUM([.AW3:.AW22]=[.$BQ3:.$BQ22])" office:value-type="float"/>
          <table:table-cell table:number-matrix-columns-spanned="1" table:number-matrix-rows-spanned="1" table:formula="of:=SUM([.AX3:.AX22]=[.$BR3:.$BR22])" office:value-type="float"/>
          <table:table-cell table:number-matrix-columns-spanned="1" table:number-matrix-rows-spanned="1" table:formula="of:=SUM([.AY3:.AY22]=[.$BS3:.$BS22])" office:value-type="float"/>
          <table:table-cell table:number-matrix-columns-spanned="1" table:number-matrix-rows-spanned="1" table:formula="of:=SUM([.AZ3:.AZ22]=[.$BT3:.$BT22])" office:value-type="float"/>
          <table:table-cell table:number-matrix-columns-spanned="1" table:number-matrix-rows-spanned="1" table:formula="of:=SUM([.BA3:.BA22]=[.$BU3:.$BU22])" office:value-type="float"/>
          <table:table-cell table:number-matrix-columns-spanned="1" table:number-matrix-rows-spanned="1" table:formula="of:=SUM([.BB3:.BB22]=[.$BV3:.$BV22])" office:value-type="float"/>
          <table:table-cell table:number-matrix-columns-spanned="1" table:number-matrix-rows-spanned="1" table:formula="of:=SUM([.BC3:.BC22]=[.$BW3:.$BW22])" office:value-type="float"/>
          <table:table-cell table:number-matrix-columns-spanned="1" table:number-matrix-rows-spanned="1" table:formula="of:=SUM([.BD3:.BD22]=[.$BX3:.$BX22])" office:value-type="float"/>
          <table:table-cell table:number-matrix-columns-spanned="1" table:number-matrix-rows-spanned="1" table:formula="of:=SUM([.BE3:.BE22]=[.$BY3:.$BY22])" office:value-type="float"/>
          <table:table-cell table:number-matrix-columns-spanned="1" table:number-matrix-rows-spanned="1" table:formula="of:=SUM([.BF3:.BF22]=[.$BZ3:.$BZ22])" office:value-type="float"/>
          <table:table-cell table:number-matrix-columns-spanned="1" table:number-matrix-rows-spanned="1" table:formula="of:=SUM([.BG3:.BG22]=[.$CA3:.$CA22])" office:value-type="float"/>
          <table:table-cell table:number-matrix-columns-spanned="1" table:number-matrix-rows-spanned="1" table:formula="of:=SUM([.BH3:.BH22]=[.$CB3:.$CB22])" office:value-type="float"/>
          <table:table-cell table:number-matrix-columns-spanned="1" table:number-matrix-rows-spanned="1" table:formula="of:=SUM([.BI3:.BI22]=[.$CC3:.$CC22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2]&lt;[.$CD3:.$CD22])" office:value-type="float"/>
          <table:table-cell table:number-matrix-columns-spanned="1" table:number-matrix-rows-spanned="1" table:formula="of:=SUM([.C3:.C22]&lt;[.$CE3:.$CE22])" office:value-type="float"/>
          <table:table-cell table:number-matrix-columns-spanned="1" table:number-matrix-rows-spanned="1" table:formula="of:=SUM([.D3:.D22]&lt;[.$CF3:.$CF22])" office:value-type="float"/>
          <table:table-cell table:number-matrix-columns-spanned="1" table:number-matrix-rows-spanned="1" table:formula="of:=SUM([.E3:.E22]&lt;[.$CG3:.$CG22])" office:value-type="float"/>
          <table:table-cell table:number-matrix-columns-spanned="1" table:number-matrix-rows-spanned="1" table:formula="of:=SUM([.F3:.F22]&lt;[.$CH3:.$CH22])" office:value-type="float"/>
          <table:table-cell table:number-matrix-columns-spanned="1" table:number-matrix-rows-spanned="1" table:formula="of:=SUM([.G3:.G22]&lt;[.$CI3:.$CI22])" office:value-type="float"/>
          <table:table-cell table:number-matrix-columns-spanned="1" table:number-matrix-rows-spanned="1" table:formula="of:=SUM([.H3:.H22]&lt;[.$CJ3:.$CJ22])" office:value-type="float"/>
          <table:table-cell table:number-matrix-columns-spanned="1" table:number-matrix-rows-spanned="1" table:formula="of:=SUM([.I3:.I22]&lt;[.$CK3:.$CK22])" office:value-type="float"/>
          <table:table-cell table:number-matrix-columns-spanned="1" table:number-matrix-rows-spanned="1" table:formula="of:=SUM([.J3:.J22]&lt;[.$CL3:.$CL22])" office:value-type="float"/>
          <table:table-cell table:number-matrix-columns-spanned="1" table:number-matrix-rows-spanned="1" table:formula="of:=SUM([.K3:.K22]&lt;[.$CM3:.$CM22])" office:value-type="float"/>
          <table:table-cell table:number-matrix-columns-spanned="1" table:number-matrix-rows-spanned="1" table:formula="of:=SUM([.L3:.L22]&lt;[.$CN3:.$CN22])" office:value-type="float"/>
          <table:table-cell table:number-matrix-columns-spanned="1" table:number-matrix-rows-spanned="1" table:formula="of:=SUM([.M3:.M22]&lt;[.$CO3:.$CO22])" office:value-type="float"/>
          <table:table-cell table:number-matrix-columns-spanned="1" table:number-matrix-rows-spanned="1" table:formula="of:=SUM([.N3:.N22]&lt;[.$CP3:.$CP22])" office:value-type="float"/>
          <table:table-cell table:number-matrix-columns-spanned="1" table:number-matrix-rows-spanned="1" table:formula="of:=SUM([.O3:.O22]&lt;[.$CQ3:.$CQ22])" office:value-type="float"/>
          <table:table-cell table:number-matrix-columns-spanned="1" table:number-matrix-rows-spanned="1" table:formula="of:=SUM([.P3:.P22]&lt;[.$CR3:.$CR22])" office:value-type="float"/>
          <table:table-cell table:number-matrix-columns-spanned="1" table:number-matrix-rows-spanned="1" table:formula="of:=SUM([.Q3:.Q22]&lt;[.$CS3:.$CS22])" office:value-type="float"/>
          <table:table-cell table:number-matrix-columns-spanned="1" table:number-matrix-rows-spanned="1" table:formula="of:=SUM([.R3:.R22]&lt;[.$CT3:.$CT22])" office:value-type="float"/>
          <table:table-cell table:number-matrix-columns-spanned="1" table:number-matrix-rows-spanned="1" table:formula="of:=SUM([.S3:.S22]&lt;[.$CU3:.$CU22])" office:value-type="float"/>
          <table:table-cell table:number-matrix-columns-spanned="1" table:number-matrix-rows-spanned="1" table:formula="of:=SUM([.T3:.T22]&lt;[.$CV3:.$CV22])" office:value-type="float"/>
          <table:table-cell table:number-matrix-columns-spanned="1" table:number-matrix-rows-spanned="1" table:formula="of:=SUM([.U3:.U22]&lt;[.$CW3:.$CW22])" office:value-type="float"/>
          <table:table-cell table:number-matrix-columns-spanned="1" table:number-matrix-rows-spanned="1" table:formula="of:=SUM([.V3:.V22]&lt;[.$CD3:.$CD22])" office:value-type="float"/>
          <table:table-cell table:number-matrix-columns-spanned="1" table:number-matrix-rows-spanned="1" table:formula="of:=SUM([.W3:.W22]&lt;[.$CE3:.$CE22])" office:value-type="float"/>
          <table:table-cell table:number-matrix-columns-spanned="1" table:number-matrix-rows-spanned="1" table:formula="of:=SUM([.X3:.X22]&lt;[.$CF3:.$CF22])" office:value-type="float"/>
          <table:table-cell table:number-matrix-columns-spanned="1" table:number-matrix-rows-spanned="1" table:formula="of:=SUM([.Y3:.Y22]&lt;[.$CG3:.$CG22])" office:value-type="float"/>
          <table:table-cell table:number-matrix-columns-spanned="1" table:number-matrix-rows-spanned="1" table:formula="of:=SUM([.Z3:.Z22]&lt;[.$CH3:.$CH22])" office:value-type="float"/>
          <table:table-cell table:number-matrix-columns-spanned="1" table:number-matrix-rows-spanned="1" table:formula="of:=SUM([.AA3:.AA22]&lt;[.$CI3:.$CI22])" office:value-type="float"/>
          <table:table-cell table:number-matrix-columns-spanned="1" table:number-matrix-rows-spanned="1" table:formula="of:=SUM([.AB3:.AB22]&lt;[.$CJ3:.$CJ22])" office:value-type="float"/>
          <table:table-cell table:number-matrix-columns-spanned="1" table:number-matrix-rows-spanned="1" table:formula="of:=SUM([.AC3:.AC22]&lt;[.$CK3:.$CK22])" office:value-type="float"/>
          <table:table-cell table:number-matrix-columns-spanned="1" table:number-matrix-rows-spanned="1" table:formula="of:=SUM([.AD3:.AD22]&lt;[.$CL3:.$CL22])" office:value-type="float"/>
          <table:table-cell table:number-matrix-columns-spanned="1" table:number-matrix-rows-spanned="1" table:formula="of:=SUM([.AE3:.AE22]&lt;[.$CM3:.$CM22])" office:value-type="float"/>
          <table:table-cell table:number-matrix-columns-spanned="1" table:number-matrix-rows-spanned="1" table:formula="of:=SUM([.AF3:.AF22]&lt;[.$CN3:.$CN22])" office:value-type="float"/>
          <table:table-cell table:number-matrix-columns-spanned="1" table:number-matrix-rows-spanned="1" table:formula="of:=SUM([.AG3:.AG22]&lt;[.$CO3:.$CO22])" office:value-type="float"/>
          <table:table-cell table:number-matrix-columns-spanned="1" table:number-matrix-rows-spanned="1" table:formula="of:=SUM([.AH3:.AH22]&lt;[.$CP3:.$CP22])" office:value-type="float"/>
          <table:table-cell table:number-matrix-columns-spanned="1" table:number-matrix-rows-spanned="1" table:formula="of:=SUM([.AI3:.AI22]&lt;[.$CQ3:.$CQ22])" office:value-type="float"/>
          <table:table-cell table:number-matrix-columns-spanned="1" table:number-matrix-rows-spanned="1" table:formula="of:=SUM([.AJ3:.AJ22]&lt;[.$CR3:.$CR22])" office:value-type="float"/>
          <table:table-cell table:number-matrix-columns-spanned="1" table:number-matrix-rows-spanned="1" table:formula="of:=SUM([.AK3:.AK22]&lt;[.$CS3:.$CS22])" office:value-type="float"/>
          <table:table-cell table:number-matrix-columns-spanned="1" table:number-matrix-rows-spanned="1" table:formula="of:=SUM([.AL3:.AL22]&lt;[.$CT3:.$CT22])" office:value-type="float"/>
          <table:table-cell table:number-matrix-columns-spanned="1" table:number-matrix-rows-spanned="1" table:formula="of:=SUM([.AM3:.AM22]&lt;[.$CU3:.$CU22])" office:value-type="float"/>
          <table:table-cell table:number-matrix-columns-spanned="1" table:number-matrix-rows-spanned="1" table:formula="of:=SUM([.AN3:.AN22]&lt;[.$CV3:.$CV22])" office:value-type="float"/>
          <table:table-cell table:number-matrix-columns-spanned="1" table:number-matrix-rows-spanned="1" table:formula="of:=SUM([.AO3:.AO22]&lt;[.$CW3:.$CW22])" office:value-type="float"/>
          <table:table-cell table:number-matrix-columns-spanned="1" table:number-matrix-rows-spanned="1" table:formula="of:=SUM([.AP3:.AP22]&lt;[.$CD3:.$CD22])" office:value-type="float"/>
          <table:table-cell table:number-matrix-columns-spanned="1" table:number-matrix-rows-spanned="1" table:formula="of:=SUM([.AQ3:.AQ22]&lt;[.$CE3:.$CE22])" office:value-type="float"/>
          <table:table-cell table:number-matrix-columns-spanned="1" table:number-matrix-rows-spanned="1" table:formula="of:=SUM([.AR3:.AR22]&lt;[.$CF3:.$CF22])" office:value-type="float"/>
          <table:table-cell table:number-matrix-columns-spanned="1" table:number-matrix-rows-spanned="1" table:formula="of:=SUM([.AS3:.AS22]&lt;[.$CG3:.$CG22])" office:value-type="float"/>
          <table:table-cell table:number-matrix-columns-spanned="1" table:number-matrix-rows-spanned="1" table:formula="of:=SUM([.AT3:.AT22]&lt;[.$CH3:.$CH22])" office:value-type="float"/>
          <table:table-cell table:number-matrix-columns-spanned="1" table:number-matrix-rows-spanned="1" table:formula="of:=SUM([.AU3:.AU22]&lt;[.$CI3:.$CI22])" office:value-type="float"/>
          <table:table-cell table:number-matrix-columns-spanned="1" table:number-matrix-rows-spanned="1" table:formula="of:=SUM([.AV3:.AV22]&lt;[.$CJ3:.$CJ22])" office:value-type="float"/>
          <table:table-cell table:number-matrix-columns-spanned="1" table:number-matrix-rows-spanned="1" table:formula="of:=SUM([.AW3:.AW22]&lt;[.$CK3:.$CK22])" office:value-type="float"/>
          <table:table-cell table:number-matrix-columns-spanned="1" table:number-matrix-rows-spanned="1" table:formula="of:=SUM([.AX3:.AX22]&lt;[.$CL3:.$CL22])" office:value-type="float"/>
          <table:table-cell table:number-matrix-columns-spanned="1" table:number-matrix-rows-spanned="1" table:formula="of:=SUM([.AY3:.AY22]&lt;[.$CM3:.$CM22])" office:value-type="float"/>
          <table:table-cell table:number-matrix-columns-spanned="1" table:number-matrix-rows-spanned="1" table:formula="of:=SUM([.AZ3:.AZ22]&lt;[.$CN3:.$CN22])" office:value-type="float"/>
          <table:table-cell table:number-matrix-columns-spanned="1" table:number-matrix-rows-spanned="1" table:formula="of:=SUM([.BA3:.BA22]&lt;[.$CO3:.$CO22])" office:value-type="float"/>
          <table:table-cell table:number-matrix-columns-spanned="1" table:number-matrix-rows-spanned="1" table:formula="of:=SUM([.BB3:.BB22]&lt;[.$CP3:.$CP22])" office:value-type="float"/>
          <table:table-cell table:number-matrix-columns-spanned="1" table:number-matrix-rows-spanned="1" table:formula="of:=SUM([.BC3:.BC22]&lt;[.$CQ3:.$CQ22])" office:value-type="float"/>
          <table:table-cell table:number-matrix-columns-spanned="1" table:number-matrix-rows-spanned="1" table:formula="of:=SUM([.BD3:.BD22]&lt;[.$CR3:.$CR22])" office:value-type="float"/>
          <table:table-cell table:number-matrix-columns-spanned="1" table:number-matrix-rows-spanned="1" table:formula="of:=SUM([.BE3:.BE22]&lt;[.$CS3:.$CS22])" office:value-type="float"/>
          <table:table-cell table:number-matrix-columns-spanned="1" table:number-matrix-rows-spanned="1" table:formula="of:=SUM([.BF3:.BF22]&lt;[.$CT3:.$CT22])" office:value-type="float"/>
          <table:table-cell table:number-matrix-columns-spanned="1" table:number-matrix-rows-spanned="1" table:formula="of:=SUM([.BG3:.BG22]&lt;[.$CU3:.$CU22])" office:value-type="float"/>
          <table:table-cell table:number-matrix-columns-spanned="1" table:number-matrix-rows-spanned="1" table:formula="of:=SUM([.BH3:.BH22]&lt;[.$CV3:.$CV22])" office:value-type="float"/>
          <table:table-cell table:number-matrix-columns-spanned="1" table:number-matrix-rows-spanned="1" table:formula="of:=SUM([.BI3:.BI22]&lt;[.$CW3:.$CW22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2]&gt;[.$CD3:.$CD22])" office:value-type="float"/>
          <table:table-cell table:number-matrix-columns-spanned="1" table:number-matrix-rows-spanned="1" table:formula="of:=SUM([.C3:.C22]&gt;[.$CE3:.$CE22])" office:value-type="float"/>
          <table:table-cell table:number-matrix-columns-spanned="1" table:number-matrix-rows-spanned="1" table:formula="of:=SUM([.D3:.D22]&gt;[.$CF3:.$CF22])" office:value-type="float"/>
          <table:table-cell table:number-matrix-columns-spanned="1" table:number-matrix-rows-spanned="1" table:formula="of:=SUM([.E3:.E22]&gt;[.$CG3:.$CG22])" office:value-type="float"/>
          <table:table-cell table:number-matrix-columns-spanned="1" table:number-matrix-rows-spanned="1" table:formula="of:=SUM([.F3:.F22]&gt;[.$CH3:.$CH22])" office:value-type="float"/>
          <table:table-cell table:number-matrix-columns-spanned="1" table:number-matrix-rows-spanned="1" table:formula="of:=SUM([.G3:.G22]&gt;[.$CI3:.$CI22])" office:value-type="float"/>
          <table:table-cell table:number-matrix-columns-spanned="1" table:number-matrix-rows-spanned="1" table:formula="of:=SUM([.H3:.H22]&gt;[.$CJ3:.$CJ22])" office:value-type="float"/>
          <table:table-cell table:number-matrix-columns-spanned="1" table:number-matrix-rows-spanned="1" table:formula="of:=SUM([.I3:.I22]&gt;[.$CK3:.$CK22])" office:value-type="float"/>
          <table:table-cell table:number-matrix-columns-spanned="1" table:number-matrix-rows-spanned="1" table:formula="of:=SUM([.J3:.J22]&gt;[.$CL3:.$CL22])" office:value-type="float"/>
          <table:table-cell table:number-matrix-columns-spanned="1" table:number-matrix-rows-spanned="1" table:formula="of:=SUM([.K3:.K22]&gt;[.$CM3:.$CM22])" office:value-type="float"/>
          <table:table-cell table:number-matrix-columns-spanned="1" table:number-matrix-rows-spanned="1" table:formula="of:=SUM([.L3:.L22]&gt;[.$CN3:.$CN22])" office:value-type="float"/>
          <table:table-cell table:number-matrix-columns-spanned="1" table:number-matrix-rows-spanned="1" table:formula="of:=SUM([.M3:.M22]&gt;[.$CO3:.$CO22])" office:value-type="float"/>
          <table:table-cell table:number-matrix-columns-spanned="1" table:number-matrix-rows-spanned="1" table:formula="of:=SUM([.N3:.N22]&gt;[.$CP3:.$CP22])" office:value-type="float"/>
          <table:table-cell table:number-matrix-columns-spanned="1" table:number-matrix-rows-spanned="1" table:formula="of:=SUM([.O3:.O22]&gt;[.$CQ3:.$CQ22])" office:value-type="float"/>
          <table:table-cell table:number-matrix-columns-spanned="1" table:number-matrix-rows-spanned="1" table:formula="of:=SUM([.P3:.P22]&gt;[.$CR3:.$CR22])" office:value-type="float"/>
          <table:table-cell table:number-matrix-columns-spanned="1" table:number-matrix-rows-spanned="1" table:formula="of:=SUM([.Q3:.Q22]&gt;[.$CS3:.$CS22])" office:value-type="float"/>
          <table:table-cell table:number-matrix-columns-spanned="1" table:number-matrix-rows-spanned="1" table:formula="of:=SUM([.R3:.R22]&gt;[.$CT3:.$CT22])" office:value-type="float"/>
          <table:table-cell table:number-matrix-columns-spanned="1" table:number-matrix-rows-spanned="1" table:formula="of:=SUM([.S3:.S22]&gt;[.$CU3:.$CU22])" office:value-type="float"/>
          <table:table-cell table:number-matrix-columns-spanned="1" table:number-matrix-rows-spanned="1" table:formula="of:=SUM([.T3:.T22]&gt;[.$CV3:.$CV22])" office:value-type="float"/>
          <table:table-cell table:number-matrix-columns-spanned="1" table:number-matrix-rows-spanned="1" table:formula="of:=SUM([.U3:.U22]&gt;[.$CW3:.$CW22])" office:value-type="float"/>
          <table:table-cell table:number-matrix-columns-spanned="1" table:number-matrix-rows-spanned="1" table:formula="of:=SUM([.V3:.V22]&gt;[.$CD3:.$CD22])" office:value-type="float"/>
          <table:table-cell table:number-matrix-columns-spanned="1" table:number-matrix-rows-spanned="1" table:formula="of:=SUM([.W3:.W22]&gt;[.$CE3:.$CE22])" office:value-type="float"/>
          <table:table-cell table:number-matrix-columns-spanned="1" table:number-matrix-rows-spanned="1" table:formula="of:=SUM([.X3:.X22]&gt;[.$CF3:.$CF22])" office:value-type="float"/>
          <table:table-cell table:number-matrix-columns-spanned="1" table:number-matrix-rows-spanned="1" table:formula="of:=SUM([.Y3:.Y22]&gt;[.$CG3:.$CG22])" office:value-type="float"/>
          <table:table-cell table:number-matrix-columns-spanned="1" table:number-matrix-rows-spanned="1" table:formula="of:=SUM([.Z3:.Z22]&gt;[.$CH3:.$CH22])" office:value-type="float"/>
          <table:table-cell table:number-matrix-columns-spanned="1" table:number-matrix-rows-spanned="1" table:formula="of:=SUM([.AA3:.AA22]&gt;[.$CI3:.$CI22])" office:value-type="float"/>
          <table:table-cell table:number-matrix-columns-spanned="1" table:number-matrix-rows-spanned="1" table:formula="of:=SUM([.AB3:.AB22]&gt;[.$CJ3:.$CJ22])" office:value-type="float"/>
          <table:table-cell table:number-matrix-columns-spanned="1" table:number-matrix-rows-spanned="1" table:formula="of:=SUM([.AC3:.AC22]&gt;[.$CK3:.$CK22])" office:value-type="float"/>
          <table:table-cell table:number-matrix-columns-spanned="1" table:number-matrix-rows-spanned="1" table:formula="of:=SUM([.AD3:.AD22]&gt;[.$CL3:.$CL22])" office:value-type="float"/>
          <table:table-cell table:number-matrix-columns-spanned="1" table:number-matrix-rows-spanned="1" table:formula="of:=SUM([.AE3:.AE22]&gt;[.$CM3:.$CM22])" office:value-type="float"/>
          <table:table-cell table:number-matrix-columns-spanned="1" table:number-matrix-rows-spanned="1" table:formula="of:=SUM([.AF3:.AF22]&gt;[.$CN3:.$CN22])" office:value-type="float"/>
          <table:table-cell table:number-matrix-columns-spanned="1" table:number-matrix-rows-spanned="1" table:formula="of:=SUM([.AG3:.AG22]&gt;[.$CO3:.$CO22])" office:value-type="float"/>
          <table:table-cell table:number-matrix-columns-spanned="1" table:number-matrix-rows-spanned="1" table:formula="of:=SUM([.AH3:.AH22]&gt;[.$CP3:.$CP22])" office:value-type="float"/>
          <table:table-cell table:number-matrix-columns-spanned="1" table:number-matrix-rows-spanned="1" table:formula="of:=SUM([.AI3:.AI22]&gt;[.$CQ3:.$CQ22])" office:value-type="float"/>
          <table:table-cell table:number-matrix-columns-spanned="1" table:number-matrix-rows-spanned="1" table:formula="of:=SUM([.AJ3:.AJ22]&gt;[.$CR3:.$CR22])" office:value-type="float"/>
          <table:table-cell table:number-matrix-columns-spanned="1" table:number-matrix-rows-spanned="1" table:formula="of:=SUM([.AK3:.AK22]&gt;[.$CS3:.$CS22])" office:value-type="float"/>
          <table:table-cell table:number-matrix-columns-spanned="1" table:number-matrix-rows-spanned="1" table:formula="of:=SUM([.AL3:.AL22]&gt;[.$CT3:.$CT22])" office:value-type="float"/>
          <table:table-cell table:number-matrix-columns-spanned="1" table:number-matrix-rows-spanned="1" table:formula="of:=SUM([.AM3:.AM22]&gt;[.$CU3:.$CU22])" office:value-type="float"/>
          <table:table-cell table:number-matrix-columns-spanned="1" table:number-matrix-rows-spanned="1" table:formula="of:=SUM([.AN3:.AN22]&gt;[.$CV3:.$CV22])" office:value-type="float"/>
          <table:table-cell table:number-matrix-columns-spanned="1" table:number-matrix-rows-spanned="1" table:formula="of:=SUM([.AO3:.AO22]&gt;[.$CW3:.$CW22])" office:value-type="float"/>
          <table:table-cell table:number-matrix-columns-spanned="1" table:number-matrix-rows-spanned="1" table:formula="of:=SUM([.AP3:.AP22]&gt;[.$CD3:.$CD22])" office:value-type="float"/>
          <table:table-cell table:number-matrix-columns-spanned="1" table:number-matrix-rows-spanned="1" table:formula="of:=SUM([.AQ3:.AQ22]&gt;[.$CE3:.$CE22])" office:value-type="float"/>
          <table:table-cell table:number-matrix-columns-spanned="1" table:number-matrix-rows-spanned="1" table:formula="of:=SUM([.AR3:.AR22]&gt;[.$CF3:.$CF22])" office:value-type="float"/>
          <table:table-cell table:number-matrix-columns-spanned="1" table:number-matrix-rows-spanned="1" table:formula="of:=SUM([.AS3:.AS22]&gt;[.$CG3:.$CG22])" office:value-type="float"/>
          <table:table-cell table:number-matrix-columns-spanned="1" table:number-matrix-rows-spanned="1" table:formula="of:=SUM([.AT3:.AT22]&gt;[.$CH3:.$CH22])" office:value-type="float"/>
          <table:table-cell table:number-matrix-columns-spanned="1" table:number-matrix-rows-spanned="1" table:formula="of:=SUM([.AU3:.AU22]&gt;[.$CI3:.$CI22])" office:value-type="float"/>
          <table:table-cell table:number-matrix-columns-spanned="1" table:number-matrix-rows-spanned="1" table:formula="of:=SUM([.AV3:.AV22]&gt;[.$CJ3:.$CJ22])" office:value-type="float"/>
          <table:table-cell table:number-matrix-columns-spanned="1" table:number-matrix-rows-spanned="1" table:formula="of:=SUM([.AW3:.AW22]&gt;[.$CK3:.$CK22])" office:value-type="float"/>
          <table:table-cell table:number-matrix-columns-spanned="1" table:number-matrix-rows-spanned="1" table:formula="of:=SUM([.AX3:.AX22]&gt;[.$CL3:.$CL22])" office:value-type="float"/>
          <table:table-cell table:number-matrix-columns-spanned="1" table:number-matrix-rows-spanned="1" table:formula="of:=SUM([.AY3:.AY22]&gt;[.$CM3:.$CM22])" office:value-type="float"/>
          <table:table-cell table:number-matrix-columns-spanned="1" table:number-matrix-rows-spanned="1" table:formula="of:=SUM([.AZ3:.AZ22]&gt;[.$CN3:.$CN22])" office:value-type="float"/>
          <table:table-cell table:number-matrix-columns-spanned="1" table:number-matrix-rows-spanned="1" table:formula="of:=SUM([.BA3:.BA22]&gt;[.$CO3:.$CO22])" office:value-type="float"/>
          <table:table-cell table:number-matrix-columns-spanned="1" table:number-matrix-rows-spanned="1" table:formula="of:=SUM([.BB3:.BB22]&gt;[.$CP3:.$CP22])" office:value-type="float"/>
          <table:table-cell table:number-matrix-columns-spanned="1" table:number-matrix-rows-spanned="1" table:formula="of:=SUM([.BC3:.BC22]&gt;[.$CQ3:.$CQ22])" office:value-type="float"/>
          <table:table-cell table:number-matrix-columns-spanned="1" table:number-matrix-rows-spanned="1" table:formula="of:=SUM([.BD3:.BD22]&gt;[.$CR3:.$CR22])" office:value-type="float"/>
          <table:table-cell table:number-matrix-columns-spanned="1" table:number-matrix-rows-spanned="1" table:formula="of:=SUM([.BE3:.BE22]&gt;[.$CS3:.$CS22])" office:value-type="float"/>
          <table:table-cell table:number-matrix-columns-spanned="1" table:number-matrix-rows-spanned="1" table:formula="of:=SUM([.BF3:.BF22]&gt;[.$CT3:.$CT22])" office:value-type="float"/>
          <table:table-cell table:number-matrix-columns-spanned="1" table:number-matrix-rows-spanned="1" table:formula="of:=SUM([.BG3:.BG22]&gt;[.$CU3:.$CU22])" office:value-type="float"/>
          <table:table-cell table:number-matrix-columns-spanned="1" table:number-matrix-rows-spanned="1" table:formula="of:=SUM([.BH3:.BH22]&gt;[.$CV3:.$CV22])" office:value-type="float"/>
          <table:table-cell table:number-matrix-columns-spanned="1" table:number-matrix-rows-spanned="1" table:formula="of:=SUM([.BI3:.BI22]&gt;[.$CW3:.$CW22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2]=[.$CX3:.$CX22])" office:value-type="float"/>
          <table:table-cell table:number-matrix-columns-spanned="1" table:number-matrix-rows-spanned="1" table:formula="of:=SUM([.C3:.C22]=[.$CY3:.$CY22])" office:value-type="float"/>
          <table:table-cell table:number-matrix-columns-spanned="1" table:number-matrix-rows-spanned="1" table:formula="of:=SUM([.D3:.D22]=[.$CZ3:.$CZ22])" office:value-type="float"/>
          <table:table-cell table:number-matrix-columns-spanned="1" table:number-matrix-rows-spanned="1" table:formula="of:=SUM([.E3:.E22]=[.$DA3:.$DA22])" office:value-type="float"/>
          <table:table-cell table:number-matrix-columns-spanned="1" table:number-matrix-rows-spanned="1" table:formula="of:=SUM([.F3:.F22]=[.$DB3:.$DB22])" office:value-type="float"/>
          <table:table-cell table:number-matrix-columns-spanned="1" table:number-matrix-rows-spanned="1" table:formula="of:=SUM([.G3:.G22]=[.$DC3:.$DC22])" office:value-type="float"/>
          <table:table-cell table:number-matrix-columns-spanned="1" table:number-matrix-rows-spanned="1" table:formula="of:=SUM([.H3:.H22]=[.$DD3:.$DD22])" office:value-type="float"/>
          <table:table-cell table:number-matrix-columns-spanned="1" table:number-matrix-rows-spanned="1" table:formula="of:=SUM([.I3:.I22]=[.$DE3:.$DE22])" office:value-type="float"/>
          <table:table-cell table:number-matrix-columns-spanned="1" table:number-matrix-rows-spanned="1" table:formula="of:=SUM([.J3:.J22]=[.$DF3:.$DF22])" office:value-type="float"/>
          <table:table-cell table:number-matrix-columns-spanned="1" table:number-matrix-rows-spanned="1" table:formula="of:=SUM([.K3:.K22]=[.$DG3:.$DG22])" office:value-type="float"/>
          <table:table-cell table:number-matrix-columns-spanned="1" table:number-matrix-rows-spanned="1" table:formula="of:=SUM([.L3:.L22]=[.$DH3:.$DH22])" office:value-type="float"/>
          <table:table-cell table:number-matrix-columns-spanned="1" table:number-matrix-rows-spanned="1" table:formula="of:=SUM([.M3:.M22]=[.$DI3:.$DI22])" office:value-type="float"/>
          <table:table-cell table:number-matrix-columns-spanned="1" table:number-matrix-rows-spanned="1" table:formula="of:=SUM([.N3:.N22]=[.$DJ3:.$DJ22])" office:value-type="float"/>
          <table:table-cell table:number-matrix-columns-spanned="1" table:number-matrix-rows-spanned="1" table:formula="of:=SUM([.O3:.O22]=[.$DK3:.$DK22])" office:value-type="float"/>
          <table:table-cell table:number-matrix-columns-spanned="1" table:number-matrix-rows-spanned="1" table:formula="of:=SUM([.P3:.P22]=[.$DL3:.$DL22])" office:value-type="float"/>
          <table:table-cell table:number-matrix-columns-spanned="1" table:number-matrix-rows-spanned="1" table:formula="of:=SUM([.Q3:.Q22]=[.$DM3:.$DM22])" office:value-type="float"/>
          <table:table-cell table:number-matrix-columns-spanned="1" table:number-matrix-rows-spanned="1" table:formula="of:=SUM([.R3:.R22]=[.$DN3:.$DN22])" office:value-type="float"/>
          <table:table-cell table:number-matrix-columns-spanned="1" table:number-matrix-rows-spanned="1" table:formula="of:=SUM([.S3:.S22]=[.$DO3:.$DO22])" office:value-type="float"/>
          <table:table-cell table:number-matrix-columns-spanned="1" table:number-matrix-rows-spanned="1" table:formula="of:=SUM([.T3:.T22]=[.$DP3:.$DP22])" office:value-type="float"/>
          <table:table-cell table:number-matrix-columns-spanned="1" table:number-matrix-rows-spanned="1" table:formula="of:=SUM([.U3:.U22]=[.$DQ3:.$DQ22])" office:value-type="float"/>
          <table:table-cell table:number-matrix-columns-spanned="1" table:number-matrix-rows-spanned="1" table:formula="of:=SUM([.V3:.V22]=[.$CX3:.$CX22])" office:value-type="float"/>
          <table:table-cell table:number-matrix-columns-spanned="1" table:number-matrix-rows-spanned="1" table:formula="of:=SUM([.W3:.W22]=[.$CY3:.$CY22])" office:value-type="float"/>
          <table:table-cell table:number-matrix-columns-spanned="1" table:number-matrix-rows-spanned="1" table:formula="of:=SUM([.X3:.X22]=[.$CZ3:.$CZ22])" office:value-type="float"/>
          <table:table-cell table:number-matrix-columns-spanned="1" table:number-matrix-rows-spanned="1" table:formula="of:=SUM([.Y3:.Y22]=[.$DA3:.$DA22])" office:value-type="float"/>
          <table:table-cell table:number-matrix-columns-spanned="1" table:number-matrix-rows-spanned="1" table:formula="of:=SUM([.Z3:.Z22]=[.$DB3:.$DB22])" office:value-type="float"/>
          <table:table-cell table:number-matrix-columns-spanned="1" table:number-matrix-rows-spanned="1" table:formula="of:=SUM([.AA3:.AA22]=[.$DC3:.$DC22])" office:value-type="float"/>
          <table:table-cell table:number-matrix-columns-spanned="1" table:number-matrix-rows-spanned="1" table:formula="of:=SUM([.AB3:.AB22]=[.$DD3:.$DD22])" office:value-type="float"/>
          <table:table-cell table:number-matrix-columns-spanned="1" table:number-matrix-rows-spanned="1" table:formula="of:=SUM([.AC3:.AC22]=[.$DE3:.$DE22])" office:value-type="float"/>
          <table:table-cell table:number-matrix-columns-spanned="1" table:number-matrix-rows-spanned="1" table:formula="of:=SUM([.AD3:.AD22]=[.$DF3:.$DF22])" office:value-type="float"/>
          <table:table-cell table:number-matrix-columns-spanned="1" table:number-matrix-rows-spanned="1" table:formula="of:=SUM([.AE3:.AE22]=[.$DG3:.$DG22])" office:value-type="float"/>
          <table:table-cell table:number-matrix-columns-spanned="1" table:number-matrix-rows-spanned="1" table:formula="of:=SUM([.AF3:.AF22]=[.$DH3:.$DH22])" office:value-type="float"/>
          <table:table-cell table:number-matrix-columns-spanned="1" table:number-matrix-rows-spanned="1" table:formula="of:=SUM([.AG3:.AG22]=[.$DI3:.$DI22])" office:value-type="float"/>
          <table:table-cell table:number-matrix-columns-spanned="1" table:number-matrix-rows-spanned="1" table:formula="of:=SUM([.AH3:.AH22]=[.$DJ3:.$DJ22])" office:value-type="float"/>
          <table:table-cell table:number-matrix-columns-spanned="1" table:number-matrix-rows-spanned="1" table:formula="of:=SUM([.AI3:.AI22]=[.$DK3:.$DK22])" office:value-type="float"/>
          <table:table-cell table:number-matrix-columns-spanned="1" table:number-matrix-rows-spanned="1" table:formula="of:=SUM([.AJ3:.AJ22]=[.$DL3:.$DL22])" office:value-type="float"/>
          <table:table-cell table:number-matrix-columns-spanned="1" table:number-matrix-rows-spanned="1" table:formula="of:=SUM([.AK3:.AK22]=[.$DM3:.$DM22])" office:value-type="float"/>
          <table:table-cell table:number-matrix-columns-spanned="1" table:number-matrix-rows-spanned="1" table:formula="of:=SUM([.AL3:.AL22]=[.$DN3:.$DN22])" office:value-type="float"/>
          <table:table-cell table:number-matrix-columns-spanned="1" table:number-matrix-rows-spanned="1" table:formula="of:=SUM([.AM3:.AM22]=[.$DO3:.$DO22])" office:value-type="float"/>
          <table:table-cell table:number-matrix-columns-spanned="1" table:number-matrix-rows-spanned="1" table:formula="of:=SUM([.AN3:.AN22]=[.$DP3:.$DP22])" office:value-type="float"/>
          <table:table-cell table:number-matrix-columns-spanned="1" table:number-matrix-rows-spanned="1" table:formula="of:=SUM([.AO3:.AO22]=[.$DQ3:.$DQ22])" office:value-type="float"/>
          <table:table-cell table:number-matrix-columns-spanned="1" table:number-matrix-rows-spanned="1" table:formula="of:=SUM([.AP3:.AP22]=[.$CX3:.$CX22])" office:value-type="float"/>
          <table:table-cell table:number-matrix-columns-spanned="1" table:number-matrix-rows-spanned="1" table:formula="of:=SUM([.AQ3:.AQ22]=[.$CY3:.$CY22])" office:value-type="float"/>
          <table:table-cell table:number-matrix-columns-spanned="1" table:number-matrix-rows-spanned="1" table:formula="of:=SUM([.AR3:.AR22]=[.$CZ3:.$CZ22])" office:value-type="float"/>
          <table:table-cell table:number-matrix-columns-spanned="1" table:number-matrix-rows-spanned="1" table:formula="of:=SUM([.AS3:.AS22]=[.$DA3:.$DA22])" office:value-type="float"/>
          <table:table-cell table:number-matrix-columns-spanned="1" table:number-matrix-rows-spanned="1" table:formula="of:=SUM([.AT3:.AT22]=[.$DB3:.$DB22])" office:value-type="float"/>
          <table:table-cell table:number-matrix-columns-spanned="1" table:number-matrix-rows-spanned="1" table:formula="of:=SUM([.AU3:.AU22]=[.$DC3:.$DC22])" office:value-type="float"/>
          <table:table-cell table:number-matrix-columns-spanned="1" table:number-matrix-rows-spanned="1" table:formula="of:=SUM([.AV3:.AV22]=[.$DD3:.$DD22])" office:value-type="float"/>
          <table:table-cell table:number-matrix-columns-spanned="1" table:number-matrix-rows-spanned="1" table:formula="of:=SUM([.AW3:.AW22]=[.$DE3:.$DE22])" office:value-type="float"/>
          <table:table-cell table:number-matrix-columns-spanned="1" table:number-matrix-rows-spanned="1" table:formula="of:=SUM([.AX3:.AX22]=[.$DF3:.$DF22])" office:value-type="float"/>
          <table:table-cell table:number-matrix-columns-spanned="1" table:number-matrix-rows-spanned="1" table:formula="of:=SUM([.AY3:.AY22]=[.$DG3:.$DG22])" office:value-type="float"/>
          <table:table-cell table:number-matrix-columns-spanned="1" table:number-matrix-rows-spanned="1" table:formula="of:=SUM([.AZ3:.AZ22]=[.$DH3:.$DH22])" office:value-type="float"/>
          <table:table-cell table:number-matrix-columns-spanned="1" table:number-matrix-rows-spanned="1" table:formula="of:=SUM([.BA3:.BA22]=[.$DI3:.$DI22])" office:value-type="float"/>
          <table:table-cell table:number-matrix-columns-spanned="1" table:number-matrix-rows-spanned="1" table:formula="of:=SUM([.BB3:.BB22]=[.$DJ3:.$DJ22])" office:value-type="float"/>
          <table:table-cell table:number-matrix-columns-spanned="1" table:number-matrix-rows-spanned="1" table:formula="of:=SUM([.BC3:.BC22]=[.$DK3:.$DK22])" office:value-type="float"/>
          <table:table-cell table:number-matrix-columns-spanned="1" table:number-matrix-rows-spanned="1" table:formula="of:=SUM([.BD3:.BD22]=[.$DL3:.$DL22])" office:value-type="float"/>
          <table:table-cell table:number-matrix-columns-spanned="1" table:number-matrix-rows-spanned="1" table:formula="of:=SUM([.BE3:.BE22]=[.$DM3:.$DM22])" office:value-type="float"/>
          <table:table-cell table:number-matrix-columns-spanned="1" table:number-matrix-rows-spanned="1" table:formula="of:=SUM([.BF3:.BF22]=[.$DN3:.$DN22])" office:value-type="float"/>
          <table:table-cell table:number-matrix-columns-spanned="1" table:number-matrix-rows-spanned="1" table:formula="of:=SUM([.BG3:.BG22]=[.$DO3:.$DO22])" office:value-type="float"/>
          <table:table-cell table:number-matrix-columns-spanned="1" table:number-matrix-rows-spanned="1" table:formula="of:=SUM([.BH3:.BH22]=[.$DP3:.$DP22])" office:value-type="float"/>
          <table:table-cell table:number-matrix-columns-spanned="1" table:number-matrix-rows-spanned="1" table:formula="of:=SUM([.BI3:.BI22]=[.$DQ3:.$DQ22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column table:style-name="ta2co87" table:default-cell-style-name="Default"/>
        <table:table-column table:style-name="ta2co88" table:default-cell-style-name="Default"/>
        <table:table-column table:style-name="ta2co89" table:default-cell-style-name="Default"/>
        <table:table-column table:style-name="ta2co90" table:default-cell-style-name="Default"/>
        <table:table-column table:style-name="ta2co91" table:default-cell-style-name="Default"/>
        <table:table-column table:style-name="ta2co92" table:default-cell-style-name="Default"/>
        <table:table-column table:style-name="ta2co93" table:default-cell-style-name="Default"/>
        <table:table-column table:style-name="ta2co94" table:default-cell-style-name="Default"/>
        <table:table-column table:style-name="ta2co95" table:default-cell-style-name="Default"/>
        <table:table-column table:style-name="ta2co96" table:default-cell-style-name="Default"/>
        <table:table-column table:style-name="ta2co97" table:default-cell-style-name="Default"/>
        <table:table-column table:style-name="ta2co98" table:default-cell-style-name="Default"/>
        <table:table-column table:style-name="ta2co99" table:default-cell-style-name="Default"/>
        <table:table-column table:style-name="ta2co100" table:default-cell-style-name="Default"/>
        <table:table-column table:style-name="ta2co101" table:default-cell-style-name="Default"/>
        <table:table-column table:style-name="ta2co102" table:default-cell-style-name="Default"/>
        <table:table-column table:style-name="ta2co103" table:default-cell-style-name="Default"/>
        <table:table-column table:style-name="ta2co104" table:default-cell-style-name="Default"/>
        <table:table-column table:style-name="ta2co105" table:default-cell-style-name="Default"/>
        <table:table-column table:style-name="ta2co106" table:default-cell-style-name="Default"/>
        <table:table-column table:style-name="ta2co107" table:default-cell-style-name="Default"/>
        <table:table-column table:style-name="ta2co108" table:default-cell-style-name="Default"/>
        <table:table-column table:style-name="ta2co109" table:default-cell-style-name="Default"/>
        <table:table-column table:style-name="ta2co110" table:default-cell-style-name="Default"/>
        <table:table-column table:style-name="ta2co111" table:default-cell-style-name="Default"/>
        <table:table-column table:style-name="ta2co112" table:default-cell-style-name="Default"/>
        <table:table-column table:style-name="ta2co113" table:default-cell-style-name="Default"/>
        <table:table-column table:style-name="ta2co114" table:default-cell-style-name="Default"/>
        <table:table-column table:style-name="ta2co115" table:default-cell-style-name="Default"/>
        <table:table-column table:style-name="ta2co116" table:default-cell-style-name="Default"/>
        <table:table-column table:style-name="ta2co117" table:default-cell-style-name="Default"/>
        <table:table-column table:style-name="ta2co118" table:default-cell-style-name="Default"/>
        <table:table-column table:style-name="ta2co119" table:default-cell-style-name="Default"/>
        <table:table-column table:style-name="ta2co120" table:default-cell-style-name="Default"/>
        <table:table-column table:style-name="ta2co121" table:default-cell-style-name="Default"/>
        <table:table-column table:style-name="ta2co12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gridworld/x4_y4_n12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SUM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AVERAGE([Instances.AR3:Instances.AR7])" office:value-type="float"/>
          <table:table-cell table:formula="of:=AVERAGE([Instances.AS3:Instances.AS7])" office:value-type="float"/>
          <table:table-cell table:formula="of:=SUM([Instances.AT3:Instances.AT7])" office:value-type="float"/>
          <table:table-cell table:formula="of:=AVERAGE([Instances.AU3:Instances.AU7])" office:value-type="float"/>
          <table:table-cell table:formula="of:=AVERAGE([Instances.AV3:Instances.AV7])" office:value-type="float"/>
          <table:table-cell table:formula="of:=AVERAGE([Instances.AW3:Instances.AW7])" office:value-type="float"/>
          <table:table-cell table:formula="of:=AVERAGE([Instances.AX3:Instances.AX7])" office:value-type="float"/>
          <table:table-cell table:formula="of:=AVERAGE([Instances.AY3:Instances.AY7])" office:value-type="float"/>
          <table:table-cell table:formula="of:=AVERAGE([Instances.AZ3:Instances.AZ7])" office:value-type="float"/>
          <table:table-cell table:formula="of:=AVERAGE([Instances.BA3:Instances.BA7])" office:value-type="float"/>
          <table:table-cell table:formula="of:=AVERAGE([Instances.BB3:Instances.BB7])" office:value-type="float"/>
          <table:table-cell table:formula="of:=AVERAGE([Instances.BC3:Instances.BC7])" office:value-type="float"/>
          <table:table-cell table:formula="of:=AVERAGE([Instances.BD3:Instances.BD7])" office:value-type="float"/>
          <table:table-cell table:formula="of:=AVERAGE([Instances.BE3:Instances.BE7])" office:value-type="float"/>
          <table:table-cell table:formula="of:=AVERAGE([Instances.BF3:Instances.BF7])" office:value-type="float"/>
          <table:table-cell table:formula="of:=AVERAGE([Instances.BG3:Instances.BG7])" office:value-type="float"/>
          <table:table-cell table:formula="of:=AVERAGE([Instances.BH3:Instances.BH7])" office:value-type="float"/>
          <table:table-cell table:formula="of:=AVERAGE([Instances.BI3:Instances.BI7])" office:value-type="float"/>
          <table:table-cell table:formula="of:=MIN([.$B3];[.$V3];[.$AP3])" office:value-type="float"/>
          <table:table-cell table:formula="of:=MIN([.$C3];[.$W3];[.$AQ3])" office:value-type="float"/>
          <table:table-cell table:formula="of:=MIN([.$D3];[.$X3];[.$AR3])" office:value-type="float"/>
          <table:table-cell table:formula="of:=MIN([.$E3];[.$Y3];[.$AS3])" office:value-type="float"/>
          <table:table-cell table:formula="of:=MIN([.$F3];[.$Z3];[.$AT3])" office:value-type="float"/>
          <table:table-cell table:formula="of:=MIN([.$G3];[.$AA3];[.$AU3])" office:value-type="float"/>
          <table:table-cell table:formula="of:=MIN([.$H3];[.$AB3];[.$AV3])" office:value-type="float"/>
          <table:table-cell table:formula="of:=MIN([.$I3];[.$AC3];[.$AW3])" office:value-type="float"/>
          <table:table-cell table:formula="of:=MIN([.$J3];[.$AD3];[.$AX3])" office:value-type="float"/>
          <table:table-cell table:formula="of:=MIN([.$K3];[.$AE3];[.$AY3])" office:value-type="float"/>
          <table:table-cell table:formula="of:=MIN([.$L3];[.$AF3];[.$AZ3])" office:value-type="float"/>
          <table:table-cell table:formula="of:=MIN([.$M3];[.$AG3];[.$BA3])" office:value-type="float"/>
          <table:table-cell table:formula="of:=MIN([.$N3];[.$AH3];[.$BB3])" office:value-type="float"/>
          <table:table-cell table:formula="of:=MIN([.$O3];[.$AI3];[.$BC3])" office:value-type="float"/>
          <table:table-cell table:formula="of:=MIN([.$P3];[.$AJ3];[.$BD3])" office:value-type="float"/>
          <table:table-cell table:formula="of:=MIN([.$Q3];[.$AK3];[.$BE3])" office:value-type="float"/>
          <table:table-cell table:formula="of:=MIN([.$R3];[.$AL3];[.$BF3])" office:value-type="float"/>
          <table:table-cell table:formula="of:=MIN([.$S3];[.$AM3];[.$BG3])" office:value-type="float"/>
          <table:table-cell table:formula="of:=MIN([.$T3];[.$AN3];[.$BH3])" office:value-type="float"/>
          <table:table-cell table:formula="of:=MIN([.$U3];[.$AO3];[.$BI3])" office:value-type="float"/>
          <table:table-cell table:formula="of:=MEDIAN([.$B3];[.$V3];[.$AP3])" office:value-type="float"/>
          <table:table-cell table:formula="of:=MEDIAN([.$C3];[.$W3];[.$AQ3])" office:value-type="float"/>
          <table:table-cell table:formula="of:=MEDIAN([.$D3];[.$X3];[.$AR3])" office:value-type="float"/>
          <table:table-cell table:formula="of:=MEDIAN([.$E3];[.$Y3];[.$AS3])" office:value-type="float"/>
          <table:table-cell table:formula="of:=MEDIAN([.$F3];[.$Z3];[.$AT3])" office:value-type="float"/>
          <table:table-cell table:formula="of:=MEDIAN([.$G3];[.$AA3];[.$AU3])" office:value-type="float"/>
          <table:table-cell table:formula="of:=MEDIAN([.$H3];[.$AB3];[.$AV3])" office:value-type="float"/>
          <table:table-cell table:formula="of:=MEDIAN([.$I3];[.$AC3];[.$AW3])" office:value-type="float"/>
          <table:table-cell table:formula="of:=MEDIAN([.$J3];[.$AD3];[.$AX3])" office:value-type="float"/>
          <table:table-cell table:formula="of:=MEDIAN([.$K3];[.$AE3];[.$AY3])" office:value-type="float"/>
          <table:table-cell table:formula="of:=MEDIAN([.$L3];[.$AF3];[.$AZ3])" office:value-type="float"/>
          <table:table-cell table:formula="of:=MEDIAN([.$M3];[.$AG3];[.$BA3])" office:value-type="float"/>
          <table:table-cell table:formula="of:=MEDIAN([.$N3];[.$AH3];[.$BB3])" office:value-type="float"/>
          <table:table-cell table:formula="of:=MEDIAN([.$O3];[.$AI3];[.$BC3])" office:value-type="float"/>
          <table:table-cell table:formula="of:=MEDIAN([.$P3];[.$AJ3];[.$BD3])" office:value-type="float"/>
          <table:table-cell table:formula="of:=MEDIAN([.$Q3];[.$AK3];[.$BE3])" office:value-type="float"/>
          <table:table-cell table:formula="of:=MEDIAN([.$R3];[.$AL3];[.$BF3])" office:value-type="float"/>
          <table:table-cell table:formula="of:=MEDIAN([.$S3];[.$AM3];[.$BG3])" office:value-type="float"/>
          <table:table-cell table:formula="of:=MEDIAN([.$T3];[.$AN3];[.$BH3])" office:value-type="float"/>
          <table:table-cell table:formula="of:=MEDIAN([.$U3];[.$AO3];[.$BI3])" office:value-type="float"/>
          <table:table-cell table:formula="of:=MAX([.$B3];[.$V3];[.$AP3])" office:value-type="float"/>
          <table:table-cell table:formula="of:=MAX([.$C3];[.$W3];[.$AQ3])" office:value-type="float"/>
          <table:table-cell table:formula="of:=MAX([.$D3];[.$X3];[.$AR3])" office:value-type="float"/>
          <table:table-cell table:formula="of:=MAX([.$E3];[.$Y3];[.$AS3])" office:value-type="float"/>
          <table:table-cell table:formula="of:=MAX([.$F3];[.$Z3];[.$AT3])" office:value-type="float"/>
          <table:table-cell table:formula="of:=MAX([.$G3];[.$AA3];[.$AU3])" office:value-type="float"/>
          <table:table-cell table:formula="of:=MAX([.$H3];[.$AB3];[.$AV3])" office:value-type="float"/>
          <table:table-cell table:formula="of:=MAX([.$I3];[.$AC3];[.$AW3])" office:value-type="float"/>
          <table:table-cell table:formula="of:=MAX([.$J3];[.$AD3];[.$AX3])" office:value-type="float"/>
          <table:table-cell table:formula="of:=MAX([.$K3];[.$AE3];[.$AY3])" office:value-type="float"/>
          <table:table-cell table:formula="of:=MAX([.$L3];[.$AF3];[.$AZ3])" office:value-type="float"/>
          <table:table-cell table:formula="of:=MAX([.$M3];[.$AG3];[.$BA3])" office:value-type="float"/>
          <table:table-cell table:formula="of:=MAX([.$N3];[.$AH3];[.$BB3])" office:value-type="float"/>
          <table:table-cell table:formula="of:=MAX([.$O3];[.$AI3];[.$BC3])" office:value-type="float"/>
          <table:table-cell table:formula="of:=MAX([.$P3];[.$AJ3];[.$BD3])" office:value-type="float"/>
          <table:table-cell table:formula="of:=MAX([.$Q3];[.$AK3];[.$BE3])" office:value-type="float"/>
          <table:table-cell table:formula="of:=MAX([.$R3];[.$AL3];[.$BF3])" office:value-type="float"/>
          <table:table-cell table:formula="of:=MAX([.$S3];[.$AM3];[.$BG3])" office:value-type="float"/>
          <table:table-cell table:formula="of:=MAX([.$T3];[.$AN3];[.$BH3])" office:value-type="float"/>
          <table:table-cell table:formula="of:=MAX([.$U3];[.$AO3];[.$BI3])" office:value-type="float"/>
        </table:table-row>
        <table:table-row table:style-name="ro1">
          <table:table-cell office:value-type="string">
            <text:p>gridworld/x4_y4_n16_r4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AVERAGE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SUM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AVERAGE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AVERAGE([Instances.AR8:Instances.AR12])" office:value-type="float"/>
          <table:table-cell table:formula="of:=AVERAGE([Instances.AS8:Instances.AS12])" office:value-type="float"/>
          <table:table-cell table:formula="of:=SUM([Instances.AT8:Instances.AT12])" office:value-type="float"/>
          <table:table-cell table:formula="of:=AVERAGE([Instances.AU8:Instances.AU12])" office:value-type="float"/>
          <table:table-cell table:formula="of:=AVERAGE([Instances.AV8:Instances.AV12])" office:value-type="float"/>
          <table:table-cell table:formula="of:=AVERAGE([Instances.AW8:Instances.AW12])" office:value-type="float"/>
          <table:table-cell table:formula="of:=AVERAGE([Instances.AX8:Instances.AX12])" office:value-type="float"/>
          <table:table-cell table:formula="of:=AVERAGE([Instances.AY8:Instances.AY12])" office:value-type="float"/>
          <table:table-cell table:formula="of:=AVERAGE([Instances.AZ8:Instances.AZ12])" office:value-type="float"/>
          <table:table-cell table:formula="of:=AVERAGE([Instances.BA8:Instances.BA12])" office:value-type="float"/>
          <table:table-cell table:formula="of:=AVERAGE([Instances.BB8:Instances.BB12])" office:value-type="float"/>
          <table:table-cell table:formula="of:=AVERAGE([Instances.BC8:Instances.BC12])" office:value-type="float"/>
          <table:table-cell table:formula="of:=AVERAGE([Instances.BD8:Instances.BD12])" office:value-type="float"/>
          <table:table-cell table:formula="of:=AVERAGE([Instances.BE8:Instances.BE12])" office:value-type="float"/>
          <table:table-cell table:formula="of:=AVERAGE([Instances.BF8:Instances.BF12])" office:value-type="float"/>
          <table:table-cell table:formula="of:=AVERAGE([Instances.BG8:Instances.BG12])" office:value-type="float"/>
          <table:table-cell table:formula="of:=AVERAGE([Instances.BH8:Instances.BH12])" office:value-type="float"/>
          <table:table-cell table:formula="of:=AVERAGE([Instances.BI8:Instances.BI12])" office:value-type="float"/>
          <table:table-cell table:formula="of:=MIN([.$B4];[.$V4];[.$AP4])" office:value-type="float"/>
          <table:table-cell table:formula="of:=MIN([.$C4];[.$W4];[.$AQ4])" office:value-type="float"/>
          <table:table-cell table:formula="of:=MIN([.$D4];[.$X4];[.$AR4])" office:value-type="float"/>
          <table:table-cell table:formula="of:=MIN([.$E4];[.$Y4];[.$AS4])" office:value-type="float"/>
          <table:table-cell table:formula="of:=MIN([.$F4];[.$Z4];[.$AT4])" office:value-type="float"/>
          <table:table-cell table:formula="of:=MIN([.$G4];[.$AA4];[.$AU4])" office:value-type="float"/>
          <table:table-cell table:formula="of:=MIN([.$H4];[.$AB4];[.$AV4])" office:value-type="float"/>
          <table:table-cell table:formula="of:=MIN([.$I4];[.$AC4];[.$AW4])" office:value-type="float"/>
          <table:table-cell table:formula="of:=MIN([.$J4];[.$AD4];[.$AX4])" office:value-type="float"/>
          <table:table-cell table:formula="of:=MIN([.$K4];[.$AE4];[.$AY4])" office:value-type="float"/>
          <table:table-cell table:formula="of:=MIN([.$L4];[.$AF4];[.$AZ4])" office:value-type="float"/>
          <table:table-cell table:formula="of:=MIN([.$M4];[.$AG4];[.$BA4])" office:value-type="float"/>
          <table:table-cell table:formula="of:=MIN([.$N4];[.$AH4];[.$BB4])" office:value-type="float"/>
          <table:table-cell table:formula="of:=MIN([.$O4];[.$AI4];[.$BC4])" office:value-type="float"/>
          <table:table-cell table:formula="of:=MIN([.$P4];[.$AJ4];[.$BD4])" office:value-type="float"/>
          <table:table-cell table:formula="of:=MIN([.$Q4];[.$AK4];[.$BE4])" office:value-type="float"/>
          <table:table-cell table:formula="of:=MIN([.$R4];[.$AL4];[.$BF4])" office:value-type="float"/>
          <table:table-cell table:formula="of:=MIN([.$S4];[.$AM4];[.$BG4])" office:value-type="float"/>
          <table:table-cell table:formula="of:=MIN([.$T4];[.$AN4];[.$BH4])" office:value-type="float"/>
          <table:table-cell table:formula="of:=MIN([.$U4];[.$AO4];[.$BI4])" office:value-type="float"/>
          <table:table-cell table:formula="of:=MEDIAN([.$B4];[.$V4];[.$AP4])" office:value-type="float"/>
          <table:table-cell table:formula="of:=MEDIAN([.$C4];[.$W4];[.$AQ4])" office:value-type="float"/>
          <table:table-cell table:formula="of:=MEDIAN([.$D4];[.$X4];[.$AR4])" office:value-type="float"/>
          <table:table-cell table:formula="of:=MEDIAN([.$E4];[.$Y4];[.$AS4])" office:value-type="float"/>
          <table:table-cell table:formula="of:=MEDIAN([.$F4];[.$Z4];[.$AT4])" office:value-type="float"/>
          <table:table-cell table:formula="of:=MEDIAN([.$G4];[.$AA4];[.$AU4])" office:value-type="float"/>
          <table:table-cell table:formula="of:=MEDIAN([.$H4];[.$AB4];[.$AV4])" office:value-type="float"/>
          <table:table-cell table:formula="of:=MEDIAN([.$I4];[.$AC4];[.$AW4])" office:value-type="float"/>
          <table:table-cell table:formula="of:=MEDIAN([.$J4];[.$AD4];[.$AX4])" office:value-type="float"/>
          <table:table-cell table:formula="of:=MEDIAN([.$K4];[.$AE4];[.$AY4])" office:value-type="float"/>
          <table:table-cell table:formula="of:=MEDIAN([.$L4];[.$AF4];[.$AZ4])" office:value-type="float"/>
          <table:table-cell table:formula="of:=MEDIAN([.$M4];[.$AG4];[.$BA4])" office:value-type="float"/>
          <table:table-cell table:formula="of:=MEDIAN([.$N4];[.$AH4];[.$BB4])" office:value-type="float"/>
          <table:table-cell table:formula="of:=MEDIAN([.$O4];[.$AI4];[.$BC4])" office:value-type="float"/>
          <table:table-cell table:formula="of:=MEDIAN([.$P4];[.$AJ4];[.$BD4])" office:value-type="float"/>
          <table:table-cell table:formula="of:=MEDIAN([.$Q4];[.$AK4];[.$BE4])" office:value-type="float"/>
          <table:table-cell table:formula="of:=MEDIAN([.$R4];[.$AL4];[.$BF4])" office:value-type="float"/>
          <table:table-cell table:formula="of:=MEDIAN([.$S4];[.$AM4];[.$BG4])" office:value-type="float"/>
          <table:table-cell table:formula="of:=MEDIAN([.$T4];[.$AN4];[.$BH4])" office:value-type="float"/>
          <table:table-cell table:formula="of:=MEDIAN([.$U4];[.$AO4];[.$BI4])" office:value-type="float"/>
          <table:table-cell table:formula="of:=MAX([.$B4];[.$V4];[.$AP4])" office:value-type="float"/>
          <table:table-cell table:formula="of:=MAX([.$C4];[.$W4];[.$AQ4])" office:value-type="float"/>
          <table:table-cell table:formula="of:=MAX([.$D4];[.$X4];[.$AR4])" office:value-type="float"/>
          <table:table-cell table:formula="of:=MAX([.$E4];[.$Y4];[.$AS4])" office:value-type="float"/>
          <table:table-cell table:formula="of:=MAX([.$F4];[.$Z4];[.$AT4])" office:value-type="float"/>
          <table:table-cell table:formula="of:=MAX([.$G4];[.$AA4];[.$AU4])" office:value-type="float"/>
          <table:table-cell table:formula="of:=MAX([.$H4];[.$AB4];[.$AV4])" office:value-type="float"/>
          <table:table-cell table:formula="of:=MAX([.$I4];[.$AC4];[.$AW4])" office:value-type="float"/>
          <table:table-cell table:formula="of:=MAX([.$J4];[.$AD4];[.$AX4])" office:value-type="float"/>
          <table:table-cell table:formula="of:=MAX([.$K4];[.$AE4];[.$AY4])" office:value-type="float"/>
          <table:table-cell table:formula="of:=MAX([.$L4];[.$AF4];[.$AZ4])" office:value-type="float"/>
          <table:table-cell table:formula="of:=MAX([.$M4];[.$AG4];[.$BA4])" office:value-type="float"/>
          <table:table-cell table:formula="of:=MAX([.$N4];[.$AH4];[.$BB4])" office:value-type="float"/>
          <table:table-cell table:formula="of:=MAX([.$O4];[.$AI4];[.$BC4])" office:value-type="float"/>
          <table:table-cell table:formula="of:=MAX([.$P4];[.$AJ4];[.$BD4])" office:value-type="float"/>
          <table:table-cell table:formula="of:=MAX([.$Q4];[.$AK4];[.$BE4])" office:value-type="float"/>
          <table:table-cell table:formula="of:=MAX([.$R4];[.$AL4];[.$BF4])" office:value-type="float"/>
          <table:table-cell table:formula="of:=MAX([.$S4];[.$AM4];[.$BG4])" office:value-type="float"/>
          <table:table-cell table:formula="of:=MAX([.$T4];[.$AN4];[.$BH4])" office:value-type="float"/>
          <table:table-cell table:formula="of:=MAX([.$U4];[.$AO4];[.$BI4])" office:value-type="float"/>
        </table:table-row>
        <table:table-row table:style-name="ro1">
          <table:table-cell office:value-type="string">
            <text:p>gridworld/x5_y5_n20_r5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AVERAGE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SUM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AVERAGE([Instances.AF13:Instances.AF17])" office:value-type="float"/>
          <table:table-cell table:formula="of:=AVERAGE([Instances.AG13:Instances.AG17])" office:value-type="float"/>
          <table:table-cell table:formula="of:=AVERAGE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AVERAGE([Instances.AO13:Instances.AO17])" office:value-type="float"/>
          <table:table-cell table:formula="of:=AVERAGE([Instances.AP13:Instances.AP17])" office:value-type="float"/>
          <table:table-cell table:formula="of:=AVERAGE([Instances.AQ13:Instances.AQ17])" office:value-type="float"/>
          <table:table-cell table:formula="of:=AVERAGE([Instances.AR13:Instances.AR17])" office:value-type="float"/>
          <table:table-cell table:formula="of:=AVERAGE([Instances.AS13:Instances.AS17])" office:value-type="float"/>
          <table:table-cell table:formula="of:=SUM([Instances.AT13:Instances.AT17])" office:value-type="float"/>
          <table:table-cell table:formula="of:=AVERAGE([Instances.AU13:Instances.AU17])" office:value-type="float"/>
          <table:table-cell table:formula="of:=AVERAGE([Instances.AV13:Instances.AV17])" office:value-type="float"/>
          <table:table-cell table:formula="of:=AVERAGE([Instances.AW13:Instances.AW17])" office:value-type="float"/>
          <table:table-cell table:formula="of:=AVERAGE([Instances.AX13:Instances.AX17])" office:value-type="float"/>
          <table:table-cell table:formula="of:=AVERAGE([Instances.AY13:Instances.AY17])" office:value-type="float"/>
          <table:table-cell table:formula="of:=AVERAGE([Instances.AZ13:Instances.AZ17])" office:value-type="float"/>
          <table:table-cell table:formula="of:=AVERAGE([Instances.BA13:Instances.BA17])" office:value-type="float"/>
          <table:table-cell table:formula="of:=AVERAGE([Instances.BB13:Instances.BB17])" office:value-type="float"/>
          <table:table-cell table:formula="of:=AVERAGE([Instances.BC13:Instances.BC17])" office:value-type="float"/>
          <table:table-cell table:formula="of:=AVERAGE([Instances.BD13:Instances.BD17])" office:value-type="float"/>
          <table:table-cell table:formula="of:=AVERAGE([Instances.BE13:Instances.BE17])" office:value-type="float"/>
          <table:table-cell table:formula="of:=AVERAGE([Instances.BF13:Instances.BF17])" office:value-type="float"/>
          <table:table-cell table:formula="of:=AVERAGE([Instances.BG13:Instances.BG17])" office:value-type="float"/>
          <table:table-cell table:formula="of:=AVERAGE([Instances.BH13:Instances.BH17])" office:value-type="float"/>
          <table:table-cell table:formula="of:=AVERAGE([Instances.BI13:Instances.BI17])" office:value-type="float"/>
          <table:table-cell table:formula="of:=MIN([.$B5];[.$V5];[.$AP5])" office:value-type="float"/>
          <table:table-cell table:formula="of:=MIN([.$C5];[.$W5];[.$AQ5])" office:value-type="float"/>
          <table:table-cell table:formula="of:=MIN([.$D5];[.$X5];[.$AR5])" office:value-type="float"/>
          <table:table-cell table:formula="of:=MIN([.$E5];[.$Y5];[.$AS5])" office:value-type="float"/>
          <table:table-cell table:formula="of:=MIN([.$F5];[.$Z5];[.$AT5])" office:value-type="float"/>
          <table:table-cell table:formula="of:=MIN([.$G5];[.$AA5];[.$AU5])" office:value-type="float"/>
          <table:table-cell table:formula="of:=MIN([.$H5];[.$AB5];[.$AV5])" office:value-type="float"/>
          <table:table-cell table:formula="of:=MIN([.$I5];[.$AC5];[.$AW5])" office:value-type="float"/>
          <table:table-cell table:formula="of:=MIN([.$J5];[.$AD5];[.$AX5])" office:value-type="float"/>
          <table:table-cell table:formula="of:=MIN([.$K5];[.$AE5];[.$AY5])" office:value-type="float"/>
          <table:table-cell table:formula="of:=MIN([.$L5];[.$AF5];[.$AZ5])" office:value-type="float"/>
          <table:table-cell table:formula="of:=MIN([.$M5];[.$AG5];[.$BA5])" office:value-type="float"/>
          <table:table-cell table:formula="of:=MIN([.$N5];[.$AH5];[.$BB5])" office:value-type="float"/>
          <table:table-cell table:formula="of:=MIN([.$O5];[.$AI5];[.$BC5])" office:value-type="float"/>
          <table:table-cell table:formula="of:=MIN([.$P5];[.$AJ5];[.$BD5])" office:value-type="float"/>
          <table:table-cell table:formula="of:=MIN([.$Q5];[.$AK5];[.$BE5])" office:value-type="float"/>
          <table:table-cell table:formula="of:=MIN([.$R5];[.$AL5];[.$BF5])" office:value-type="float"/>
          <table:table-cell table:formula="of:=MIN([.$S5];[.$AM5];[.$BG5])" office:value-type="float"/>
          <table:table-cell table:formula="of:=MIN([.$T5];[.$AN5];[.$BH5])" office:value-type="float"/>
          <table:table-cell table:formula="of:=MIN([.$U5];[.$AO5];[.$BI5])" office:value-type="float"/>
          <table:table-cell table:formula="of:=MEDIAN([.$B5];[.$V5];[.$AP5])" office:value-type="float"/>
          <table:table-cell table:formula="of:=MEDIAN([.$C5];[.$W5];[.$AQ5])" office:value-type="float"/>
          <table:table-cell table:formula="of:=MEDIAN([.$D5];[.$X5];[.$AR5])" office:value-type="float"/>
          <table:table-cell table:formula="of:=MEDIAN([.$E5];[.$Y5];[.$AS5])" office:value-type="float"/>
          <table:table-cell table:formula="of:=MEDIAN([.$F5];[.$Z5];[.$AT5])" office:value-type="float"/>
          <table:table-cell table:formula="of:=MEDIAN([.$G5];[.$AA5];[.$AU5])" office:value-type="float"/>
          <table:table-cell table:formula="of:=MEDIAN([.$H5];[.$AB5];[.$AV5])" office:value-type="float"/>
          <table:table-cell table:formula="of:=MEDIAN([.$I5];[.$AC5];[.$AW5])" office:value-type="float"/>
          <table:table-cell table:formula="of:=MEDIAN([.$J5];[.$AD5];[.$AX5])" office:value-type="float"/>
          <table:table-cell table:formula="of:=MEDIAN([.$K5];[.$AE5];[.$AY5])" office:value-type="float"/>
          <table:table-cell table:formula="of:=MEDIAN([.$L5];[.$AF5];[.$AZ5])" office:value-type="float"/>
          <table:table-cell table:formula="of:=MEDIAN([.$M5];[.$AG5];[.$BA5])" office:value-type="float"/>
          <table:table-cell table:formula="of:=MEDIAN([.$N5];[.$AH5];[.$BB5])" office:value-type="float"/>
          <table:table-cell table:formula="of:=MEDIAN([.$O5];[.$AI5];[.$BC5])" office:value-type="float"/>
          <table:table-cell table:formula="of:=MEDIAN([.$P5];[.$AJ5];[.$BD5])" office:value-type="float"/>
          <table:table-cell table:formula="of:=MEDIAN([.$Q5];[.$AK5];[.$BE5])" office:value-type="float"/>
          <table:table-cell table:formula="of:=MEDIAN([.$R5];[.$AL5];[.$BF5])" office:value-type="float"/>
          <table:table-cell table:formula="of:=MEDIAN([.$S5];[.$AM5];[.$BG5])" office:value-type="float"/>
          <table:table-cell table:formula="of:=MEDIAN([.$T5];[.$AN5];[.$BH5])" office:value-type="float"/>
          <table:table-cell table:formula="of:=MEDIAN([.$U5];[.$AO5];[.$BI5])" office:value-type="float"/>
          <table:table-cell table:formula="of:=MAX([.$B5];[.$V5];[.$AP5])" office:value-type="float"/>
          <table:table-cell table:formula="of:=MAX([.$C5];[.$W5];[.$AQ5])" office:value-type="float"/>
          <table:table-cell table:formula="of:=MAX([.$D5];[.$X5];[.$AR5])" office:value-type="float"/>
          <table:table-cell table:formula="of:=MAX([.$E5];[.$Y5];[.$AS5])" office:value-type="float"/>
          <table:table-cell table:formula="of:=MAX([.$F5];[.$Z5];[.$AT5])" office:value-type="float"/>
          <table:table-cell table:formula="of:=MAX([.$G5];[.$AA5];[.$AU5])" office:value-type="float"/>
          <table:table-cell table:formula="of:=MAX([.$H5];[.$AB5];[.$AV5])" office:value-type="float"/>
          <table:table-cell table:formula="of:=MAX([.$I5];[.$AC5];[.$AW5])" office:value-type="float"/>
          <table:table-cell table:formula="of:=MAX([.$J5];[.$AD5];[.$AX5])" office:value-type="float"/>
          <table:table-cell table:formula="of:=MAX([.$K5];[.$AE5];[.$AY5])" office:value-type="float"/>
          <table:table-cell table:formula="of:=MAX([.$L5];[.$AF5];[.$AZ5])" office:value-type="float"/>
          <table:table-cell table:formula="of:=MAX([.$M5];[.$AG5];[.$BA5])" office:value-type="float"/>
          <table:table-cell table:formula="of:=MAX([.$N5];[.$AH5];[.$BB5])" office:value-type="float"/>
          <table:table-cell table:formula="of:=MAX([.$O5];[.$AI5];[.$BC5])" office:value-type="float"/>
          <table:table-cell table:formula="of:=MAX([.$P5];[.$AJ5];[.$BD5])" office:value-type="float"/>
          <table:table-cell table:formula="of:=MAX([.$Q5];[.$AK5];[.$BE5])" office:value-type="float"/>
          <table:table-cell table:formula="of:=MAX([.$R5];[.$AL5];[.$BF5])" office:value-type="float"/>
          <table:table-cell table:formula="of:=MAX([.$S5];[.$AM5];[.$BG5])" office:value-type="float"/>
          <table:table-cell table:formula="of:=MAX([.$T5];[.$AN5];[.$BH5])" office:value-type="float"/>
          <table:table-cell table:formula="of:=MAX([.$U5];[.$AO5];[.$BI5])" office:value-type="float"/>
        </table:table-row>
        <table:table-row table:style-name="ro1">
          <table:table-cell office:value-type="string">
            <text:p>gridworld/x5_y5_n25_r5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AVERAGE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SUM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AVERAGE([Instances.AF18:Instances.AF22])" office:value-type="float"/>
          <table:table-cell table:formula="of:=AVERAGE([Instances.AG18:Instances.AG22])" office:value-type="float"/>
          <table:table-cell table:formula="of:=AVERAGE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AVERAGE([Instances.AO18:Instances.AO22])" office:value-type="float"/>
          <table:table-cell table:formula="of:=AVERAGE([Instances.AP18:Instances.AP22])" office:value-type="float"/>
          <table:table-cell table:formula="of:=AVERAGE([Instances.AQ18:Instances.AQ22])" office:value-type="float"/>
          <table:table-cell table:formula="of:=AVERAGE([Instances.AR18:Instances.AR22])" office:value-type="float"/>
          <table:table-cell table:formula="of:=AVERAGE([Instances.AS18:Instances.AS22])" office:value-type="float"/>
          <table:table-cell table:formula="of:=SUM([Instances.AT18:Instances.AT22])" office:value-type="float"/>
          <table:table-cell table:formula="of:=AVERAGE([Instances.AU18:Instances.AU22])" office:value-type="float"/>
          <table:table-cell table:formula="of:=AVERAGE([Instances.AV18:Instances.AV22])" office:value-type="float"/>
          <table:table-cell table:formula="of:=AVERAGE([Instances.AW18:Instances.AW22])" office:value-type="float"/>
          <table:table-cell table:formula="of:=AVERAGE([Instances.AX18:Instances.AX22])" office:value-type="float"/>
          <table:table-cell table:formula="of:=AVERAGE([Instances.AY18:Instances.AY22])" office:value-type="float"/>
          <table:table-cell table:formula="of:=AVERAGE([Instances.AZ18:Instances.AZ22])" office:value-type="float"/>
          <table:table-cell table:formula="of:=AVERAGE([Instances.BA18:Instances.BA22])" office:value-type="float"/>
          <table:table-cell table:formula="of:=AVERAGE([Instances.BB18:Instances.BB22])" office:value-type="float"/>
          <table:table-cell table:formula="of:=AVERAGE([Instances.BC18:Instances.BC22])" office:value-type="float"/>
          <table:table-cell table:formula="of:=AVERAGE([Instances.BD18:Instances.BD22])" office:value-type="float"/>
          <table:table-cell table:formula="of:=AVERAGE([Instances.BE18:Instances.BE22])" office:value-type="float"/>
          <table:table-cell table:formula="of:=AVERAGE([Instances.BF18:Instances.BF22])" office:value-type="float"/>
          <table:table-cell table:formula="of:=AVERAGE([Instances.BG18:Instances.BG22])" office:value-type="float"/>
          <table:table-cell table:formula="of:=AVERAGE([Instances.BH18:Instances.BH22])" office:value-type="float"/>
          <table:table-cell table:formula="of:=AVERAGE([Instances.BI18:Instances.BI22])" office:value-type="float"/>
          <table:table-cell table:formula="of:=MIN([.$B6];[.$V6];[.$AP6])" office:value-type="float"/>
          <table:table-cell table:formula="of:=MIN([.$C6];[.$W6];[.$AQ6])" office:value-type="float"/>
          <table:table-cell table:formula="of:=MIN([.$D6];[.$X6];[.$AR6])" office:value-type="float"/>
          <table:table-cell table:formula="of:=MIN([.$E6];[.$Y6];[.$AS6])" office:value-type="float"/>
          <table:table-cell table:formula="of:=MIN([.$F6];[.$Z6];[.$AT6])" office:value-type="float"/>
          <table:table-cell table:formula="of:=MIN([.$G6];[.$AA6];[.$AU6])" office:value-type="float"/>
          <table:table-cell table:formula="of:=MIN([.$H6];[.$AB6];[.$AV6])" office:value-type="float"/>
          <table:table-cell table:formula="of:=MIN([.$I6];[.$AC6];[.$AW6])" office:value-type="float"/>
          <table:table-cell table:formula="of:=MIN([.$J6];[.$AD6];[.$AX6])" office:value-type="float"/>
          <table:table-cell table:formula="of:=MIN([.$K6];[.$AE6];[.$AY6])" office:value-type="float"/>
          <table:table-cell table:formula="of:=MIN([.$L6];[.$AF6];[.$AZ6])" office:value-type="float"/>
          <table:table-cell table:formula="of:=MIN([.$M6];[.$AG6];[.$BA6])" office:value-type="float"/>
          <table:table-cell table:formula="of:=MIN([.$N6];[.$AH6];[.$BB6])" office:value-type="float"/>
          <table:table-cell table:formula="of:=MIN([.$O6];[.$AI6];[.$BC6])" office:value-type="float"/>
          <table:table-cell table:formula="of:=MIN([.$P6];[.$AJ6];[.$BD6])" office:value-type="float"/>
          <table:table-cell table:formula="of:=MIN([.$Q6];[.$AK6];[.$BE6])" office:value-type="float"/>
          <table:table-cell table:formula="of:=MIN([.$R6];[.$AL6];[.$BF6])" office:value-type="float"/>
          <table:table-cell table:formula="of:=MIN([.$S6];[.$AM6];[.$BG6])" office:value-type="float"/>
          <table:table-cell table:formula="of:=MIN([.$T6];[.$AN6];[.$BH6])" office:value-type="float"/>
          <table:table-cell table:formula="of:=MIN([.$U6];[.$AO6];[.$BI6])" office:value-type="float"/>
          <table:table-cell table:formula="of:=MEDIAN([.$B6];[.$V6];[.$AP6])" office:value-type="float"/>
          <table:table-cell table:formula="of:=MEDIAN([.$C6];[.$W6];[.$AQ6])" office:value-type="float"/>
          <table:table-cell table:formula="of:=MEDIAN([.$D6];[.$X6];[.$AR6])" office:value-type="float"/>
          <table:table-cell table:formula="of:=MEDIAN([.$E6];[.$Y6];[.$AS6])" office:value-type="float"/>
          <table:table-cell table:formula="of:=MEDIAN([.$F6];[.$Z6];[.$AT6])" office:value-type="float"/>
          <table:table-cell table:formula="of:=MEDIAN([.$G6];[.$AA6];[.$AU6])" office:value-type="float"/>
          <table:table-cell table:formula="of:=MEDIAN([.$H6];[.$AB6];[.$AV6])" office:value-type="float"/>
          <table:table-cell table:formula="of:=MEDIAN([.$I6];[.$AC6];[.$AW6])" office:value-type="float"/>
          <table:table-cell table:formula="of:=MEDIAN([.$J6];[.$AD6];[.$AX6])" office:value-type="float"/>
          <table:table-cell table:formula="of:=MEDIAN([.$K6];[.$AE6];[.$AY6])" office:value-type="float"/>
          <table:table-cell table:formula="of:=MEDIAN([.$L6];[.$AF6];[.$AZ6])" office:value-type="float"/>
          <table:table-cell table:formula="of:=MEDIAN([.$M6];[.$AG6];[.$BA6])" office:value-type="float"/>
          <table:table-cell table:formula="of:=MEDIAN([.$N6];[.$AH6];[.$BB6])" office:value-type="float"/>
          <table:table-cell table:formula="of:=MEDIAN([.$O6];[.$AI6];[.$BC6])" office:value-type="float"/>
          <table:table-cell table:formula="of:=MEDIAN([.$P6];[.$AJ6];[.$BD6])" office:value-type="float"/>
          <table:table-cell table:formula="of:=MEDIAN([.$Q6];[.$AK6];[.$BE6])" office:value-type="float"/>
          <table:table-cell table:formula="of:=MEDIAN([.$R6];[.$AL6];[.$BF6])" office:value-type="float"/>
          <table:table-cell table:formula="of:=MEDIAN([.$S6];[.$AM6];[.$BG6])" office:value-type="float"/>
          <table:table-cell table:formula="of:=MEDIAN([.$T6];[.$AN6];[.$BH6])" office:value-type="float"/>
          <table:table-cell table:formula="of:=MEDIAN([.$U6];[.$AO6];[.$BI6])" office:value-type="float"/>
          <table:table-cell table:formula="of:=MAX([.$B6];[.$V6];[.$AP6])" office:value-type="float"/>
          <table:table-cell table:formula="of:=MAX([.$C6];[.$W6];[.$AQ6])" office:value-type="float"/>
          <table:table-cell table:formula="of:=MAX([.$D6];[.$X6];[.$AR6])" office:value-type="float"/>
          <table:table-cell table:formula="of:=MAX([.$E6];[.$Y6];[.$AS6])" office:value-type="float"/>
          <table:table-cell table:formula="of:=MAX([.$F6];[.$Z6];[.$AT6])" office:value-type="float"/>
          <table:table-cell table:formula="of:=MAX([.$G6];[.$AA6];[.$AU6])" office:value-type="float"/>
          <table:table-cell table:formula="of:=MAX([.$H6];[.$AB6];[.$AV6])" office:value-type="float"/>
          <table:table-cell table:formula="of:=MAX([.$I6];[.$AC6];[.$AW6])" office:value-type="float"/>
          <table:table-cell table:formula="of:=MAX([.$J6];[.$AD6];[.$AX6])" office:value-type="float"/>
          <table:table-cell table:formula="of:=MAX([.$K6];[.$AE6];[.$AY6])" office:value-type="float"/>
          <table:table-cell table:formula="of:=MAX([.$L6];[.$AF6];[.$AZ6])" office:value-type="float"/>
          <table:table-cell table:formula="of:=MAX([.$M6];[.$AG6];[.$BA6])" office:value-type="float"/>
          <table:table-cell table:formula="of:=MAX([.$N6];[.$AH6];[.$BB6])" office:value-type="float"/>
          <table:table-cell table:formula="of:=MAX([.$O6];[.$AI6];[.$BC6])" office:value-type="float"/>
          <table:table-cell table:formula="of:=MAX([.$P6];[.$AJ6];[.$BD6])" office:value-type="float"/>
          <table:table-cell table:formula="of:=MAX([.$Q6];[.$AK6];[.$BE6])" office:value-type="float"/>
          <table:table-cell table:formula="of:=MAX([.$R6];[.$AL6];[.$BF6])" office:value-type="float"/>
          <table:table-cell table:formula="of:=MAX([.$S6];[.$AM6];[.$BG6])" office:value-type="float"/>
          <table:table-cell table:formula="of:=MAX([.$T6];[.$AN6];[.$BH6])" office:value-type="float"/>
          <table:table-cell table:formula="of:=MAX([.$U6];[.$AO6];[.$BI6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6])" office:value-type="float"/>
          <table:table-cell table:formula="of:=SUM([.C3:.C6])" office:value-type="float"/>
          <table:table-cell table:formula="of:=SUM([.D3:.D6])" office:value-type="float"/>
          <table:table-cell table:formula="of:=SUM([.E3:.E6])" office:value-type="float"/>
          <table:table-cell table:formula="of:=SUM([.F3:.F6])" office:value-type="float"/>
          <table:table-cell table:formula="of:=SUM([.G3:.G6])" office:value-type="float"/>
          <table:table-cell table:formula="of:=SUM([.H3:.H6])" office:value-type="float"/>
          <table:table-cell table:formula="of:=SUM([.I3:.I6])" office:value-type="float"/>
          <table:table-cell table:formula="of:=SUM([.J3:.J6])" office:value-type="float"/>
          <table:table-cell table:formula="of:=SUM([.K3:.K6])" office:value-type="float"/>
          <table:table-cell table:formula="of:=SUM([.L3:.L6])" office:value-type="float"/>
          <table:table-cell table:formula="of:=SUM([.M3:.M6])" office:value-type="float"/>
          <table:table-cell table:formula="of:=SUM([.N3:.N6])" office:value-type="float"/>
          <table:table-cell table:formula="of:=SUM([.O3:.O6])" office:value-type="float"/>
          <table:table-cell table:formula="of:=SUM([.P3:.P6])" office:value-type="float"/>
          <table:table-cell table:formula="of:=SUM([.Q3:.Q6])" office:value-type="float"/>
          <table:table-cell table:formula="of:=SUM([.R3:.R6])" office:value-type="float"/>
          <table:table-cell table:formula="of:=SUM([.S3:.S6])" office:value-type="float"/>
          <table:table-cell table:formula="of:=SUM([.T3:.T6])" office:value-type="float"/>
          <table:table-cell table:formula="of:=SUM([.U3:.U6])" office:value-type="float"/>
          <table:table-cell table:formula="of:=SUM([.V3:.V6])" office:value-type="float"/>
          <table:table-cell table:formula="of:=SUM([.W3:.W6])" office:value-type="float"/>
          <table:table-cell table:formula="of:=SUM([.X3:.X6])" office:value-type="float"/>
          <table:table-cell table:formula="of:=SUM([.Y3:.Y6])" office:value-type="float"/>
          <table:table-cell table:formula="of:=SUM([.Z3:.Z6])" office:value-type="float"/>
          <table:table-cell table:formula="of:=SUM([.AA3:.AA6])" office:value-type="float"/>
          <table:table-cell table:formula="of:=SUM([.AB3:.AB6])" office:value-type="float"/>
          <table:table-cell table:formula="of:=SUM([.AC3:.AC6])" office:value-type="float"/>
          <table:table-cell table:formula="of:=SUM([.AD3:.AD6])" office:value-type="float"/>
          <table:table-cell table:formula="of:=SUM([.AE3:.AE6])" office:value-type="float"/>
          <table:table-cell table:formula="of:=SUM([.AF3:.AF6])" office:value-type="float"/>
          <table:table-cell table:formula="of:=SUM([.AG3:.AG6])" office:value-type="float"/>
          <table:table-cell table:formula="of:=SUM([.AH3:.AH6])" office:value-type="float"/>
          <table:table-cell table:formula="of:=SUM([.AI3:.AI6])" office:value-type="float"/>
          <table:table-cell table:formula="of:=SUM([.AJ3:.AJ6])" office:value-type="float"/>
          <table:table-cell table:formula="of:=SUM([.AK3:.AK6])" office:value-type="float"/>
          <table:table-cell table:formula="of:=SUM([.AL3:.AL6])" office:value-type="float"/>
          <table:table-cell table:formula="of:=SUM([.AM3:.AM6])" office:value-type="float"/>
          <table:table-cell table:formula="of:=SUM([.AN3:.AN6])" office:value-type="float"/>
          <table:table-cell table:formula="of:=SUM([.AO3:.AO6])" office:value-type="float"/>
          <table:table-cell table:formula="of:=SUM([.AP3:.AP6])" office:value-type="float"/>
          <table:table-cell table:formula="of:=SUM([.AQ3:.AQ6])" office:value-type="float"/>
          <table:table-cell table:formula="of:=SUM([.AR3:.AR6])" office:value-type="float"/>
          <table:table-cell table:formula="of:=SUM([.AS3:.AS6])" office:value-type="float"/>
          <table:table-cell table:formula="of:=SUM([.AT3:.AT6])" office:value-type="float"/>
          <table:table-cell table:formula="of:=SUM([.AU3:.AU6])" office:value-type="float"/>
          <table:table-cell table:formula="of:=SUM([.AV3:.AV6])" office:value-type="float"/>
          <table:table-cell table:formula="of:=SUM([.AW3:.AW6])" office:value-type="float"/>
          <table:table-cell table:formula="of:=SUM([.AX3:.AX6])" office:value-type="float"/>
          <table:table-cell table:formula="of:=SUM([.AY3:.AY6])" office:value-type="float"/>
          <table:table-cell table:formula="of:=SUM([.AZ3:.AZ6])" office:value-type="float"/>
          <table:table-cell table:formula="of:=SUM([.BA3:.BA6])" office:value-type="float"/>
          <table:table-cell table:formula="of:=SUM([.BB3:.BB6])" office:value-type="float"/>
          <table:table-cell table:formula="of:=SUM([.BC3:.BC6])" office:value-type="float"/>
          <table:table-cell table:formula="of:=SUM([.BD3:.BD6])" office:value-type="float"/>
          <table:table-cell table:formula="of:=SUM([.BE3:.BE6])" office:value-type="float"/>
          <table:table-cell table:formula="of:=SUM([.BF3:.BF6])" office:value-type="float"/>
          <table:table-cell table:formula="of:=SUM([.BG3:.BG6])" office:value-type="float"/>
          <table:table-cell table:formula="of:=SUM([.BH3:.BH6])" office:value-type="float"/>
          <table:table-cell table:formula="of:=SUM([.BI3:.BI6])" office:value-type="float"/>
          <table:table-cell table:formula="of:=SUM([.BJ3:.BJ6])" office:value-type="float"/>
          <table:table-cell table:formula="of:=SUM([.BK3:.BK6])" office:value-type="float"/>
          <table:table-cell table:formula="of:=SUM([.BL3:.BL6])" office:value-type="float"/>
          <table:table-cell table:formula="of:=SUM([.BM3:.BM6])" office:value-type="float"/>
          <table:table-cell table:formula="of:=SUM([.BN3:.BN6])" office:value-type="float"/>
          <table:table-cell table:formula="of:=SUM([.BO3:.BO6])" office:value-type="float"/>
          <table:table-cell table:formula="of:=SUM([.BP3:.BP6])" office:value-type="float"/>
          <table:table-cell table:formula="of:=SUM([.BQ3:.BQ6])" office:value-type="float"/>
          <table:table-cell table:formula="of:=SUM([.BR3:.BR6])" office:value-type="float"/>
          <table:table-cell table:formula="of:=SUM([.BS3:.BS6])" office:value-type="float"/>
          <table:table-cell table:formula="of:=SUM([.BT3:.BT6])" office:value-type="float"/>
          <table:table-cell table:formula="of:=SUM([.BU3:.BU6])" office:value-type="float"/>
          <table:table-cell table:formula="of:=SUM([.BV3:.BV6])" office:value-type="float"/>
          <table:table-cell table:formula="of:=SUM([.BW3:.BW6])" office:value-type="float"/>
          <table:table-cell table:formula="of:=SUM([.BX3:.BX6])" office:value-type="float"/>
          <table:table-cell table:formula="of:=SUM([.BY3:.BY6])" office:value-type="float"/>
          <table:table-cell table:formula="of:=SUM([.BZ3:.BZ6])" office:value-type="float"/>
          <table:table-cell table:formula="of:=SUM([.CA3:.CA6])" office:value-type="float"/>
          <table:table-cell table:formula="of:=SUM([.CB3:.CB6])" office:value-type="float"/>
          <table:table-cell table:formula="of:=SUM([.CC3:.CC6])" office:value-type="float"/>
          <table:table-cell table:formula="of:=SUM([.CD3:.CD6])" office:value-type="float"/>
          <table:table-cell table:formula="of:=SUM([.CE3:.CE6])" office:value-type="float"/>
          <table:table-cell table:formula="of:=SUM([.CF3:.CF6])" office:value-type="float"/>
          <table:table-cell table:formula="of:=SUM([.CG3:.CG6])" office:value-type="float"/>
          <table:table-cell table:formula="of:=SUM([.CH3:.CH6])" office:value-type="float"/>
          <table:table-cell table:formula="of:=SUM([.CI3:.CI6])" office:value-type="float"/>
          <table:table-cell table:formula="of:=SUM([.CJ3:.CJ6])" office:value-type="float"/>
          <table:table-cell table:formula="of:=SUM([.CK3:.CK6])" office:value-type="float"/>
          <table:table-cell table:formula="of:=SUM([.CL3:.CL6])" office:value-type="float"/>
          <table:table-cell table:formula="of:=SUM([.CM3:.CM6])" office:value-type="float"/>
          <table:table-cell table:formula="of:=SUM([.CN3:.CN6])" office:value-type="float"/>
          <table:table-cell table:formula="of:=SUM([.CO3:.CO6])" office:value-type="float"/>
          <table:table-cell table:formula="of:=SUM([.CP3:.CP6])" office:value-type="float"/>
          <table:table-cell table:formula="of:=SUM([.CQ3:.CQ6])" office:value-type="float"/>
          <table:table-cell table:formula="of:=SUM([.CR3:.CR6])" office:value-type="float"/>
          <table:table-cell table:formula="of:=SUM([.CS3:.CS6])" office:value-type="float"/>
          <table:table-cell table:formula="of:=SUM([.CT3:.CT6])" office:value-type="float"/>
          <table:table-cell table:formula="of:=SUM([.CU3:.CU6])" office:value-type="float"/>
          <table:table-cell table:formula="of:=SUM([.CV3:.CV6])" office:value-type="float"/>
          <table:table-cell table:formula="of:=SUM([.CW3:.CW6])" office:value-type="float"/>
          <table:table-cell table:formula="of:=SUM([.CX3:.CX6])" office:value-type="float"/>
          <table:table-cell table:formula="of:=SUM([.CY3:.CY6])" office:value-type="float"/>
          <table:table-cell table:formula="of:=SUM([.CZ3:.CZ6])" office:value-type="float"/>
          <table:table-cell table:formula="of:=SUM([.DA3:.DA6])" office:value-type="float"/>
          <table:table-cell table:formula="of:=SUM([.DB3:.DB6])" office:value-type="float"/>
          <table:table-cell table:formula="of:=SUM([.DC3:.DC6])" office:value-type="float"/>
          <table:table-cell table:formula="of:=SUM([.DD3:.DD6])" office:value-type="float"/>
          <table:table-cell table:formula="of:=SUM([.DE3:.DE6])" office:value-type="float"/>
          <table:table-cell table:formula="of:=SUM([.DF3:.DF6])" office:value-type="float"/>
          <table:table-cell table:formula="of:=SUM([.DG3:.DG6])" office:value-type="float"/>
          <table:table-cell table:formula="of:=SUM([.DH3:.DH6])" office:value-type="float"/>
          <table:table-cell table:formula="of:=SUM([.DI3:.DI6])" office:value-type="float"/>
          <table:table-cell table:formula="of:=SUM([.DJ3:.DJ6])" office:value-type="float"/>
          <table:table-cell table:formula="of:=SUM([.DK3:.DK6])" office:value-type="float"/>
          <table:table-cell table:formula="of:=SUM([.DL3:.DL6])" office:value-type="float"/>
          <table:table-cell table:formula="of:=SUM([.DM3:.DM6])" office:value-type="float"/>
          <table:table-cell table:formula="of:=SUM([.DN3:.DN6])" office:value-type="float"/>
          <table:table-cell table:formula="of:=SUM([.DO3:.DO6])" office:value-type="float"/>
          <table:table-cell table:formula="of:=SUM([.DP3:.DP6])" office:value-type="float"/>
          <table:table-cell table:formula="of:=SUM([.DQ3:.DQ6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6])" office:value-type="float"/>
          <table:table-cell table:formula="of:=AVERAGE([.C3:.C6])" office:value-type="float"/>
          <table:table-cell table:formula="of:=AVERAGE([.D3:.D6])" office:value-type="float"/>
          <table:table-cell table:formula="of:=AVERAGE([.E3:.E6])" office:value-type="float"/>
          <table:table-cell table:formula="of:=AVERAGE([.F3:.F6])" office:value-type="float"/>
          <table:table-cell table:formula="of:=AVERAGE([.G3:.G6])" office:value-type="float"/>
          <table:table-cell table:formula="of:=AVERAGE([.H3:.H6])" office:value-type="float"/>
          <table:table-cell table:formula="of:=AVERAGE([.I3:.I6])" office:value-type="float"/>
          <table:table-cell table:formula="of:=AVERAGE([.J3:.J6])" office:value-type="float"/>
          <table:table-cell table:formula="of:=AVERAGE([.K3:.K6])" office:value-type="float"/>
          <table:table-cell table:formula="of:=AVERAGE([.L3:.L6])" office:value-type="float"/>
          <table:table-cell table:formula="of:=AVERAGE([.M3:.M6])" office:value-type="float"/>
          <table:table-cell table:formula="of:=AVERAGE([.N3:.N6])" office:value-type="float"/>
          <table:table-cell table:formula="of:=AVERAGE([.O3:.O6])" office:value-type="float"/>
          <table:table-cell table:formula="of:=AVERAGE([.P3:.P6])" office:value-type="float"/>
          <table:table-cell table:formula="of:=AVERAGE([.Q3:.Q6])" office:value-type="float"/>
          <table:table-cell table:formula="of:=AVERAGE([.R3:.R6])" office:value-type="float"/>
          <table:table-cell table:formula="of:=AVERAGE([.S3:.S6])" office:value-type="float"/>
          <table:table-cell table:formula="of:=AVERAGE([.T3:.T6])" office:value-type="float"/>
          <table:table-cell table:formula="of:=AVERAGE([.U3:.U6])" office:value-type="float"/>
          <table:table-cell table:formula="of:=AVERAGE([.V3:.V6])" office:value-type="float"/>
          <table:table-cell table:formula="of:=AVERAGE([.W3:.W6])" office:value-type="float"/>
          <table:table-cell table:formula="of:=AVERAGE([.X3:.X6])" office:value-type="float"/>
          <table:table-cell table:formula="of:=AVERAGE([.Y3:.Y6])" office:value-type="float"/>
          <table:table-cell table:formula="of:=AVERAGE([.Z3:.Z6])" office:value-type="float"/>
          <table:table-cell table:formula="of:=AVERAGE([.AA3:.AA6])" office:value-type="float"/>
          <table:table-cell table:formula="of:=AVERAGE([.AB3:.AB6])" office:value-type="float"/>
          <table:table-cell table:formula="of:=AVERAGE([.AC3:.AC6])" office:value-type="float"/>
          <table:table-cell table:formula="of:=AVERAGE([.AD3:.AD6])" office:value-type="float"/>
          <table:table-cell table:formula="of:=AVERAGE([.AE3:.AE6])" office:value-type="float"/>
          <table:table-cell table:formula="of:=AVERAGE([.AF3:.AF6])" office:value-type="float"/>
          <table:table-cell table:formula="of:=AVERAGE([.AG3:.AG6])" office:value-type="float"/>
          <table:table-cell table:formula="of:=AVERAGE([.AH3:.AH6])" office:value-type="float"/>
          <table:table-cell table:formula="of:=AVERAGE([.AI3:.AI6])" office:value-type="float"/>
          <table:table-cell table:formula="of:=AVERAGE([.AJ3:.AJ6])" office:value-type="float"/>
          <table:table-cell table:formula="of:=AVERAGE([.AK3:.AK6])" office:value-type="float"/>
          <table:table-cell table:formula="of:=AVERAGE([.AL3:.AL6])" office:value-type="float"/>
          <table:table-cell table:formula="of:=AVERAGE([.AM3:.AM6])" office:value-type="float"/>
          <table:table-cell table:formula="of:=AVERAGE([.AN3:.AN6])" office:value-type="float"/>
          <table:table-cell table:formula="of:=AVERAGE([.AO3:.AO6])" office:value-type="float"/>
          <table:table-cell table:formula="of:=AVERAGE([.AP3:.AP6])" office:value-type="float"/>
          <table:table-cell table:formula="of:=AVERAGE([.AQ3:.AQ6])" office:value-type="float"/>
          <table:table-cell table:formula="of:=AVERAGE([.AR3:.AR6])" office:value-type="float"/>
          <table:table-cell table:formula="of:=AVERAGE([.AS3:.AS6])" office:value-type="float"/>
          <table:table-cell table:formula="of:=AVERAGE([.AT3:.AT6])" office:value-type="float"/>
          <table:table-cell table:formula="of:=AVERAGE([.AU3:.AU6])" office:value-type="float"/>
          <table:table-cell table:formula="of:=AVERAGE([.AV3:.AV6])" office:value-type="float"/>
          <table:table-cell table:formula="of:=AVERAGE([.AW3:.AW6])" office:value-type="float"/>
          <table:table-cell table:formula="of:=AVERAGE([.AX3:.AX6])" office:value-type="float"/>
          <table:table-cell table:formula="of:=AVERAGE([.AY3:.AY6])" office:value-type="float"/>
          <table:table-cell table:formula="of:=AVERAGE([.AZ3:.AZ6])" office:value-type="float"/>
          <table:table-cell table:formula="of:=AVERAGE([.BA3:.BA6])" office:value-type="float"/>
          <table:table-cell table:formula="of:=AVERAGE([.BB3:.BB6])" office:value-type="float"/>
          <table:table-cell table:formula="of:=AVERAGE([.BC3:.BC6])" office:value-type="float"/>
          <table:table-cell table:formula="of:=AVERAGE([.BD3:.BD6])" office:value-type="float"/>
          <table:table-cell table:formula="of:=AVERAGE([.BE3:.BE6])" office:value-type="float"/>
          <table:table-cell table:formula="of:=AVERAGE([.BF3:.BF6])" office:value-type="float"/>
          <table:table-cell table:formula="of:=AVERAGE([.BG3:.BG6])" office:value-type="float"/>
          <table:table-cell table:formula="of:=AVERAGE([.BH3:.BH6])" office:value-type="float"/>
          <table:table-cell table:formula="of:=AVERAGE([.BI3:.BI6])" office:value-type="float"/>
          <table:table-cell table:formula="of:=AVERAGE([.BJ3:.BJ6])" office:value-type="float"/>
          <table:table-cell table:formula="of:=AVERAGE([.BK3:.BK6])" office:value-type="float"/>
          <table:table-cell table:formula="of:=AVERAGE([.BL3:.BL6])" office:value-type="float"/>
          <table:table-cell table:formula="of:=AVERAGE([.BM3:.BM6])" office:value-type="float"/>
          <table:table-cell table:formula="of:=AVERAGE([.BN3:.BN6])" office:value-type="float"/>
          <table:table-cell table:formula="of:=AVERAGE([.BO3:.BO6])" office:value-type="float"/>
          <table:table-cell table:formula="of:=AVERAGE([.BP3:.BP6])" office:value-type="float"/>
          <table:table-cell table:formula="of:=AVERAGE([.BQ3:.BQ6])" office:value-type="float"/>
          <table:table-cell table:formula="of:=AVERAGE([.BR3:.BR6])" office:value-type="float"/>
          <table:table-cell table:formula="of:=AVERAGE([.BS3:.BS6])" office:value-type="float"/>
          <table:table-cell table:formula="of:=AVERAGE([.BT3:.BT6])" office:value-type="float"/>
          <table:table-cell table:formula="of:=AVERAGE([.BU3:.BU6])" office:value-type="float"/>
          <table:table-cell table:formula="of:=AVERAGE([.BV3:.BV6])" office:value-type="float"/>
          <table:table-cell table:formula="of:=AVERAGE([.BW3:.BW6])" office:value-type="float"/>
          <table:table-cell table:formula="of:=AVERAGE([.BX3:.BX6])" office:value-type="float"/>
          <table:table-cell table:formula="of:=AVERAGE([.BY3:.BY6])" office:value-type="float"/>
          <table:table-cell table:formula="of:=AVERAGE([.BZ3:.BZ6])" office:value-type="float"/>
          <table:table-cell table:formula="of:=AVERAGE([.CA3:.CA6])" office:value-type="float"/>
          <table:table-cell table:formula="of:=AVERAGE([.CB3:.CB6])" office:value-type="float"/>
          <table:table-cell table:formula="of:=AVERAGE([.CC3:.CC6])" office:value-type="float"/>
          <table:table-cell table:formula="of:=AVERAGE([.CD3:.CD6])" office:value-type="float"/>
          <table:table-cell table:formula="of:=AVERAGE([.CE3:.CE6])" office:value-type="float"/>
          <table:table-cell table:formula="of:=AVERAGE([.CF3:.CF6])" office:value-type="float"/>
          <table:table-cell table:formula="of:=AVERAGE([.CG3:.CG6])" office:value-type="float"/>
          <table:table-cell table:formula="of:=AVERAGE([.CH3:.CH6])" office:value-type="float"/>
          <table:table-cell table:formula="of:=AVERAGE([.CI3:.CI6])" office:value-type="float"/>
          <table:table-cell table:formula="of:=AVERAGE([.CJ3:.CJ6])" office:value-type="float"/>
          <table:table-cell table:formula="of:=AVERAGE([.CK3:.CK6])" office:value-type="float"/>
          <table:table-cell table:formula="of:=AVERAGE([.CL3:.CL6])" office:value-type="float"/>
          <table:table-cell table:formula="of:=AVERAGE([.CM3:.CM6])" office:value-type="float"/>
          <table:table-cell table:formula="of:=AVERAGE([.CN3:.CN6])" office:value-type="float"/>
          <table:table-cell table:formula="of:=AVERAGE([.CO3:.CO6])" office:value-type="float"/>
          <table:table-cell table:formula="of:=AVERAGE([.CP3:.CP6])" office:value-type="float"/>
          <table:table-cell table:formula="of:=AVERAGE([.CQ3:.CQ6])" office:value-type="float"/>
          <table:table-cell table:formula="of:=AVERAGE([.CR3:.CR6])" office:value-type="float"/>
          <table:table-cell table:formula="of:=AVERAGE([.CS3:.CS6])" office:value-type="float"/>
          <table:table-cell table:formula="of:=AVERAGE([.CT3:.CT6])" office:value-type="float"/>
          <table:table-cell table:formula="of:=AVERAGE([.CU3:.CU6])" office:value-type="float"/>
          <table:table-cell table:formula="of:=AVERAGE([.CV3:.CV6])" office:value-type="float"/>
          <table:table-cell table:formula="of:=AVERAGE([.CW3:.CW6])" office:value-type="float"/>
          <table:table-cell table:formula="of:=AVERAGE([.CX3:.CX6])" office:value-type="float"/>
          <table:table-cell table:formula="of:=AVERAGE([.CY3:.CY6])" office:value-type="float"/>
          <table:table-cell table:formula="of:=AVERAGE([.CZ3:.CZ6])" office:value-type="float"/>
          <table:table-cell table:formula="of:=AVERAGE([.DA3:.DA6])" office:value-type="float"/>
          <table:table-cell table:formula="of:=AVERAGE([.DB3:.DB6])" office:value-type="float"/>
          <table:table-cell table:formula="of:=AVERAGE([.DC3:.DC6])" office:value-type="float"/>
          <table:table-cell table:formula="of:=AVERAGE([.DD3:.DD6])" office:value-type="float"/>
          <table:table-cell table:formula="of:=AVERAGE([.DE3:.DE6])" office:value-type="float"/>
          <table:table-cell table:formula="of:=AVERAGE([.DF3:.DF6])" office:value-type="float"/>
          <table:table-cell table:formula="of:=AVERAGE([.DG3:.DG6])" office:value-type="float"/>
          <table:table-cell table:formula="of:=AVERAGE([.DH3:.DH6])" office:value-type="float"/>
          <table:table-cell table:formula="of:=AVERAGE([.DI3:.DI6])" office:value-type="float"/>
          <table:table-cell table:formula="of:=AVERAGE([.DJ3:.DJ6])" office:value-type="float"/>
          <table:table-cell table:formula="of:=AVERAGE([.DK3:.DK6])" office:value-type="float"/>
          <table:table-cell table:formula="of:=AVERAGE([.DL3:.DL6])" office:value-type="float"/>
          <table:table-cell table:formula="of:=AVERAGE([.DM3:.DM6])" office:value-type="float"/>
          <table:table-cell table:formula="of:=AVERAGE([.DN3:.DN6])" office:value-type="float"/>
          <table:table-cell table:formula="of:=AVERAGE([.DO3:.DO6])" office:value-type="float"/>
          <table:table-cell table:formula="of:=AVERAGE([.DP3:.DP6])" office:value-type="float"/>
          <table:table-cell table:formula="of:=AVERAGE([.DQ3:.DQ6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6])" office:value-type="float"/>
          <table:table-cell table:formula="of:=STDEV([.C3:.C6])" office:value-type="float"/>
          <table:table-cell table:formula="of:=STDEV([.D3:.D6])" office:value-type="float"/>
          <table:table-cell table:formula="of:=STDEV([.E3:.E6])" office:value-type="float"/>
          <table:table-cell table:formula="of:=STDEV([.F3:.F6])" office:value-type="float"/>
          <table:table-cell table:formula="of:=STDEV([.G3:.G6])" office:value-type="float"/>
          <table:table-cell table:formula="of:=STDEV([.H3:.H6])" office:value-type="float"/>
          <table:table-cell table:formula="of:=STDEV([.I3:.I6])" office:value-type="float"/>
          <table:table-cell table:formula="of:=STDEV([.J3:.J6])" office:value-type="float"/>
          <table:table-cell table:formula="of:=STDEV([.K3:.K6])" office:value-type="float"/>
          <table:table-cell table:formula="of:=STDEV([.L3:.L6])" office:value-type="float"/>
          <table:table-cell table:formula="of:=STDEV([.M3:.M6])" office:value-type="float"/>
          <table:table-cell table:formula="of:=STDEV([.N3:.N6])" office:value-type="float"/>
          <table:table-cell table:formula="of:=STDEV([.O3:.O6])" office:value-type="float"/>
          <table:table-cell table:formula="of:=STDEV([.P3:.P6])" office:value-type="float"/>
          <table:table-cell table:formula="of:=STDEV([.Q3:.Q6])" office:value-type="float"/>
          <table:table-cell table:formula="of:=STDEV([.R3:.R6])" office:value-type="float"/>
          <table:table-cell table:formula="of:=STDEV([.S3:.S6])" office:value-type="float"/>
          <table:table-cell table:formula="of:=STDEV([.T3:.T6])" office:value-type="float"/>
          <table:table-cell table:formula="of:=STDEV([.U3:.U6])" office:value-type="float"/>
          <table:table-cell table:formula="of:=STDEV([.V3:.V6])" office:value-type="float"/>
          <table:table-cell table:formula="of:=STDEV([.W3:.W6])" office:value-type="float"/>
          <table:table-cell table:formula="of:=STDEV([.X3:.X6])" office:value-type="float"/>
          <table:table-cell table:formula="of:=STDEV([.Y3:.Y6])" office:value-type="float"/>
          <table:table-cell table:formula="of:=STDEV([.Z3:.Z6])" office:value-type="float"/>
          <table:table-cell table:formula="of:=STDEV([.AA3:.AA6])" office:value-type="float"/>
          <table:table-cell table:formula="of:=STDEV([.AB3:.AB6])" office:value-type="float"/>
          <table:table-cell table:formula="of:=STDEV([.AC3:.AC6])" office:value-type="float"/>
          <table:table-cell table:formula="of:=STDEV([.AD3:.AD6])" office:value-type="float"/>
          <table:table-cell table:formula="of:=STDEV([.AE3:.AE6])" office:value-type="float"/>
          <table:table-cell table:formula="of:=STDEV([.AF3:.AF6])" office:value-type="float"/>
          <table:table-cell table:formula="of:=STDEV([.AG3:.AG6])" office:value-type="float"/>
          <table:table-cell table:formula="of:=STDEV([.AH3:.AH6])" office:value-type="float"/>
          <table:table-cell table:formula="of:=STDEV([.AI3:.AI6])" office:value-type="float"/>
          <table:table-cell table:formula="of:=STDEV([.AJ3:.AJ6])" office:value-type="float"/>
          <table:table-cell table:formula="of:=STDEV([.AK3:.AK6])" office:value-type="float"/>
          <table:table-cell table:formula="of:=STDEV([.AL3:.AL6])" office:value-type="float"/>
          <table:table-cell table:formula="of:=STDEV([.AM3:.AM6])" office:value-type="float"/>
          <table:table-cell table:formula="of:=STDEV([.AN3:.AN6])" office:value-type="float"/>
          <table:table-cell table:formula="of:=STDEV([.AO3:.AO6])" office:value-type="float"/>
          <table:table-cell table:formula="of:=STDEV([.AP3:.AP6])" office:value-type="float"/>
          <table:table-cell table:formula="of:=STDEV([.AQ3:.AQ6])" office:value-type="float"/>
          <table:table-cell table:formula="of:=STDEV([.AR3:.AR6])" office:value-type="float"/>
          <table:table-cell table:formula="of:=STDEV([.AS3:.AS6])" office:value-type="float"/>
          <table:table-cell table:formula="of:=STDEV([.AT3:.AT6])" office:value-type="float"/>
          <table:table-cell table:formula="of:=STDEV([.AU3:.AU6])" office:value-type="float"/>
          <table:table-cell table:formula="of:=STDEV([.AV3:.AV6])" office:value-type="float"/>
          <table:table-cell table:formula="of:=STDEV([.AW3:.AW6])" office:value-type="float"/>
          <table:table-cell table:formula="of:=STDEV([.AX3:.AX6])" office:value-type="float"/>
          <table:table-cell table:formula="of:=STDEV([.AY3:.AY6])" office:value-type="float"/>
          <table:table-cell table:formula="of:=STDEV([.AZ3:.AZ6])" office:value-type="float"/>
          <table:table-cell table:formula="of:=STDEV([.BA3:.BA6])" office:value-type="float"/>
          <table:table-cell table:formula="of:=STDEV([.BB3:.BB6])" office:value-type="float"/>
          <table:table-cell table:formula="of:=STDEV([.BC3:.BC6])" office:value-type="float"/>
          <table:table-cell table:formula="of:=STDEV([.BD3:.BD6])" office:value-type="float"/>
          <table:table-cell table:formula="of:=STDEV([.BE3:.BE6])" office:value-type="float"/>
          <table:table-cell table:formula="of:=STDEV([.BF3:.BF6])" office:value-type="float"/>
          <table:table-cell table:formula="of:=STDEV([.BG3:.BG6])" office:value-type="float"/>
          <table:table-cell table:formula="of:=STDEV([.BH3:.BH6])" office:value-type="float"/>
          <table:table-cell table:formula="of:=STDEV([.BI3:.BI6])" office:value-type="float"/>
          <table:table-cell table:formula="of:=STDEV([.BJ3:.BJ6])" office:value-type="float"/>
          <table:table-cell table:formula="of:=STDEV([.BK3:.BK6])" office:value-type="float"/>
          <table:table-cell table:formula="of:=STDEV([.BL3:.BL6])" office:value-type="float"/>
          <table:table-cell table:formula="of:=STDEV([.BM3:.BM6])" office:value-type="float"/>
          <table:table-cell table:formula="of:=STDEV([.BN3:.BN6])" office:value-type="float"/>
          <table:table-cell table:formula="of:=STDEV([.BO3:.BO6])" office:value-type="float"/>
          <table:table-cell table:formula="of:=STDEV([.BP3:.BP6])" office:value-type="float"/>
          <table:table-cell table:formula="of:=STDEV([.BQ3:.BQ6])" office:value-type="float"/>
          <table:table-cell table:formula="of:=STDEV([.BR3:.BR6])" office:value-type="float"/>
          <table:table-cell table:formula="of:=STDEV([.BS3:.BS6])" office:value-type="float"/>
          <table:table-cell table:formula="of:=STDEV([.BT3:.BT6])" office:value-type="float"/>
          <table:table-cell table:formula="of:=STDEV([.BU3:.BU6])" office:value-type="float"/>
          <table:table-cell table:formula="of:=STDEV([.BV3:.BV6])" office:value-type="float"/>
          <table:table-cell table:formula="of:=STDEV([.BW3:.BW6])" office:value-type="float"/>
          <table:table-cell table:formula="of:=STDEV([.BX3:.BX6])" office:value-type="float"/>
          <table:table-cell table:formula="of:=STDEV([.BY3:.BY6])" office:value-type="float"/>
          <table:table-cell table:formula="of:=STDEV([.BZ3:.BZ6])" office:value-type="float"/>
          <table:table-cell table:formula="of:=STDEV([.CA3:.CA6])" office:value-type="float"/>
          <table:table-cell table:formula="of:=STDEV([.CB3:.CB6])" office:value-type="float"/>
          <table:table-cell table:formula="of:=STDEV([.CC3:.CC6])" office:value-type="float"/>
          <table:table-cell table:formula="of:=STDEV([.CD3:.CD6])" office:value-type="float"/>
          <table:table-cell table:formula="of:=STDEV([.CE3:.CE6])" office:value-type="float"/>
          <table:table-cell table:formula="of:=STDEV([.CF3:.CF6])" office:value-type="float"/>
          <table:table-cell table:formula="of:=STDEV([.CG3:.CG6])" office:value-type="float"/>
          <table:table-cell table:formula="of:=STDEV([.CH3:.CH6])" office:value-type="float"/>
          <table:table-cell table:formula="of:=STDEV([.CI3:.CI6])" office:value-type="float"/>
          <table:table-cell table:formula="of:=STDEV([.CJ3:.CJ6])" office:value-type="float"/>
          <table:table-cell table:formula="of:=STDEV([.CK3:.CK6])" office:value-type="float"/>
          <table:table-cell table:formula="of:=STDEV([.CL3:.CL6])" office:value-type="float"/>
          <table:table-cell table:formula="of:=STDEV([.CM3:.CM6])" office:value-type="float"/>
          <table:table-cell table:formula="of:=STDEV([.CN3:.CN6])" office:value-type="float"/>
          <table:table-cell table:formula="of:=STDEV([.CO3:.CO6])" office:value-type="float"/>
          <table:table-cell table:formula="of:=STDEV([.CP3:.CP6])" office:value-type="float"/>
          <table:table-cell table:formula="of:=STDEV([.CQ3:.CQ6])" office:value-type="float"/>
          <table:table-cell table:formula="of:=STDEV([.CR3:.CR6])" office:value-type="float"/>
          <table:table-cell table:formula="of:=STDEV([.CS3:.CS6])" office:value-type="float"/>
          <table:table-cell table:formula="of:=STDEV([.CT3:.CT6])" office:value-type="float"/>
          <table:table-cell table:formula="of:=STDEV([.CU3:.CU6])" office:value-type="float"/>
          <table:table-cell table:formula="of:=STDEV([.CV3:.CV6])" office:value-type="float"/>
          <table:table-cell table:formula="of:=STDEV([.CW3:.CW6])" office:value-type="float"/>
          <table:table-cell table:formula="of:=STDEV([.CX3:.CX6])" office:value-type="float"/>
          <table:table-cell table:formula="of:=STDEV([.CY3:.CY6])" office:value-type="float"/>
          <table:table-cell table:formula="of:=STDEV([.CZ3:.CZ6])" office:value-type="float"/>
          <table:table-cell table:formula="of:=STDEV([.DA3:.DA6])" office:value-type="float"/>
          <table:table-cell table:formula="of:=STDEV([.DB3:.DB6])" office:value-type="float"/>
          <table:table-cell table:formula="of:=STDEV([.DC3:.DC6])" office:value-type="float"/>
          <table:table-cell table:formula="of:=STDEV([.DD3:.DD6])" office:value-type="float"/>
          <table:table-cell table:formula="of:=STDEV([.DE3:.DE6])" office:value-type="float"/>
          <table:table-cell table:formula="of:=STDEV([.DF3:.DF6])" office:value-type="float"/>
          <table:table-cell table:formula="of:=STDEV([.DG3:.DG6])" office:value-type="float"/>
          <table:table-cell table:formula="of:=STDEV([.DH3:.DH6])" office:value-type="float"/>
          <table:table-cell table:formula="of:=STDEV([.DI3:.DI6])" office:value-type="float"/>
          <table:table-cell table:formula="of:=STDEV([.DJ3:.DJ6])" office:value-type="float"/>
          <table:table-cell table:formula="of:=STDEV([.DK3:.DK6])" office:value-type="float"/>
          <table:table-cell table:formula="of:=STDEV([.DL3:.DL6])" office:value-type="float"/>
          <table:table-cell table:formula="of:=STDEV([.DM3:.DM6])" office:value-type="float"/>
          <table:table-cell table:formula="of:=STDEV([.DN3:.DN6])" office:value-type="float"/>
          <table:table-cell table:formula="of:=STDEV([.DO3:.DO6])" office:value-type="float"/>
          <table:table-cell table:formula="of:=STDEV([.DP3:.DP6])" office:value-type="float"/>
          <table:table-cell table:formula="of:=STDEV([.DQ3:.DQ6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6]-[.$BJ3:.$BJ6])^2)^0.5" office:value-type="float"/>
          <table:table-cell table:number-matrix-columns-spanned="1" table:number-matrix-rows-spanned="1" table:formula="of:=SUM(([.C3:.C6]-[.$BK3:.$BK6])^2)^0.5" office:value-type="float"/>
          <table:table-cell table:number-matrix-columns-spanned="1" table:number-matrix-rows-spanned="1" table:formula="of:=SUM(([.D3:.D6]-[.$BL3:.$BL6])^2)^0.5" office:value-type="float"/>
          <table:table-cell table:number-matrix-columns-spanned="1" table:number-matrix-rows-spanned="1" table:formula="of:=SUM(([.E3:.E6]-[.$BM3:.$BM6])^2)^0.5" office:value-type="float"/>
          <table:table-cell table:number-matrix-columns-spanned="1" table:number-matrix-rows-spanned="1" table:formula="of:=SUM(([.F3:.F6]-[.$BN3:.$BN6])^2)^0.5" office:value-type="float"/>
          <table:table-cell table:number-matrix-columns-spanned="1" table:number-matrix-rows-spanned="1" table:formula="of:=SUM(([.G3:.G6]-[.$BO3:.$BO6])^2)^0.5" office:value-type="float"/>
          <table:table-cell table:number-matrix-columns-spanned="1" table:number-matrix-rows-spanned="1" table:formula="of:=SUM(([.H3:.H6]-[.$BP3:.$BP6])^2)^0.5" office:value-type="float"/>
          <table:table-cell table:number-matrix-columns-spanned="1" table:number-matrix-rows-spanned="1" table:formula="of:=SUM(([.I3:.I6]-[.$BQ3:.$BQ6])^2)^0.5" office:value-type="float"/>
          <table:table-cell table:number-matrix-columns-spanned="1" table:number-matrix-rows-spanned="1" table:formula="of:=SUM(([.J3:.J6]-[.$BR3:.$BR6])^2)^0.5" office:value-type="float"/>
          <table:table-cell table:number-matrix-columns-spanned="1" table:number-matrix-rows-spanned="1" table:formula="of:=SUM(([.K3:.K6]-[.$BS3:.$BS6])^2)^0.5" office:value-type="float"/>
          <table:table-cell table:number-matrix-columns-spanned="1" table:number-matrix-rows-spanned="1" table:formula="of:=SUM(([.L3:.L6]-[.$BT3:.$BT6])^2)^0.5" office:value-type="float"/>
          <table:table-cell table:number-matrix-columns-spanned="1" table:number-matrix-rows-spanned="1" table:formula="of:=SUM(([.M3:.M6]-[.$BU3:.$BU6])^2)^0.5" office:value-type="float"/>
          <table:table-cell table:number-matrix-columns-spanned="1" table:number-matrix-rows-spanned="1" table:formula="of:=SUM(([.N3:.N6]-[.$BV3:.$BV6])^2)^0.5" office:value-type="float"/>
          <table:table-cell table:number-matrix-columns-spanned="1" table:number-matrix-rows-spanned="1" table:formula="of:=SUM(([.O3:.O6]-[.$BW3:.$BW6])^2)^0.5" office:value-type="float"/>
          <table:table-cell table:number-matrix-columns-spanned="1" table:number-matrix-rows-spanned="1" table:formula="of:=SUM(([.P3:.P6]-[.$BX3:.$BX6])^2)^0.5" office:value-type="float"/>
          <table:table-cell table:number-matrix-columns-spanned="1" table:number-matrix-rows-spanned="1" table:formula="of:=SUM(([.Q3:.Q6]-[.$BY3:.$BY6])^2)^0.5" office:value-type="float"/>
          <table:table-cell table:number-matrix-columns-spanned="1" table:number-matrix-rows-spanned="1" table:formula="of:=SUM(([.R3:.R6]-[.$BZ3:.$BZ6])^2)^0.5" office:value-type="float"/>
          <table:table-cell table:number-matrix-columns-spanned="1" table:number-matrix-rows-spanned="1" table:formula="of:=SUM(([.S3:.S6]-[.$CA3:.$CA6])^2)^0.5" office:value-type="float"/>
          <table:table-cell table:number-matrix-columns-spanned="1" table:number-matrix-rows-spanned="1" table:formula="of:=SUM(([.T3:.T6]-[.$CB3:.$CB6])^2)^0.5" office:value-type="float"/>
          <table:table-cell table:number-matrix-columns-spanned="1" table:number-matrix-rows-spanned="1" table:formula="of:=SUM(([.U3:.U6]-[.$CC3:.$CC6])^2)^0.5" office:value-type="float"/>
          <table:table-cell table:number-matrix-columns-spanned="1" table:number-matrix-rows-spanned="1" table:formula="of:=SUM(([.V3:.V6]-[.$BJ3:.$BJ6])^2)^0.5" office:value-type="float"/>
          <table:table-cell table:number-matrix-columns-spanned="1" table:number-matrix-rows-spanned="1" table:formula="of:=SUM(([.W3:.W6]-[.$BK3:.$BK6])^2)^0.5" office:value-type="float"/>
          <table:table-cell table:number-matrix-columns-spanned="1" table:number-matrix-rows-spanned="1" table:formula="of:=SUM(([.X3:.X6]-[.$BL3:.$BL6])^2)^0.5" office:value-type="float"/>
          <table:table-cell table:number-matrix-columns-spanned="1" table:number-matrix-rows-spanned="1" table:formula="of:=SUM(([.Y3:.Y6]-[.$BM3:.$BM6])^2)^0.5" office:value-type="float"/>
          <table:table-cell table:number-matrix-columns-spanned="1" table:number-matrix-rows-spanned="1" table:formula="of:=SUM(([.Z3:.Z6]-[.$BN3:.$BN6])^2)^0.5" office:value-type="float"/>
          <table:table-cell table:number-matrix-columns-spanned="1" table:number-matrix-rows-spanned="1" table:formula="of:=SUM(([.AA3:.AA6]-[.$BO3:.$BO6])^2)^0.5" office:value-type="float"/>
          <table:table-cell table:number-matrix-columns-spanned="1" table:number-matrix-rows-spanned="1" table:formula="of:=SUM(([.AB3:.AB6]-[.$BP3:.$BP6])^2)^0.5" office:value-type="float"/>
          <table:table-cell table:number-matrix-columns-spanned="1" table:number-matrix-rows-spanned="1" table:formula="of:=SUM(([.AC3:.AC6]-[.$BQ3:.$BQ6])^2)^0.5" office:value-type="float"/>
          <table:table-cell table:number-matrix-columns-spanned="1" table:number-matrix-rows-spanned="1" table:formula="of:=SUM(([.AD3:.AD6]-[.$BR3:.$BR6])^2)^0.5" office:value-type="float"/>
          <table:table-cell table:number-matrix-columns-spanned="1" table:number-matrix-rows-spanned="1" table:formula="of:=SUM(([.AE3:.AE6]-[.$BS3:.$BS6])^2)^0.5" office:value-type="float"/>
          <table:table-cell table:number-matrix-columns-spanned="1" table:number-matrix-rows-spanned="1" table:formula="of:=SUM(([.AF3:.AF6]-[.$BT3:.$BT6])^2)^0.5" office:value-type="float"/>
          <table:table-cell table:number-matrix-columns-spanned="1" table:number-matrix-rows-spanned="1" table:formula="of:=SUM(([.AG3:.AG6]-[.$BU3:.$BU6])^2)^0.5" office:value-type="float"/>
          <table:table-cell table:number-matrix-columns-spanned="1" table:number-matrix-rows-spanned="1" table:formula="of:=SUM(([.AH3:.AH6]-[.$BV3:.$BV6])^2)^0.5" office:value-type="float"/>
          <table:table-cell table:number-matrix-columns-spanned="1" table:number-matrix-rows-spanned="1" table:formula="of:=SUM(([.AI3:.AI6]-[.$BW3:.$BW6])^2)^0.5" office:value-type="float"/>
          <table:table-cell table:number-matrix-columns-spanned="1" table:number-matrix-rows-spanned="1" table:formula="of:=SUM(([.AJ3:.AJ6]-[.$BX3:.$BX6])^2)^0.5" office:value-type="float"/>
          <table:table-cell table:number-matrix-columns-spanned="1" table:number-matrix-rows-spanned="1" table:formula="of:=SUM(([.AK3:.AK6]-[.$BY3:.$BY6])^2)^0.5" office:value-type="float"/>
          <table:table-cell table:number-matrix-columns-spanned="1" table:number-matrix-rows-spanned="1" table:formula="of:=SUM(([.AL3:.AL6]-[.$BZ3:.$BZ6])^2)^0.5" office:value-type="float"/>
          <table:table-cell table:number-matrix-columns-spanned="1" table:number-matrix-rows-spanned="1" table:formula="of:=SUM(([.AM3:.AM6]-[.$CA3:.$CA6])^2)^0.5" office:value-type="float"/>
          <table:table-cell table:number-matrix-columns-spanned="1" table:number-matrix-rows-spanned="1" table:formula="of:=SUM(([.AN3:.AN6]-[.$CB3:.$CB6])^2)^0.5" office:value-type="float"/>
          <table:table-cell table:number-matrix-columns-spanned="1" table:number-matrix-rows-spanned="1" table:formula="of:=SUM(([.AO3:.AO6]-[.$CC3:.$CC6])^2)^0.5" office:value-type="float"/>
          <table:table-cell table:number-matrix-columns-spanned="1" table:number-matrix-rows-spanned="1" table:formula="of:=SUM(([.AP3:.AP6]-[.$BJ3:.$BJ6])^2)^0.5" office:value-type="float"/>
          <table:table-cell table:number-matrix-columns-spanned="1" table:number-matrix-rows-spanned="1" table:formula="of:=SUM(([.AQ3:.AQ6]-[.$BK3:.$BK6])^2)^0.5" office:value-type="float"/>
          <table:table-cell table:number-matrix-columns-spanned="1" table:number-matrix-rows-spanned="1" table:formula="of:=SUM(([.AR3:.AR6]-[.$BL3:.$BL6])^2)^0.5" office:value-type="float"/>
          <table:table-cell table:number-matrix-columns-spanned="1" table:number-matrix-rows-spanned="1" table:formula="of:=SUM(([.AS3:.AS6]-[.$BM3:.$BM6])^2)^0.5" office:value-type="float"/>
          <table:table-cell table:number-matrix-columns-spanned="1" table:number-matrix-rows-spanned="1" table:formula="of:=SUM(([.AT3:.AT6]-[.$BN3:.$BN6])^2)^0.5" office:value-type="float"/>
          <table:table-cell table:number-matrix-columns-spanned="1" table:number-matrix-rows-spanned="1" table:formula="of:=SUM(([.AU3:.AU6]-[.$BO3:.$BO6])^2)^0.5" office:value-type="float"/>
          <table:table-cell table:number-matrix-columns-spanned="1" table:number-matrix-rows-spanned="1" table:formula="of:=SUM(([.AV3:.AV6]-[.$BP3:.$BP6])^2)^0.5" office:value-type="float"/>
          <table:table-cell table:number-matrix-columns-spanned="1" table:number-matrix-rows-spanned="1" table:formula="of:=SUM(([.AW3:.AW6]-[.$BQ3:.$BQ6])^2)^0.5" office:value-type="float"/>
          <table:table-cell table:number-matrix-columns-spanned="1" table:number-matrix-rows-spanned="1" table:formula="of:=SUM(([.AX3:.AX6]-[.$BR3:.$BR6])^2)^0.5" office:value-type="float"/>
          <table:table-cell table:number-matrix-columns-spanned="1" table:number-matrix-rows-spanned="1" table:formula="of:=SUM(([.AY3:.AY6]-[.$BS3:.$BS6])^2)^0.5" office:value-type="float"/>
          <table:table-cell table:number-matrix-columns-spanned="1" table:number-matrix-rows-spanned="1" table:formula="of:=SUM(([.AZ3:.AZ6]-[.$BT3:.$BT6])^2)^0.5" office:value-type="float"/>
          <table:table-cell table:number-matrix-columns-spanned="1" table:number-matrix-rows-spanned="1" table:formula="of:=SUM(([.BA3:.BA6]-[.$BU3:.$BU6])^2)^0.5" office:value-type="float"/>
          <table:table-cell table:number-matrix-columns-spanned="1" table:number-matrix-rows-spanned="1" table:formula="of:=SUM(([.BB3:.BB6]-[.$BV3:.$BV6])^2)^0.5" office:value-type="float"/>
          <table:table-cell table:number-matrix-columns-spanned="1" table:number-matrix-rows-spanned="1" table:formula="of:=SUM(([.BC3:.BC6]-[.$BW3:.$BW6])^2)^0.5" office:value-type="float"/>
          <table:table-cell table:number-matrix-columns-spanned="1" table:number-matrix-rows-spanned="1" table:formula="of:=SUM(([.BD3:.BD6]-[.$BX3:.$BX6])^2)^0.5" office:value-type="float"/>
          <table:table-cell table:number-matrix-columns-spanned="1" table:number-matrix-rows-spanned="1" table:formula="of:=SUM(([.BE3:.BE6]-[.$BY3:.$BY6])^2)^0.5" office:value-type="float"/>
          <table:table-cell table:number-matrix-columns-spanned="1" table:number-matrix-rows-spanned="1" table:formula="of:=SUM(([.BF3:.BF6]-[.$BZ3:.$BZ6])^2)^0.5" office:value-type="float"/>
          <table:table-cell table:number-matrix-columns-spanned="1" table:number-matrix-rows-spanned="1" table:formula="of:=SUM(([.BG3:.BG6]-[.$CA3:.$CA6])^2)^0.5" office:value-type="float"/>
          <table:table-cell table:number-matrix-columns-spanned="1" table:number-matrix-rows-spanned="1" table:formula="of:=SUM(([.BH3:.BH6]-[.$CB3:.$CB6])^2)^0.5" office:value-type="float"/>
          <table:table-cell table:number-matrix-columns-spanned="1" table:number-matrix-rows-spanned="1" table:formula="of:=SUM(([.BI3:.BI6]-[.$CC3:.$CC6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6]=[.$BJ3:.$BJ6])" office:value-type="float"/>
          <table:table-cell table:number-matrix-columns-spanned="1" table:number-matrix-rows-spanned="1" table:formula="of:=SUM([.C3:.C6]=[.$BK3:.$BK6])" office:value-type="float"/>
          <table:table-cell table:number-matrix-columns-spanned="1" table:number-matrix-rows-spanned="1" table:formula="of:=SUM([.D3:.D6]=[.$BL3:.$BL6])" office:value-type="float"/>
          <table:table-cell table:number-matrix-columns-spanned="1" table:number-matrix-rows-spanned="1" table:formula="of:=SUM([.E3:.E6]=[.$BM3:.$BM6])" office:value-type="float"/>
          <table:table-cell table:number-matrix-columns-spanned="1" table:number-matrix-rows-spanned="1" table:formula="of:=SUM([.F3:.F6]=[.$BN3:.$BN6])" office:value-type="float"/>
          <table:table-cell table:number-matrix-columns-spanned="1" table:number-matrix-rows-spanned="1" table:formula="of:=SUM([.G3:.G6]=[.$BO3:.$BO6])" office:value-type="float"/>
          <table:table-cell table:number-matrix-columns-spanned="1" table:number-matrix-rows-spanned="1" table:formula="of:=SUM([.H3:.H6]=[.$BP3:.$BP6])" office:value-type="float"/>
          <table:table-cell table:number-matrix-columns-spanned="1" table:number-matrix-rows-spanned="1" table:formula="of:=SUM([.I3:.I6]=[.$BQ3:.$BQ6])" office:value-type="float"/>
          <table:table-cell table:number-matrix-columns-spanned="1" table:number-matrix-rows-spanned="1" table:formula="of:=SUM([.J3:.J6]=[.$BR3:.$BR6])" office:value-type="float"/>
          <table:table-cell table:number-matrix-columns-spanned="1" table:number-matrix-rows-spanned="1" table:formula="of:=SUM([.K3:.K6]=[.$BS3:.$BS6])" office:value-type="float"/>
          <table:table-cell table:number-matrix-columns-spanned="1" table:number-matrix-rows-spanned="1" table:formula="of:=SUM([.L3:.L6]=[.$BT3:.$BT6])" office:value-type="float"/>
          <table:table-cell table:number-matrix-columns-spanned="1" table:number-matrix-rows-spanned="1" table:formula="of:=SUM([.M3:.M6]=[.$BU3:.$BU6])" office:value-type="float"/>
          <table:table-cell table:number-matrix-columns-spanned="1" table:number-matrix-rows-spanned="1" table:formula="of:=SUM([.N3:.N6]=[.$BV3:.$BV6])" office:value-type="float"/>
          <table:table-cell table:number-matrix-columns-spanned="1" table:number-matrix-rows-spanned="1" table:formula="of:=SUM([.O3:.O6]=[.$BW3:.$BW6])" office:value-type="float"/>
          <table:table-cell table:number-matrix-columns-spanned="1" table:number-matrix-rows-spanned="1" table:formula="of:=SUM([.P3:.P6]=[.$BX3:.$BX6])" office:value-type="float"/>
          <table:table-cell table:number-matrix-columns-spanned="1" table:number-matrix-rows-spanned="1" table:formula="of:=SUM([.Q3:.Q6]=[.$BY3:.$BY6])" office:value-type="float"/>
          <table:table-cell table:number-matrix-columns-spanned="1" table:number-matrix-rows-spanned="1" table:formula="of:=SUM([.R3:.R6]=[.$BZ3:.$BZ6])" office:value-type="float"/>
          <table:table-cell table:number-matrix-columns-spanned="1" table:number-matrix-rows-spanned="1" table:formula="of:=SUM([.S3:.S6]=[.$CA3:.$CA6])" office:value-type="float"/>
          <table:table-cell table:number-matrix-columns-spanned="1" table:number-matrix-rows-spanned="1" table:formula="of:=SUM([.T3:.T6]=[.$CB3:.$CB6])" office:value-type="float"/>
          <table:table-cell table:number-matrix-columns-spanned="1" table:number-matrix-rows-spanned="1" table:formula="of:=SUM([.U3:.U6]=[.$CC3:.$CC6])" office:value-type="float"/>
          <table:table-cell table:number-matrix-columns-spanned="1" table:number-matrix-rows-spanned="1" table:formula="of:=SUM([.V3:.V6]=[.$BJ3:.$BJ6])" office:value-type="float"/>
          <table:table-cell table:number-matrix-columns-spanned="1" table:number-matrix-rows-spanned="1" table:formula="of:=SUM([.W3:.W6]=[.$BK3:.$BK6])" office:value-type="float"/>
          <table:table-cell table:number-matrix-columns-spanned="1" table:number-matrix-rows-spanned="1" table:formula="of:=SUM([.X3:.X6]=[.$BL3:.$BL6])" office:value-type="float"/>
          <table:table-cell table:number-matrix-columns-spanned="1" table:number-matrix-rows-spanned="1" table:formula="of:=SUM([.Y3:.Y6]=[.$BM3:.$BM6])" office:value-type="float"/>
          <table:table-cell table:number-matrix-columns-spanned="1" table:number-matrix-rows-spanned="1" table:formula="of:=SUM([.Z3:.Z6]=[.$BN3:.$BN6])" office:value-type="float"/>
          <table:table-cell table:number-matrix-columns-spanned="1" table:number-matrix-rows-spanned="1" table:formula="of:=SUM([.AA3:.AA6]=[.$BO3:.$BO6])" office:value-type="float"/>
          <table:table-cell table:number-matrix-columns-spanned="1" table:number-matrix-rows-spanned="1" table:formula="of:=SUM([.AB3:.AB6]=[.$BP3:.$BP6])" office:value-type="float"/>
          <table:table-cell table:number-matrix-columns-spanned="1" table:number-matrix-rows-spanned="1" table:formula="of:=SUM([.AC3:.AC6]=[.$BQ3:.$BQ6])" office:value-type="float"/>
          <table:table-cell table:number-matrix-columns-spanned="1" table:number-matrix-rows-spanned="1" table:formula="of:=SUM([.AD3:.AD6]=[.$BR3:.$BR6])" office:value-type="float"/>
          <table:table-cell table:number-matrix-columns-spanned="1" table:number-matrix-rows-spanned="1" table:formula="of:=SUM([.AE3:.AE6]=[.$BS3:.$BS6])" office:value-type="float"/>
          <table:table-cell table:number-matrix-columns-spanned="1" table:number-matrix-rows-spanned="1" table:formula="of:=SUM([.AF3:.AF6]=[.$BT3:.$BT6])" office:value-type="float"/>
          <table:table-cell table:number-matrix-columns-spanned="1" table:number-matrix-rows-spanned="1" table:formula="of:=SUM([.AG3:.AG6]=[.$BU3:.$BU6])" office:value-type="float"/>
          <table:table-cell table:number-matrix-columns-spanned="1" table:number-matrix-rows-spanned="1" table:formula="of:=SUM([.AH3:.AH6]=[.$BV3:.$BV6])" office:value-type="float"/>
          <table:table-cell table:number-matrix-columns-spanned="1" table:number-matrix-rows-spanned="1" table:formula="of:=SUM([.AI3:.AI6]=[.$BW3:.$BW6])" office:value-type="float"/>
          <table:table-cell table:number-matrix-columns-spanned="1" table:number-matrix-rows-spanned="1" table:formula="of:=SUM([.AJ3:.AJ6]=[.$BX3:.$BX6])" office:value-type="float"/>
          <table:table-cell table:number-matrix-columns-spanned="1" table:number-matrix-rows-spanned="1" table:formula="of:=SUM([.AK3:.AK6]=[.$BY3:.$BY6])" office:value-type="float"/>
          <table:table-cell table:number-matrix-columns-spanned="1" table:number-matrix-rows-spanned="1" table:formula="of:=SUM([.AL3:.AL6]=[.$BZ3:.$BZ6])" office:value-type="float"/>
          <table:table-cell table:number-matrix-columns-spanned="1" table:number-matrix-rows-spanned="1" table:formula="of:=SUM([.AM3:.AM6]=[.$CA3:.$CA6])" office:value-type="float"/>
          <table:table-cell table:number-matrix-columns-spanned="1" table:number-matrix-rows-spanned="1" table:formula="of:=SUM([.AN3:.AN6]=[.$CB3:.$CB6])" office:value-type="float"/>
          <table:table-cell table:number-matrix-columns-spanned="1" table:number-matrix-rows-spanned="1" table:formula="of:=SUM([.AO3:.AO6]=[.$CC3:.$CC6])" office:value-type="float"/>
          <table:table-cell table:number-matrix-columns-spanned="1" table:number-matrix-rows-spanned="1" table:formula="of:=SUM([.AP3:.AP6]=[.$BJ3:.$BJ6])" office:value-type="float"/>
          <table:table-cell table:number-matrix-columns-spanned="1" table:number-matrix-rows-spanned="1" table:formula="of:=SUM([.AQ3:.AQ6]=[.$BK3:.$BK6])" office:value-type="float"/>
          <table:table-cell table:number-matrix-columns-spanned="1" table:number-matrix-rows-spanned="1" table:formula="of:=SUM([.AR3:.AR6]=[.$BL3:.$BL6])" office:value-type="float"/>
          <table:table-cell table:number-matrix-columns-spanned="1" table:number-matrix-rows-spanned="1" table:formula="of:=SUM([.AS3:.AS6]=[.$BM3:.$BM6])" office:value-type="float"/>
          <table:table-cell table:number-matrix-columns-spanned="1" table:number-matrix-rows-spanned="1" table:formula="of:=SUM([.AT3:.AT6]=[.$BN3:.$BN6])" office:value-type="float"/>
          <table:table-cell table:number-matrix-columns-spanned="1" table:number-matrix-rows-spanned="1" table:formula="of:=SUM([.AU3:.AU6]=[.$BO3:.$BO6])" office:value-type="float"/>
          <table:table-cell table:number-matrix-columns-spanned="1" table:number-matrix-rows-spanned="1" table:formula="of:=SUM([.AV3:.AV6]=[.$BP3:.$BP6])" office:value-type="float"/>
          <table:table-cell table:number-matrix-columns-spanned="1" table:number-matrix-rows-spanned="1" table:formula="of:=SUM([.AW3:.AW6]=[.$BQ3:.$BQ6])" office:value-type="float"/>
          <table:table-cell table:number-matrix-columns-spanned="1" table:number-matrix-rows-spanned="1" table:formula="of:=SUM([.AX3:.AX6]=[.$BR3:.$BR6])" office:value-type="float"/>
          <table:table-cell table:number-matrix-columns-spanned="1" table:number-matrix-rows-spanned="1" table:formula="of:=SUM([.AY3:.AY6]=[.$BS3:.$BS6])" office:value-type="float"/>
          <table:table-cell table:number-matrix-columns-spanned="1" table:number-matrix-rows-spanned="1" table:formula="of:=SUM([.AZ3:.AZ6]=[.$BT3:.$BT6])" office:value-type="float"/>
          <table:table-cell table:number-matrix-columns-spanned="1" table:number-matrix-rows-spanned="1" table:formula="of:=SUM([.BA3:.BA6]=[.$BU3:.$BU6])" office:value-type="float"/>
          <table:table-cell table:number-matrix-columns-spanned="1" table:number-matrix-rows-spanned="1" table:formula="of:=SUM([.BB3:.BB6]=[.$BV3:.$BV6])" office:value-type="float"/>
          <table:table-cell table:number-matrix-columns-spanned="1" table:number-matrix-rows-spanned="1" table:formula="of:=SUM([.BC3:.BC6]=[.$BW3:.$BW6])" office:value-type="float"/>
          <table:table-cell table:number-matrix-columns-spanned="1" table:number-matrix-rows-spanned="1" table:formula="of:=SUM([.BD3:.BD6]=[.$BX3:.$BX6])" office:value-type="float"/>
          <table:table-cell table:number-matrix-columns-spanned="1" table:number-matrix-rows-spanned="1" table:formula="of:=SUM([.BE3:.BE6]=[.$BY3:.$BY6])" office:value-type="float"/>
          <table:table-cell table:number-matrix-columns-spanned="1" table:number-matrix-rows-spanned="1" table:formula="of:=SUM([.BF3:.BF6]=[.$BZ3:.$BZ6])" office:value-type="float"/>
          <table:table-cell table:number-matrix-columns-spanned="1" table:number-matrix-rows-spanned="1" table:formula="of:=SUM([.BG3:.BG6]=[.$CA3:.$CA6])" office:value-type="float"/>
          <table:table-cell table:number-matrix-columns-spanned="1" table:number-matrix-rows-spanned="1" table:formula="of:=SUM([.BH3:.BH6]=[.$CB3:.$CB6])" office:value-type="float"/>
          <table:table-cell table:number-matrix-columns-spanned="1" table:number-matrix-rows-spanned="1" table:formula="of:=SUM([.BI3:.BI6]=[.$CC3:.$CC6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6]&lt;[.$CD3:.$CD6])" office:value-type="float"/>
          <table:table-cell table:number-matrix-columns-spanned="1" table:number-matrix-rows-spanned="1" table:formula="of:=SUM([.C3:.C6]&lt;[.$CE3:.$CE6])" office:value-type="float"/>
          <table:table-cell table:number-matrix-columns-spanned="1" table:number-matrix-rows-spanned="1" table:formula="of:=SUM([.D3:.D6]&lt;[.$CF3:.$CF6])" office:value-type="float"/>
          <table:table-cell table:number-matrix-columns-spanned="1" table:number-matrix-rows-spanned="1" table:formula="of:=SUM([.E3:.E6]&lt;[.$CG3:.$CG6])" office:value-type="float"/>
          <table:table-cell table:number-matrix-columns-spanned="1" table:number-matrix-rows-spanned="1" table:formula="of:=SUM([.F3:.F6]&lt;[.$CH3:.$CH6])" office:value-type="float"/>
          <table:table-cell table:number-matrix-columns-spanned="1" table:number-matrix-rows-spanned="1" table:formula="of:=SUM([.G3:.G6]&lt;[.$CI3:.$CI6])" office:value-type="float"/>
          <table:table-cell table:number-matrix-columns-spanned="1" table:number-matrix-rows-spanned="1" table:formula="of:=SUM([.H3:.H6]&lt;[.$CJ3:.$CJ6])" office:value-type="float"/>
          <table:table-cell table:number-matrix-columns-spanned="1" table:number-matrix-rows-spanned="1" table:formula="of:=SUM([.I3:.I6]&lt;[.$CK3:.$CK6])" office:value-type="float"/>
          <table:table-cell table:number-matrix-columns-spanned="1" table:number-matrix-rows-spanned="1" table:formula="of:=SUM([.J3:.J6]&lt;[.$CL3:.$CL6])" office:value-type="float"/>
          <table:table-cell table:number-matrix-columns-spanned="1" table:number-matrix-rows-spanned="1" table:formula="of:=SUM([.K3:.K6]&lt;[.$CM3:.$CM6])" office:value-type="float"/>
          <table:table-cell table:number-matrix-columns-spanned="1" table:number-matrix-rows-spanned="1" table:formula="of:=SUM([.L3:.L6]&lt;[.$CN3:.$CN6])" office:value-type="float"/>
          <table:table-cell table:number-matrix-columns-spanned="1" table:number-matrix-rows-spanned="1" table:formula="of:=SUM([.M3:.M6]&lt;[.$CO3:.$CO6])" office:value-type="float"/>
          <table:table-cell table:number-matrix-columns-spanned="1" table:number-matrix-rows-spanned="1" table:formula="of:=SUM([.N3:.N6]&lt;[.$CP3:.$CP6])" office:value-type="float"/>
          <table:table-cell table:number-matrix-columns-spanned="1" table:number-matrix-rows-spanned="1" table:formula="of:=SUM([.O3:.O6]&lt;[.$CQ3:.$CQ6])" office:value-type="float"/>
          <table:table-cell table:number-matrix-columns-spanned="1" table:number-matrix-rows-spanned="1" table:formula="of:=SUM([.P3:.P6]&lt;[.$CR3:.$CR6])" office:value-type="float"/>
          <table:table-cell table:number-matrix-columns-spanned="1" table:number-matrix-rows-spanned="1" table:formula="of:=SUM([.Q3:.Q6]&lt;[.$CS3:.$CS6])" office:value-type="float"/>
          <table:table-cell table:number-matrix-columns-spanned="1" table:number-matrix-rows-spanned="1" table:formula="of:=SUM([.R3:.R6]&lt;[.$CT3:.$CT6])" office:value-type="float"/>
          <table:table-cell table:number-matrix-columns-spanned="1" table:number-matrix-rows-spanned="1" table:formula="of:=SUM([.S3:.S6]&lt;[.$CU3:.$CU6])" office:value-type="float"/>
          <table:table-cell table:number-matrix-columns-spanned="1" table:number-matrix-rows-spanned="1" table:formula="of:=SUM([.T3:.T6]&lt;[.$CV3:.$CV6])" office:value-type="float"/>
          <table:table-cell table:number-matrix-columns-spanned="1" table:number-matrix-rows-spanned="1" table:formula="of:=SUM([.U3:.U6]&lt;[.$CW3:.$CW6])" office:value-type="float"/>
          <table:table-cell table:number-matrix-columns-spanned="1" table:number-matrix-rows-spanned="1" table:formula="of:=SUM([.V3:.V6]&lt;[.$CD3:.$CD6])" office:value-type="float"/>
          <table:table-cell table:number-matrix-columns-spanned="1" table:number-matrix-rows-spanned="1" table:formula="of:=SUM([.W3:.W6]&lt;[.$CE3:.$CE6])" office:value-type="float"/>
          <table:table-cell table:number-matrix-columns-spanned="1" table:number-matrix-rows-spanned="1" table:formula="of:=SUM([.X3:.X6]&lt;[.$CF3:.$CF6])" office:value-type="float"/>
          <table:table-cell table:number-matrix-columns-spanned="1" table:number-matrix-rows-spanned="1" table:formula="of:=SUM([.Y3:.Y6]&lt;[.$CG3:.$CG6])" office:value-type="float"/>
          <table:table-cell table:number-matrix-columns-spanned="1" table:number-matrix-rows-spanned="1" table:formula="of:=SUM([.Z3:.Z6]&lt;[.$CH3:.$CH6])" office:value-type="float"/>
          <table:table-cell table:number-matrix-columns-spanned="1" table:number-matrix-rows-spanned="1" table:formula="of:=SUM([.AA3:.AA6]&lt;[.$CI3:.$CI6])" office:value-type="float"/>
          <table:table-cell table:number-matrix-columns-spanned="1" table:number-matrix-rows-spanned="1" table:formula="of:=SUM([.AB3:.AB6]&lt;[.$CJ3:.$CJ6])" office:value-type="float"/>
          <table:table-cell table:number-matrix-columns-spanned="1" table:number-matrix-rows-spanned="1" table:formula="of:=SUM([.AC3:.AC6]&lt;[.$CK3:.$CK6])" office:value-type="float"/>
          <table:table-cell table:number-matrix-columns-spanned="1" table:number-matrix-rows-spanned="1" table:formula="of:=SUM([.AD3:.AD6]&lt;[.$CL3:.$CL6])" office:value-type="float"/>
          <table:table-cell table:number-matrix-columns-spanned="1" table:number-matrix-rows-spanned="1" table:formula="of:=SUM([.AE3:.AE6]&lt;[.$CM3:.$CM6])" office:value-type="float"/>
          <table:table-cell table:number-matrix-columns-spanned="1" table:number-matrix-rows-spanned="1" table:formula="of:=SUM([.AF3:.AF6]&lt;[.$CN3:.$CN6])" office:value-type="float"/>
          <table:table-cell table:number-matrix-columns-spanned="1" table:number-matrix-rows-spanned="1" table:formula="of:=SUM([.AG3:.AG6]&lt;[.$CO3:.$CO6])" office:value-type="float"/>
          <table:table-cell table:number-matrix-columns-spanned="1" table:number-matrix-rows-spanned="1" table:formula="of:=SUM([.AH3:.AH6]&lt;[.$CP3:.$CP6])" office:value-type="float"/>
          <table:table-cell table:number-matrix-columns-spanned="1" table:number-matrix-rows-spanned="1" table:formula="of:=SUM([.AI3:.AI6]&lt;[.$CQ3:.$CQ6])" office:value-type="float"/>
          <table:table-cell table:number-matrix-columns-spanned="1" table:number-matrix-rows-spanned="1" table:formula="of:=SUM([.AJ3:.AJ6]&lt;[.$CR3:.$CR6])" office:value-type="float"/>
          <table:table-cell table:number-matrix-columns-spanned="1" table:number-matrix-rows-spanned="1" table:formula="of:=SUM([.AK3:.AK6]&lt;[.$CS3:.$CS6])" office:value-type="float"/>
          <table:table-cell table:number-matrix-columns-spanned="1" table:number-matrix-rows-spanned="1" table:formula="of:=SUM([.AL3:.AL6]&lt;[.$CT3:.$CT6])" office:value-type="float"/>
          <table:table-cell table:number-matrix-columns-spanned="1" table:number-matrix-rows-spanned="1" table:formula="of:=SUM([.AM3:.AM6]&lt;[.$CU3:.$CU6])" office:value-type="float"/>
          <table:table-cell table:number-matrix-columns-spanned="1" table:number-matrix-rows-spanned="1" table:formula="of:=SUM([.AN3:.AN6]&lt;[.$CV3:.$CV6])" office:value-type="float"/>
          <table:table-cell table:number-matrix-columns-spanned="1" table:number-matrix-rows-spanned="1" table:formula="of:=SUM([.AO3:.AO6]&lt;[.$CW3:.$CW6])" office:value-type="float"/>
          <table:table-cell table:number-matrix-columns-spanned="1" table:number-matrix-rows-spanned="1" table:formula="of:=SUM([.AP3:.AP6]&lt;[.$CD3:.$CD6])" office:value-type="float"/>
          <table:table-cell table:number-matrix-columns-spanned="1" table:number-matrix-rows-spanned="1" table:formula="of:=SUM([.AQ3:.AQ6]&lt;[.$CE3:.$CE6])" office:value-type="float"/>
          <table:table-cell table:number-matrix-columns-spanned="1" table:number-matrix-rows-spanned="1" table:formula="of:=SUM([.AR3:.AR6]&lt;[.$CF3:.$CF6])" office:value-type="float"/>
          <table:table-cell table:number-matrix-columns-spanned="1" table:number-matrix-rows-spanned="1" table:formula="of:=SUM([.AS3:.AS6]&lt;[.$CG3:.$CG6])" office:value-type="float"/>
          <table:table-cell table:number-matrix-columns-spanned="1" table:number-matrix-rows-spanned="1" table:formula="of:=SUM([.AT3:.AT6]&lt;[.$CH3:.$CH6])" office:value-type="float"/>
          <table:table-cell table:number-matrix-columns-spanned="1" table:number-matrix-rows-spanned="1" table:formula="of:=SUM([.AU3:.AU6]&lt;[.$CI3:.$CI6])" office:value-type="float"/>
          <table:table-cell table:number-matrix-columns-spanned="1" table:number-matrix-rows-spanned="1" table:formula="of:=SUM([.AV3:.AV6]&lt;[.$CJ3:.$CJ6])" office:value-type="float"/>
          <table:table-cell table:number-matrix-columns-spanned="1" table:number-matrix-rows-spanned="1" table:formula="of:=SUM([.AW3:.AW6]&lt;[.$CK3:.$CK6])" office:value-type="float"/>
          <table:table-cell table:number-matrix-columns-spanned="1" table:number-matrix-rows-spanned="1" table:formula="of:=SUM([.AX3:.AX6]&lt;[.$CL3:.$CL6])" office:value-type="float"/>
          <table:table-cell table:number-matrix-columns-spanned="1" table:number-matrix-rows-spanned="1" table:formula="of:=SUM([.AY3:.AY6]&lt;[.$CM3:.$CM6])" office:value-type="float"/>
          <table:table-cell table:number-matrix-columns-spanned="1" table:number-matrix-rows-spanned="1" table:formula="of:=SUM([.AZ3:.AZ6]&lt;[.$CN3:.$CN6])" office:value-type="float"/>
          <table:table-cell table:number-matrix-columns-spanned="1" table:number-matrix-rows-spanned="1" table:formula="of:=SUM([.BA3:.BA6]&lt;[.$CO3:.$CO6])" office:value-type="float"/>
          <table:table-cell table:number-matrix-columns-spanned="1" table:number-matrix-rows-spanned="1" table:formula="of:=SUM([.BB3:.BB6]&lt;[.$CP3:.$CP6])" office:value-type="float"/>
          <table:table-cell table:number-matrix-columns-spanned="1" table:number-matrix-rows-spanned="1" table:formula="of:=SUM([.BC3:.BC6]&lt;[.$CQ3:.$CQ6])" office:value-type="float"/>
          <table:table-cell table:number-matrix-columns-spanned="1" table:number-matrix-rows-spanned="1" table:formula="of:=SUM([.BD3:.BD6]&lt;[.$CR3:.$CR6])" office:value-type="float"/>
          <table:table-cell table:number-matrix-columns-spanned="1" table:number-matrix-rows-spanned="1" table:formula="of:=SUM([.BE3:.BE6]&lt;[.$CS3:.$CS6])" office:value-type="float"/>
          <table:table-cell table:number-matrix-columns-spanned="1" table:number-matrix-rows-spanned="1" table:formula="of:=SUM([.BF3:.BF6]&lt;[.$CT3:.$CT6])" office:value-type="float"/>
          <table:table-cell table:number-matrix-columns-spanned="1" table:number-matrix-rows-spanned="1" table:formula="of:=SUM([.BG3:.BG6]&lt;[.$CU3:.$CU6])" office:value-type="float"/>
          <table:table-cell table:number-matrix-columns-spanned="1" table:number-matrix-rows-spanned="1" table:formula="of:=SUM([.BH3:.BH6]&lt;[.$CV3:.$CV6])" office:value-type="float"/>
          <table:table-cell table:number-matrix-columns-spanned="1" table:number-matrix-rows-spanned="1" table:formula="of:=SUM([.BI3:.BI6]&lt;[.$CW3:.$CW6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6]&gt;[.$CD3:.$CD6])" office:value-type="float"/>
          <table:table-cell table:number-matrix-columns-spanned="1" table:number-matrix-rows-spanned="1" table:formula="of:=SUM([.C3:.C6]&gt;[.$CE3:.$CE6])" office:value-type="float"/>
          <table:table-cell table:number-matrix-columns-spanned="1" table:number-matrix-rows-spanned="1" table:formula="of:=SUM([.D3:.D6]&gt;[.$CF3:.$CF6])" office:value-type="float"/>
          <table:table-cell table:number-matrix-columns-spanned="1" table:number-matrix-rows-spanned="1" table:formula="of:=SUM([.E3:.E6]&gt;[.$CG3:.$CG6])" office:value-type="float"/>
          <table:table-cell table:number-matrix-columns-spanned="1" table:number-matrix-rows-spanned="1" table:formula="of:=SUM([.F3:.F6]&gt;[.$CH3:.$CH6])" office:value-type="float"/>
          <table:table-cell table:number-matrix-columns-spanned="1" table:number-matrix-rows-spanned="1" table:formula="of:=SUM([.G3:.G6]&gt;[.$CI3:.$CI6])" office:value-type="float"/>
          <table:table-cell table:number-matrix-columns-spanned="1" table:number-matrix-rows-spanned="1" table:formula="of:=SUM([.H3:.H6]&gt;[.$CJ3:.$CJ6])" office:value-type="float"/>
          <table:table-cell table:number-matrix-columns-spanned="1" table:number-matrix-rows-spanned="1" table:formula="of:=SUM([.I3:.I6]&gt;[.$CK3:.$CK6])" office:value-type="float"/>
          <table:table-cell table:number-matrix-columns-spanned="1" table:number-matrix-rows-spanned="1" table:formula="of:=SUM([.J3:.J6]&gt;[.$CL3:.$CL6])" office:value-type="float"/>
          <table:table-cell table:number-matrix-columns-spanned="1" table:number-matrix-rows-spanned="1" table:formula="of:=SUM([.K3:.K6]&gt;[.$CM3:.$CM6])" office:value-type="float"/>
          <table:table-cell table:number-matrix-columns-spanned="1" table:number-matrix-rows-spanned="1" table:formula="of:=SUM([.L3:.L6]&gt;[.$CN3:.$CN6])" office:value-type="float"/>
          <table:table-cell table:number-matrix-columns-spanned="1" table:number-matrix-rows-spanned="1" table:formula="of:=SUM([.M3:.M6]&gt;[.$CO3:.$CO6])" office:value-type="float"/>
          <table:table-cell table:number-matrix-columns-spanned="1" table:number-matrix-rows-spanned="1" table:formula="of:=SUM([.N3:.N6]&gt;[.$CP3:.$CP6])" office:value-type="float"/>
          <table:table-cell table:number-matrix-columns-spanned="1" table:number-matrix-rows-spanned="1" table:formula="of:=SUM([.O3:.O6]&gt;[.$CQ3:.$CQ6])" office:value-type="float"/>
          <table:table-cell table:number-matrix-columns-spanned="1" table:number-matrix-rows-spanned="1" table:formula="of:=SUM([.P3:.P6]&gt;[.$CR3:.$CR6])" office:value-type="float"/>
          <table:table-cell table:number-matrix-columns-spanned="1" table:number-matrix-rows-spanned="1" table:formula="of:=SUM([.Q3:.Q6]&gt;[.$CS3:.$CS6])" office:value-type="float"/>
          <table:table-cell table:number-matrix-columns-spanned="1" table:number-matrix-rows-spanned="1" table:formula="of:=SUM([.R3:.R6]&gt;[.$CT3:.$CT6])" office:value-type="float"/>
          <table:table-cell table:number-matrix-columns-spanned="1" table:number-matrix-rows-spanned="1" table:formula="of:=SUM([.S3:.S6]&gt;[.$CU3:.$CU6])" office:value-type="float"/>
          <table:table-cell table:number-matrix-columns-spanned="1" table:number-matrix-rows-spanned="1" table:formula="of:=SUM([.T3:.T6]&gt;[.$CV3:.$CV6])" office:value-type="float"/>
          <table:table-cell table:number-matrix-columns-spanned="1" table:number-matrix-rows-spanned="1" table:formula="of:=SUM([.U3:.U6]&gt;[.$CW3:.$CW6])" office:value-type="float"/>
          <table:table-cell table:number-matrix-columns-spanned="1" table:number-matrix-rows-spanned="1" table:formula="of:=SUM([.V3:.V6]&gt;[.$CD3:.$CD6])" office:value-type="float"/>
          <table:table-cell table:number-matrix-columns-spanned="1" table:number-matrix-rows-spanned="1" table:formula="of:=SUM([.W3:.W6]&gt;[.$CE3:.$CE6])" office:value-type="float"/>
          <table:table-cell table:number-matrix-columns-spanned="1" table:number-matrix-rows-spanned="1" table:formula="of:=SUM([.X3:.X6]&gt;[.$CF3:.$CF6])" office:value-type="float"/>
          <table:table-cell table:number-matrix-columns-spanned="1" table:number-matrix-rows-spanned="1" table:formula="of:=SUM([.Y3:.Y6]&gt;[.$CG3:.$CG6])" office:value-type="float"/>
          <table:table-cell table:number-matrix-columns-spanned="1" table:number-matrix-rows-spanned="1" table:formula="of:=SUM([.Z3:.Z6]&gt;[.$CH3:.$CH6])" office:value-type="float"/>
          <table:table-cell table:number-matrix-columns-spanned="1" table:number-matrix-rows-spanned="1" table:formula="of:=SUM([.AA3:.AA6]&gt;[.$CI3:.$CI6])" office:value-type="float"/>
          <table:table-cell table:number-matrix-columns-spanned="1" table:number-matrix-rows-spanned="1" table:formula="of:=SUM([.AB3:.AB6]&gt;[.$CJ3:.$CJ6])" office:value-type="float"/>
          <table:table-cell table:number-matrix-columns-spanned="1" table:number-matrix-rows-spanned="1" table:formula="of:=SUM([.AC3:.AC6]&gt;[.$CK3:.$CK6])" office:value-type="float"/>
          <table:table-cell table:number-matrix-columns-spanned="1" table:number-matrix-rows-spanned="1" table:formula="of:=SUM([.AD3:.AD6]&gt;[.$CL3:.$CL6])" office:value-type="float"/>
          <table:table-cell table:number-matrix-columns-spanned="1" table:number-matrix-rows-spanned="1" table:formula="of:=SUM([.AE3:.AE6]&gt;[.$CM3:.$CM6])" office:value-type="float"/>
          <table:table-cell table:number-matrix-columns-spanned="1" table:number-matrix-rows-spanned="1" table:formula="of:=SUM([.AF3:.AF6]&gt;[.$CN3:.$CN6])" office:value-type="float"/>
          <table:table-cell table:number-matrix-columns-spanned="1" table:number-matrix-rows-spanned="1" table:formula="of:=SUM([.AG3:.AG6]&gt;[.$CO3:.$CO6])" office:value-type="float"/>
          <table:table-cell table:number-matrix-columns-spanned="1" table:number-matrix-rows-spanned="1" table:formula="of:=SUM([.AH3:.AH6]&gt;[.$CP3:.$CP6])" office:value-type="float"/>
          <table:table-cell table:number-matrix-columns-spanned="1" table:number-matrix-rows-spanned="1" table:formula="of:=SUM([.AI3:.AI6]&gt;[.$CQ3:.$CQ6])" office:value-type="float"/>
          <table:table-cell table:number-matrix-columns-spanned="1" table:number-matrix-rows-spanned="1" table:formula="of:=SUM([.AJ3:.AJ6]&gt;[.$CR3:.$CR6])" office:value-type="float"/>
          <table:table-cell table:number-matrix-columns-spanned="1" table:number-matrix-rows-spanned="1" table:formula="of:=SUM([.AK3:.AK6]&gt;[.$CS3:.$CS6])" office:value-type="float"/>
          <table:table-cell table:number-matrix-columns-spanned="1" table:number-matrix-rows-spanned="1" table:formula="of:=SUM([.AL3:.AL6]&gt;[.$CT3:.$CT6])" office:value-type="float"/>
          <table:table-cell table:number-matrix-columns-spanned="1" table:number-matrix-rows-spanned="1" table:formula="of:=SUM([.AM3:.AM6]&gt;[.$CU3:.$CU6])" office:value-type="float"/>
          <table:table-cell table:number-matrix-columns-spanned="1" table:number-matrix-rows-spanned="1" table:formula="of:=SUM([.AN3:.AN6]&gt;[.$CV3:.$CV6])" office:value-type="float"/>
          <table:table-cell table:number-matrix-columns-spanned="1" table:number-matrix-rows-spanned="1" table:formula="of:=SUM([.AO3:.AO6]&gt;[.$CW3:.$CW6])" office:value-type="float"/>
          <table:table-cell table:number-matrix-columns-spanned="1" table:number-matrix-rows-spanned="1" table:formula="of:=SUM([.AP3:.AP6]&gt;[.$CD3:.$CD6])" office:value-type="float"/>
          <table:table-cell table:number-matrix-columns-spanned="1" table:number-matrix-rows-spanned="1" table:formula="of:=SUM([.AQ3:.AQ6]&gt;[.$CE3:.$CE6])" office:value-type="float"/>
          <table:table-cell table:number-matrix-columns-spanned="1" table:number-matrix-rows-spanned="1" table:formula="of:=SUM([.AR3:.AR6]&gt;[.$CF3:.$CF6])" office:value-type="float"/>
          <table:table-cell table:number-matrix-columns-spanned="1" table:number-matrix-rows-spanned="1" table:formula="of:=SUM([.AS3:.AS6]&gt;[.$CG3:.$CG6])" office:value-type="float"/>
          <table:table-cell table:number-matrix-columns-spanned="1" table:number-matrix-rows-spanned="1" table:formula="of:=SUM([.AT3:.AT6]&gt;[.$CH3:.$CH6])" office:value-type="float"/>
          <table:table-cell table:number-matrix-columns-spanned="1" table:number-matrix-rows-spanned="1" table:formula="of:=SUM([.AU3:.AU6]&gt;[.$CI3:.$CI6])" office:value-type="float"/>
          <table:table-cell table:number-matrix-columns-spanned="1" table:number-matrix-rows-spanned="1" table:formula="of:=SUM([.AV3:.AV6]&gt;[.$CJ3:.$CJ6])" office:value-type="float"/>
          <table:table-cell table:number-matrix-columns-spanned="1" table:number-matrix-rows-spanned="1" table:formula="of:=SUM([.AW3:.AW6]&gt;[.$CK3:.$CK6])" office:value-type="float"/>
          <table:table-cell table:number-matrix-columns-spanned="1" table:number-matrix-rows-spanned="1" table:formula="of:=SUM([.AX3:.AX6]&gt;[.$CL3:.$CL6])" office:value-type="float"/>
          <table:table-cell table:number-matrix-columns-spanned="1" table:number-matrix-rows-spanned="1" table:formula="of:=SUM([.AY3:.AY6]&gt;[.$CM3:.$CM6])" office:value-type="float"/>
          <table:table-cell table:number-matrix-columns-spanned="1" table:number-matrix-rows-spanned="1" table:formula="of:=SUM([.AZ3:.AZ6]&gt;[.$CN3:.$CN6])" office:value-type="float"/>
          <table:table-cell table:number-matrix-columns-spanned="1" table:number-matrix-rows-spanned="1" table:formula="of:=SUM([.BA3:.BA6]&gt;[.$CO3:.$CO6])" office:value-type="float"/>
          <table:table-cell table:number-matrix-columns-spanned="1" table:number-matrix-rows-spanned="1" table:formula="of:=SUM([.BB3:.BB6]&gt;[.$CP3:.$CP6])" office:value-type="float"/>
          <table:table-cell table:number-matrix-columns-spanned="1" table:number-matrix-rows-spanned="1" table:formula="of:=SUM([.BC3:.BC6]&gt;[.$CQ3:.$CQ6])" office:value-type="float"/>
          <table:table-cell table:number-matrix-columns-spanned="1" table:number-matrix-rows-spanned="1" table:formula="of:=SUM([.BD3:.BD6]&gt;[.$CR3:.$CR6])" office:value-type="float"/>
          <table:table-cell table:number-matrix-columns-spanned="1" table:number-matrix-rows-spanned="1" table:formula="of:=SUM([.BE3:.BE6]&gt;[.$CS3:.$CS6])" office:value-type="float"/>
          <table:table-cell table:number-matrix-columns-spanned="1" table:number-matrix-rows-spanned="1" table:formula="of:=SUM([.BF3:.BF6]&gt;[.$CT3:.$CT6])" office:value-type="float"/>
          <table:table-cell table:number-matrix-columns-spanned="1" table:number-matrix-rows-spanned="1" table:formula="of:=SUM([.BG3:.BG6]&gt;[.$CU3:.$CU6])" office:value-type="float"/>
          <table:table-cell table:number-matrix-columns-spanned="1" table:number-matrix-rows-spanned="1" table:formula="of:=SUM([.BH3:.BH6]&gt;[.$CV3:.$CV6])" office:value-type="float"/>
          <table:table-cell table:number-matrix-columns-spanned="1" table:number-matrix-rows-spanned="1" table:formula="of:=SUM([.BI3:.BI6]&gt;[.$CW3:.$CW6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6]=[.$CX3:.$CX6])" office:value-type="float"/>
          <table:table-cell table:number-matrix-columns-spanned="1" table:number-matrix-rows-spanned="1" table:formula="of:=SUM([.C3:.C6]=[.$CY3:.$CY6])" office:value-type="float"/>
          <table:table-cell table:number-matrix-columns-spanned="1" table:number-matrix-rows-spanned="1" table:formula="of:=SUM([.D3:.D6]=[.$CZ3:.$CZ6])" office:value-type="float"/>
          <table:table-cell table:number-matrix-columns-spanned="1" table:number-matrix-rows-spanned="1" table:formula="of:=SUM([.E3:.E6]=[.$DA3:.$DA6])" office:value-type="float"/>
          <table:table-cell table:number-matrix-columns-spanned="1" table:number-matrix-rows-spanned="1" table:formula="of:=SUM([.F3:.F6]=[.$DB3:.$DB6])" office:value-type="float"/>
          <table:table-cell table:number-matrix-columns-spanned="1" table:number-matrix-rows-spanned="1" table:formula="of:=SUM([.G3:.G6]=[.$DC3:.$DC6])" office:value-type="float"/>
          <table:table-cell table:number-matrix-columns-spanned="1" table:number-matrix-rows-spanned="1" table:formula="of:=SUM([.H3:.H6]=[.$DD3:.$DD6])" office:value-type="float"/>
          <table:table-cell table:number-matrix-columns-spanned="1" table:number-matrix-rows-spanned="1" table:formula="of:=SUM([.I3:.I6]=[.$DE3:.$DE6])" office:value-type="float"/>
          <table:table-cell table:number-matrix-columns-spanned="1" table:number-matrix-rows-spanned="1" table:formula="of:=SUM([.J3:.J6]=[.$DF3:.$DF6])" office:value-type="float"/>
          <table:table-cell table:number-matrix-columns-spanned="1" table:number-matrix-rows-spanned="1" table:formula="of:=SUM([.K3:.K6]=[.$DG3:.$DG6])" office:value-type="float"/>
          <table:table-cell table:number-matrix-columns-spanned="1" table:number-matrix-rows-spanned="1" table:formula="of:=SUM([.L3:.L6]=[.$DH3:.$DH6])" office:value-type="float"/>
          <table:table-cell table:number-matrix-columns-spanned="1" table:number-matrix-rows-spanned="1" table:formula="of:=SUM([.M3:.M6]=[.$DI3:.$DI6])" office:value-type="float"/>
          <table:table-cell table:number-matrix-columns-spanned="1" table:number-matrix-rows-spanned="1" table:formula="of:=SUM([.N3:.N6]=[.$DJ3:.$DJ6])" office:value-type="float"/>
          <table:table-cell table:number-matrix-columns-spanned="1" table:number-matrix-rows-spanned="1" table:formula="of:=SUM([.O3:.O6]=[.$DK3:.$DK6])" office:value-type="float"/>
          <table:table-cell table:number-matrix-columns-spanned="1" table:number-matrix-rows-spanned="1" table:formula="of:=SUM([.P3:.P6]=[.$DL3:.$DL6])" office:value-type="float"/>
          <table:table-cell table:number-matrix-columns-spanned="1" table:number-matrix-rows-spanned="1" table:formula="of:=SUM([.Q3:.Q6]=[.$DM3:.$DM6])" office:value-type="float"/>
          <table:table-cell table:number-matrix-columns-spanned="1" table:number-matrix-rows-spanned="1" table:formula="of:=SUM([.R3:.R6]=[.$DN3:.$DN6])" office:value-type="float"/>
          <table:table-cell table:number-matrix-columns-spanned="1" table:number-matrix-rows-spanned="1" table:formula="of:=SUM([.S3:.S6]=[.$DO3:.$DO6])" office:value-type="float"/>
          <table:table-cell table:number-matrix-columns-spanned="1" table:number-matrix-rows-spanned="1" table:formula="of:=SUM([.T3:.T6]=[.$DP3:.$DP6])" office:value-type="float"/>
          <table:table-cell table:number-matrix-columns-spanned="1" table:number-matrix-rows-spanned="1" table:formula="of:=SUM([.U3:.U6]=[.$DQ3:.$DQ6])" office:value-type="float"/>
          <table:table-cell table:number-matrix-columns-spanned="1" table:number-matrix-rows-spanned="1" table:formula="of:=SUM([.V3:.V6]=[.$CX3:.$CX6])" office:value-type="float"/>
          <table:table-cell table:number-matrix-columns-spanned="1" table:number-matrix-rows-spanned="1" table:formula="of:=SUM([.W3:.W6]=[.$CY3:.$CY6])" office:value-type="float"/>
          <table:table-cell table:number-matrix-columns-spanned="1" table:number-matrix-rows-spanned="1" table:formula="of:=SUM([.X3:.X6]=[.$CZ3:.$CZ6])" office:value-type="float"/>
          <table:table-cell table:number-matrix-columns-spanned="1" table:number-matrix-rows-spanned="1" table:formula="of:=SUM([.Y3:.Y6]=[.$DA3:.$DA6])" office:value-type="float"/>
          <table:table-cell table:number-matrix-columns-spanned="1" table:number-matrix-rows-spanned="1" table:formula="of:=SUM([.Z3:.Z6]=[.$DB3:.$DB6])" office:value-type="float"/>
          <table:table-cell table:number-matrix-columns-spanned="1" table:number-matrix-rows-spanned="1" table:formula="of:=SUM([.AA3:.AA6]=[.$DC3:.$DC6])" office:value-type="float"/>
          <table:table-cell table:number-matrix-columns-spanned="1" table:number-matrix-rows-spanned="1" table:formula="of:=SUM([.AB3:.AB6]=[.$DD3:.$DD6])" office:value-type="float"/>
          <table:table-cell table:number-matrix-columns-spanned="1" table:number-matrix-rows-spanned="1" table:formula="of:=SUM([.AC3:.AC6]=[.$DE3:.$DE6])" office:value-type="float"/>
          <table:table-cell table:number-matrix-columns-spanned="1" table:number-matrix-rows-spanned="1" table:formula="of:=SUM([.AD3:.AD6]=[.$DF3:.$DF6])" office:value-type="float"/>
          <table:table-cell table:number-matrix-columns-spanned="1" table:number-matrix-rows-spanned="1" table:formula="of:=SUM([.AE3:.AE6]=[.$DG3:.$DG6])" office:value-type="float"/>
          <table:table-cell table:number-matrix-columns-spanned="1" table:number-matrix-rows-spanned="1" table:formula="of:=SUM([.AF3:.AF6]=[.$DH3:.$DH6])" office:value-type="float"/>
          <table:table-cell table:number-matrix-columns-spanned="1" table:number-matrix-rows-spanned="1" table:formula="of:=SUM([.AG3:.AG6]=[.$DI3:.$DI6])" office:value-type="float"/>
          <table:table-cell table:number-matrix-columns-spanned="1" table:number-matrix-rows-spanned="1" table:formula="of:=SUM([.AH3:.AH6]=[.$DJ3:.$DJ6])" office:value-type="float"/>
          <table:table-cell table:number-matrix-columns-spanned="1" table:number-matrix-rows-spanned="1" table:formula="of:=SUM([.AI3:.AI6]=[.$DK3:.$DK6])" office:value-type="float"/>
          <table:table-cell table:number-matrix-columns-spanned="1" table:number-matrix-rows-spanned="1" table:formula="of:=SUM([.AJ3:.AJ6]=[.$DL3:.$DL6])" office:value-type="float"/>
          <table:table-cell table:number-matrix-columns-spanned="1" table:number-matrix-rows-spanned="1" table:formula="of:=SUM([.AK3:.AK6]=[.$DM3:.$DM6])" office:value-type="float"/>
          <table:table-cell table:number-matrix-columns-spanned="1" table:number-matrix-rows-spanned="1" table:formula="of:=SUM([.AL3:.AL6]=[.$DN3:.$DN6])" office:value-type="float"/>
          <table:table-cell table:number-matrix-columns-spanned="1" table:number-matrix-rows-spanned="1" table:formula="of:=SUM([.AM3:.AM6]=[.$DO3:.$DO6])" office:value-type="float"/>
          <table:table-cell table:number-matrix-columns-spanned="1" table:number-matrix-rows-spanned="1" table:formula="of:=SUM([.AN3:.AN6]=[.$DP3:.$DP6])" office:value-type="float"/>
          <table:table-cell table:number-matrix-columns-spanned="1" table:number-matrix-rows-spanned="1" table:formula="of:=SUM([.AO3:.AO6]=[.$DQ3:.$DQ6])" office:value-type="float"/>
          <table:table-cell table:number-matrix-columns-spanned="1" table:number-matrix-rows-spanned="1" table:formula="of:=SUM([.AP3:.AP6]=[.$CX3:.$CX6])" office:value-type="float"/>
          <table:table-cell table:number-matrix-columns-spanned="1" table:number-matrix-rows-spanned="1" table:formula="of:=SUM([.AQ3:.AQ6]=[.$CY3:.$CY6])" office:value-type="float"/>
          <table:table-cell table:number-matrix-columns-spanned="1" table:number-matrix-rows-spanned="1" table:formula="of:=SUM([.AR3:.AR6]=[.$CZ3:.$CZ6])" office:value-type="float"/>
          <table:table-cell table:number-matrix-columns-spanned="1" table:number-matrix-rows-spanned="1" table:formula="of:=SUM([.AS3:.AS6]=[.$DA3:.$DA6])" office:value-type="float"/>
          <table:table-cell table:number-matrix-columns-spanned="1" table:number-matrix-rows-spanned="1" table:formula="of:=SUM([.AT3:.AT6]=[.$DB3:.$DB6])" office:value-type="float"/>
          <table:table-cell table:number-matrix-columns-spanned="1" table:number-matrix-rows-spanned="1" table:formula="of:=SUM([.AU3:.AU6]=[.$DC3:.$DC6])" office:value-type="float"/>
          <table:table-cell table:number-matrix-columns-spanned="1" table:number-matrix-rows-spanned="1" table:formula="of:=SUM([.AV3:.AV6]=[.$DD3:.$DD6])" office:value-type="float"/>
          <table:table-cell table:number-matrix-columns-spanned="1" table:number-matrix-rows-spanned="1" table:formula="of:=SUM([.AW3:.AW6]=[.$DE3:.$DE6])" office:value-type="float"/>
          <table:table-cell table:number-matrix-columns-spanned="1" table:number-matrix-rows-spanned="1" table:formula="of:=SUM([.AX3:.AX6]=[.$DF3:.$DF6])" office:value-type="float"/>
          <table:table-cell table:number-matrix-columns-spanned="1" table:number-matrix-rows-spanned="1" table:formula="of:=SUM([.AY3:.AY6]=[.$DG3:.$DG6])" office:value-type="float"/>
          <table:table-cell table:number-matrix-columns-spanned="1" table:number-matrix-rows-spanned="1" table:formula="of:=SUM([.AZ3:.AZ6]=[.$DH3:.$DH6])" office:value-type="float"/>
          <table:table-cell table:number-matrix-columns-spanned="1" table:number-matrix-rows-spanned="1" table:formula="of:=SUM([.BA3:.BA6]=[.$DI3:.$DI6])" office:value-type="float"/>
          <table:table-cell table:number-matrix-columns-spanned="1" table:number-matrix-rows-spanned="1" table:formula="of:=SUM([.BB3:.BB6]=[.$DJ3:.$DJ6])" office:value-type="float"/>
          <table:table-cell table:number-matrix-columns-spanned="1" table:number-matrix-rows-spanned="1" table:formula="of:=SUM([.BC3:.BC6]=[.$DK3:.$DK6])" office:value-type="float"/>
          <table:table-cell table:number-matrix-columns-spanned="1" table:number-matrix-rows-spanned="1" table:formula="of:=SUM([.BD3:.BD6]=[.$DL3:.$DL6])" office:value-type="float"/>
          <table:table-cell table:number-matrix-columns-spanned="1" table:number-matrix-rows-spanned="1" table:formula="of:=SUM([.BE3:.BE6]=[.$DM3:.$DM6])" office:value-type="float"/>
          <table:table-cell table:number-matrix-columns-spanned="1" table:number-matrix-rows-spanned="1" table:formula="of:=SUM([.BF3:.BF6]=[.$DN3:.$DN6])" office:value-type="float"/>
          <table:table-cell table:number-matrix-columns-spanned="1" table:number-matrix-rows-spanned="1" table:formula="of:=SUM([.BG3:.BG6]=[.$DO3:.$DO6])" office:value-type="float"/>
          <table:table-cell table:number-matrix-columns-spanned="1" table:number-matrix-rows-spanned="1" table:formula="of:=SUM([.BH3:.BH6]=[.$DP3:.$DP6])" office:value-type="float"/>
          <table:table-cell table:number-matrix-columns-spanned="1" table:number-matrix-rows-spanned="1" table:formula="of:=SUM([.BI3:.BI6]=[.$DQ3:.$DQ6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